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4.182cm"/>
    </style:style>
    <style:style style:name="co9" style:family="table-column">
      <style:table-column-properties fo:break-before="auto" style:column-width="3.886cm"/>
    </style:style>
    <style:style style:name="co10" style:family="table-column">
      <style:table-column-properties fo:break-before="auto" style:column-width="2.706cm"/>
    </style:style>
    <style:style style:name="co11" style:family="table-column">
      <style:table-column-properties fo:break-before="auto" style:column-width="2.866cm"/>
    </style:style>
    <style:style style:name="co12" style:family="table-column">
      <style:table-column-properties fo:break-before="auto" style:column-width="1.312cm"/>
    </style:style>
    <style:style style:name="co13" style:family="table-column">
      <style:table-column-properties fo:break-before="auto" style:column-width="2.009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4.262cm"/>
    </style:style>
    <style:style style:name="co16" style:family="table-column">
      <style:table-column-properties fo:break-before="auto" style:column-width="4.637cm"/>
    </style:style>
    <style:style style:name="co17" style:family="table-column">
      <style:table-column-properties fo:break-before="auto" style:column-width="4.316cm"/>
    </style:style>
    <style:style style:name="co18" style:family="table-column">
      <style:table-column-properties fo:break-before="auto" style:column-width="4.69cm"/>
    </style:style>
    <style:style style:name="co19" style:family="table-column">
      <style:table-column-properties fo:break-before="auto" style:column-width="3.082cm"/>
    </style:style>
    <style:style style:name="co20" style:family="table-column">
      <style:table-column-properties fo:break-before="auto" style:column-width="3.27cm"/>
    </style:style>
    <style:style style:name="co21" style:family="table-column">
      <style:table-column-properties fo:break-before="auto" style:column-width="2.277cm"/>
    </style:style>
    <style:style style:name="co22" style:family="table-column">
      <style:table-column-properties fo:break-before="auto" style:column-width="7.534cm"/>
    </style:style>
    <style:style style:name="co23" style:family="table-column">
      <style:table-column-properties fo:break-before="auto" style:column-width="9.357cm"/>
    </style:style>
    <style:style style:name="co24" style:family="table-column">
      <style:table-column-properties fo:break-before="auto" style:column-width="9.278cm"/>
    </style:style>
    <style:style style:name="co25" style:family="table-column">
      <style:table-column-properties fo:break-before="auto" style:column-width="1.231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2.438cm"/>
    </style:style>
    <style:style style:name="co28" style:family="table-column">
      <style:table-column-properties fo:break-before="auto" style:column-width="2.84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1.446cm"/>
    </style:style>
    <style:style style:name="co31" style:family="table-column">
      <style:table-column-properties fo:break-before="auto" style:column-width="1.928cm"/>
    </style:style>
    <style:style style:name="co32" style:family="table-column">
      <style:table-column-properties fo:break-before="auto" style:column-width="1.205cm"/>
    </style:style>
    <style:style style:name="co33" style:family="table-column">
      <style:table-column-properties fo:break-before="auto" style:column-width="3.029cm"/>
    </style:style>
    <style:style style:name="co34" style:family="table-column">
      <style:table-column-properties fo:break-before="auto" style:column-width="2.251cm"/>
    </style:style>
    <style:style style:name="co35" style:family="table-column">
      <style:table-column-properties fo:break-before="auto" style:column-width="3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4.745cm"/>
    </style:style>
    <style:style style:name="co38" style:family="table-column">
      <style:table-column-properties fo:break-before="auto" style:column-width="1.794cm"/>
    </style:style>
    <style:style style:name="co39" style:family="table-column">
      <style:table-column-properties fo:break-before="auto" style:column-width="6.89cm"/>
    </style:style>
    <style:style style:name="co40" style:family="table-column">
      <style:table-column-properties fo:break-before="auto" style:column-width="4.288cm"/>
    </style:style>
    <style:style style:name="co41" style:family="table-column">
      <style:table-column-properties fo:break-before="auto" style:column-width="24.809cm"/>
    </style:style>
    <style:style style:name="co42" style:family="table-column">
      <style:table-column-properties fo:break-before="auto" style:column-width="3.246cm"/>
    </style:style>
    <style:style style:name="co43" style:family="table-column">
      <style:table-column-properties fo:break-before="auto" style:column-width="4.306cm"/>
    </style:style>
    <style:style style:name="co44" style:family="table-column">
      <style:table-column-properties fo:break-before="auto" style:column-width="4.621cm"/>
    </style:style>
    <style:style style:name="co45" style:family="table-column">
      <style:table-column-properties fo:break-before="auto" style:column-width="5.329cm"/>
    </style:style>
    <style:style style:name="co46" style:family="table-column">
      <style:table-column-properties fo:break-before="auto" style:column-width="4.196cm"/>
    </style:style>
    <style:style style:name="co47" style:family="table-column">
      <style:table-column-properties fo:break-before="auto" style:column-width="2.845cm"/>
    </style:style>
    <style:style style:name="co48" style:family="table-column">
      <style:table-column-properties fo:break-before="auto" style:column-width="1.418cm"/>
    </style:style>
    <style:style style:name="co49" style:family="table-column">
      <style:table-column-properties fo:break-before="auto" style:column-width="2.006cm"/>
    </style:style>
    <style:style style:name="co50" style:family="table-column">
      <style:table-column-properties fo:break-before="auto" style:column-width="3.05cm"/>
    </style:style>
    <style:style style:name="co51" style:family="table-column">
      <style:table-column-properties fo:break-before="auto" style:column-width="3.023cm"/>
    </style:style>
    <style:style style:name="co52" style:family="table-column">
      <style:table-column-properties fo:break-before="auto" style:column-width="2.923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2.879cm"/>
    </style:style>
    <style:style style:name="co55" style:family="table-column">
      <style:table-column-properties fo:break-before="auto" style:column-width="3.304cm"/>
    </style:style>
    <style:style style:name="co56" style:family="table-column">
      <style:table-column-properties fo:break-before="auto" style:column-width="5.808cm"/>
    </style:style>
    <style:style style:name="co57" style:family="table-column">
      <style:table-column-properties fo:break-before="auto" style:column-width="4.551cm"/>
    </style:style>
    <style:style style:name="co58" style:family="table-column">
      <style:table-column-properties fo:break-before="auto" style:column-width="16.103cm"/>
    </style:style>
    <style:style style:name="co59" style:family="table-column">
      <style:table-column-properties fo:break-before="auto" style:column-width="5.911cm"/>
    </style:style>
    <style:style style:name="co60" style:family="table-column">
      <style:table-column-properties fo:break-before="auto" style:column-width="3.651cm"/>
    </style:style>
    <style:style style:name="co61" style:family="table-column">
      <style:table-column-properties fo:break-before="auto" style:column-width="3.706cm"/>
    </style:style>
    <style:style style:name="co62" style:family="table-column">
      <style:table-column-properties fo:break-before="auto" style:column-width="4.082cm"/>
    </style:style>
    <style:style style:name="co63" style:family="table-column">
      <style:table-column-properties fo:break-before="auto" style:column-width="2.096cm"/>
    </style:style>
    <style:style style:name="co64" style:family="table-column">
      <style:table-column-properties fo:break-before="auto" style:column-width="2.766cm"/>
    </style:style>
    <style:style style:name="co65" style:family="table-column">
      <style:table-column-properties fo:break-before="auto" style:column-width="1.207cm"/>
    </style:style>
    <style:style style:name="co66" style:family="table-column">
      <style:table-column-properties fo:break-before="auto" style:column-width="1.131cm"/>
    </style:style>
    <style:style style:name="co67" style:family="table-column">
      <style:table-column-properties fo:break-before="auto" style:column-width="5.475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4.456cm"/>
    </style:style>
    <style:style style:name="co70" style:family="table-column">
      <style:table-column-properties fo:break-before="auto" style:column-width="4.027cm"/>
    </style:style>
    <style:style style:name="co71" style:family="table-column">
      <style:table-column-properties fo:break-before="auto" style:column-width="4.747cm"/>
    </style:style>
    <style:style style:name="co72" style:family="table-column">
      <style:table-column-properties fo:break-before="auto" style:column-width="4.639cm"/>
    </style:style>
    <style:style style:name="co73" style:family="table-column">
      <style:table-column-properties fo:break-before="auto" style:column-width="11.919cm"/>
    </style:style>
    <style:style style:name="co74" style:family="table-column">
      <style:table-column-properties fo:break-before="auto" style:column-width="2.358cm"/>
    </style:style>
    <style:style style:name="co7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3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9cm" fo:break-before="auto" style:use-optimal-row-height="false"/>
    </style:style>
    <style:style style:name="ta1" style:family="table" style:master-page-name="PageStyle_5f_Nombres">
      <style:table-properties table:display="true" style:writing-mode="lr-tb"/>
    </style:style>
    <style:style style:name="ta2" style:family="table" style:master-page-name="PageStyle_5f_Empleado_5f_jefe">
      <style:table-properties table:display="true" style:writing-mode="lr-tb"/>
    </style:style>
    <style:style style:name="ta3" style:family="table" style:master-page-name="PageStyle_5f_Cuentas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>
      <style:table-cell-properties style:rotation-align="none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fo:color="#666666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666666"/>
    </style:style>
    <style:style style:name="ce24" style:family="table-cell" style:parent-style-name="Default">
      <style:text-properties fo:color="#666666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start" fo:margin-left="0cm"/>
      <style:text-properties fo:color="#666666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style:rotation-align="none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52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 style:data-style-name="N1">
      <style:table-cell-properties fo:border-bottom="0.06pt solid #000000" fo:border-left="none" fo:border-right="none" style:rotation-align="none" fo:border-top="none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rotation-align="none"/>
    </style:style>
    <style:style style:name="ce59" style:family="table-cell" style:parent-style-name="Default" style:data-style-name="N100">
      <style:table-cell-properties fo:border-bottom="0.06pt solid #000000" fo:border-left="none" fo:border-right="none" style:rotation-align="none" fo:border-top="none"/>
    </style:style>
    <style:style style:name="ce6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88" style:family="table-cell" style:parent-style-name="Default">
      <style:table-cell-properties style:text-align-source="fix" style:repeat-content="false" style:rotation-align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end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end" fo:margin-left="0cm"/>
    </style:style>
    <style:style style:name="ce66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style:rotation-align="none" style:vertical-align="top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105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0">
      <style:table-cell-properties fo:wrap-option="wrap"/>
      <style:text-properties fo:color="#666666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order-bottom="none" fo:wrap-option="wrap" fo:border-left="none" fo:border-right="0.06pt solid #000000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rotation-align="none" style:vertical-align="top"/>
      <style:text-properties fo:color="#666666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ce84" style:family="table-cell" style:parent-style-name="Default">
      <style:table-cell-properties fo:border-bottom="0.06pt solid #000000" fo:border-left="none" fo:border-right="none" style:rotation-align="none" fo:border-top="none"/>
      <style:text-properties fo:color="#666666"/>
    </style:style>
    <style:style style:name="ce109" style:family="table-cell" style:parent-style-name="Default">
      <style:table-cell-properties fo:border-bottom="none" fo:border-left="none" fo:border-right="none" fo:border-top="0.06pt solid #000000"/>
      <style:text-properties fo:color="#666666"/>
    </style:style>
    <style:style style:name="ce142" style:family="table-cell" style:parent-style-name="Default">
      <style:table-cell-properties style:vertical-align="top"/>
      <style:text-properties fo:color="#666666" fo:font-weight="bold" style:font-weight-asian="bold" style:font-weight-complex="bold"/>
    </style:style>
    <style:style style:name="ce113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fo:color="#666666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color="#000000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color="#666666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color="#666666"/>
    </style:style>
    <style:style style:name="ce158" style:family="table-cell" style:parent-style-name="Default">
      <style:text-properties fo:color="#000000" fo:font-weight="bold" style:font-weight-asian="bold" style:font-weight-complex="bold"/>
    </style:style>
    <style:style style:name="ce129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fo:color="#666666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b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1" table:number-columns-repeated="4" table:default-cell-style-name="Default"/>
        <table:table-column table:style-name="co6" table:default-cell-style-name="ce49"/>
        <table:table-column table:style-name="co1" table:number-columns-repeated="52" table:default-cell-style-name="Default"/>
        <table:table-row table:style-name="ro1">
          <table:table-cell table:number-columns-repeated="2"/>
          <table:table-cell table:style-name="ce49" office:value-type="string" calcext:value-type="string">
            <text:p>CEDULA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segundo_nombre</text:p>
          </table:table-cell>
          <table:table-cell office:value-type="string" calcext:value-type="string">
            <text:p>primer_apellido</text:p>
          </table:table-cell>
          <table:table-cell office:value-type="string" calcext:value-type="string">
            <text:p>segundo_apellido</text:p>
          </table:table-cell>
          <table:table-cell table:number-columns-repeated="57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84080" calcext:value-type="float">
            <text:p>31184080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8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46416" calcext:value-type="float">
            <text:p>23346416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2-10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22685" calcext:value-type="float">
            <text:p>26722685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20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17873" calcext:value-type="float">
            <text:p>12317873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10-9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11618" calcext:value-type="float">
            <text:p>27811618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3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13954" calcext:value-type="float">
            <text:p>25213954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2-9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29841" calcext:value-type="float">
            <text:p>12829841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4-2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35721" calcext:value-type="float">
            <text:p>19335721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-14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06652" calcext:value-type="float">
            <text:p>15006652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8-6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33723" calcext:value-type="float">
            <text:p>10833723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9-17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13049" calcext:value-type="float">
            <text:p>25213049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5-6-11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70301" calcext:value-type="float">
            <text:p>33170301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4-5-5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48963" calcext:value-type="float">
            <text:p>17348963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-23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747185" calcext:value-type="float">
            <text:p>33747185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6-20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27139" calcext:value-type="float">
            <text:p>12827139</text:p>
          </table:table-cell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8-20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21490" calcext:value-type="float">
            <text:p>32221490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4-27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68040" calcext:value-type="float">
            <text:p>24468040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1-14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711114" calcext:value-type="float">
            <text:p>1071111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9-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127994" calcext:value-type="float">
            <text:p>2812799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4-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311896" calcext:value-type="float">
            <text:p>21311896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5-2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03452" calcext:value-type="float">
            <text:p>12803452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5-17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77902" calcext:value-type="float">
            <text:p>3307790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0-5-12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72063" calcext:value-type="float">
            <text:p>11672063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1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61388" calcext:value-type="float">
            <text:p>2306138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4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807743" calcext:value-type="float">
            <text:p>26807743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5-6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34071" calcext:value-type="float">
            <text:p>1233407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-25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33191" calcext:value-type="float">
            <text:p>3133319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3-23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604710" calcext:value-type="float">
            <text:p>31604710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72123" calcext:value-type="float">
            <text:p>18872123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6-4-5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office:value-type="string" calcext:value-type="string">
            <text:p>!!!! <text:s text:c="2"/>JEFES ¡¡¡</text:p>
          </table:table-cell>
          <table:table-cell table:number-columns-repeated="52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391280" calcext:value-type="float">
            <text:p>26391280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6-2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724796" calcext:value-type="float">
            <text:p>30724796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7-1-19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22456" calcext:value-type="float">
            <text:p>10622456</text:p>
          </table:table-cell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6-1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59494" calcext:value-type="float">
            <text:p>11659494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6-5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06645" calcext:value-type="float">
            <text:p>34406645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5-24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48893" calcext:value-type="float">
            <text:p>20748893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1-6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09298" calcext:value-type="float">
            <text:p>19309298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8-5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31782" calcext:value-type="float">
            <text:p>10131782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5-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154712" calcext:value-type="float">
            <text:p>24154712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9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566914" calcext:value-type="float">
            <text:p>16566914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2-6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43916" calcext:value-type="float">
            <text:p>17843916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2-1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14068" calcext:value-type="float">
            <text:p>23814068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8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47298" calcext:value-type="float">
            <text:p>26447298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2-7-23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62066" calcext:value-type="float">
            <text:p>18762066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7-4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17471" calcext:value-type="float">
            <text:p>23817471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1-18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665665" calcext:value-type="float">
            <text:p>23665665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3-17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921390" calcext:value-type="float">
            <text:p>2892139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11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28003" calcext:value-type="float">
            <text:p>22128003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4-23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17530" calcext:value-type="float">
            <text:p>1211753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2-5-17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12295" calcext:value-type="float">
            <text:p>16912295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10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01865" calcext:value-type="float">
            <text:p>20401865</text:p>
          </table:table-cell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6-21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448548" calcext:value-type="float">
            <text:p>27448548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2-6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08840" calcext:value-type="float">
            <text:p>30808840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3-26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621102" calcext:value-type="float">
            <text:p>20621102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1-25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25219" calcext:value-type="float">
            <text:p>3242521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6-17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990479" calcext:value-type="float">
            <text:p>3299047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7-7-19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44472" calcext:value-type="float">
            <text:p>23044472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1-23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63152" calcext:value-type="float">
            <text:p>16963152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1-4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217547" calcext:value-type="float">
            <text:p>14217547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4-18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768366" calcext:value-type="float">
            <text:p>22768366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5-2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928281" calcext:value-type="float">
            <text:p>25928281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7-9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11746" calcext:value-type="float">
            <text:p>27311746</text:p>
          </table:table-cell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1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95465" calcext:value-type="float">
            <text:p>11895465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20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254476" calcext:value-type="float">
            <text:p>2325447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7-11-23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84548" calcext:value-type="float">
            <text:p>18784548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4-11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477242" calcext:value-type="float">
            <text:p>2747724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4-8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642552" calcext:value-type="float">
            <text:p>2064255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7-7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58051" calcext:value-type="float">
            <text:p>10558051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5-3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80754" calcext:value-type="float">
            <text:p>3018075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4-2-28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92674" calcext:value-type="float">
            <text:p>1509267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12-25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71029" calcext:value-type="float">
            <text:p>24271029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2-7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341777" calcext:value-type="float">
            <text:p>3334177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5-7-19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89736" calcext:value-type="float">
            <text:p>2738973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2-7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21437" calcext:value-type="float">
            <text:p>18621437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12-22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84070" calcext:value-type="float">
            <text:p>11884070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6-21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79989" calcext:value-type="float">
            <text:p>1597998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4-18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85469" calcext:value-type="float">
            <text:p>321854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8-17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422674" calcext:value-type="float">
            <text:p>12422674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9-18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914812" calcext:value-type="float">
            <text:p>22914812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12-15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261569" calcext:value-type="float">
            <text:p>162615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1-26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49309" calcext:value-type="float">
            <text:p>25449309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1-11-9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809065" calcext:value-type="float">
            <text:p>25809065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9-7-7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56861" calcext:value-type="float">
            <text:p>34956861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9-20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31306" calcext:value-type="float">
            <text:p>30131306</text:p>
          </table:table-cell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6-25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131450" calcext:value-type="float">
            <text:p>24131450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5-4-16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44452" calcext:value-type="float">
            <text:p>34944452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1-13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49504" calcext:value-type="float">
            <text:p>20949504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6-9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87043" calcext:value-type="float">
            <text:p>12087043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3-6-6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42451" calcext:value-type="float">
            <text:p>3224245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6-10-11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52553" calcext:value-type="float">
            <text:p>30152553</text:p>
          </table:table-cell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12-11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43875" calcext:value-type="float">
            <text:p>26043875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7-10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33629" calcext:value-type="float">
            <text:p>10333629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4-10-6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25055" calcext:value-type="float">
            <text:p>17025055</text:p>
          </table:table-cell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2-6-7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220965" calcext:value-type="float">
            <text:p>34220965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1-20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90460" calcext:value-type="float">
            <text:p>11090460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3-2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62648" calcext:value-type="float">
            <text:p>17162648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3-9-18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55030" calcext:value-type="float">
            <text:p>23455030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2-11-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08425" calcext:value-type="float">
            <text:p>27908425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2-1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80375" calcext:value-type="float">
            <text:p>29580375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1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42680" calcext:value-type="float">
            <text:p>24042680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0-7-28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99577" calcext:value-type="float">
            <text:p>18899577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10-25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62911" calcext:value-type="float">
            <text:p>27862911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7-2-5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01399" calcext:value-type="float">
            <text:p>24301399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7-14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85916" calcext:value-type="float">
            <text:p>17285916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5-8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321779" calcext:value-type="float">
            <text:p>18321779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12-10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070418" calcext:value-type="float">
            <text:p>30070418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6-11-6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75201" calcext:value-type="float">
            <text:p>32675201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5-8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09046" calcext:value-type="float">
            <text:p>22209046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2-5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519042" calcext:value-type="float">
            <text:p>25519042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4-12-1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38231" calcext:value-type="float">
            <text:p>17338231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10-6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49868" calcext:value-type="float">
            <text:p>12049868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11-10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263120" calcext:value-type="float">
            <text:p>11263120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2-8-3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66957" calcext:value-type="float">
            <text:p>21066957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4-5-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834314" calcext:value-type="float">
            <text:p>24834314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6-21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02563" calcext:value-type="float">
            <text:p>18702563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6-16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921764" calcext:value-type="float">
            <text:p>33921764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8-20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008075" calcext:value-type="float">
            <text:p>1300807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3-4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08535" calcext:value-type="float">
            <text:p>2250853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0-10-27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712928" calcext:value-type="float">
            <text:p>13712928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8-20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56219" calcext:value-type="float">
            <text:p>12056219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3-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339595" calcext:value-type="float">
            <text:p>1133959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5-2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701027" calcext:value-type="float">
            <text:p>22701027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12-26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96371" calcext:value-type="float">
            <text:p>19396371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7-11-19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50918" calcext:value-type="float">
            <text:p>33050918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0-2-4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00613" calcext:value-type="float">
            <text:p>31300613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20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273165" calcext:value-type="float">
            <text:p>23273165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9-26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077127" calcext:value-type="float">
            <text:p>34077127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2-21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21958" calcext:value-type="float">
            <text:p>17121958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1-12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09356" calcext:value-type="float">
            <text:p>15909356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9-2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572809" calcext:value-type="float">
            <text:p>33572809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2-1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641306" calcext:value-type="float">
            <text:p>15641306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3-1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20630" calcext:value-type="float">
            <text:p>1342063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10-1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66090" calcext:value-type="float">
            <text:p>2996609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3-21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983172" calcext:value-type="float">
            <text:p>11983172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12-16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32233" calcext:value-type="float">
            <text:p>15832233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6-1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003087" calcext:value-type="float">
            <text:p>31003087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Rodrigu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6-9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76601" calcext:value-type="float">
            <text:p>27376601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Rodrigu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8-28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986583" calcext:value-type="float">
            <text:p>33986583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Rodar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10-10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374120" calcext:value-type="float">
            <text:p>20374120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Robl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7-22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03003" calcext:value-type="float">
            <text:p>2470300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1-5-2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01133" calcext:value-type="float">
            <text:p>3490113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9-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39598" calcext:value-type="float">
            <text:p>30639598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Quintero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6-11-25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19322" calcext:value-type="float">
            <text:p>1221932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20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715272" calcext:value-type="float">
            <text:p>1471527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9-22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67868" calcext:value-type="float">
            <text:p>22167868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Ro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5-20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398234" calcext:value-type="float">
            <text:p>253982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z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10-9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892281" calcext:value-type="float">
            <text:p>1389228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v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8-6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558051" calcext:value-type="float">
            <text:p>3155805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Riv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12-26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11229" calcext:value-type="float">
            <text:p>34711229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Ri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9-12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84572" calcext:value-type="float">
            <text:p>1058457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Rioj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8-9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580448" calcext:value-type="float">
            <text:p>23580448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oj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12-24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509244" calcext:value-type="float">
            <text:p>12509244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nc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6-12-20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49742" calcext:value-type="float">
            <text:p>17249742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2-17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220415" calcext:value-type="float">
            <text:p>33220415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ichard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10-11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881754" calcext:value-type="float">
            <text:p>19881754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e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2-5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185434" calcext:value-type="float">
            <text:p>25185434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Rey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7-18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23829" calcext:value-type="float">
            <text:p>10623829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5-14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01628" calcext:value-type="float">
            <text:p>19301628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3-7-15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21640" calcext:value-type="float">
            <text:p>33121640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2-3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620324" calcext:value-type="float">
            <text:p>28620324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Renter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5-24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219653" calcext:value-type="float">
            <text:p>18219653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Polanco'</text:p>
          </table:table-cell>
          <table:table-cell office:value-type="string" calcext:value-type="string">
            <text:p>'Reed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9-22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65885" calcext:value-type="float">
            <text:p>30365885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Recino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4-3-5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98167" calcext:value-type="float">
            <text:p>14398167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Recin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3-19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325611" calcext:value-type="float">
            <text:p>33325611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Pino'</text:p>
          </table:table-cell>
          <table:table-cell office:value-type="string" calcext:value-type="string">
            <text:p>'Ra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3-12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85268" calcext:value-type="float">
            <text:p>16985268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armen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Ra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5-10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638213" calcext:value-type="float">
            <text:p>13638213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9-4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90911" calcext:value-type="float">
            <text:p>15090911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i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2-10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7273" calcext:value-type="float">
            <text:p>11057273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Quiro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2-10-18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622105" calcext:value-type="float">
            <text:p>26622105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Quiro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7-2-1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667582" calcext:value-type="float">
            <text:p>2666758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ro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6-1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243162" calcext:value-type="float">
            <text:p>2624316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nt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2-17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560263" calcext:value-type="float">
            <text:p>2156026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Quintanill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0-11-12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06320" calcext:value-type="float">
            <text:p>11606320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Ovidio'</text:p>
          </table:table-cell>
          <table:table-cell office:value-type="string" calcext:value-type="string">
            <text:p>'Perdomo'</text:p>
          </table:table-cell>
          <table:table-cell office:value-type="string" calcext:value-type="string">
            <text:p>'Quint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1-9-14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76929" calcext:value-type="float">
            <text:p>16376929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inon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1-1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73602" calcext:value-type="float">
            <text:p>14573602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es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4-12-20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72495" calcext:value-type="float">
            <text:p>13272495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Puli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0-1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458901" calcext:value-type="float">
            <text:p>31458901</text:p>
          </table:table-cell>
          <table:table-cell office:value-type="string" calcext:value-type="string">
            <text:p>'Edelberto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Priet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12-2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00005" calcext:value-type="float">
            <text:p>2880000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onc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2-23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613470" calcext:value-type="float">
            <text:p>22613470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in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2-6-2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29411" calcext:value-type="float">
            <text:p>24729411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Castrense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Pin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9-18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513605" calcext:value-type="float">
            <text:p>25513605</text:p>
          </table:table-cell>
          <table:table-cell office:value-type="string" calcext:value-type="string">
            <text:p>'Edwin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Patino'</text:p>
          </table:table-cell>
          <table:table-cell office:value-type="string" calcext:value-type="string">
            <text:p>'Pin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9-15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49119" calcext:value-type="float">
            <text:p>20549119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in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8-5-25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08001" calcext:value-type="float">
            <text:p>25608001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Pi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10-6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88519" calcext:value-type="float">
            <text:p>23388519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ich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4-2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34235" calcext:value-type="float">
            <text:p>18634235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eter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6-9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875882" calcext:value-type="float">
            <text:p>14875882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Palomino'</text:p>
          </table:table-cell>
          <table:table-cell office:value-type="string" calcext:value-type="string">
            <text:p>'Peralt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8-1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34017" calcext:value-type="float">
            <text:p>28034017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Per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-8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692845" calcext:value-type="float">
            <text:p>24692845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elay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2-1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89874" calcext:value-type="float">
            <text:p>10189874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lacios'</text:p>
          </table:table-cell>
          <table:table-cell office:value-type="string" calcext:value-type="string">
            <text:p>'Pedra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6-22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98248" calcext:value-type="float">
            <text:p>19398248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Pay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7-11-24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75883" calcext:value-type="float">
            <text:p>19375883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Paul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1-1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87414" calcext:value-type="float">
            <text:p>17887414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Pati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7-7-9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05612" calcext:value-type="float">
            <text:p>1630561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Pantoj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4-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982362" calcext:value-type="float">
            <text:p>30982362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Paniag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7-21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498650" calcext:value-type="float">
            <text:p>10498650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Paniag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1-8-2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82637" calcext:value-type="float">
            <text:p>19682637</text:p>
          </table:table-cell>
          <table:table-cell office:value-type="string" calcext:value-type="string">
            <text:p>'Eloy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Orosco'</text:p>
          </table:table-cell>
          <table:table-cell office:value-type="string" calcext:value-type="string">
            <text:p>'Palomi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3-13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732393" calcext:value-type="float">
            <text:p>29732393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Palafox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-5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1996" calcext:value-type="float">
            <text:p>29021996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Padil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8-5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66114" calcext:value-type="float">
            <text:p>29566114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Pab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2-1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70465" calcext:value-type="float">
            <text:p>22570465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Gina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zu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4-20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19306" calcext:value-type="float">
            <text:p>28519306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t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4-1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37817" calcext:value-type="float">
            <text:p>1503781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Osu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2-5-1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18036" calcext:value-type="float">
            <text:p>26018036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Lucas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Oso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1-2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633177" calcext:value-type="float">
            <text:p>2263317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Debora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Oroz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4-5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67129" calcext:value-type="float">
            <text:p>10167129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z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4-4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87222" calcext:value-type="float">
            <text:p>25687222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sc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8-4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43220" calcext:value-type="float">
            <text:p>24743220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Orope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0-9-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30860" calcext:value-type="float">
            <text:p>23330860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7-2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15203" calcext:value-type="float">
            <text:p>2871520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4-9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416861" calcext:value-type="float">
            <text:p>2241686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12-9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53797" calcext:value-type="float">
            <text:p>12053797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5-20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09897" calcext:value-type="float">
            <text:p>20809897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ella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3-12-14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89779" calcext:value-type="float">
            <text:p>18889779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rdon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7-25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56443" calcext:value-type="float">
            <text:p>34456443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6-18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882228" calcext:value-type="float">
            <text:p>19882228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0-9-3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47497" calcext:value-type="float">
            <text:p>1584749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a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5-24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47646" calcext:value-type="float">
            <text:p>3454764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liva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1-9-5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63576" calcext:value-type="float">
            <text:p>1006357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11-11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45169" calcext:value-type="float">
            <text:p>20845169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Navarro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6-22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675456" calcext:value-type="float">
            <text:p>12675456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1-3-22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29740" calcext:value-type="float">
            <text:p>2982974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12-1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13108" calcext:value-type="float">
            <text:p>32613108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uro'</text:p>
          </table:table-cell>
          <table:table-cell office:value-type="string" calcext:value-type="string">
            <text:p>'Nun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5-1-2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17571" calcext:value-type="float">
            <text:p>318175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9-18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10003" calcext:value-type="float">
            <text:p>17010003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7-10-21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49030" calcext:value-type="float">
            <text:p>23049030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2-1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939781" calcext:value-type="float">
            <text:p>13939781</text:p>
          </table:table-cell>
          <table:table-cell office:value-type="string" calcext:value-type="string">
            <text:p>'Fanny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e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8-26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57577" calcext:value-type="float">
            <text:p>12857577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zar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1-2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10572" calcext:value-type="float">
            <text:p>2781057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rva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4-3-11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18329" calcext:value-type="float">
            <text:p>31918329</text:p>
          </table:table-cell>
          <table:table-cell office:value-type="string" calcext:value-type="string">
            <text:p>'Fausto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j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1-2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59365" calcext:value-type="float">
            <text:p>13559365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Muno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10-22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56328" calcext:value-type="float">
            <text:p>14356328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Moy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7-20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58511" calcext:value-type="float">
            <text:p>2605851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y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6-24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65523" calcext:value-type="float">
            <text:p>2566552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rr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6-1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46083" calcext:value-type="float">
            <text:p>2674608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Morr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2-20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92450" calcext:value-type="float">
            <text:p>27892450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More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9-15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47381" calcext:value-type="float">
            <text:p>32447381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ei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7-13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57299" calcext:value-type="float">
            <text:p>29657299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8-14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67094" calcext:value-type="float">
            <text:p>14667094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2-11-19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26438" calcext:value-type="float">
            <text:p>2802643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ontemayor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8-12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391539" calcext:value-type="float">
            <text:p>11391539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or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5-2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45588" calcext:value-type="float">
            <text:p>18645588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z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7-9-16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453958" calcext:value-type="float">
            <text:p>29453958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tiel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3-7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972790" calcext:value-type="float">
            <text:p>1997279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deo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11-23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46643" calcext:value-type="float">
            <text:p>23146643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4-10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67214" calcext:value-type="float">
            <text:p>30167214</text:p>
          </table:table-cell>
          <table:table-cell office:value-type="string" calcext:value-type="string">
            <text:p>'Franc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10-19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447048" calcext:value-type="float">
            <text:p>31447048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3-21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84309" calcext:value-type="float">
            <text:p>10884309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7-13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721408" calcext:value-type="float">
            <text:p>17721408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Christian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6-5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84464" calcext:value-type="float">
            <text:p>29584464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9-9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57160" calcext:value-type="float">
            <text:p>25257160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a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7-21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07125" calcext:value-type="float">
            <text:p>28307125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on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2-26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70696" calcext:value-type="float">
            <text:p>24770696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2-1-13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93995" calcext:value-type="float">
            <text:p>22293995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8-5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756487" calcext:value-type="float">
            <text:p>3075648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6-15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41777" calcext:value-type="float">
            <text:p>2014177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Mitche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9-7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674562" calcext:value-type="float">
            <text:p>17674562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Meza'</text:p>
          </table:table-cell>
          <table:table-cell office:value-type="string" calcext:value-type="string">
            <text:p>'Mire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7-21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36624" calcext:value-type="float">
            <text:p>25436624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esa'</text:p>
          </table:table-cell>
          <table:table-cell office:value-type="string" calcext:value-type="string">
            <text:p>'Miran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1-19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41355" calcext:value-type="float">
            <text:p>13541355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Miramo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2-5-26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16466" calcext:value-type="float">
            <text:p>134164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Miche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1-24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036245" calcext:value-type="float">
            <text:p>32036245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Mer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3-20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68371" calcext:value-type="float">
            <text:p>22268371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iol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2-3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50388" calcext:value-type="float">
            <text:p>19650388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1-3-6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993276" calcext:value-type="float">
            <text:p>25993276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endiola'</text:p>
          </table:table-cell>
          <table:table-cell office:value-type="string" calcext:value-type="string">
            <text:p>'M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7-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33724" calcext:value-type="float">
            <text:p>13433724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Me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11-1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27279" calcext:value-type="float">
            <text:p>20727279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Me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1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3988" calcext:value-type="float">
            <text:p>24223988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l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6-7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44008" calcext:value-type="float">
            <text:p>16844008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j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567127" calcext:value-type="float">
            <text:p>15567127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elendez'</text:p>
          </table:table-cell>
          <table:table-cell office:value-type="string" calcext:value-type="string">
            <text:p>'Mazarieg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6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12478" calcext:value-type="float">
            <text:p>30812478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May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4-6-24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854337" calcext:value-type="float">
            <text:p>34854337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Mart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9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731373" calcext:value-type="float">
            <text:p>12731373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roq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2-8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758456" calcext:value-type="float">
            <text:p>16758456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i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0-4-15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863394" calcext:value-type="float">
            <text:p>26863394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r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8-9-18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68497" calcext:value-type="float">
            <text:p>10668497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nza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8-1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430622" calcext:value-type="float">
            <text:p>21430622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Manri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3-2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404009" calcext:value-type="float">
            <text:p>22404009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Maldon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4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16589" calcext:value-type="float">
            <text:p>1431658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rero'</text:p>
          </table:table-cell>
          <table:table-cell office:value-type="string" calcext:value-type="string">
            <text:p>'Magdale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7-28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15576" calcext:value-type="float">
            <text:p>18015576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8-1-21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40913" calcext:value-type="float">
            <text:p>2524091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7-2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241543" calcext:value-type="float">
            <text:p>1124154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Mares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-9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108998" calcext:value-type="float">
            <text:p>2710899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7-12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83727" calcext:value-type="float">
            <text:p>3038372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4-26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58490" calcext:value-type="float">
            <text:p>29158490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est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6-1-24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50948" calcext:value-type="float">
            <text:p>18850948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Macie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2-17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339381" calcext:value-type="float">
            <text:p>1533938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2-13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15545" calcext:value-type="float">
            <text:p>1001554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huc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11-13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31864" calcext:value-type="float">
            <text:p>24431864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5-16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616775" calcext:value-type="float">
            <text:p>3361677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6-21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85463" calcext:value-type="float">
            <text:p>18085463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i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79192" calcext:value-type="float">
            <text:p>10579192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1-5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34257" calcext:value-type="float">
            <text:p>26434257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Luc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2-4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299964" calcext:value-type="float">
            <text:p>33299964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drigal'</text:p>
          </table:table-cell>
          <table:table-cell office:value-type="string" calcext:value-type="string">
            <text:p>'Loza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0-12-3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16487" calcext:value-type="float">
            <text:p>17816487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2-20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64851" calcext:value-type="float">
            <text:p>15964851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vat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4-2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19669" calcext:value-type="float">
            <text:p>29819669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Loren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4-21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864366" calcext:value-type="float">
            <text:p>13864366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8-28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468933" calcext:value-type="float">
            <text:p>21468933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0-3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30028" calcext:value-type="float">
            <text:p>14530028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1-9-10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84704" calcext:value-type="float">
            <text:p>14384704</text:p>
          </table:table-cell>
          <table:table-cell office:value-type="string" calcext:value-type="string">
            <text:p>'Isabel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Lop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-17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762764" calcext:value-type="float">
            <text:p>31762764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go'</text:p>
          </table:table-cell>
          <table:table-cell office:value-type="string" calcext:value-type="string">
            <text:p>'Lomeli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9-6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64614" calcext:value-type="float">
            <text:p>17264614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Li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1-3-9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68254" calcext:value-type="float">
            <text:p>26568254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im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1-16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53120" calcext:value-type="float">
            <text:p>19053120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Lim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12-21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713312" calcext:value-type="float">
            <text:p>17713312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7-1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65362" calcext:value-type="float">
            <text:p>2756536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2-24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64942" calcext:value-type="float">
            <text:p>3066494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8-22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03150" calcext:value-type="float">
            <text:p>10303150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oya'</text:p>
          </table:table-cell>
          <table:table-cell office:value-type="string" calcext:value-type="string">
            <text:p>'Lebr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7-26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754675" calcext:value-type="float">
            <text:p>10754675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Laza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12-2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81891" calcext:value-type="float">
            <text:p>24281891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Lari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4-1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08929" calcext:value-type="float">
            <text:p>17108929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er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24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23991" calcext:value-type="float">
            <text:p>19223991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09708" calcext:value-type="float">
            <text:p>21909708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Loera'</text:p>
          </table:table-cell>
          <table:table-cell office:value-type="string" calcext:value-type="string">
            <text:p>'Kelly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6-1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552693" calcext:value-type="float">
            <text:p>12552693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Renat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ura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2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27436" calcext:value-type="float">
            <text:p>32627436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ohn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8-6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74271" calcext:value-type="float">
            <text:p>17174271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eyva'</text:p>
          </table:table-cell>
          <table:table-cell office:value-type="string" calcext:value-type="string">
            <text:p>'Jimen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3-3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262528" calcext:value-type="float">
            <text:p>16262528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Jauregui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4-4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490771" calcext:value-type="float">
            <text:p>29490771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Jas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4-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64999" calcext:value-type="float">
            <text:p>13264999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Leiva'</text:p>
          </table:table-cell>
          <table:table-cell office:value-type="string" calcext:value-type="string">
            <text:p>'Jas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4-6-28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273906" calcext:value-type="float">
            <text:p>28273906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gatha'</text:p>
          </table:table-cell>
          <table:table-cell office:value-type="string" calcext:value-type="string">
            <text:p>'Leija'</text:p>
          </table:table-cell>
          <table:table-cell office:value-type="string" calcext:value-type="string">
            <text:p>'Jaram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4-2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56031" calcext:value-type="float">
            <text:p>31356031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Jaqu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2-16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30704" calcext:value-type="float">
            <text:p>20430704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Jaim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8-17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68911" calcext:value-type="float">
            <text:p>14668911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azo'</text:p>
          </table:table-cell>
          <table:table-cell office:value-type="string" calcext:value-type="string">
            <text:p>'Jack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9-3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39915" calcext:value-type="float">
            <text:p>27539915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Izquie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6-1-18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246464" calcext:value-type="float">
            <text:p>2124646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zaguirr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9-4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95554" calcext:value-type="float">
            <text:p>1709555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1-13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910563" calcext:value-type="float">
            <text:p>26910563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nfan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2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27406" calcext:value-type="float">
            <text:p>27527406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bar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7-12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583431" calcext:value-type="float">
            <text:p>15583431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11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45053" calcext:value-type="float">
            <text:p>20745053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Landeros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0-18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11286" calcext:value-type="float">
            <text:p>19711286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2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0611" calcext:value-type="float">
            <text:p>24220611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ert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2-6-7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52919" calcext:value-type="float">
            <text:p>10852919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3-9-15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52000" calcext:value-type="float">
            <text:p>34752000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-2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35569" calcext:value-type="float">
            <text:p>19035569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nojos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4-9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378188" calcext:value-type="float">
            <text:p>22378188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3-5-20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29765" calcext:value-type="float">
            <text:p>28329765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Hill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0-5-2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08681" calcext:value-type="float">
            <text:p>2960868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idal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3-19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68038" calcext:value-type="float">
            <text:p>1036803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ernand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8-8-28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02439" calcext:value-type="float">
            <text:p>18702439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Hermos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5-27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420645" calcext:value-type="float">
            <text:p>28420645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Jaquez'</text:p>
          </table:table-cell>
          <table:table-cell office:value-type="string" calcext:value-type="string">
            <text:p>'Hered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9-18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886259" calcext:value-type="float">
            <text:p>22886259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Hered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9-13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4675" calcext:value-type="float">
            <text:p>11054675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Hender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3-12-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511809" calcext:value-type="float">
            <text:p>23511809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kson'</text:p>
          </table:table-cell>
          <table:table-cell office:value-type="string" calcext:value-type="string">
            <text:p>'Ha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9-1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434897" calcext:value-type="float">
            <text:p>18434897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udi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5-1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54138" calcext:value-type="float">
            <text:p>27954138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Iglesias'</text:p>
          </table:table-cell>
          <table:table-cell office:value-type="string" calcext:value-type="string">
            <text:p>'Guaj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8-19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974629" calcext:value-type="float">
            <text:p>24974629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Toribio'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Guadarram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8-3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835711" calcext:value-type="float">
            <text:p>33835711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ie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8-13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45355" calcext:value-type="float">
            <text:p>32445355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1-4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128155" calcext:value-type="float">
            <text:p>21128155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Howard'</text:p>
          </table:table-cell>
          <table:table-cell office:value-type="string" calcext:value-type="string">
            <text:p>'Gray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2-25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05038" calcext:value-type="float">
            <text:p>22205038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Granad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3-10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145447" calcext:value-type="float">
            <text:p>15145447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Granad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1-24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236793" calcext:value-type="float">
            <text:p>30236793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raci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7-5-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98813" calcext:value-type="float">
            <text:p>31998813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4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10249" calcext:value-type="float">
            <text:p>32410249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7-15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65180" calcext:value-type="float">
            <text:p>14565180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11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479748" calcext:value-type="float">
            <text:p>11479748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Gonz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11-6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46343" calcext:value-type="float">
            <text:p>17146343</text:p>
          </table:table-cell>
          <table:table-cell office:value-type="string" calcext:value-type="string">
            <text:p>'Leonel'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Gonz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8-26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80573" calcext:value-type="float">
            <text:p>10980573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m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2-20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366841" calcext:value-type="float">
            <text:p>32366841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di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5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35826" calcext:value-type="float">
            <text:p>2213582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Godi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11-15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24873" calcext:value-type="float">
            <text:p>23124873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i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7-2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940953" calcext:value-type="float">
            <text:p>23940953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iral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2-14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84954" calcext:value-type="float">
            <text:p>33184954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Gastelum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5-3-22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08636" calcext:value-type="float">
            <text:p>19208636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-16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90327" calcext:value-type="float">
            <text:p>22290327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8-9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142001" calcext:value-type="float">
            <text:p>14142001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Garc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12-22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19188" calcext:value-type="float">
            <text:p>22519188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Ga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12-15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590747" calcext:value-type="float">
            <text:p>16590747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Giron'</text:p>
          </table:table-cell>
          <table:table-cell office:value-type="string" calcext:value-type="string">
            <text:p>'Ga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8-13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472480" calcext:value-type="float">
            <text:p>14472480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Gastelum'</text:p>
          </table:table-cell>
          <table:table-cell office:value-type="string" calcext:value-type="string">
            <text:p>'Gam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7-11-1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462877" calcext:value-type="float">
            <text:p>12462877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Gam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1-6-14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225235" calcext:value-type="float">
            <text:p>27225235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Garnica'</text:p>
          </table:table-cell>
          <table:table-cell office:value-type="string" calcext:value-type="string">
            <text:p>'Gamb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3-9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356379" calcext:value-type="float">
            <text:p>34356379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18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32665" calcext:value-type="float">
            <text:p>31132665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9-15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42439" calcext:value-type="float">
            <text:p>2544243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Galleg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73587" calcext:value-type="float">
            <text:p>31873587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Gall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43290" calcext:value-type="float">
            <text:p>26443290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Gaona'</text:p>
          </table:table-cell>
          <table:table-cell office:value-type="string" calcext:value-type="string">
            <text:p>'Gallar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12-17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03546" calcext:value-type="float">
            <text:p>2900354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alav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-3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80129" calcext:value-type="float">
            <text:p>2798012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Galvan'</text:p>
          </table:table-cell>
          <table:table-cell office:value-type="string" calcext:value-type="string">
            <text:p>'Galar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81689" calcext:value-type="float">
            <text:p>1938168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ait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11-7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70405" calcext:value-type="float">
            <text:p>28570405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uent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3-1-8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91561" calcext:value-type="float">
            <text:p>18791561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Fatim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1-9-9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41728" calcext:value-type="float">
            <text:p>28741728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2-20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16677" calcext:value-type="float">
            <text:p>170166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5-12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46477" calcext:value-type="float">
            <text:p>159464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oster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11-26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794105" calcext:value-type="float">
            <text:p>11794105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Fier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6-2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24470" calcext:value-type="float">
            <text:p>20424470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Ferr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2-19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38427" calcext:value-type="float">
            <text:p>2053842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Ferrei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1-1-17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77354" calcext:value-type="float">
            <text:p>23877354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Florez'</text:p>
          </table:table-cell>
          <table:table-cell office:value-type="string" calcext:value-type="string">
            <text:p>'Fave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3-12-10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15043" calcext:value-type="float">
            <text:p>20515043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ri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9-11-1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11147" calcext:value-type="float">
            <text:p>2751114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lc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1-6-4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789798" calcext:value-type="float">
            <text:p>25789798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Fabi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5-2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302729" calcext:value-type="float">
            <text:p>22302729</text:p>
          </table:table-cell>
          <table:table-cell table:number-columns-repeated="2" office:value-type="string" calcext:value-type="string">
            <text:p>'Marcos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Estrell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0-1-20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27682" calcext:value-type="float">
            <text:p>29227682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Estr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13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77826" calcext:value-type="float">
            <text:p>22077826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r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7-2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700831" calcext:value-type="float">
            <text:p>32700831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ev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1-3-1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49790" calcext:value-type="float">
            <text:p>20249790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Estrada'</text:p>
          </table:table-cell>
          <table:table-cell office:value-type="string" calcext:value-type="string">
            <text:p>'Esqu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4-19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89261" calcext:value-type="float">
            <text:p>17289261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Espi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10-4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66517" calcext:value-type="float">
            <text:p>29566517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Esqueda'</text:p>
          </table:table-cell>
          <table:table-cell office:value-type="string" calcext:value-type="string">
            <text:p>'Escobe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3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29217" calcext:value-type="float">
            <text:p>12129217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Pastor'</text:p>
          </table:table-cell>
          <table:table-cell table:number-columns-repeated="2" office:value-type="string" calcext:value-type="string">
            <text:p>'Escob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4-18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81453" calcext:value-type="float">
            <text:p>28581453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Escoba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8-11-2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141126" calcext:value-type="float">
            <text:p>14141126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Escamill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8-8-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094495" calcext:value-type="float">
            <text:p>13094495</text:p>
          </table:table-cell>
          <table:table-cell office:value-type="string" calcext:value-type="string">
            <text:p>'Maribel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Elli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6-11-3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48043" calcext:value-type="float">
            <text:p>29848043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Amanda'</text:p>
          </table:table-cell>
          <table:table-cell table:number-columns-repeated="2" office:value-type="string" calcext:value-type="string">
            <text:p>'Ell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6-25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46751" calcext:value-type="float">
            <text:p>34546751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Cristian'</text:p>
          </table:table-cell>
          <table:table-cell table:number-columns-repeated="2" office:value-type="string" calcext:value-type="string">
            <text:p>'Elizon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6-2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3601" calcext:value-type="float">
            <text:p>29023601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l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9-26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20144" calcext:value-type="float">
            <text:p>16620144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chevar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3-7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02619" calcext:value-type="float">
            <text:p>20202619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Echeverria'</text:p>
          </table:table-cell>
          <table:table-cell office:value-type="string" calcext:value-type="string">
            <text:p>'Dur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2-2-10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99022" calcext:value-type="float">
            <text:p>25699022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uen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0-5-2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70071" calcext:value-type="float">
            <text:p>31970071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omingu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3-28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81471" calcext:value-type="float">
            <text:p>32181471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Dim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5-15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25648" calcext:value-type="float">
            <text:p>17125648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Silvio'</text:p>
          </table:table-cell>
          <table:table-cell table:number-columns-repeated="2" office:value-type="string" calcext:value-type="string">
            <text:p>'Dia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8-1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04705" calcext:value-type="float">
            <text:p>26704705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Delvall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2-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20970" calcext:value-type="float">
            <text:p>15020970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Jhoan'</text:p>
          </table:table-cell>
          <table:table-cell table:number-columns-repeated="2" office:value-type="string" calcext:value-type="string">
            <text:p>'Delto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2-2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93291" calcext:value-type="float">
            <text:p>12393291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ossant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4-10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43458" calcext:value-type="float">
            <text:p>11843458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gadi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8-26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096518" calcext:value-type="float">
            <text:p>16096518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Delatorr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1-10-19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65674" calcext:value-type="float">
            <text:p>28865674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Delcid'</text:p>
          </table:table-cell>
          <table:table-cell office:value-type="string" calcext:value-type="string">
            <text:p>'Dela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4-11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32908" calcext:value-type="float">
            <text:p>29132908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elarosa'</text:p>
          </table:table-cell>
          <table:table-cell office:value-type="string" calcext:value-type="string">
            <text:p>'Dela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4-9-20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632034" calcext:value-type="float">
            <text:p>15632034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ean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6-2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82382" calcext:value-type="float">
            <text:p>25482382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aval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6-9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37662" calcext:value-type="float">
            <text:p>17337662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Delacruz'</text:p>
          </table:table-cell>
          <table:table-cell office:value-type="string" calcext:value-type="string">
            <text:p>'Curie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6-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44063" calcext:value-type="float">
            <text:p>28344063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uellar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9-12-24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34197" calcext:value-type="float">
            <text:p>32134197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2-24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62373" calcext:value-type="float">
            <text:p>1976237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Covarrub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5-16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43400" calcext:value-type="float">
            <text:p>208434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Co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3-25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02900" calcext:value-type="float">
            <text:p>221029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Curiel'</text:p>
          </table:table-cell>
          <table:table-cell office:value-type="string" calcext:value-type="string">
            <text:p>'Corre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7-3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8323" calcext:value-type="float">
            <text:p>2902832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Cota'</text:p>
          </table:table-cell>
          <table:table-cell office:value-type="string" calcext:value-type="string">
            <text:p>'Corr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19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06839" calcext:value-type="float">
            <text:p>20106839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Coronel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7-4-3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921825" calcext:value-type="float">
            <text:p>22921825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orral'</text:p>
          </table:table-cell>
          <table:table-cell office:value-type="string" calcext:value-type="string">
            <text:p>'Corona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0-26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86636" calcext:value-type="float">
            <text:p>2878663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oronado'</text:p>
          </table:table-cell>
          <table:table-cell office:value-type="string" calcext:value-type="string">
            <text:p>'Cor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4-7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144146" calcext:value-type="float">
            <text:p>2514414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Tiffany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Corn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12-28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37892" calcext:value-type="float">
            <text:p>29837892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Cornejo'</text:p>
          </table:table-cell>
          <table:table-cell office:value-type="string" calcext:value-type="string">
            <text:p>'Cordov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8-10-6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932094" calcext:value-type="float">
            <text:p>2893209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o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10-3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59206" calcext:value-type="float">
            <text:p>29259206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7-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26849" calcext:value-type="float">
            <text:p>11826849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Cook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11-9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736051" calcext:value-type="float">
            <text:p>1473605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Cook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1-10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147518" calcext:value-type="float">
            <text:p>27147518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409077" calcext:value-type="float">
            <text:p>11409077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0-8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26620" calcext:value-type="float">
            <text:p>22026620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3-26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091459" calcext:value-type="float">
            <text:p>27091459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12-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17215" calcext:value-type="float">
            <text:p>29517215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llaz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0-10-14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87688" calcext:value-type="float">
            <text:p>28887688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Florindo'</text:p>
          </table:table-cell>
          <table:table-cell table:number-columns-repeated="2" office:value-type="string" calcext:value-type="string">
            <text:p>'Collaz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1-9-2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8102" calcext:value-type="float">
            <text:p>19068102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Rafael'</text:p>
          </table:table-cell>
          <table:table-cell table:number-columns-repeated="2" office:value-type="string" calcext:value-type="string">
            <text:p>'Claud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3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58688" calcext:value-type="float">
            <text:p>26558688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Cisneros'</text:p>
          </table:table-cell>
          <table:table-cell office:value-type="string" calcext:value-type="string">
            <text:p>'C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9-2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780103" calcext:value-type="float">
            <text:p>32780103</text:p>
          </table:table-cell>
          <table:table-cell office:value-type="string" calcext:value-type="string">
            <text:p>'Myrta'</text:p>
          </table:table-cell>
          <table:table-cell office:value-type="string" calcext:value-type="string">
            <text:p>'Paz'</text:p>
          </table:table-cell>
          <table:table-cell table:number-columns-repeated="2" office:value-type="string" calcext:value-type="string">
            <text:p>'C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12-9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53270" calcext:value-type="float">
            <text:p>12853270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1-2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78807" calcext:value-type="float">
            <text:p>28778807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Alvar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hav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11-15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83382" calcext:value-type="float">
            <text:p>29283382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'Florentina'</text:p>
          </table:table-cell>
          <table:table-cell table:number-columns-repeated="2" office:value-type="string" calcext:value-type="string">
            <text:p>'Chac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9-1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746237" calcext:value-type="float">
            <text:p>2974623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Cervant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5-25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49992" calcext:value-type="float">
            <text:p>31849992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ernanda'</text:p>
          </table:table-cell>
          <table:table-cell table:number-columns-repeated="2" office:value-type="string" calcext:value-type="string">
            <text:p>'Cep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8-20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70535" calcext:value-type="float">
            <text:p>25670535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5-22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64493" calcext:value-type="float">
            <text:p>26764493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0-9-1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15725" calcext:value-type="float">
            <text:p>347157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eball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6-16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61026" calcext:value-type="float">
            <text:p>22061026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Catal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5-5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65058" calcext:value-type="float">
            <text:p>20065058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Ca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3-4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5073" calcext:value-type="float">
            <text:p>11055073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4-18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36552" calcext:value-type="float">
            <text:p>19736552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ast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8-23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910940" calcext:value-type="float">
            <text:p>18910940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asarez'</text:p>
          </table:table-cell>
          <table:table-cell office:value-type="string" calcext:value-type="string">
            <text:p>'Castellan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0-1-21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74382" calcext:value-type="float">
            <text:p>16874382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arter'</text:p>
          </table:table-cell>
          <table:table-cell office:value-type="string" calcext:value-type="string">
            <text:p>'Castan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9-9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665583" calcext:value-type="float">
            <text:p>2366558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Castan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4-3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00455" calcext:value-type="float">
            <text:p>1000045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arrion'</text:p>
          </table:table-cell>
          <table:table-cell office:value-type="string" calcext:value-type="string">
            <text:p>'Castan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11-10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38721" calcext:value-type="float">
            <text:p>32238721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ill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4-10-4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52338" calcext:value-type="float">
            <text:p>24352338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ano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1-12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41924" calcext:value-type="float">
            <text:p>28041924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rrera'</text:p>
          </table:table-cell>
          <table:table-cell office:value-type="string" calcext:value-type="string">
            <text:p>'Cartag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2-5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82153" calcext:value-type="float">
            <text:p>20882153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Guadalupe'</text:p>
          </table:table-cell>
          <table:table-cell table:number-columns-repeated="2" office:value-type="string" calcext:value-type="string">
            <text:p>'Carre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12-15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39104" calcext:value-type="float">
            <text:p>29139104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Carran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2-26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54387" calcext:value-type="float">
            <text:p>32154387</text:p>
          </table:table-cell>
          <table:table-cell office:value-type="string" calcext:value-type="string">
            <text:p>'Ovidia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3-1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68232" calcext:value-type="float">
            <text:p>29668232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1-18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73241" calcext:value-type="float">
            <text:p>22573241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l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8-7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975094" calcext:value-type="float">
            <text:p>30975094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d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4-6-1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26862" calcext:value-type="float">
            <text:p>1352686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dil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aba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9-12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504761" calcext:value-type="float">
            <text:p>24504761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tu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4-6-26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66052" calcext:value-type="float">
            <text:p>24466052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delar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5-18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312690" calcext:value-type="float">
            <text:p>15312690</text:p>
          </table:table-cell>
          <table:table-cell office:value-type="string" calcext:value-type="string">
            <text:p>'Paloma'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Camp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4-1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943448" calcext:value-type="float">
            <text:p>14943448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Campbe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3-7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68221" calcext:value-type="float">
            <text:p>1236822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Camar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2-7-5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382296" calcext:value-type="float">
            <text:p>34382296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2-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25187" calcext:value-type="float">
            <text:p>16825187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Campos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5-1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91487" calcext:value-type="float">
            <text:p>21091487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0-2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67701" calcext:value-type="float">
            <text:p>20167701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Ada'</text:p>
          </table:table-cell>
          <table:table-cell table:number-columns-repeated="2" office:value-type="string" calcext:value-type="string">
            <text:p>'Calde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6-4-9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22698" calcext:value-type="float">
            <text:p>12022698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Ashley'</text:p>
          </table:table-cell>
          <table:table-cell table:number-columns-repeated="2" office:value-type="string" calcext:value-type="string">
            <text:p>'Cald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7-9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01933" calcext:value-type="float">
            <text:p>16301933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Cabrer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28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34525" calcext:value-type="float">
            <text:p>14634525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Cabra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10-17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730110" calcext:value-type="float">
            <text:p>23730110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aball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4-10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069727" calcext:value-type="float">
            <text:p>32069727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Yovanni'</text:p>
          </table:table-cell>
          <table:table-cell table:number-columns-repeated="2" office:value-type="string" calcext:value-type="string">
            <text:p>'Caball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0-7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17797" calcext:value-type="float">
            <text:p>20217797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Caball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6-5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17862" calcext:value-type="float">
            <text:p>1581786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4-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231944" calcext:value-type="float">
            <text:p>1423194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7-24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45820" calcext:value-type="float">
            <text:p>16945820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9-24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281917" calcext:value-type="float">
            <text:p>28281917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Bust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4-2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68176" calcext:value-type="float">
            <text:p>33068176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Burg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8-4-2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261994" calcext:value-type="float">
            <text:p>15261994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ito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3-5-22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92619" calcext:value-type="float">
            <text:p>22592619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Briones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12-11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681788" calcext:value-type="float">
            <text:p>2768178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4-22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94917" calcext:value-type="float">
            <text:p>25294917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ote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3-20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41180" calcext:value-type="float">
            <text:p>26541180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Bojorqu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10-13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07371" calcext:value-type="float">
            <text:p>21007371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Blanco'</text:p>
          </table:table-cell>
          <table:table-cell office:value-type="string" calcext:value-type="string">
            <text:p>'Bocaneg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10-6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45172" calcext:value-type="float">
            <text:p>16645172</text:p>
          </table:table-cell>
          <table:table-cell office:value-type="string" calcext:value-type="string">
            <text:p>'Regie'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Bianco'</text:p>
          </table:table-cell>
          <table:table-cell office:value-type="string" calcext:value-type="string">
            <text:p>'Bocaneg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2-28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41701" calcext:value-type="float">
            <text:p>12141701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Bernal'</text:p>
          </table:table-cell>
          <table:table-cell office:value-type="string" calcext:value-type="string">
            <text:p>'Blanc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12-3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75162" calcext:value-type="float">
            <text:p>21975162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ianc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4-7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187814" calcext:value-type="float">
            <text:p>34187814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ermu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3-7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23844" calcext:value-type="float">
            <text:p>10923844</text:p>
          </table:table-cell>
          <table:table-cell office:value-type="string" calcext:value-type="string">
            <text:p>'Rocio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Bermud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12-1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12942" calcext:value-type="float">
            <text:p>12212942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Beltr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1-2-12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48018" calcext:value-type="float">
            <text:p>18048018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Becer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3-3-26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15424" calcext:value-type="float">
            <text:p>2471542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Batis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5-2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23754" calcext:value-type="float">
            <text:p>2402375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ri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6-25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310481" calcext:value-type="float">
            <text:p>20310481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arc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11-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365782" calcext:value-type="float">
            <text:p>29365782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11-17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900024" calcext:value-type="float">
            <text:p>13900024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1-9-21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54486" calcext:value-type="float">
            <text:p>29554486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azan'</text:p>
          </table:table-cell>
          <table:table-cell office:value-type="string" calcext:value-type="string">
            <text:p>'Barbo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6-17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215274" calcext:value-type="float">
            <text:p>21215274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Barbo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6-11-5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0593" calcext:value-type="float">
            <text:p>1906059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Baraj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11-18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93162" calcext:value-type="float">
            <text:p>2439316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Baraho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7-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59435" calcext:value-type="float">
            <text:p>13259435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Balder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4-2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93772" calcext:value-type="float">
            <text:p>2259377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Barboza'</text:p>
          </table:table-cell>
          <table:table-cell office:value-type="string" calcext:value-type="string">
            <text:p>'Bailey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0-11-1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610259" calcext:value-type="float">
            <text:p>33610259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20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49536" calcext:value-type="float">
            <text:p>20949536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3-4-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39390" calcext:value-type="float">
            <text:p>19639390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9-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34882" calcext:value-type="float">
            <text:p>16634882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Barba'</text:p>
          </table:table-cell>
          <table:table-cell office:value-type="string" calcext:value-type="string">
            <text:p>'Ba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5-12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67873" calcext:value-type="float">
            <text:p>24067873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Ba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6-21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47085" calcext:value-type="float">
            <text:p>20047085</text:p>
          </table:table-cell>
          <table:table-cell office:value-type="string" calcext:value-type="string">
            <text:p>'Samant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Ba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5-2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45439" calcext:value-type="float">
            <text:p>29145439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aker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8-12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50938" calcext:value-type="float">
            <text:p>29950938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5-28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512619" calcext:value-type="float">
            <text:p>19512619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9-10-27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26184" calcext:value-type="float">
            <text:p>32626184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eciliano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Avi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76710" calcext:value-type="float">
            <text:p>34476710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vi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2-4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21293" calcext:value-type="float">
            <text:p>25621293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Avi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9-1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172736" calcext:value-type="float">
            <text:p>18172736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scenc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5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955431" calcext:value-type="float">
            <text:p>17955431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rroy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1-11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102125" calcext:value-type="float">
            <text:p>16102125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2-9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02154" calcext:value-type="float">
            <text:p>15802154</text:p>
          </table:table-cell>
          <table:table-cell office:value-type="string" calcext:value-type="string">
            <text:p>'Silvi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8-2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857935" calcext:value-type="float">
            <text:p>33857935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don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8-12-13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69127" calcext:value-type="float">
            <text:p>10969127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Armendari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9-2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072384" calcext:value-type="float">
            <text:p>27072384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A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8-5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31871" calcext:value-type="float">
            <text:p>29231871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Patricio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9-17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6720" calcext:value-type="float">
            <text:p>24226720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5-16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038628" calcext:value-type="float">
            <text:p>34038628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Argue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6-9-25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39526" calcext:value-type="float">
            <text:p>16839526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eva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9-20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18668" calcext:value-type="float">
            <text:p>20818668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c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2-2-28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29224" calcext:value-type="float">
            <text:p>18829224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Armenta'</text:p>
          </table:table-cell>
          <table:table-cell office:value-type="string" calcext:value-type="string">
            <text:p>'Arau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10-10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68228" calcext:value-type="float">
            <text:p>17368228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Armendariz'</text:p>
          </table:table-cell>
          <table:table-cell office:value-type="string" calcext:value-type="string">
            <text:p>'Arau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8-27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37400" calcext:value-type="float">
            <text:p>28737400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enas'</text:p>
          </table:table-cell>
          <table:table-cell office:value-type="string" calcext:value-type="string">
            <text:p>'Arang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2-1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32735" calcext:value-type="float">
            <text:p>1703273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rai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12-23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672031" calcext:value-type="float">
            <text:p>2867203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paric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0-10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74751" calcext:value-type="float">
            <text:p>2387475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Aparic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3-5-18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85802" calcext:value-type="float">
            <text:p>14585802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Arango'</text:p>
          </table:table-cell>
          <table:table-cell office:value-type="string" calcext:value-type="string">
            <text:p>'Anton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11-2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559174" calcext:value-type="float">
            <text:p>17559174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Arana'</text:p>
          </table:table-cell>
          <table:table-cell office:value-type="string" calcext:value-type="string">
            <text:p>'Anton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-22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33676" calcext:value-type="float">
            <text:p>20733676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Anguia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0-1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56030" calcext:value-type="float">
            <text:p>14656030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gel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6-2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759825" calcext:value-type="float">
            <text:p>21759825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12-6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170015" calcext:value-type="float">
            <text:p>34170015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10-27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78617" calcext:value-type="float">
            <text:p>31178617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Antunez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5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44756" calcext:value-type="float">
            <text:p>29944756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8-18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93974" calcext:value-type="float">
            <text:p>30693974</text:p>
          </table:table-cell>
          <table:table-cell office:value-type="string" calcext:value-type="string">
            <text:p>'Valeri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mezc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-7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05972" calcext:value-type="float">
            <text:p>2310597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ezc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12-2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72162" calcext:value-type="float">
            <text:p>3457216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ay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9-21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015159" calcext:value-type="float">
            <text:p>25015159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y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2-18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544494" calcext:value-type="float">
            <text:p>3054449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9-1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929854" calcext:value-type="float">
            <text:p>1892985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Amad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9-1-5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59857" calcext:value-type="float">
            <text:p>2795985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Andrade'</text:p>
          </table:table-cell>
          <table:table-cell office:value-type="string" calcext:value-type="string">
            <text:p>'Amad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2-2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82082" calcext:value-type="float">
            <text:p>1928208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Anderson'</text:p>
          </table:table-cell>
          <table:table-cell office:value-type="string" calcext:value-type="string">
            <text:p>'Alvaren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12-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470231" calcext:value-type="float">
            <text:p>28470231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Anaya'</text:p>
          </table:table-cell>
          <table:table-cell office:value-type="string" calcext:value-type="string">
            <text:p>'Alvareng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2-10-22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06934" calcext:value-type="float">
            <text:p>30306934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Alons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5-3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45570" calcext:value-type="float">
            <text:p>1224557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Almei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1-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24548" calcext:value-type="float">
            <text:p>30824548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lmaz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6-16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47285" calcext:value-type="float">
            <text:p>34747285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Alman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2-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170326" calcext:value-type="float">
            <text:p>15170326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Almagu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2-4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960929" calcext:value-type="float">
            <text:p>19960929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Alfon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4-1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251331" calcext:value-type="float">
            <text:p>2625133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xande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12-7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36101" calcext:value-type="float">
            <text:p>2103610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m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12-5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59012" calcext:value-type="float">
            <text:p>30159012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6-28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40898" calcext:value-type="float">
            <text:p>20040898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andr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5-21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22535" calcext:value-type="float">
            <text:p>27922535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egr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8-23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64273" calcext:value-type="float">
            <text:p>25464273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canta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16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07204" calcext:value-type="float">
            <text:p>10107204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Almaraz'</text:p>
          </table:table-cell>
          <table:table-cell office:value-type="string" calcext:value-type="string">
            <text:p>'Alcanta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2-8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882663" calcext:value-type="float">
            <text:p>14882663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Alicea'</text:p>
          </table:table-cell>
          <table:table-cell office:value-type="string" calcext:value-type="string">
            <text:p>'Alcanta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7-3-5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15328" calcext:value-type="float">
            <text:p>1461532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nta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7-22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90234" calcext:value-type="float">
            <text:p>21990234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5-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51251" calcext:value-type="float">
            <text:p>23451251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lejo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10-2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480233" calcext:value-type="float">
            <text:p>1648023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Aldana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8-10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784659" calcext:value-type="float">
            <text:p>27784659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11-1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886853" calcext:value-type="float">
            <text:p>218868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Sara'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Alarc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8-7-24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116753" calcext:value-type="float">
            <text:p>161167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Aguirr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10-8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81016" calcext:value-type="float">
            <text:p>19781016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Aguil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11-11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82097" calcext:value-type="float">
            <text:p>16882097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frica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Aguil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0-3-1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50464" calcext:value-type="float">
            <text:p>10650464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Sol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Agu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5-3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33638" calcext:value-type="float">
            <text:p>20933638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Aguay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2-4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56694" calcext:value-type="float">
            <text:p>1685669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Adam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6-22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8914" calcext:value-type="float">
            <text:p>1906891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cu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3-16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94243" calcext:value-type="float">
            <text:p>23494243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Acev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-26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50601" calcext:value-type="float">
            <text:p>10550601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Emilia'</text:p>
          </table:table-cell>
          <table:table-cell table:number-columns-repeated="2" office:value-type="string" calcext:value-type="string">
            <text:p>'Abarc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10-9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 table:number-rows-repeated="10479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SONAL_INTELIGENCIA" table:style-name="ta2">
        <table:table-column table:style-name="co7" table:default-cell-style-name="Default"/>
        <table:table-column table:style-name="co8" table:default-cell-style-name="ce20"/>
        <table:table-column table:style-name="co9" table:default-cell-style-name="Default"/>
        <table:table-column table:style-name="co10" table:default-cell-style-name="ce24"/>
        <table:table-column table:style-name="co8" table:default-cell-style-name="ce25"/>
        <table:table-column table:style-name="co11" table:default-cell-style-name="ce30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18" table:number-columns-repeated="2" table:default-cell-style-name="ce49"/>
        <table:table-column table:style-name="co19" table:default-cell-style-name="ce49"/>
        <table:table-column table:style-name="co10" table:default-cell-style-name="ce49"/>
        <table:table-column table:style-name="co20" table:default-cell-style-name="ce49"/>
        <table:table-column table:style-name="co21" table:default-cell-style-name="ce49"/>
        <table:table-column table:style-name="co17" table:default-cell-style-name="ce49"/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default-cell-style-name="ce62"/>
        <table:table-column table:style-name="co27" table:default-cell-style-name="ce62"/>
        <table:table-column table:style-name="co28" table:default-cell-style-name="ce49"/>
        <table:table-column table:style-name="co13" table:default-cell-style-name="ce49"/>
        <table:table-column table:style-name="co29" table:default-cell-style-name="ce49"/>
        <table:table-column table:style-name="co30" table:default-cell-style-name="ce49"/>
        <table:table-column table:style-name="co31" table:default-cell-style-name="ce49"/>
        <table:table-column table:style-name="co32" table:number-columns-repeated="2" table:default-cell-style-name="ce49"/>
        <table:table-column table:style-name="co19" table:default-cell-style-name="ce49"/>
        <table:table-column table:style-name="co33" table:default-cell-style-name="ce49"/>
        <table:table-column table:style-name="co28" table:default-cell-style-name="ce49"/>
        <table:table-column table:style-name="co20" table:default-cell-style-name="ce49"/>
        <table:table-column table:style-name="co14" table:default-cell-style-name="ce49"/>
        <table:table-column table:style-name="co34" table:default-cell-style-name="ce49"/>
        <table:table-column table:style-name="co25" table:default-cell-style-name="ce49"/>
        <table:table-column table:style-name="co26" table:default-cell-style-name="ce49"/>
        <table:table-column table:style-name="co35" table:default-cell-style-name="ce49"/>
        <table:table-column table:style-name="co33" table:default-cell-style-name="ce49"/>
        <table:table-column table:style-name="co35" table:default-cell-style-name="ce49"/>
        <table:table-column table:style-name="co36" table:default-cell-style-name="ce49"/>
        <table:table-column table:style-name="co14" table:default-cell-style-name="ce49"/>
        <table:table-column table:style-name="co34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28" table:default-cell-style-name="ce49"/>
        <table:table-column table:style-name="co27" table:default-cell-style-name="ce49"/>
        <table:table-column table:style-name="co28" table:default-cell-style-name="ce49"/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40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14" table:number-columns-repeated="961" table:default-cell-style-name="Default"/>
        <table:table-row table:style-name="ro2" table:number-rows-repeated="2">
          <table:table-cell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2" office:value-type="string" calcext:value-type="string">
            <text:p>fk_estacion</text:p>
          </table:table-cell>
          <table:table-cell table:style-name="ce22" office:value-type="string" calcext:value-type="string">
            <text:p>fk_oficina_principal</text:p>
          </table:table-cell>
          <table:table-cell table:style-name="ce2" office:value-type="string" calcext:value-type="string">
            <text:p>fk_empleado_jefe</text:p>
          </table:table-cell>
          <table:table-cell table:style-name="ce2" office:value-type="string" calcext:value-type="string">
            <text:p>fk_lugar</text:p>
          </table:table-cell>
          <table:table-cell/>
          <table:table-cell table:style-name="ce25"/>
          <table:table-cell office:value-type="string" calcext:value-type="string">
            <text:p>id</text:p>
          </table:table-cell>
          <table:table-cell table:style-name="ce40"/>
          <table:table-cell/>
          <table:table-cell table:style-name="ce63" office:value-type="string" calcext:value-type="string">
            <text:p>primer_nombre</text:p>
          </table:table-cell>
          <table:table-cell table:style-name="ce63" office:value-type="string" calcext:value-type="string">
            <text:p>segundo_nombre</text:p>
          </table:table-cell>
          <table:table-cell table:style-name="ce63" office:value-type="string" calcext:value-type="string">
            <text:p>primer_apellido</text:p>
          </table:table-cell>
          <table:table-cell table:style-name="ce63" office:value-type="string" calcext:value-type="string">
            <text:p>segundo_apellido</text:p>
          </table:table-cell>
          <table:table-cell table:style-name="ce40" office:value-type="string" calcext:value-type="string">
            <text:p>fecha_nacimiento</text:p>
          </table:table-cell>
          <table:table-cell table:style-name="ce40" office:value-type="string" calcext:value-type="string">
            <text:p>altura_cm</text:p>
          </table:table-cell>
          <table:table-cell table:style-name="ce40" office:value-type="string" calcext:value-type="string">
            <text:p>peso_kg</text:p>
          </table:table-cell>
          <table:table-cell table:style-name="ce40" office:value-type="string" calcext:value-type="string">
            <text:p>color_ojos</text:p>
          </table:table-cell>
          <table:table-cell table:style-name="ce40" office:value-type="string" calcext:value-type="string">
            <text:p>vision</text:p>
          </table:table-cell>
          <table:table-cell table:style-name="ce40" office:value-type="string" calcext:value-type="string">
            <text:p>class_seguridad</text:p>
          </table:table-cell>
          <table:table-cell table:style-name="ce40" office:value-type="string" calcext:value-type="string">
            <text:p>foto</text:p>
          </table:table-cell>
          <table:table-cell table:style-name="ce40" office:value-type="string" calcext:value-type="string">
            <text:p>huella_digital</text:p>
          </table:table-cell>
          <table:table-cell table:style-name="ce40" office:value-type="string" calcext:value-type="string">
            <text:p>huella_retina</text:p>
          </table:table-cell>
          <table:table-cell table:style-name="ce40" office:value-type="string" calcext:value-type="string" table:number-columns-spanned="2" table:number-rows-spanned="1">
            <text:p>telefono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licencia_manejo</text:p>
          </table:table-cell>
          <table:covered-table-cell table:style-name="ce63"/>
          <table:table-cell table:style-name="ce63" office:value-type="string" calcext:value-type="string" table:number-columns-spanned="6" table:number-rows-spanned="1">
            <text:p>idiomas</text:p>
          </table:table-cell>
          <table:covered-table-cell table:number-columns-repeated="5" table:style-name="ce63"/>
          <table:table-cell table:style-name="ce63" office:value-type="string" calcext:value-type="string" table:number-columns-spanned="8" table:number-rows-spanned="1">
            <text:p>familiares</text:p>
          </table:table-cell>
          <table:covered-table-cell table:number-columns-repeated="7" table:style-name="ce63"/>
          <table:table-cell table:style-name="ce63" office:value-type="string" calcext:value-type="string" table:number-columns-spanned="8" table:number-rows-spanned="1">
            <text:p>Familiares 2</text:p>
          </table:table-cell>
          <table:covered-table-cell table:number-columns-repeated="7" table:style-name="ce63"/>
          <table:table-cell table:style-name="ce63" office:value-type="string" calcext:value-type="string" table:number-columns-spanned="2" table:number-rows-spanned="1">
            <text:p>identificaciones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Identificaciones 2</text:p>
          </table:table-cell>
          <table:covered-table-cell table:style-name="ce63"/>
          <table:table-cell table:style-name="ce63" office:value-type="string" calcext:value-type="string" table:number-columns-spanned="3" table:number-rows-spanned="1">
            <text:p>nivel_educativo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nivel_educativo2</text:p>
          </table:table-cell>
          <table:covered-table-cell table:number-columns-repeated="2" table:style-name="ce63"/>
          <table:table-cell table:style-name="ce63" office:value-type="string" calcext:value-type="string">
            <text:p>fk_lugar_ciudad</text:p>
          </table:table-cell>
          <table:table-cell table:style-name="ce40"/>
          <table:table-cell table:style-name="ce40" office:value-type="string" calcext:value-type="string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 </text:p>
          </table:table-cell>
          <table:table-cell table:style-name="ce46" table:number-columns-repeated="951"/>
          <table:table-cell table:number-columns-repeated="10"/>
        </table:table-row>
        <table:table-row table:style-name="ro2">
          <table:table-cell table:style-name="ce14" table:formula="of:=[.D4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4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lorentin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eredia'</text:p>
          </table:table-cell>
          <table:table-cell table:style-name="ce53" office:value-type="string" calcext:value-type="string">
            <text:p>1993-03-05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9465469" calcext:value-type="float">
            <text:p>9465469</text:p>
          </table:table-cell>
          <table:table-cell table:formula="of:=RANDBETWEEN(10000000;99999999)" office:value-type="float" office:value="10491045" calcext:value-type="float">
            <text:p>1049104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Candelaria'</text:p>
          </table:table-cell>
          <table:table-cell table:style-name="ce53" office:value-type="string" calcext:value-type="string">
            <text:p>1960-06-01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3531915" calcext:value-type="float">
            <text:p>3531915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Estrada'</text:p>
          </table:table-cell>
          <table:table-cell table:style-name="ce53" office:value-type="string" calcext:value-type="string">
            <text:p>1960-06-01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7087268" calcext:value-type="float">
            <text:p>7087268</text:p>
          </table:table-cell>
          <table:table-cell table:style-name="ce62" table:formula="of:=RANDBETWEEN(10000000;100000000)" office:value-type="float" office:value="21731032" calcext:value-type="float">
            <text:p>21731032</text:p>
          </table:table-cell>
          <table:table-cell table:formula="of:=[.F4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4]" office:value-type="float" office:value="10" calcext:value-type="float">
            <text:p>10</text:p>
          </table:table-cell>
          <table:table-cell/>
          <table:table-cell table:style-name="ce70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9465469) ,ROW('10491045','Argentina'),ARRAY['inglés','árabe','portugués','francés','null','null']::varchar(50)[], ARRAY[ ROW('Araceli',null,'Alcantara','Candelaria','1960-06-01','tío',ROW(58,4143531915) ), ROW('Calixtrato','Vicente','Quintanilla','Estrada','1960-06-01','hermano',ROW(58,4147087268) )]::familiar_ty[], ARRAY[ ROW('21731032','Irlanda'),row('null','null') ]::identificacion_ty[], ARRAY[ ROW('Economía','Máster','Finanzas'), ROW('null','null','null') ]::nivel_educativo_ty[],null,'10')," calcext:value-type="string">
            <text:p>('Florentina','Mariluz','Landa','Heredia','1993-03-05',175,74,'verde claro','20/25','top_secret','personal_inteligencia_data/foto.png','personal_inteligencia_data/huella_digital.png','personal_inteligencia_data/huella_retina.png',ROW(58,4149465469) ,ROW('10491045','Argentina'),ARRAY['inglés','árabe','portugués','francés','null','null']::varchar(50)[], ARRAY[ ROW('Araceli',null,'Alcantara','Candelaria','1960-06-01','tío',ROW(58,4143531915) ), ROW('Calixtrato','Vicente','Quintanilla','Estrada','1960-06-01','hermano',ROW(58,4147087268) )]::familiar_ty[], ARRAY[ ROW('21731032','Irlanda'),row('null','null') ]::identificacion_ty[], ARRAY[ ROW('Economía','Máster','Finanzas'), ROW('null','null','null') ]::nivel_educativo_ty[],null,'10'),</text:p>
          </table:table-cell>
          <table:table-cell table:number-columns-repeated="961"/>
        </table:table-row>
        <table:table-row table:style-name="ro2">
          <table:table-cell table:style-name="ce14" table:formula="of:=[.D5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5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Aguilera'</text:p>
          </table:table-cell>
          <table:table-cell table:style-name="ce53" office:value-type="string" calcext:value-type="string">
            <text:p>2000-10-30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224774" calcext:value-type="float">
            <text:p>9224774</text:p>
          </table:table-cell>
          <table:table-cell table:formula="of:=RANDBETWEEN(10000000;99999999)" office:value-type="float" office:value="47965757" calcext:value-type="float">
            <text:p>4796575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Soria'</text:p>
          </table:table-cell>
          <table:table-cell table:style-name="ce53" office:value-type="string" calcext:value-type="string">
            <text:p>1950-05-20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2665562" calcext:value-type="float">
            <text:p>2665562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Alvarenga'</text:p>
          </table:table-cell>
          <table:table-cell table:style-name="ce53" office:value-type="string" calcext:value-type="string">
            <text:p>1950-05-20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4571215" calcext:value-type="float">
            <text:p>4571215</text:p>
          </table:table-cell>
          <table:table-cell table:style-name="ce62" table:formula="of:=RANDBETWEEN(10000000;100000000)" office:value-type="float" office:value="88658812" calcext:value-type="float">
            <text:p>88658812</text:p>
          </table:table-cell>
          <table:table-cell table:formula="of:=[.F5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]" office:value-type="float" office:value="10" calcext:value-type="float">
            <text:p>10</text:p>
          </table:table-cell>
          <table:table-cell/>
          <table:table-cell table:style-name="ce71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9224774) ,ROW('47965757','Groenlandia'),ARRAY['inglés','árabe','portugués','francés','null','null']::varchar(50)[], ARRAY[ ROW('Cecilio',null,'Maravilla','Soria','1950-05-20','hermano',ROW(58,2342665562) ), ROW('Ramon','Cesar','Soliz','Alvarenga','1950-05-20','madre',ROW(58,2344571215) )]::familiar_ty[], ARRAY[ ROW('88658812','Irlanda'),row('null','null') ]::identificacion_ty[], ARRAY[ ROW('Ingeniería Informática','null','null'), ROW('Enfermería','null','null') ]::nivel_educativo_ty[],null,'10')," calcext:value-type="string">
            <text:p>('Constancia',null,'Oviedo','Aguilera','2000-10-30',180,82,'marrón oscuro','20/63','no_clasificado','personal_inteligencia_data/foto.png','personal_inteligencia_data/huella_digital.png','personal_inteligencia_data/huella_retina.png',ROW(58,2129224774) ,ROW('47965757','Groenlandia'),ARRAY['inglés','árabe','portugués','francés','null','null']::varchar(50)[], ARRAY[ ROW('Cecilio',null,'Maravilla','Soria','1950-05-20','hermano',ROW(58,2342665562) ), ROW('Ramon','Cesar','Soliz','Alvarenga','1950-05-20','madre',ROW(58,2344571215) )]::familiar_ty[], ARRAY[ ROW('88658812','Irlanda'),row('null','null') ]::identificacion_ty[], ARRAY[ ROW('Ingeniería Informática','null','null'), ROW('Enfermería','null','null') ]::nivel_educativo_ty[],null,'10'),</text:p>
          </table:table-cell>
          <table:table-cell table:number-columns-repeated="961"/>
        </table:table-row>
        <table:table-row table:style-name="ro2">
          <table:table-cell table:style-name="ce14" table:formula="of:=[.D6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6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ibertad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ornejo'</text:p>
          </table:table-cell>
          <table:table-cell table:style-name="ce53" office:value-type="string" calcext:value-type="string">
            <text:p>1998-11-21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7380135" calcext:value-type="float">
            <text:p>7380135</text:p>
          </table:table-cell>
          <table:table-cell table:formula="of:=RANDBETWEEN(10000000;99999999)" office:value-type="float" office:value="56766011" calcext:value-type="float">
            <text:p>5676601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Curiel'</text:p>
          </table:table-cell>
          <table:table-cell table:style-name="ce53" office:value-type="string" calcext:value-type="string">
            <text:p>1949-10-23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518260" calcext:value-type="float">
            <text:p>1518260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Arguello'</text:p>
          </table:table-cell>
          <table:table-cell table:style-name="ce53" office:value-type="string" calcext:value-type="string">
            <text:p>1949-10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351371" calcext:value-type="float">
            <text:p>3351371</text:p>
          </table:table-cell>
          <table:table-cell table:style-name="ce62" table:formula="of:=RANDBETWEEN(10000000;100000000)" office:value-type="float" office:value="27621556" calcext:value-type="float">
            <text:p>27621556</text:p>
          </table:table-cell>
          <table:table-cell table:formula="of:=[.F6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]" office:value-type="float" office:value="10" calcext:value-type="float">
            <text:p>10</text:p>
          </table:table-cell>
          <table:table-cell/>
          <table:table-cell table:style-name="ce71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7380135) ,ROW('56766011','Irlanda'),ARRAY['español','inglés','portugués','francés','null','null']::varchar(50)[], ARRAY[ ROW('Jesus','Juliano','Gallegos','Curiel','1949-10-23','padre',ROW(58,2121518260) ), ROW('Fabian','Benjamin','Jara','Arguello','1949-10-23','hermano',ROW(58,2123351371) )]::familiar_ty[], ARRAY[ ROW('27621556','Irlanda'),row('null','null') ]::identificacion_ty[], ARRAY[ ROW('Comunicación','null','null'), ROW('Ingeniería Informática','null','null') ]::nivel_educativo_ty[],null,'10')," calcext:value-type="string">
            <text:p>('Libertad','Virginia','Casas','Cornejo','1998-11-21',177,66,'verde oscuro','20/25','confidencial','personal_inteligencia_data/foto.png','personal_inteligencia_data/huella_digital.png','personal_inteligencia_data/huella_retina.png',ROW(58,4147380135) ,ROW('56766011','Irlanda'),ARRAY['español','inglés','portugués','francés','null','null']::varchar(50)[], ARRAY[ ROW('Jesus','Juliano','Gallegos','Curiel','1949-10-23','padre',ROW(58,2121518260) ), ROW('Fabian','Benjamin','Jara','Arguello','1949-10-23','hermano',ROW(58,2123351371) )]::familiar_ty[], ARRAY[ ROW('27621556','Irlanda'),row('null','null') ]::identificacion_ty[], ARRAY[ ROW('Comunicación','null','null'), ROW('Ingeniería Informática','null','null') ]::nivel_educativo_ty[],null,'10'),</text:p>
          </table:table-cell>
          <table:table-cell table:number-columns-repeated="961"/>
        </table:table-row>
        <table:table-row table:style-name="ro2">
          <table:table-cell table:style-name="ce14" table:formula="of:=[.D7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7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eodor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Armendariz'</text:p>
          </table:table-cell>
          <table:table-cell table:style-name="ce53" office:value-type="string" calcext:value-type="string">
            <text:p>1997-12-15</text:p>
          </table:table-cell>
          <table:table-cell table:style-name="ce55" table:formula="of:=ROUND(RAND()*40+150 )" office:value-type="float" office:value="185" calcext:value-type="float">
            <text:p>185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8152575" calcext:value-type="float">
            <text:p>8152575</text:p>
          </table:table-cell>
          <table:table-cell table:formula="of:=RANDBETWEEN(10000000;99999999)" office:value-type="float" office:value="41411890" calcext:value-type="float">
            <text:p>4141189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Cordova'</text:p>
          </table:table-cell>
          <table:table-cell table:style-name="ce53" office:value-type="string" calcext:value-type="string">
            <text:p>1973-11-1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9583664" calcext:value-type="float">
            <text:p>9583664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Barrios'</text:p>
          </table:table-cell>
          <table:table-cell table:style-name="ce53" office:value-type="string" calcext:value-type="string">
            <text:p>1973-11-14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4943122" calcext:value-type="float">
            <text:p>4943122</text:p>
          </table:table-cell>
          <table:table-cell table:style-name="ce62" table:formula="of:=RANDBETWEEN(10000000;100000000)" office:value-type="float" office:value="31579775" calcext:value-type="float">
            <text:p>31579775</text:p>
          </table:table-cell>
          <table:table-cell table:formula="of:=[.F7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7]" office:value-type="float" office:value="10" calcext:value-type="float">
            <text:p>10</text:p>
          </table:table-cell>
          <table:table-cell/>
          <table:table-cell table:style-name="ce71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8152575) ,ROW('41411890','Uganda'),ARRAY['inglés','árabe','portugués','francés','null','null']::varchar(50)[], ARRAY[ ROW('Fermin',null,'Figueroa','Cordova','1973-11-14','madre',ROW(58,2819583664) ), ROW('Hugo',null,'Serrato','Barrios','1973-11-14','abuelo',ROW(58,2814943122) )]::familiar_ty[], ARRAY[ ROW('31579775','Irlanda'),row('null','null') ]::identificacion_ty[], ARRAY[ ROW('Criminología','null','null'), ROW('null','null','null') ]::nivel_educativo_ty[],null,'10')," calcext:value-type="string">
            <text:p>('Teodora','Abigail','Nolasco','Armendariz','1997-12-15',185,78,'azul claro','20/25','confidencial','personal_inteligencia_data/foto.png','personal_inteligencia_data/huella_digital.png','personal_inteligencia_data/huella_retina.png',ROW(58,2818152575) ,ROW('41411890','Uganda'),ARRAY['inglés','árabe','portugués','francés','null','null']::varchar(50)[], ARRAY[ ROW('Fermin',null,'Figueroa','Cordova','1973-11-14','madre',ROW(58,2819583664) ), ROW('Hugo',null,'Serrato','Barrios','1973-11-14','abuelo',ROW(58,2814943122) )]::familiar_ty[], ARRAY[ ROW('31579775','Irlanda'),row('null','null') ]::identificacion_ty[], ARRAY[ ROW('Criminología','null','null'), ROW('null','null','null') ]::nivel_educativo_ty[],null,'10'),</text:p>
          </table:table-cell>
          <table:table-cell table:number-columns-repeated="961"/>
        </table:table-row>
        <table:table-row table:style-name="ro2">
          <table:table-cell table:style-name="ce14" table:formula="of:=[.D8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8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Valentin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Tello'</text:p>
          </table:table-cell>
          <table:table-cell table:style-name="ce53" office:value-type="string" calcext:value-type="string">
            <text:p>1993-08-25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3633901" calcext:value-type="float">
            <text:p>3633901</text:p>
          </table:table-cell>
          <table:table-cell table:formula="of:=RANDBETWEEN(10000000;99999999)" office:value-type="float" office:value="93116480" calcext:value-type="float">
            <text:p>9311648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Ruano'</text:p>
          </table:table-cell>
          <table:table-cell table:style-name="ce53" office:value-type="string" calcext:value-type="string">
            <text:p>1962-10-1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538436" calcext:value-type="float">
            <text:p>1538436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Casillas'</text:p>
          </table:table-cell>
          <table:table-cell table:style-name="ce53" office:value-type="string" calcext:value-type="string">
            <text:p>1962-10-16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487910" calcext:value-type="float">
            <text:p>1487910</text:p>
          </table:table-cell>
          <table:table-cell table:style-name="ce62" table:formula="of:=RANDBETWEEN(10000000;100000000)" office:value-type="float" office:value="28271315" calcext:value-type="float">
            <text:p>28271315</text:p>
          </table:table-cell>
          <table:table-cell table:formula="of:=[.F8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]" office:value-type="float" office:value="11" calcext:value-type="float">
            <text:p>11</text:p>
          </table:table-cell>
          <table:table-cell/>
          <table:table-cell table:style-name="ce71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3633901) ,ROW('93116480','Argentina'),ARRAY['inglés','árabe','portugués','francés','null','null']::varchar(50)[], ARRAY[ ROW('Bibiana',null,'Monge','Ruano','1962-10-16','padre',ROW(58,4121538436) ), ROW('Brandon','Constantino','Razo','Casillas','1962-10-16','abuelo',ROW(58,4121487910) )]::familiar_ty[], ARRAY[ ROW('28271315','Irlanda'),row('null','null') ]::identificacion_ty[], ARRAY[ ROW('Ingeniería Informática','Máster','Ingeniería de Datos Masivos'), ROW('null','null','null') ]::nivel_educativo_ty[],null,'11')," calcext:value-type="string">
            <text:p>('Valentin','Kevin','Machuca','Tello','1993-08-25',175,80,'verde oscuro','20/20','no_clasificado','personal_inteligencia_data/foto.png','personal_inteligencia_data/huella_digital.png','personal_inteligencia_data/huella_retina.png',ROW(58,4123633901) ,ROW('93116480','Argentina'),ARRAY['inglés','árabe','portugués','francés','null','null']::varchar(50)[], ARRAY[ ROW('Bibiana',null,'Monge','Ruano','1962-10-16','padre',ROW(58,4121538436) ), ROW('Brandon','Constantino','Razo','Casillas','1962-10-16','abuelo',ROW(58,4121487910) )]::familiar_ty[], ARRAY[ ROW('28271315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961"/>
        </table:table-row>
        <table:table-row table:style-name="ro2">
          <table:table-cell table:style-name="ce14" table:formula="of:=[.D9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9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Zuniga'</text:p>
          </table:table-cell>
          <table:table-cell office:value-type="string" calcext:value-type="string">
            <text:p>'Anderson'</text:p>
          </table:table-cell>
          <table:table-cell table:style-name="ce53" office:value-type="string" calcext:value-type="string">
            <text:p>1983-09-15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637898" calcext:value-type="float">
            <text:p>5637898</text:p>
          </table:table-cell>
          <table:table-cell table:formula="of:=RANDBETWEEN(10000000;99999999)" office:value-type="float" office:value="78335208" calcext:value-type="float">
            <text:p>7833520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edillo'</text:p>
          </table:table-cell>
          <table:table-cell table:style-name="ce53" office:value-type="string" calcext:value-type="string">
            <text:p>1953-04-1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4217674" calcext:value-type="float">
            <text:p>4217674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Villarreal'</text:p>
          </table:table-cell>
          <table:table-cell table:style-name="ce53" office:value-type="string" calcext:value-type="string">
            <text:p>1953-04-17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8181716" calcext:value-type="float">
            <text:p>8181716</text:p>
          </table:table-cell>
          <table:table-cell table:style-name="ce62" table:formula="of:=RANDBETWEEN(10000000;100000000)" office:value-type="float" office:value="97291322" calcext:value-type="float">
            <text:p>97291322</text:p>
          </table:table-cell>
          <table:table-cell table:formula="of:=[.F9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]" office:value-type="float" office:value="11" calcext:value-type="float">
            <text:p>11</text:p>
          </table:table-cell>
          <table:table-cell/>
          <table:table-cell table:style-name="ce71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5637898) ,ROW('78335208','Groenlandia'),ARRAY['inglés','árabe','portugués','francés','null','null']::varchar(50)[], ARRAY[ ROW('William',null,'Tellez','Cedillo','1953-04-17','abuelo',ROW(58,2614217674) ), ROW('Margarito','Leopoldo','Araujo','Villarreal','1953-04-17','hermano',ROW(58,2618181716) )]::familiar_ty[], ARRAY[ ROW('97291322','Irlanda'),row('null','null') ]::identificacion_ty[], ARRAY[ ROW('Comunicación','null','null'), ROW('Ciencias Sociales ','null','null') ]::nivel_educativo_ty[],null,'11')," calcext:value-type="string">
            <text:p>('Cesarino',null,'Zuniga','Anderson','1983-09-15',176,81,'verde claro','20/50','no_clasificado','personal_inteligencia_data/foto.png','personal_inteligencia_data/huella_digital.png','personal_inteligencia_data/huella_retina.png',ROW(58,4245637898) ,ROW('78335208','Groenlandia'),ARRAY['inglés','árabe','portugués','francés','null','null']::varchar(50)[], ARRAY[ ROW('William',null,'Tellez','Cedillo','1953-04-17','abuelo',ROW(58,2614217674) ), ROW('Margarito','Leopoldo','Araujo','Villarreal','1953-04-17','hermano',ROW(58,2618181716) )]::familiar_ty[], ARRAY[ ROW('97291322','Irlanda'),row('null','null') ]::identificacion_ty[], ARRAY[ ROW('Comunicación','null','null'), ROW('Ciencias Sociales ','null','null') ]::nivel_educativo_ty[],null,'11'),</text:p>
          </table:table-cell>
          <table:table-cell table:number-columns-repeated="961"/>
        </table:table-row>
        <table:table-row table:style-name="ro2">
          <table:table-cell table:style-name="ce14" table:formula="of:=[.D10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0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uno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Ornelas'</text:p>
          </table:table-cell>
          <table:table-cell table:style-name="ce53" office:value-type="string" calcext:value-type="string">
            <text:p>1998-12-03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570289" calcext:value-type="float">
            <text:p>4570289</text:p>
          </table:table-cell>
          <table:table-cell table:formula="of:=RANDBETWEEN(10000000;99999999)" office:value-type="float" office:value="61595561" calcext:value-type="float">
            <text:p>6159556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dams'</text:p>
          </table:table-cell>
          <table:table-cell table:style-name="ce53" office:value-type="string" calcext:value-type="string">
            <text:p>1950-10-03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019508" calcext:value-type="float">
            <text:p>501950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Echevarria'</text:p>
          </table:table-cell>
          <table:table-cell table:style-name="ce53" office:value-type="string" calcext:value-type="string">
            <text:p>1950-10-03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628924" calcext:value-type="float">
            <text:p>7628924</text:p>
          </table:table-cell>
          <table:table-cell table:style-name="ce62" table:formula="of:=RANDBETWEEN(10000000;100000000)" office:value-type="float" office:value="54125857" calcext:value-type="float">
            <text:p>54125857</text:p>
          </table:table-cell>
          <table:table-cell table:formula="of:=[.F10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]" office:value-type="float" office:value="11" calcext:value-type="float">
            <text:p>11</text:p>
          </table:table-cell>
          <table:table-cell/>
          <table:table-cell table:style-name="ce71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4570289) ,ROW('61595561','Irlanda'),ARRAY['español','inglés','portugués','francés','null','null']::varchar(50)[], ARRAY[ ROW('Cecilio','Owen','Alexander','Adams','1950-10-03','madre',ROW(58,4125019508) ), ROW('Juan','Felix','Najera','Echevarria','1950-10-03','abuelo',ROW(58,4127628924) )]::familiar_ty[], ARRAY[ ROW('54125857','Irlanda'),row('null','null') ]::identificacion_ty[], ARRAY[ ROW('Ingeniería Industrial','null','null'), ROW('Comunicación','null','null') ]::nivel_educativo_ty[],null,'11')," calcext:value-type="string">
            <text:p>('Bruno','Magnus','Quiroga','Ornelas','1998-12-03',177,68,'azul oscuro','20/20','no_clasificado','personal_inteligencia_data/foto.png','personal_inteligencia_data/huella_digital.png','personal_inteligencia_data/huella_retina.png',ROW(58,4124570289) ,ROW('61595561','Irlanda'),ARRAY['español','inglés','portugués','francés','null','null']::varchar(50)[], ARRAY[ ROW('Cecilio','Owen','Alexander','Adams','1950-10-03','madre',ROW(58,4125019508) ), ROW('Juan','Felix','Najera','Echevarria','1950-10-03','abuelo',ROW(58,4127628924) )]::familiar_ty[], ARRAY[ ROW('54125857','Irlanda'),row('null','null') ]::identificacion_ty[], ARRAY[ ROW('Ingeniería Industrial','null','null'), ROW('Comunicación','null','null') ]::nivel_educativo_ty[],null,'11'),</text:p>
          </table:table-cell>
          <table:table-cell table:number-columns-repeated="961"/>
        </table:table-row>
        <table:table-row table:style-name="ro2">
          <table:table-cell table:style-name="ce14" table:formula="of:=[.D11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1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ne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Roberts'</text:p>
          </table:table-cell>
          <table:table-cell table:style-name="ce53" office:value-type="string" calcext:value-type="string">
            <text:p>1999-09-14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2795929" calcext:value-type="float">
            <text:p>2795929</text:p>
          </table:table-cell>
          <table:table-cell table:formula="of:=RANDBETWEEN(10000000;99999999)" office:value-type="float" office:value="71149301" calcext:value-type="float">
            <text:p>7114930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Ward'</text:p>
          </table:table-cell>
          <table:table-cell table:style-name="ce53" office:value-type="string" calcext:value-type="string">
            <text:p>1975-10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1324399" calcext:value-type="float">
            <text:p>132439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Arias'</text:p>
          </table:table-cell>
          <table:table-cell table:style-name="ce53" office:value-type="string" calcext:value-type="string">
            <text:p>1975-10-1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986605" calcext:value-type="float">
            <text:p>5986605</text:p>
          </table:table-cell>
          <table:table-cell table:style-name="ce62" table:formula="of:=RANDBETWEEN(10000000;100000000)" office:value-type="float" office:value="15406020" calcext:value-type="float">
            <text:p>15406020</text:p>
          </table:table-cell>
          <table:table-cell table:formula="of:=[.F11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11]" office:value-type="float" office:value="11" calcext:value-type="float">
            <text:p>11</text:p>
          </table:table-cell>
          <table:table-cell/>
          <table:table-cell table:style-name="ce71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2795929) ,ROW('71149301','Uganda'),ARRAY['español','inglés','portugués','francés','null','null']::varchar(50)[], ARRAY[ ROW('Felicio',null,'Meneses','Ward','1975-10-18','hermano',ROW(58,2341324399) ), ROW('Luis',null,'Oliva','Arias','1975-10-18','primo',ROW(58,2345986605) )]::familiar_ty[], ARRAY[ ROW('15406020','Irlanda'),row('null','null') ]::identificacion_ty[], ARRAY[ ROW('Filosofía','null','null'), ROW('null','null','null') ]::nivel_educativo_ty[],null,'11')," calcext:value-type="string">
            <text:p>('Jane','Amanda','Tenorio','Roberts','1999-09-14',158,74,'azul claro','20/20','confidencial','personal_inteligencia_data/foto.png','personal_inteligencia_data/huella_digital.png','personal_inteligencia_data/huella_retina.png',ROW(58,2342795929) ,ROW('71149301','Uganda'),ARRAY['español','inglés','portugués','francés','null','null']::varchar(50)[], ARRAY[ ROW('Felicio',null,'Meneses','Ward','1975-10-18','hermano',ROW(58,2341324399) ), ROW('Luis',null,'Oliva','Arias','1975-10-18','primo',ROW(58,2345986605) )]::familiar_ty[], ARRAY[ ROW('15406020','Irlanda'),row('null','null') ]::identificacion_ty[], ARRAY[ ROW('Filosofía','null','null'), ROW('null','null','null') ]::nivel_educativo_ty[],null,'11'),</text:p>
          </table:table-cell>
          <table:table-cell table:number-columns-repeated="961"/>
        </table:table-row>
        <table:table-row table:style-name="ro2">
          <table:table-cell table:style-name="ce14" table:formula="of:=[.D12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2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Luis'</text:p>
          </table:table-cell>
          <table:table-cell table:style-name="ce53" office:value-type="string" calcext:value-type="string">
            <text:p>1994-05-26</text:p>
          </table:table-cell>
          <table:table-cell table:style-name="ce55" table:formula="of:=ROUND(RAND()*40+150 )" office:value-type="float" office:value="178" calcext:value-type="float">
            <text:p>178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836936" calcext:value-type="float">
            <text:p>8836936</text:p>
          </table:table-cell>
          <table:table-cell table:formula="of:=RANDBETWEEN(10000000;99999999)" office:value-type="float" office:value="93313410" calcext:value-type="float">
            <text:p>9331341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imon'</text:p>
          </table:table-cell>
          <table:table-cell table:style-name="ce53" office:value-type="string" calcext:value-type="string">
            <text:p>1963-06-0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980970" calcext:value-type="float">
            <text:p>9980970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Buenrostro'</text:p>
          </table:table-cell>
          <table:table-cell table:style-name="ce53" office:value-type="string" calcext:value-type="string">
            <text:p>1963-06-08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276062" calcext:value-type="float">
            <text:p>5276062</text:p>
          </table:table-cell>
          <table:table-cell table:style-name="ce62" table:formula="of:=RANDBETWEEN(10000000;100000000)" office:value-type="float" office:value="70937057" calcext:value-type="float">
            <text:p>70937057</text:p>
          </table:table-cell>
          <table:table-cell table:formula="of:=[.F12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12]" office:value-type="float" office:value="12" calcext:value-type="float">
            <text:p>12</text:p>
          </table:table-cell>
          <table:table-cell/>
          <table:table-cell table:style-name="ce71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8836936) ,ROW('93313410','Argentina'),ARRAY['inglés','árabe','portugués','francés','null','null']::varchar(50)[], ARRAY[ ROW('Gracia',null,'Sanchez','Simon','1963-06-08','madre',ROW(58,2129980970) ), ROW('Anthony','Amilcar','Tafoya','Buenrostro','1963-06-08','primo',ROW(58,2125276062) )]::familiar_ty[], ARRAY[ ROW('70937057','Irlanda'),row('null','null') ]::identificacion_ty[], ARRAY[ ROW('Comunicación','Máster','Comunicación Corporativa'), ROW('null','null','null') ]::nivel_educativo_ty[],null,'12')," calcext:value-type="string">
            <text:p>('Bienvenido','Vivaldo','Martines','Luis','1994-05-26',178,75,'azul oscuro','20/20','confidencial','personal_inteligencia_data/foto.png','personal_inteligencia_data/huella_digital.png','personal_inteligencia_data/huella_retina.png',ROW(58,2128836936) ,ROW('93313410','Argentina'),ARRAY['inglés','árabe','portugués','francés','null','null']::varchar(50)[], ARRAY[ ROW('Gracia',null,'Sanchez','Simon','1963-06-08','madre',ROW(58,2129980970) ), ROW('Anthony','Amilcar','Tafoya','Buenrostro','1963-06-08','primo',ROW(58,2125276062) )]::familiar_ty[], ARRAY[ ROW('70937057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961"/>
        </table:table-row>
        <table:table-row table:style-name="ro2">
          <table:table-cell table:style-name="ce14" table:formula="of:=[.D13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3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aler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Deltoro'</text:p>
          </table:table-cell>
          <table:table-cell table:style-name="ce53" office:value-type="string" calcext:value-type="string">
            <text:p>1984-05-22</text:p>
          </table:table-cell>
          <table:table-cell table:style-name="ce55" table:formula="of:=ROUND(RAND()*40+150 )" office:value-type="float" office:value="182" calcext:value-type="float">
            <text:p>182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3119400" calcext:value-type="float">
            <text:p>3119400</text:p>
          </table:table-cell>
          <table:table-cell table:formula="of:=RANDBETWEEN(10000000;99999999)" office:value-type="float" office:value="13095916" calcext:value-type="float">
            <text:p>1309591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Velasquez'</text:p>
          </table:table-cell>
          <table:table-cell table:style-name="ce53" office:value-type="string" calcext:value-type="string">
            <text:p>1955-08-29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3582270" calcext:value-type="float">
            <text:p>3582270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Sanabria'</text:p>
          </table:table-cell>
          <table:table-cell table:style-name="ce53" office:value-type="string" calcext:value-type="string">
            <text:p>1955-08-2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8307043" calcext:value-type="float">
            <text:p>8307043</text:p>
          </table:table-cell>
          <table:table-cell table:style-name="ce62" table:formula="of:=RANDBETWEEN(10000000;100000000)" office:value-type="float" office:value="51090350" calcext:value-type="float">
            <text:p>51090350</text:p>
          </table:table-cell>
          <table:table-cell table:formula="of:=[.F13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3]" office:value-type="float" office:value="12" calcext:value-type="float">
            <text:p>12</text:p>
          </table:table-cell>
          <table:table-cell/>
          <table:table-cell table:style-name="ce71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3119400) ,ROW('13095916','Groenlandia'),ARRAY['inglés','árabe','portugués','francés','null','null']::varchar(50)[], ARRAY[ ROW('Luisa',null,'Menjivar','Velasquez','1955-08-29','primo',ROW(58,2443582270) ), ROW('Vitalicio','Calixtrato','Medina','Sanabria','1955-08-29','hermano',ROW(58,2448307043) )]::familiar_ty[], ARRAY[ ROW('51090350','Irlanda'),row('null','null') ]::identificacion_ty[], ARRAY[ ROW('Ingeniería Industrial','null','null'), ROW('Economía','null','null') ]::nivel_educativo_ty[],null,'12')," calcext:value-type="string">
            <text:p>('Valerio','Adan','Bahena','Deltoro','1984-05-22',182,91,'verde oscuro','20/40','no_clasificado','personal_inteligencia_data/foto.png','personal_inteligencia_data/huella_digital.png','personal_inteligencia_data/huella_retina.png',ROW(58,2873119400) ,ROW('13095916','Groenlandia'),ARRAY['inglés','árabe','portugués','francés','null','null']::varchar(50)[], ARRAY[ ROW('Luisa',null,'Menjivar','Velasquez','1955-08-29','primo',ROW(58,2443582270) ), ROW('Vitalicio','Calixtrato','Medina','Sanabria','1955-08-29','hermano',ROW(58,2448307043) )]::familiar_ty[], ARRAY[ ROW('51090350','Irlanda'),row('null','null') ]::identificacion_ty[], ARRAY[ ROW('Ingeniería Industrial','null','null'), ROW('Economía','null','null') ]::nivel_educativo_ty[],null,'12'),</text:p>
          </table:table-cell>
          <table:table-cell table:number-columns-repeated="961"/>
        </table:table-row>
        <table:table-row table:style-name="ro2">
          <table:table-cell table:style-name="ce14" table:formula="of:=[.D14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4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garito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Galarza'</text:p>
          </table:table-cell>
          <table:table-cell table:style-name="ce53" office:value-type="string" calcext:value-type="string">
            <text:p>2000-03-09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487152" calcext:value-type="float">
            <text:p>7487152</text:p>
          </table:table-cell>
          <table:table-cell table:formula="of:=RANDBETWEEN(10000000;99999999)" office:value-type="float" office:value="55088094" calcext:value-type="float">
            <text:p>5508809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Robledo'</text:p>
          </table:table-cell>
          <table:table-cell table:style-name="ce53" office:value-type="string" calcext:value-type="string">
            <text:p>1953-11-30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060733" calcext:value-type="float">
            <text:p>3060733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inon'</text:p>
          </table:table-cell>
          <table:table-cell table:style-name="ce53" office:value-type="string" calcext:value-type="string">
            <text:p>1953-11-30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154896" calcext:value-type="float">
            <text:p>5154896</text:p>
          </table:table-cell>
          <table:table-cell table:style-name="ce62" table:formula="of:=RANDBETWEEN(10000000;100000000)" office:value-type="float" office:value="19390106" calcext:value-type="float">
            <text:p>19390106</text:p>
          </table:table-cell>
          <table:table-cell table:formula="of:=[.F14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4]" office:value-type="float" office:value="12" calcext:value-type="float">
            <text:p>12</text:p>
          </table:table-cell>
          <table:table-cell/>
          <table:table-cell table:style-name="ce71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7487152) ,ROW('55088094','Irlanda'),ARRAY['español','inglés','portugués','francés','null','null']::varchar(50)[], ARRAY[ ROW('Consolacion','Maximina','Maciel','Robledo','1953-11-30','hermano',ROW(58,2123060733) ), ROW('Tito','Julian','Vallejo','Pinon','1953-11-30','primo',ROW(58,2125154896) )]::familiar_ty[], ARRAY[ ROW('19390106','Irlanda'),row('null','null') ]::identificacion_ty[], ARRAY[ ROW('Derecho','null','null'), ROW('Enfermería','null','null') ]::nivel_educativo_ty[],null,'12')," calcext:value-type="string">
            <text:p>('Margarito','Juvenal','Nevarez','Galarza','2000-03-09',184,71,'azul claro','20/16','no_clasificado','personal_inteligencia_data/foto.png','personal_inteligencia_data/huella_digital.png','personal_inteligencia_data/huella_retina.png',ROW(58,2127487152) ,ROW('55088094','Irlanda'),ARRAY['español','inglés','portugués','francés','null','null']::varchar(50)[], ARRAY[ ROW('Consolacion','Maximina','Maciel','Robledo','1953-11-30','hermano',ROW(58,2123060733) ), ROW('Tito','Julian','Vallejo','Pinon','1953-11-30','primo',ROW(58,2125154896) )]::familiar_ty[], ARRAY[ ROW('19390106','Irlanda'),row('null','null') ]::identificacion_ty[], ARRAY[ ROW('Derecho','null','null'), ROW('Enfermería','null','null') ]::nivel_educativo_ty[],null,'12'),</text:p>
          </table:table-cell>
          <table:table-cell table:number-columns-repeated="961"/>
        </table:table-row>
        <table:table-row table:style-name="ro2">
          <table:table-cell table:style-name="ce14" table:formula="of:=[.D15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5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n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Roman'</text:p>
          </table:table-cell>
          <table:table-cell table:style-name="ce53" office:value-type="string" calcext:value-type="string">
            <text:p>1999-09-20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6442719" calcext:value-type="float">
            <text:p>6442719</text:p>
          </table:table-cell>
          <table:table-cell table:formula="of:=RANDBETWEEN(10000000;99999999)" office:value-type="float" office:value="89759012" calcext:value-type="float">
            <text:p>8975901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Maldonado'</text:p>
          </table:table-cell>
          <table:table-cell table:style-name="ce5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6578234" calcext:value-type="float">
            <text:p>6578234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Salguero'</text:p>
          </table:table-cell>
          <table:table-cell table:style-name="ce5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1289524" calcext:value-type="float">
            <text:p>1289524</text:p>
          </table:table-cell>
          <table:table-cell table:style-name="ce62" table:formula="of:=RANDBETWEEN(10000000;100000000)" office:value-type="float" office:value="76057321" calcext:value-type="float">
            <text:p>76057321</text:p>
          </table:table-cell>
          <table:table-cell table:formula="of:=[.F15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15]" office:value-type="float" office:value="12" calcext:value-type="float">
            <text:p>12</text:p>
          </table:table-cell>
          <table:table-cell/>
          <table:table-cell table:style-name="ce71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6442719) ,ROW('89759012','Uganda'),ARRAY['español','inglés','portugués','francés','null','null']::varchar(50)[], ARRAY[ ROW('Irma',null,'Barahona','Maldonado','1976-03-18','hermano',ROW(58,2616578234) ), ROW('Klement',null,'Montiel','Salguero','1976-03-18','hermano',ROW(58,2611289524) )]::familiar_ty[], ARRAY[ ROW('76057321','Irlanda'),row('null','null') ]::identificacion_ty[], ARRAY[ ROW('Criminología','null','null'), ROW('null','null','null') ]::nivel_educativo_ty[],null,'12')," calcext:value-type="string">
            <text:p>('Feliciano','Cristian','Guzman','Roman','1999-09-20',176,80,'marrón claro','20/16','confidencial','personal_inteligencia_data/foto.png','personal_inteligencia_data/huella_digital.png','personal_inteligencia_data/huella_retina.png',ROW(58,2616442719) ,ROW('89759012','Uganda'),ARRAY['español','inglés','portugués','francés','null','null']::varchar(50)[], ARRAY[ ROW('Irma',null,'Barahona','Maldonado','1976-03-18','hermano',ROW(58,2616578234) ), ROW('Klement',null,'Montiel','Salguero','1976-03-18','hermano',ROW(58,2611289524) )]::familiar_ty[], ARRAY[ ROW('76057321','Irlanda'),row('null','null') ]::identificacion_ty[], ARRAY[ ROW('Criminología','null','null'), ROW('null','null','null') ]::nivel_educativo_ty[],null,'12'),</text:p>
          </table:table-cell>
          <table:table-cell table:number-columns-repeated="961"/>
        </table:table-row>
        <table:table-row table:style-name="ro2">
          <table:table-cell table:style-name="ce14" table:formula="of:=[.D16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6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antiag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iron'</text:p>
          </table:table-cell>
          <table:table-cell table:style-name="ce53" office:value-type="string" calcext:value-type="string">
            <text:p>1992-05-02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226386" calcext:value-type="float">
            <text:p>1226386</text:p>
          </table:table-cell>
          <table:table-cell table:formula="of:=RANDBETWEEN(10000000;99999999)" office:value-type="float" office:value="27114450" calcext:value-type="float">
            <text:p>2711445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Almeida'</text:p>
          </table:table-cell>
          <table:table-cell table:style-name="ce5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349551" calcext:value-type="float">
            <text:p>5349551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Cruz'</text:p>
          </table:table-cell>
          <table:table-cell table:style-name="ce5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702636" calcext:value-type="float">
            <text:p>9702636</text:p>
          </table:table-cell>
          <table:table-cell table:style-name="ce62" table:formula="of:=RANDBETWEEN(10000000;100000000)" office:value-type="float" office:value="85560699" calcext:value-type="float">
            <text:p>85560699</text:p>
          </table:table-cell>
          <table:table-cell table:formula="of:=[.F16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38496010" calcext:value-type="float">
            <text:p>38496010</text:p>
          </table:table-cell>
          <table:table-cell office:value-type="string" calcext:value-type="string">
            <text:p>Zimbabue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formula="of:=[.D16]" office:value-type="float" office:value="13" calcext:value-type="float">
            <text:p>13</text:p>
          </table:table-cell>
          <table:table-cell/>
          <table:table-cell table:style-name="ce71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1226386) ,ROW('27114450','Argentina'),ARRAY['español','inglés','hindi','ruso','mandarín','null']::varchar(50)[], ARRAY[ ROW('Pablo','Emiliano','Santana','Almeida','1956-04-21','hermano',ROW(58,4125349551) ), ROW('Greta',null,'Valdivia','Cruz','1956-04-21','hermano',ROW(58,4129702636) )]::familiar_ty[], ARRAY[ ROW('85560699','Holanda'),row('38496010','Zimbabue') ]::identificacion_ty[], ARRAY[ ROW('Enfermería','null','null'), ROW('Ingeniería Industrial','Máster','Dirección de Empresas') ]::nivel_educativo_ty[],null,'13')," calcext:value-type="string">
            <text:p>('Santiago','Andres','Izaguirre','Giron','1992-05-02',187,85,'verde oscuro','20/20','top_secret','personal_inteligencia_data/foto.png','personal_inteligencia_data/huella_digital.png','personal_inteligencia_data/huella_retina.png',ROW(58,4121226386) ,ROW('27114450','Argentina'),ARRAY['español','inglés','hindi','ruso','mandarín','null']::varchar(50)[], ARRAY[ ROW('Pablo','Emiliano','Santana','Almeida','1956-04-21','hermano',ROW(58,4125349551) ), ROW('Greta',null,'Valdivia','Cruz','1956-04-21','hermano',ROW(58,4129702636) )]::familiar_ty[], ARRAY[ ROW('85560699','Holanda'),row('38496010','Zimbabue') ]::identificacion_ty[], ARRAY[ ROW('Enfermería','null','null'), ROW('Ingeniería Industrial','Máster','Dirección de Empresas') ]::nivel_educativo_ty[],null,'13'),</text:p>
          </table:table-cell>
          <table:table-cell table:number-columns-repeated="961"/>
        </table:table-row>
        <table:table-row table:style-name="ro2">
          <table:table-cell table:style-name="ce14" table:formula="of:=[.D17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7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id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Villarreal'</text:p>
          </table:table-cell>
          <table:table-cell table:style-name="ce53" office:value-type="string" calcext:value-type="string">
            <text:p>1996-11-17</text:p>
          </table:table-cell>
          <table:table-cell table:style-name="ce55" table:formula="of:=ROUND(RAND()*40+150 )" office:value-type="float" office:value="160" calcext:value-type="float">
            <text:p>160</text:p>
          </table:table-cell>
          <table:table-cell table:style-name="ce55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418162" calcext:value-type="float">
            <text:p>8418162</text:p>
          </table:table-cell>
          <table:table-cell table:formula="of:=RANDBETWEEN(10000000;99999999)" office:value-type="float" office:value="85775814" calcext:value-type="float">
            <text:p>8577581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Baez'</text:p>
          </table:table-cell>
          <table:table-cell table:style-name="ce53" office:value-type="string" calcext:value-type="string">
            <text:p>1959-10-09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5450390" calcext:value-type="float">
            <text:p>5450390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Elizondo'</text:p>
          </table:table-cell>
          <table:table-cell table:style-name="ce53" office:value-type="string" calcext:value-type="string">
            <text:p>1959-10-0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1253040" calcext:value-type="float">
            <text:p>1253040</text:p>
          </table:table-cell>
          <table:table-cell table:style-name="ce62" table:formula="of:=RANDBETWEEN(10000000;100000000)" office:value-type="float" office:value="95345376" calcext:value-type="float">
            <text:p>95345376</text:p>
          </table:table-cell>
          <table:table-cell table:formula="of:=[.F17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17]" office:value-type="float" office:value="13" calcext:value-type="float">
            <text:p>13</text:p>
          </table:table-cell>
          <table:table-cell/>
          <table:table-cell table:style-name="ce71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8418162) ,ROW('85775814','Groenlandia'),ARRAY['español','inglés','hindi','ruso','null','null']::varchar(50)[], ARRAY[ ROW('Jorge','Silvester','Rodrigues','Baez','1959-10-09','primo',ROW(58,2815450390) ), ROW('Lincoln',null,'Alvarenga','Elizondo','1959-10-09','hermano',ROW(58,2811253040) )]::familiar_ty[], ARRAY[ ROW('95345376','Holanda'),row('null','null') ]::identificacion_ty[], ARRAY[ ROW('Ciencias Sociales ','null','null'), ROW('null','null','null') ]::nivel_educativo_ty[],null,'13')," calcext:value-type="string">
            <text:p>('Elidio','Pablo','Carreno','Villarreal','1996-11-17',160,77,'verde oscuro','20/20','no_clasificado','personal_inteligencia_data/foto.png','personal_inteligencia_data/huella_digital.png','personal_inteligencia_data/huella_retina.png',ROW(58,4248418162) ,ROW('85775814','Groenlandia'),ARRAY['español','inglés','hindi','ruso','null','null']::varchar(50)[], ARRAY[ ROW('Jorge','Silvester','Rodrigues','Baez','1959-10-09','primo',ROW(58,2815450390) ), ROW('Lincoln',null,'Alvarenga','Elizondo','1959-10-09','hermano',ROW(58,2811253040) )]::familiar_ty[], ARRAY[ ROW('95345376','Holanda'),row('null','null') ]::identificacion_ty[], ARRAY[ ROW('Ciencias Sociales ','null','null'), ROW('null','null','null') ]::nivel_educativo_ty[],null,'13'),</text:p>
          </table:table-cell>
          <table:table-cell table:number-columns-repeated="961"/>
        </table:table-row>
        <table:table-row table:style-name="ro2">
          <table:table-cell table:style-name="ce14" table:formula="of:=[.D18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8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egul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Valverde'</text:p>
          </table:table-cell>
          <table:table-cell table:style-name="ce53" office:value-type="string" calcext:value-type="string">
            <text:p>1996-11-15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575788" calcext:value-type="float">
            <text:p>3575788</text:p>
          </table:table-cell>
          <table:table-cell table:formula="of:=RANDBETWEEN(10000000;99999999)" office:value-type="float" office:value="37410488" calcext:value-type="float">
            <text:p>3741048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Jimenez'</text:p>
          </table:table-cell>
          <table:table-cell table:style-name="ce53" office:value-type="string" calcext:value-type="string">
            <text:p>1970-12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588203" calcext:value-type="float">
            <text:p>958820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Valdivia'</text:p>
          </table:table-cell>
          <table:table-cell table:style-name="ce53" office:value-type="string" calcext:value-type="string">
            <text:p>1970-12-22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318453" calcext:value-type="float">
            <text:p>4318453</text:p>
          </table:table-cell>
          <table:table-cell table:style-name="ce62" table:formula="of:=RANDBETWEEN(10000000;100000000)" office:value-type="float" office:value="52877610" calcext:value-type="float">
            <text:p>52877610</text:p>
          </table:table-cell>
          <table:table-cell table:formula="of:=[.F18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18]" office:value-type="float" office:value="13" calcext:value-type="float">
            <text:p>13</text:p>
          </table:table-cell>
          <table:table-cell/>
          <table:table-cell table:style-name="ce71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3575788) ,ROW('37410488','Malasia'),ARRAY['inglés','árabe','portugués','francés','null','null']::varchar(50)[], ARRAY[ ROW('Marco',null,'Armijo','Jimenez','1970-12-22','primo',ROW(58,4249588203) ), ROW('Emperatriz',null,'Angulo','Valdivia','1970-12-22','hermano',ROW(58,4244318453) )]::familiar_ty[], ARRAY[ ROW('52877610','Holanda'),row('null','null') ]::identificacion_ty[], ARRAY[ ROW('Psicología','Máster','Inteligencia Emocional'), ROW('null','null','null') ]::nivel_educativo_ty[],null,'13')," calcext:value-type="string">
            <text:p>('Regulo','Pastor','Coria','Valverde','1996-11-15',168,77,'verde claro','20/50','no_clasificado','personal_inteligencia_data/foto.png','personal_inteligencia_data/huella_digital.png','personal_inteligencia_data/huella_retina.png',ROW(58,4243575788) ,ROW('37410488','Malasia'),ARRAY['inglés','árabe','portugués','francés','null','null']::varchar(50)[], ARRAY[ ROW('Marco',null,'Armijo','Jimenez','1970-12-22','primo',ROW(58,4249588203) ), ROW('Emperatriz',null,'Angulo','Valdivia','1970-12-22','hermano',ROW(58,4244318453) )]::familiar_ty[], ARRAY[ ROW('52877610','Holanda'),row('null','null') ]::identificacion_ty[], ARRAY[ ROW('Psicología','Máster','Inteligencia Emocional'), ROW('null','null','null') ]::nivel_educativo_ty[],null,'13'),</text:p>
          </table:table-cell>
          <table:table-cell table:number-columns-repeated="961"/>
        </table:table-row>
        <table:table-row table:style-name="ro2">
          <table:table-cell table:style-name="ce14" table:formula="of:=[.D19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9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Garay'</text:p>
          </table:table-cell>
          <table:table-cell table:style-name="ce53" office:value-type="string" calcext:value-type="string">
            <text:p>1998-11-20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4740482" calcext:value-type="float">
            <text:p>4740482</text:p>
          </table:table-cell>
          <table:table-cell table:formula="of:=RANDBETWEEN(10000000;99999999)" office:value-type="float" office:value="69078531" calcext:value-type="float">
            <text:p>6907853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Giraldo'</text:p>
          </table:table-cell>
          <table:table-cell table:style-name="ce53" office:value-type="string" calcext:value-type="string">
            <text:p>1976-03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4619768" calcext:value-type="float">
            <text:p>4619768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Lucero'</text:p>
          </table:table-cell>
          <table:table-cell table:style-name="ce53" office:value-type="string" calcext:value-type="string">
            <text:p>1976-03-16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2666696" calcext:value-type="float">
            <text:p>2666696</text:p>
          </table:table-cell>
          <table:table-cell table:style-name="ce62" table:formula="of:=RANDBETWEEN(10000000;100000000)" office:value-type="float" office:value="97955730" calcext:value-type="float">
            <text:p>97955730</text:p>
          </table:table-cell>
          <table:table-cell table:formula="of:=[.F19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41672222" calcext:value-type="float">
            <text:p>41672222</text:p>
          </table:table-cell>
          <table:table-cell office:value-type="string" calcext:value-type="string">
            <text:p>Holanda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formula="of:=[.D19]" office:value-type="float" office:value="13" calcext:value-type="float">
            <text:p>13</text:p>
          </table:table-cell>
          <table:table-cell/>
          <table:table-cell table:style-name="ce71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4740482) ,ROW('69078531','Uganda'),ARRAY['español','inglés','hindi','ruso','mandarín','bengalí']::varchar(50)[], ARRAY[ ROW('Camilo','Margarito','Aguayo','Giraldo','1976-03-16','abuelo',ROW(58,2434619768) ), ROW('Fabian','Melchor','Deltoro','Lucero','1976-03-16','primo',ROW(58,2432666696) )]::familiar_ty[], ARRAY[ ROW('97955730','Holanda'),row('41672222','Holanda') ]::identificacion_ty[], ARRAY[ ROW('Psicología','null','null'), ROW('Comunicación','Máster','Comunicación Corporativa') ]::nivel_educativo_ty[],null,'13')," calcext:value-type="string">
            <text:p>('Atenea','Mariana','Escalante','Garay','1998-11-20',153,95,'marrón claro','20/160','confidencial','personal_inteligencia_data/foto.png','personal_inteligencia_data/huella_digital.png','personal_inteligencia_data/huella_retina.png',ROW(58,2344740482) ,ROW('69078531','Uganda'),ARRAY['español','inglés','hindi','ruso','mandarín','bengalí']::varchar(50)[], ARRAY[ ROW('Camilo','Margarito','Aguayo','Giraldo','1976-03-16','abuelo',ROW(58,2434619768) ), ROW('Fabian','Melchor','Deltoro','Lucero','1976-03-16','primo',ROW(58,2432666696) )]::familiar_ty[], ARRAY[ ROW('97955730','Holanda'),row('41672222','Holanda') ]::identificacion_ty[], ARRAY[ ROW('Psicología','null','null'), ROW('Comunicación','Máster','Comunicación Corporativa') ]::nivel_educativo_ty[],null,'13'),</text:p>
          </table:table-cell>
          <table:table-cell table:number-columns-repeated="961"/>
        </table:table-row>
        <table:table-row table:style-name="ro2">
          <table:table-cell table:style-name="ce14" table:formula="of:=[.D20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0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ilvi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Mojica'</text:p>
          </table:table-cell>
          <table:table-cell table:style-name="ce53" office:value-type="string" calcext:value-type="string">
            <text:p>1992-05-29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683477" calcext:value-type="float">
            <text:p>5683477</text:p>
          </table:table-cell>
          <table:table-cell table:formula="of:=RANDBETWEEN(10000000;99999999)" office:value-type="float" office:value="18508476" calcext:value-type="float">
            <text:p>1850847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astro'</text:p>
          </table:table-cell>
          <table:table-cell table:style-name="ce5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374043" calcext:value-type="float">
            <text:p>5374043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Rogers'</text:p>
          </table:table-cell>
          <table:table-cell table:style-name="ce5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341190" calcext:value-type="float">
            <text:p>8341190</text:p>
          </table:table-cell>
          <table:table-cell table:style-name="ce62" table:formula="of:=RANDBETWEEN(10000000;100000000)" office:value-type="float" office:value="58520465" calcext:value-type="float">
            <text:p>58520465</text:p>
          </table:table-cell>
          <table:table-cell table:formula="of:=[.F20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92259219" calcext:value-type="float">
            <text:p>92259219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formula="of:=[.D20]" office:value-type="float" office:value="14" calcext:value-type="float">
            <text:p>14</text:p>
          </table:table-cell>
          <table:table-cell/>
          <table:table-cell table:style-name="ce71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5683477) ,ROW('18508476','Argentina'),ARRAY['español','inglés','hindi','ruso','mandarín','null']::varchar(50)[], ARRAY[ ROW('Julian','Cornelio','Ceja','Castro','1957-07-10','abuelo',ROW(58,2125374043) ), ROW('Marcela',null,'Galdamez','Rogers','1957-07-10','abuelo',ROW(58,2128341190) )]::familiar_ty[], ARRAY[ ROW('58520465','Holanda'),row('92259219','Zimbabue') ]::identificacion_ty[], ARRAY[ ROW('Ciencias Sociales ','null','null'), ROW('Derecho','Máster','Abogacía') ]::nivel_educativo_ty[],null,'14')," calcext:value-type="string">
            <text:p>('Silvio','Fidel','Avelar','Mojica','1992-05-29',166,68,'azul oscuro','20/16','top_secret','personal_inteligencia_data/foto.png','personal_inteligencia_data/huella_digital.png','personal_inteligencia_data/huella_retina.png',ROW(58,2125683477) ,ROW('18508476','Argentina'),ARRAY['español','inglés','hindi','ruso','mandarín','null']::varchar(50)[], ARRAY[ ROW('Julian','Cornelio','Ceja','Castro','1957-07-10','abuelo',ROW(58,2125374043) ), ROW('Marcela',null,'Galdamez','Rogers','1957-07-10','abuelo',ROW(58,2128341190) )]::familiar_ty[], ARRAY[ ROW('58520465','Holanda'),row('92259219','Zimbabue') ]::identificacion_ty[], ARRAY[ ROW('Ciencias Sociales ','null','null'), ROW('Derecho','Máster','Abogacía') ]::nivel_educativo_ty[],null,'14'),</text:p>
          </table:table-cell>
          <table:table-cell table:number-columns-repeated="961"/>
        </table:table-row>
        <table:table-row table:style-name="ro2">
          <table:table-cell table:style-name="ce14" table:formula="of:=[.D21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1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ristian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rango'</text:p>
          </table:table-cell>
          <table:table-cell table:style-name="ce53" office:value-type="string" calcext:value-type="string">
            <text:p>1999-09-22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3770396" calcext:value-type="float">
            <text:p>3770396</text:p>
          </table:table-cell>
          <table:table-cell table:formula="of:=RANDBETWEEN(10000000;99999999)" office:value-type="float" office:value="55188114" calcext:value-type="float">
            <text:p>5518811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Manriquez'</text:p>
          </table:table-cell>
          <table:table-cell table:style-name="ce53" office:value-type="string" calcext:value-type="string">
            <text:p>1960-08-31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7239982" calcext:value-type="float">
            <text:p>723998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Duenas'</text:p>
          </table:table-cell>
          <table:table-cell table:style-name="ce53" office:value-type="string" calcext:value-type="string">
            <text:p>1960-08-3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8294442" calcext:value-type="float">
            <text:p>8294442</text:p>
          </table:table-cell>
          <table:table-cell table:style-name="ce62" table:formula="of:=RANDBETWEEN(10000000;100000000)" office:value-type="float" office:value="75357557" calcext:value-type="float">
            <text:p>75357557</text:p>
          </table:table-cell>
          <table:table-cell table:formula="of:=[.F21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21]" office:value-type="float" office:value="14" calcext:value-type="float">
            <text:p>14</text:p>
          </table:table-cell>
          <table:table-cell/>
          <table:table-cell table:style-name="ce71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3770396) ,ROW('55188114','Groenlandia'),ARRAY['español','inglés','hindi','ruso','mandarín','null']::varchar(50)[], ARRAY[ ROW('Constantino','Ciceron','Perez','Manriquez','1960-08-31','tío',ROW(58,2347239982) ), ROW('Alba',null,'Arriola','Duenas','1960-08-31','hermano',ROW(58,2348294442) )]::familiar_ty[], ARRAY[ ROW('75357557','Holanda'),row('null','null') ]::identificacion_ty[], ARRAY[ ROW('Economía','null','null'), ROW('null','null','null') ]::nivel_educativo_ty[],null,'14')," calcext:value-type="string">
            <text:p>('Cristian','Feliciano','Montero','Arango','1999-09-22',153,94,'azul oscuro','20/20','no_clasificado','personal_inteligencia_data/foto.png','personal_inteligencia_data/huella_digital.png','personal_inteligencia_data/huella_retina.png',ROW(58,2873770396) ,ROW('55188114','Groenlandia'),ARRAY['español','inglés','hindi','ruso','mandarín','null']::varchar(50)[], ARRAY[ ROW('Constantino','Ciceron','Perez','Manriquez','1960-08-31','tío',ROW(58,2347239982) ), ROW('Alba',null,'Arriola','Duenas','1960-08-31','hermano',ROW(58,2348294442) )]::familiar_ty[], ARRAY[ ROW('75357557','Holanda'),row('null','null') ]::identificacion_ty[], ARRAY[ ROW('Economía','null','null'), ROW('null','null','null') ]::nivel_educativo_ty[],null,'14'),</text:p>
          </table:table-cell>
          <table:table-cell table:number-columns-repeated="961"/>
        </table:table-row>
        <table:table-row table:style-name="ro2">
          <table:table-cell table:style-name="ce14" table:formula="of:=[.D22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2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ves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ejo'</text:p>
          </table:table-cell>
          <table:table-cell table:style-name="ce53" office:value-type="string" calcext:value-type="string">
            <text:p>1997-08-10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2057677" calcext:value-type="float">
            <text:p>2057677</text:p>
          </table:table-cell>
          <table:table-cell table:formula="of:=RANDBETWEEN(10000000;99999999)" office:value-type="float" office:value="68904613" calcext:value-type="float">
            <text:p>6890461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Caldera'</text:p>
          </table:table-cell>
          <table:table-cell table:style-name="ce53" office:value-type="string" calcext:value-type="string">
            <text:p>1971-06-23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132787" calcext:value-type="float">
            <text:p>1132787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Toscano'</text:p>
          </table:table-cell>
          <table:table-cell table:style-name="ce53" office:value-type="string" calcext:value-type="string">
            <text:p>1971-06-23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9286026" calcext:value-type="float">
            <text:p>9286026</text:p>
          </table:table-cell>
          <table:table-cell table:style-name="ce62" table:formula="of:=RANDBETWEEN(10000000;100000000)" office:value-type="float" office:value="24091678" calcext:value-type="float">
            <text:p>24091678</text:p>
          </table:table-cell>
          <table:table-cell table:formula="of:=[.F22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22]" office:value-type="float" office:value="14" calcext:value-type="float">
            <text:p>14</text:p>
          </table:table-cell>
          <table:table-cell/>
          <table:table-cell table:style-name="ce71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2057677) ,ROW('68904613','Malasia'),ARRAY['inglés','árabe','portugués','francés','null','null']::varchar(50)[], ARRAY[ ROW('Cesarino',null,'Delrio','Caldera','1971-06-23','tío',ROW(58,2871132787) ), ROW('Vilma',null,'Monreal','Toscano','1971-06-23','hermano',ROW(58,2879286026) )]::familiar_ty[], ARRAY[ ROW('24091678','Holanda'),row('null','null') ]::identificacion_ty[], ARRAY[ ROW('Enfermería','null','null'), ROW('null','null','null') ]::nivel_educativo_ty[],null,'14')," calcext:value-type="string">
            <text:p>('Ives','Victor','Valerio','Alejo','1997-08-10',186,70,'verde oscuro','20/40','no_clasificado','personal_inteligencia_data/foto.png','personal_inteligencia_data/huella_digital.png','personal_inteligencia_data/huella_retina.png',ROW(58,2872057677) ,ROW('68904613','Malasia'),ARRAY['inglés','árabe','portugués','francés','null','null']::varchar(50)[], ARRAY[ ROW('Cesarino',null,'Delrio','Caldera','1971-06-23','tío',ROW(58,2871132787) ), ROW('Vilma',null,'Monreal','Toscano','1971-06-23','hermano',ROW(58,2879286026) )]::familiar_ty[], ARRAY[ ROW('24091678','Holanda'),row('null','null') ]::identificacion_ty[], ARRAY[ ROW('Enfermería','null','null'), ROW('null','null','null') ]::nivel_educativo_ty[],null,'14'),</text:p>
          </table:table-cell>
          <table:table-cell table:number-columns-repeated="961"/>
        </table:table-row>
        <table:table-row table:style-name="ro2">
          <table:table-cell table:style-name="ce14" table:formula="of:=[.D23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3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alafox'</text:p>
          </table:table-cell>
          <table:table-cell table:style-name="ce53" office:value-type="string" calcext:value-type="string">
            <text:p>1998-12-02</text:p>
          </table:table-cell>
          <table:table-cell table:style-name="ce55" table:formula="of:=ROUND(RAND()*40+150 )" office:value-type="float" office:value="170" calcext:value-type="float">
            <text:p>170</text:p>
          </table:table-cell>
          <table:table-cell table:style-name="ce55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806618" calcext:value-type="float">
            <text:p>1806618</text:p>
          </table:table-cell>
          <table:table-cell table:formula="of:=RANDBETWEEN(10000000;99999999)" office:value-type="float" office:value="86269698" calcext:value-type="float">
            <text:p>8626969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uiz'</text:p>
          </table:table-cell>
          <table:table-cell table:style-name="ce53" office:value-type="string" calcext:value-type="string">
            <text:p>1977-04-0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8538087" calcext:value-type="float">
            <text:p>8538087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Recinos'</text:p>
          </table:table-cell>
          <table:table-cell table:style-name="ce53" office:value-type="string" calcext:value-type="string">
            <text:p>1977-04-0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6403466" calcext:value-type="float">
            <text:p>6403466</text:p>
          </table:table-cell>
          <table:table-cell table:style-name="ce62" table:formula="of:=RANDBETWEEN(10000000;100000000)" office:value-type="float" office:value="66128295" calcext:value-type="float">
            <text:p>66128295</text:p>
          </table:table-cell>
          <table:table-cell table:formula="of:=[.F23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80668616" calcext:value-type="float">
            <text:p>80668616</text:p>
          </table:table-cell>
          <table:table-cell office:value-type="string" calcext:value-type="string">
            <text:p>Holanda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formula="of:=[.D23]" office:value-type="float" office:value="14" calcext:value-type="float">
            <text:p>14</text:p>
          </table:table-cell>
          <table:table-cell/>
          <table:table-cell table:style-name="ce71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1806618) ,ROW('86269698','Uganda'),ARRAY['español','inglés','hindi','ruso','mandarín','bengalí']::varchar(50)[], ARRAY[ ROW('Peregrino','William','Reyes','Ruiz','1977-04-02','primo',ROW(58,2818538087) ), ROW('Daniela','Aidana','Avelar','Recinos','1977-04-02','hermano',ROW(58,2816403466) )]::familiar_ty[], ARRAY[ ROW('66128295','Holanda'),row('80668616','Holanda') ]::identificacion_ty[], ARRAY[ ROW('Enfermería','null','null'), ROW('Ciencias Sociales ','Máster','Acción Internacional Humanitaria') ]::nivel_educativo_ty[],null,'14')," calcext:value-type="string">
            <text:p>('Poncio',null,'Parker','Palafox','1998-12-02',170,94,'marrón claro','20/200','confidencial','personal_inteligencia_data/foto.png','personal_inteligencia_data/huella_digital.png','personal_inteligencia_data/huella_retina.png',ROW(58,4121806618) ,ROW('86269698','Uganda'),ARRAY['español','inglés','hindi','ruso','mandarín','bengalí']::varchar(50)[], ARRAY[ ROW('Peregrino','William','Reyes','Ruiz','1977-04-02','primo',ROW(58,2818538087) ), ROW('Daniela','Aidana','Avelar','Recinos','1977-04-02','hermano',ROW(58,2816403466) )]::familiar_ty[], ARRAY[ ROW('66128295','Holanda'),row('80668616','Holanda') ]::identificacion_ty[], ARRAY[ ROW('Enfermería','null','null'), ROW('Ciencias Sociales ','Máster','Acción Internacional Humanitaria') ]::nivel_educativo_ty[],null,'14'),</text:p>
          </table:table-cell>
          <table:table-cell table:number-columns-repeated="961"/>
        </table:table-row>
        <table:table-row table:style-name="ro2">
          <table:table-cell table:style-name="ce14" table:formula="of:=[.D24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4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Lewis'</text:p>
          </table:table-cell>
          <table:table-cell table:style-name="ce53" office:value-type="string" calcext:value-type="string">
            <text:p>1993-05-13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699240" calcext:value-type="float">
            <text:p>9699240</text:p>
          </table:table-cell>
          <table:table-cell table:formula="of:=RANDBETWEEN(10000000;99999999)" office:value-type="float" office:value="38990027" calcext:value-type="float">
            <text:p>3899002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Morris'</text:p>
          </table:table-cell>
          <table:table-cell table:style-name="ce5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701823" calcext:value-type="float">
            <text:p>9701823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Diaz'</text:p>
          </table:table-cell>
          <table:table-cell table:style-name="ce5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727019" calcext:value-type="float">
            <text:p>5727019</text:p>
          </table:table-cell>
          <table:table-cell table:style-name="ce62" table:formula="of:=RANDBETWEEN(10000000;100000000)" office:value-type="float" office:value="86003702" calcext:value-type="float">
            <text:p>86003702</text:p>
          </table:table-cell>
          <table:table-cell table:formula="of:=[.F24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27284195" calcext:value-type="float">
            <text:p>2728419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formula="of:=[.D24]" office:value-type="float" office:value="15" calcext:value-type="float">
            <text:p>15</text:p>
          </table:table-cell>
          <table:table-cell/>
          <table:table-cell table:style-name="ce71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9699240) ,ROW('38990027','Argentina'),ARRAY['español','inglés','hindi','ruso','mandarín','null']::varchar(50)[], ARRAY[ ROW('Sabina','Perla','Guevara','Morris','1959-09-04','abuelo',ROW(58,4249701823) ), ROW('Pamela','Veronica','Torres','Diaz','1959-09-04','abuelo',ROW(58,4245727019) )]::familiar_ty[], ARRAY[ ROW('86003702','Holanda'),row('27284195','Australia') ]::identificacion_ty[], ARRAY[ ROW('Economía','null','null'), ROW('Ingeniería Informática','Máster','Ciberseguridad') ]::nivel_educativo_ty[],null,'15')," calcext:value-type="string">
            <text:p>('Breno','Marcial','Acuna','Lewis','1993-05-13',175,75,'azul claro','20/160','top_secret','personal_inteligencia_data/foto.png','personal_inteligencia_data/huella_digital.png','personal_inteligencia_data/huella_retina.png',ROW(58,4249699240) ,ROW('38990027','Argentina'),ARRAY['español','inglés','hindi','ruso','mandarín','null']::varchar(50)[], ARRAY[ ROW('Sabina','Perla','Guevara','Morris','1959-09-04','abuelo',ROW(58,4249701823) ), ROW('Pamela','Veronica','Torres','Diaz','1959-09-04','abuelo',ROW(58,4245727019) )]::familiar_ty[], ARRAY[ ROW('86003702','Holanda'),row('27284195','Australia') ]::identificacion_ty[], ARRAY[ ROW('Economía','null','null'), ROW('Ingeniería Informática','Máster','Ciberseguridad') ]::nivel_educativo_ty[],null,'15'),</text:p>
          </table:table-cell>
          <table:table-cell table:number-columns-repeated="961"/>
        </table:table-row>
        <table:table-row table:style-name="ro2">
          <table:table-cell table:style-name="ce14" table:formula="of:=[.D25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5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Estevez'</text:p>
          </table:table-cell>
          <table:table-cell table:style-name="ce53" office:value-type="string" calcext:value-type="string">
            <text:p>2000-04-20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5146462" calcext:value-type="float">
            <text:p>5146462</text:p>
          </table:table-cell>
          <table:table-cell table:formula="of:=RANDBETWEEN(10000000;99999999)" office:value-type="float" office:value="37650357" calcext:value-type="float">
            <text:p>3765035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Zamora'</text:p>
          </table:table-cell>
          <table:table-cell table:style-name="ce53" office:value-type="string" calcext:value-type="string">
            <text:p>1961-03-27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5885564" calcext:value-type="float">
            <text:p>588556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Contreras'</text:p>
          </table:table-cell>
          <table:table-cell table:style-name="ce53" office:value-type="string" calcext:value-type="string">
            <text:p>1961-03-2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7628173" calcext:value-type="float">
            <text:p>7628173</text:p>
          </table:table-cell>
          <table:table-cell table:style-name="ce62" table:formula="of:=RANDBETWEEN(10000000;100000000)" office:value-type="float" office:value="65064756" calcext:value-type="float">
            <text:p>65064756</text:p>
          </table:table-cell>
          <table:table-cell table:formula="of:=[.F25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25]" office:value-type="float" office:value="15" calcext:value-type="float">
            <text:p>15</text:p>
          </table:table-cell>
          <table:table-cell/>
          <table:table-cell table:style-name="ce71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5146462) ,ROW('37650357','Groenlandia'),ARRAY['español','inglés','hindi','ruso','mandarín','null']::varchar(50)[], ARRAY[ ROW('Miranda','Maximina','Alonso','Zamora','1961-03-27','padre',ROW(58,2615885564) ), ROW('Pilar',null,'Alvarado','Contreras','1961-03-27','abuelo',ROW(58,2617628173) )]::familiar_ty[], ARRAY[ ROW('65064756','Holanda'),row('null','null') ]::identificacion_ty[], ARRAY[ ROW('Filosofía','null','null'), ROW('null','null','null') ]::nivel_educativo_ty[],null,'15')," calcext:value-type="string">
            <text:p>('Eneida','Matilde','Velasco','Estevez','2000-04-20',153,77,'azul claro','20/50','no_clasificado','personal_inteligencia_data/foto.png','personal_inteligencia_data/huella_digital.png','personal_inteligencia_data/huella_retina.png',ROW(58,2435146462) ,ROW('37650357','Groenlandia'),ARRAY['español','inglés','hindi','ruso','mandarín','null']::varchar(50)[], ARRAY[ ROW('Miranda','Maximina','Alonso','Zamora','1961-03-27','padre',ROW(58,2615885564) ), ROW('Pilar',null,'Alvarado','Contreras','1961-03-27','abuelo',ROW(58,2617628173) )]::familiar_ty[], ARRAY[ ROW('65064756','Holanda'),row('null','null') ]::identificacion_ty[], ARRAY[ ROW('Filosofía','null','null'), ROW('null','null','null') ]::nivel_educativo_ty[],null,'15'),</text:p>
          </table:table-cell>
          <table:table-cell table:number-columns-repeated="961"/>
        </table:table-row>
        <table:table-row table:style-name="ro2">
          <table:table-cell table:style-name="ce14" table:formula="of:=[.D26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6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ayden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Maya'</text:p>
          </table:table-cell>
          <table:table-cell table:style-name="ce53" office:value-type="string" calcext:value-type="string">
            <text:p>1997-10-10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6603065" calcext:value-type="float">
            <text:p>6603065</text:p>
          </table:table-cell>
          <table:table-cell table:formula="of:=RANDBETWEEN(10000000;99999999)" office:value-type="float" office:value="30337183" calcext:value-type="float">
            <text:p>3033718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Contreras'</text:p>
          </table:table-cell>
          <table:table-cell table:style-name="ce53" office:value-type="string" calcext:value-type="string">
            <text:p>1973-05-18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3271488" calcext:value-type="float">
            <text:p>3271488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Narvaez'</text:p>
          </table:table-cell>
          <table:table-cell table:style-name="ce53" office:value-type="string" calcext:value-type="string">
            <text:p>1973-05-1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7086984" calcext:value-type="float">
            <text:p>7086984</text:p>
          </table:table-cell>
          <table:table-cell table:style-name="ce62" table:formula="of:=RANDBETWEEN(10000000;100000000)" office:value-type="float" office:value="51001516" calcext:value-type="float">
            <text:p>51001516</text:p>
          </table:table-cell>
          <table:table-cell table:formula="of:=[.F26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26]" office:value-type="float" office:value="15" calcext:value-type="float">
            <text:p>15</text:p>
          </table:table-cell>
          <table:table-cell/>
          <table:table-cell table:style-name="ce71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6603065) ,ROW('30337183','Malasia'),ARRAY['inglés','árabe','portugués','francés','null','null']::varchar(50)[], ARRAY[ ROW('Luciana',null,'Garibay','Contreras','1973-05-18','padre',ROW(58,2433271488) ), ROW('Luna',null,'Castrejon','Narvaez','1973-05-18','abuelo',ROW(58,2437086984) )]::familiar_ty[], ARRAY[ ROW('51001516','Holanda'),row('null','null') ]::identificacion_ty[], ARRAY[ ROW('Criminología','null','null'), ROW('null','null','null') ]::nivel_educativo_ty[],null,'15')," calcext:value-type="string">
            <text:p>('Jayden','Emilio','Amezcua','Maya','1997-10-10',177,84,'azul oscuro','20/32','no_clasificado','personal_inteligencia_data/foto.png','personal_inteligencia_data/huella_digital.png','personal_inteligencia_data/huella_retina.png',ROW(58,2436603065) ,ROW('30337183','Malasia'),ARRAY['inglés','árabe','portugués','francés','null','null']::varchar(50)[], ARRAY[ ROW('Luciana',null,'Garibay','Contreras','1973-05-18','padre',ROW(58,2433271488) ), ROW('Luna',null,'Castrejon','Narvaez','1973-05-18','abuelo',ROW(58,2437086984) )]::familiar_ty[], ARRAY[ ROW('51001516','Holanda'),row('null','null') ]::identificacion_ty[], ARRAY[ ROW('Criminología','null','null'), ROW('null','null','null') ]::nivel_educativo_ty[],null,'15'),</text:p>
          </table:table-cell>
          <table:table-cell table:number-columns-repeated="961"/>
        </table:table-row>
        <table:table-row table:style-name="ro2">
          <table:table-cell table:style-name="ce14" table:formula="of:=[.D27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7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Alegria'</text:p>
          </table:table-cell>
          <table:table-cell table:style-name="ce53" office:value-type="string" calcext:value-type="string">
            <text:p>2000-03-08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977755" calcext:value-type="float">
            <text:p>3977755</text:p>
          </table:table-cell>
          <table:table-cell table:formula="of:=RANDBETWEEN(10000000;99999999)" office:value-type="float" office:value="19842408" calcext:value-type="float">
            <text:p>1984240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Perales'</text:p>
          </table:table-cell>
          <table:table-cell table:style-name="ce53" office:value-type="string" calcext:value-type="string">
            <text:p>1979-02-20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2094346" calcext:value-type="float">
            <text:p>2094346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epeda'</text:p>
          </table:table-cell>
          <table:table-cell table:style-name="ce53" office:value-type="string" calcext:value-type="string">
            <text:p>1979-02-20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288279" calcext:value-type="float">
            <text:p>5288279</text:p>
          </table:table-cell>
          <table:table-cell table:style-name="ce62" table:formula="of:=RANDBETWEEN(10000000;100000000)" office:value-type="float" office:value="37008438" calcext:value-type="float">
            <text:p>37008438</text:p>
          </table:table-cell>
          <table:table-cell table:formula="of:=[.F27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formula="of:=[.D27]" office:value-type="float" office:value="15" calcext:value-type="float">
            <text:p>15</text:p>
          </table:table-cell>
          <table:table-cell/>
          <table:table-cell table:style-name="ce71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3977755) ,ROW('19842408','Uganda'),ARRAY['español','inglés','hindi','ruso','mandarín','bengalí']::varchar(50)[], ARRAY[ ROW('Georgina','Julia','Lazaro','Perales','1979-02-20','primo',ROW(58,2342094346) ), ROW('Pilar','Inocencia','Antonio','Cepeda','1979-02-20','hermano',ROW(58,2345288279) )]::familiar_ty[], ARRAY[ ROW('37008438','Holanda'),row('null','null') ]::identificacion_ty[], ARRAY[ ROW('Ciencias Sociales ','null','null'), ROW('Derecho','Máster','Asesoría Fiscal') ]::nivel_educativo_ty[],null,'15')," calcext:value-type="string">
            <text:p>('Alba',null,'Cortez','Alegria','2000-03-08',156,82,'marrón oscuro','20/160','confidencial','personal_inteligencia_data/foto.png','personal_inteligencia_data/huella_digital.png','personal_inteligencia_data/huella_retina.png',ROW(58,2123977755) ,ROW('19842408','Uganda'),ARRAY['español','inglés','hindi','ruso','mandarín','bengalí']::varchar(50)[], ARRAY[ ROW('Georgina','Julia','Lazaro','Perales','1979-02-20','primo',ROW(58,2342094346) ), ROW('Pilar','Inocencia','Antonio','Cepeda','1979-02-20','hermano',ROW(58,2345288279) )]::familiar_ty[], ARRAY[ ROW('37008438','Holanda'),row('null','null') ]::identificacion_ty[], ARRAY[ ROW('Ciencias Sociales ','null','null'), ROW('Derecho','Máster','Asesoría Fiscal') ]::nivel_educativo_ty[],null,'15'),</text:p>
          </table:table-cell>
          <table:table-cell table:number-columns-repeated="961"/>
        </table:table-row>
        <table:table-row table:style-name="ro2">
          <table:table-cell table:style-name="ce14" table:formula="of:=[.D28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28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evin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Peterson'</text:p>
          </table:table-cell>
          <table:table-cell table:style-name="ce53" office:value-type="string" calcext:value-type="string">
            <text:p>1984-12-23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963317" calcext:value-type="float">
            <text:p>9963317</text:p>
          </table:table-cell>
          <table:table-cell table:formula="of:=RANDBETWEEN(10000000;99999999)" office:value-type="float" office:value="53864441" calcext:value-type="float">
            <text:p>5386444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Serna'</text:p>
          </table:table-cell>
          <table:table-cell table:style-name="ce53" office:value-type="string" calcext:value-type="string">
            <text:p>1960-06-20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3817882" calcext:value-type="float">
            <text:p>3817882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boza'</text:p>
          </table:table-cell>
          <table:table-cell table:style-name="ce53" office:value-type="string" calcext:value-type="string">
            <text:p>1960-06-20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769189" calcext:value-type="float">
            <text:p>8769189</text:p>
          </table:table-cell>
          <table:table-cell table:style-name="ce62" table:formula="of:=RANDBETWEEN(10000000;100000000)" office:value-type="float" office:value="75730643" calcext:value-type="float">
            <text:p>75730643</text:p>
          </table:table-cell>
          <table:table-cell table:formula="of:=[.F28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28]" office:value-type="float" office:value="16" calcext:value-type="float">
            <text:p>16</text:p>
          </table:table-cell>
          <table:table-cell/>
          <table:table-cell table:style-name="ce71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9963317) ,ROW('53864441','Argentina'),ARRAY['inglés','árabe','portugués','francés','null','null']::varchar(50)[], ARRAY[ ROW('Bertrudis','Lorena','Valerio','Serna','1960-06-20','primo',ROW(58,4143817882) ), ROW('Elba','Amparo','Bejarano','Barboza','1960-06-20','abuelo',ROW(58,4148769189) )]::familiar_ty[], ARRAY[ ROW('75730643','Groenlandia'),row('null','null') ]::identificacion_ty[], ARRAY[ ROW('Derecho','null','null'), ROW('Economía','null','null') ]::nivel_educativo_ty[],null,'16')," calcext:value-type="string">
            <text:p>('Kevin','Matias','Edwards','Peterson','1984-12-23',169,92,'azul oscuro','20/32','top_secret','personal_inteligencia_data/foto.png','personal_inteligencia_data/huella_digital.png','personal_inteligencia_data/huella_retina.png',ROW(58,2439963317) ,ROW('53864441','Argentina'),ARRAY['inglés','árabe','portugués','francés','null','null']::varchar(50)[], ARRAY[ ROW('Bertrudis','Lorena','Valerio','Serna','1960-06-20','primo',ROW(58,4143817882) ), ROW('Elba','Amparo','Bejarano','Barboza','1960-06-20','abuelo',ROW(58,4148769189) )]::familiar_ty[], ARRAY[ ROW('75730643','Groenlandia'),row('null','null') ]::identificacion_ty[], ARRAY[ ROW('Derecho','null','null'), ROW('Economía','null','null') ]::nivel_educativo_ty[],null,'16'),</text:p>
          </table:table-cell>
          <table:table-cell table:number-columns-repeated="961"/>
        </table:table-row>
        <table:table-row table:style-name="ro2">
          <table:table-cell table:style-name="ce14" table:formula="of:=[.D29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29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ana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Deanda'</text:p>
          </table:table-cell>
          <table:table-cell table:style-name="ce53" office:value-type="string" calcext:value-type="string">
            <text:p>1988-02-06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8078552" calcext:value-type="float">
            <text:p>8078552</text:p>
          </table:table-cell>
          <table:table-cell table:formula="of:=RANDBETWEEN(10000000;99999999)" office:value-type="float" office:value="31639675" calcext:value-type="float">
            <text:p>3163967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Roman'</text:p>
          </table:table-cell>
          <table:table-cell table:style-name="ce53" office:value-type="string" calcext:value-type="string">
            <text:p>1944-01-18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892149" calcext:value-type="float">
            <text:p>1892149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Jackson'</text:p>
          </table:table-cell>
          <table:table-cell table:style-name="ce53" office:value-type="string" calcext:value-type="string">
            <text:p>1944-01-1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4225480" calcext:value-type="float">
            <text:p>4225480</text:p>
          </table:table-cell>
          <table:table-cell table:style-name="ce62" table:formula="of:=RANDBETWEEN(10000000;100000000)" office:value-type="float" office:value="32678058" calcext:value-type="float">
            <text:p>32678058</text:p>
          </table:table-cell>
          <table:table-cell table:formula="of:=[.F29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29]" office:value-type="float" office:value="16" calcext:value-type="float">
            <text:p>16</text:p>
          </table:table-cell>
          <table:table-cell/>
          <table:table-cell table:style-name="ce71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8078552) ,ROW('31639675','Holanda'),ARRAY['inglés','árabe','portugués','francés','null','null']::varchar(50)[], ARRAY[ ROW('Ignacio','Ulises','Cartagena','Roman','1944-01-18','madre',ROW(58,2871892149) ), ROW('Vivaldo','Tarsicio','Rosas','Jackson','1944-01-18','abuelo',ROW(58,2874225480) )]::familiar_ty[], ARRAY[ ROW('32678058','Groenlandia'),row('null','null') ]::identificacion_ty[], ARRAY[ ROW('Derecho','Máster','Abogacía'), ROW('null','null','null') ]::nivel_educativo_ty[],null,'16')," calcext:value-type="string">
            <text:p>('Alana','Erika','Nevarez','Deanda','1988-02-06',168,65,'verde claro','20/100','no_clasificado','personal_inteligencia_data/foto.png','personal_inteligencia_data/huella_digital.png','personal_inteligencia_data/huella_retina.png',ROW(58,2878078552) ,ROW('31639675','Holanda'),ARRAY['inglés','árabe','portugués','francés','null','null']::varchar(50)[], ARRAY[ ROW('Ignacio','Ulises','Cartagena','Roman','1944-01-18','madre',ROW(58,2871892149) ), ROW('Vivaldo','Tarsicio','Rosas','Jackson','1944-01-18','abuelo',ROW(58,2874225480) )]::familiar_ty[], ARRAY[ ROW('32678058','Groenlandia'),row('null','null') ]::identificacion_ty[], ARRAY[ ROW('Derecho','Máster','Abogacía'), ROW('null','null','null') ]::nivel_educativo_ty[],null,'16'),</text:p>
          </table:table-cell>
          <table:table-cell table:number-columns-repeated="961"/>
        </table:table-row>
        <table:table-row table:style-name="ro2">
          <table:table-cell table:style-name="ce14" table:formula="of:=[.D30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0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adio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Camarena'</text:p>
          </table:table-cell>
          <table:table-cell table:style-name="ce53" office:value-type="string" calcext:value-type="string">
            <text:p>1998-03-19</text:p>
          </table:table-cell>
          <table:table-cell table:style-name="ce55" table:formula="of:=ROUND(RAND()*40+150 )" office:value-type="float" office:value="183" calcext:value-type="float">
            <text:p>183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3943748" calcext:value-type="float">
            <text:p>3943748</text:p>
          </table:table-cell>
          <table:table-cell table:formula="of:=RANDBETWEEN(10000000;99999999)" office:value-type="float" office:value="38788137" calcext:value-type="float">
            <text:p>3878813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Veliz'</text:p>
          </table:table-cell>
          <table:table-cell table:style-name="ce53" office:value-type="string" calcext:value-type="string">
            <text:p>1967-09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133995" calcext:value-type="float">
            <text:p>9133995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Uribe'</text:p>
          </table:table-cell>
          <table:table-cell table:style-name="ce53" office:value-type="string" calcext:value-type="string">
            <text:p>1967-09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354356" calcext:value-type="float">
            <text:p>7354356</text:p>
          </table:table-cell>
          <table:table-cell table:style-name="ce62" table:formula="of:=RANDBETWEEN(10000000;100000000)" office:value-type="float" office:value="84158764" calcext:value-type="float">
            <text:p>84158764</text:p>
          </table:table-cell>
          <table:table-cell table:formula="of:=[.F30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51925142" calcext:value-type="float">
            <text:p>5192514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formula="of:=[.D30]" office:value-type="float" office:value="16" calcext:value-type="float">
            <text:p>16</text:p>
          </table:table-cell>
          <table:table-cell/>
          <table:table-cell table:style-name="ce71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3943748) ,ROW('38788137','Malasia'),ARRAY['español','inglés','hindi','ruso','mandarín','bengalí']::varchar(50)[], ARRAY[ ROW('Anastasia','Melina','Pelayo','Veliz','1967-09-23','madre',ROW(58,2129133995) ), ROW('Gloria','Eneida','Duque','Uribe','1967-09-23','hermano',ROW(58,2127354356) )]::familiar_ty[], ARRAY[ ROW('84158764','Groenlandia'),row('51925142','Irlanda') ]::identificacion_ty[], ARRAY[ ROW('Ingeniería Industrial','null','null'), ROW('Economía','Máster','Auditoria Financiera y Riegos') ]::nivel_educativo_ty[],null,'16')," calcext:value-type="string">
            <text:p>('Eladio','Silvestre','Arteaga','Camarena','1998-03-19',183,76,'verde oscuro','20/20','no_clasificado','personal_inteligencia_data/foto.png','personal_inteligencia_data/huella_digital.png','personal_inteligencia_data/huella_retina.png',ROW(58,2873943748) ,ROW('38788137','Malasia'),ARRAY['español','inglés','hindi','ruso','mandarín','bengalí']::varchar(50)[], ARRAY[ ROW('Anastasia','Melina','Pelayo','Veliz','1967-09-23','madre',ROW(58,2129133995) ), ROW('Gloria','Eneida','Duque','Uribe','1967-09-23','hermano',ROW(58,2127354356) )]::familiar_ty[], ARRAY[ ROW('84158764','Groenlandia'),row('51925142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961"/>
        </table:table-row>
        <table:table-row table:style-name="ro2">
          <table:table-cell table:style-name="ce14" table:formula="of:=[.D31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1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abina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Caballero'</text:p>
          </table:table-cell>
          <table:table-cell table:style-name="ce53" office:value-type="string" calcext:value-type="string">
            <text:p>1992-05-03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654050" calcext:value-type="float">
            <text:p>9654050</text:p>
          </table:table-cell>
          <table:table-cell table:formula="of:=RANDBETWEEN(10000000;99999999)" office:value-type="float" office:value="75290070" calcext:value-type="float">
            <text:p>7529007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Garcia'</text:p>
          </table:table-cell>
          <table:table-cell table:style-name="ce53" office:value-type="string" calcext:value-type="string">
            <text:p>1978-09-06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5858640" calcext:value-type="float">
            <text:p>5858640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Marroquin'</text:p>
          </table:table-cell>
          <table:table-cell table:style-name="ce53" office:value-type="string" calcext:value-type="string">
            <text:p>1978-09-0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554148" calcext:value-type="float">
            <text:p>7554148</text:p>
          </table:table-cell>
          <table:table-cell table:style-name="ce62" table:formula="of:=RANDBETWEEN(10000000;100000000)" office:value-type="float" office:value="26050029" calcext:value-type="float">
            <text:p>26050029</text:p>
          </table:table-cell>
          <table:table-cell table:formula="of:=[.F31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1]" office:value-type="float" office:value="16" calcext:value-type="float">
            <text:p>16</text:p>
          </table:table-cell>
          <table:table-cell/>
          <table:table-cell table:style-name="ce71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9654050) ,ROW('75290070','Uganda'),ARRAY['inglés','árabe','portugués','francés','null','null']::varchar(50)[], ARRAY[ ROW('Patricia','Victoria','Munguia','Garcia','1978-09-06','tío',ROW(58,2815858640) ), ROW('Pablo','Orosio','Avendano','Marroquin','1978-09-06','hermano',ROW(58,2817554148) )]::familiar_ty[], ARRAY[ ROW('26050029','Groenlandia'),row('null','null') ]::identificacion_ty[], ARRAY[ ROW('Ingeniería Industrial','null','null'), ROW('Ingeniería Industrial','null','null') ]::nivel_educativo_ty[],null,'16')," calcext:value-type="string">
            <text:p>('Sabina','Ada','Johnson','Caballero','1992-05-03',187,74,'marrón oscuro','20/12.5','confidencial','personal_inteligencia_data/foto.png','personal_inteligencia_data/huella_digital.png','personal_inteligencia_data/huella_retina.png',ROW(58,4129654050) ,ROW('75290070','Uganda'),ARRAY['inglés','árabe','portugués','francés','null','null']::varchar(50)[], ARRAY[ ROW('Patricia','Victoria','Munguia','Garcia','1978-09-06','tío',ROW(58,2815858640) ), ROW('Pablo','Orosio','Avendano','Marroquin','1978-09-06','hermano',ROW(58,2817554148) )]::familiar_ty[], ARRAY[ ROW('26050029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961"/>
        </table:table-row>
        <table:table-row table:style-name="ro2">
          <table:table-cell table:style-name="ce14" table:formula="of:=[.D32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2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oledad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Sullivan'</text:p>
          </table:table-cell>
          <table:table-cell table:style-name="ce53" office:value-type="string" calcext:value-type="string">
            <text:p>1986-05-03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8496518" calcext:value-type="float">
            <text:p>8496518</text:p>
          </table:table-cell>
          <table:table-cell table:formula="of:=RANDBETWEEN(10000000;99999999)" office:value-type="float" office:value="84279245" calcext:value-type="float">
            <text:p>8427924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Mitchell'</text:p>
          </table:table-cell>
          <table:table-cell table:style-name="ce53" office:value-type="string" calcext:value-type="string">
            <text:p>1961-09-09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389498" calcext:value-type="float">
            <text:p>3389498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Cook'</text:p>
          </table:table-cell>
          <table:table-cell table:style-name="ce53" office:value-type="string" calcext:value-type="string">
            <text:p>1961-09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534247" calcext:value-type="float">
            <text:p>6534247</text:p>
          </table:table-cell>
          <table:table-cell table:style-name="ce62" table:formula="of:=RANDBETWEEN(10000000;100000000)" office:value-type="float" office:value="83798008" calcext:value-type="float">
            <text:p>83798008</text:p>
          </table:table-cell>
          <table:table-cell table:formula="of:=[.F32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2]" office:value-type="float" office:value="17" calcext:value-type="float">
            <text:p>17</text:p>
          </table:table-cell>
          <table:table-cell/>
          <table:table-cell table:style-name="ce71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8496518) ,ROW('84279245','Argentina'),ARRAY['inglés','árabe','portugués','francés','null','null']::varchar(50)[], ARRAY[ ROW('Eliana','Dulcinea','Ocampo','Mitchell','1961-09-09','tío',ROW(58,4123389498) ), ROW('Damaris','Corania','Benavides','Cook','1961-09-09','abuelo',ROW(58,4126534247) )]::familiar_ty[], ARRAY[ ROW('83798008','Groenlandia'),row('null','null') ]::identificacion_ty[], ARRAY[ ROW('Criminología','null','null'), ROW('Ingeniería Informática','null','null') ]::nivel_educativo_ty[],null,'17')," calcext:value-type="string">
            <text:p>('Soledad','Esmeralda','Moreno','Sullivan','1986-05-03',156,68,'azul claro','20/25','top_secret','personal_inteligencia_data/foto.png','personal_inteligencia_data/huella_digital.png','personal_inteligencia_data/huella_retina.png',ROW(58,2818496518) ,ROW('84279245','Argentina'),ARRAY['inglés','árabe','portugués','francés','null','null']::varchar(50)[], ARRAY[ ROW('Eliana','Dulcinea','Ocampo','Mitchell','1961-09-09','tío',ROW(58,4123389498) ), ROW('Damaris','Corania','Benavides','Cook','1961-09-09','abuelo',ROW(58,4126534247) )]::familiar_ty[], ARRAY[ ROW('83798008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961"/>
        </table:table-row>
        <table:table-row table:style-name="ro2">
          <table:table-cell table:style-name="ce14" table:formula="of:=[.D33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3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das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Villa'</text:p>
          </table:table-cell>
          <table:table-cell table:style-name="ce53" office:value-type="string" calcext:value-type="string">
            <text:p>1988-05-07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1621023" calcext:value-type="float">
            <text:p>1621023</text:p>
          </table:table-cell>
          <table:table-cell table:formula="of:=RANDBETWEEN(10000000;99999999)" office:value-type="float" office:value="24970256" calcext:value-type="float">
            <text:p>2497025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vier'</text:p>
          </table:table-cell>
          <table:table-cell table:number-columns-repeated="2" office:value-type="string" calcext:value-type="string">
            <text:p>'Delao'</text:p>
          </table:table-cell>
          <table:table-cell table:style-name="ce53" office:value-type="string" calcext:value-type="string">
            <text:p>1945-05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4650994" calcext:value-type="float">
            <text:p>4650994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Rizo'</text:p>
          </table:table-cell>
          <table:table-cell table:style-name="ce53" office:value-type="string" calcext:value-type="string">
            <text:p>1945-05-04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842567" calcext:value-type="float">
            <text:p>8842567</text:p>
          </table:table-cell>
          <table:table-cell table:style-name="ce62" table:formula="of:=RANDBETWEEN(10000000;100000000)" office:value-type="float" office:value="69089899" calcext:value-type="float">
            <text:p>69089899</text:p>
          </table:table-cell>
          <table:table-cell table:formula="of:=[.F33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33]" office:value-type="float" office:value="17" calcext:value-type="float">
            <text:p>17</text:p>
          </table:table-cell>
          <table:table-cell/>
          <table:table-cell table:style-name="ce71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1621023) ,ROW('24970256','Holanda'),ARRAY['inglés','árabe','portugués','francés','null','null']::varchar(50)[], ARRAY[ ROW('Orosio','Javier','Delao','Delao','1945-05-04','hermano',ROW(58,2434650994) ), ROW('Gracia','Berenice','Bocanegra','Rizo','1945-05-04','primo',ROW(58,2438842567) )]::familiar_ty[], ARRAY[ ROW('69089899','Groenlandia'),row('null','null') ]::identificacion_ty[], ARRAY[ ROW('Ingeniería Informática','Máster','Ciberseguridad'), ROW('null','null','null') ]::nivel_educativo_ty[],null,'17')," calcext:value-type="string">
            <text:p>('Judas','Faustiniano','Cerda','Villa','1988-05-07',156,68,'verde oscuro','20/80','no_clasificado','personal_inteligencia_data/foto.png','personal_inteligencia_data/huella_digital.png','personal_inteligencia_data/huella_retina.png',ROW(58,2431621023) ,ROW('24970256','Holanda'),ARRAY['inglés','árabe','portugués','francés','null','null']::varchar(50)[], ARRAY[ ROW('Orosio','Javier','Delao','Delao','1945-05-04','hermano',ROW(58,2434650994) ), ROW('Gracia','Berenice','Bocanegra','Rizo','1945-05-04','primo',ROW(58,2438842567) )]::familiar_ty[], ARRAY[ ROW('69089899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961"/>
        </table:table-row>
        <table:table-row table:style-name="ro2">
          <table:table-cell table:style-name="ce14" table:formula="of:=[.D34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4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iam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Manzano'</text:p>
          </table:table-cell>
          <table:table-cell table:style-name="ce53" office:value-type="string" calcext:value-type="string">
            <text:p>1998-04-22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5594933" calcext:value-type="float">
            <text:p>5594933</text:p>
          </table:table-cell>
          <table:table-cell table:formula="of:=RANDBETWEEN(10000000;99999999)" office:value-type="float" office:value="87476923" calcext:value-type="float">
            <text:p>8747692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Pinon'</text:p>
          </table:table-cell>
          <table:table-cell table:style-name="ce53" office:value-type="string" calcext:value-type="string">
            <text:p>1970-08-2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452662" calcext:value-type="float">
            <text:p>5452662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Aviles'</text:p>
          </table:table-cell>
          <table:table-cell table:style-name="ce53" office:value-type="string" calcext:value-type="string">
            <text:p>1970-08-26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880707" calcext:value-type="float">
            <text:p>7880707</text:p>
          </table:table-cell>
          <table:table-cell table:style-name="ce62" table:formula="of:=RANDBETWEEN(10000000;100000000)" office:value-type="float" office:value="58155892" calcext:value-type="float">
            <text:p>58155892</text:p>
          </table:table-cell>
          <table:table-cell table:formula="of:=[.F34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80920688" calcext:value-type="float">
            <text:p>8092068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formula="of:=[.D34]" office:value-type="float" office:value="17" calcext:value-type="float">
            <text:p>17</text:p>
          </table:table-cell>
          <table:table-cell/>
          <table:table-cell table:style-name="ce71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5594933) ,ROW('87476923','Malasia'),ARRAY['español','inglés','hindi','ruso','mandarín','bengalí']::varchar(50)[], ARRAY[ ROW('Marisol','Trinidad','Escobedo','Pinon','1970-08-26','hermano',ROW(58,4245452662) ), ROW('Jennifer','Valentina','Vigil','Aviles','1970-08-26','abuelo',ROW(58,4247880707) )]::familiar_ty[], ARRAY[ ROW('58155892','Groenlandia'),row('80920688','Irlanda') ]::identificacion_ty[], ARRAY[ ROW('Derecho','null','null'), ROW('Economía','Máster','Finanzas') ]::nivel_educativo_ty[],null,'17')," calcext:value-type="string">
            <text:p>('Mariam','Mireya','Orellana','Manzano','1998-04-22',186,83,'azul oscuro','20/50','no_clasificado','personal_inteligencia_data/foto.png','personal_inteligencia_data/huella_digital.png','personal_inteligencia_data/huella_retina.png',ROW(58,2435594933) ,ROW('87476923','Malasia'),ARRAY['español','inglés','hindi','ruso','mandarín','bengalí']::varchar(50)[], ARRAY[ ROW('Marisol','Trinidad','Escobedo','Pinon','1970-08-26','hermano',ROW(58,4245452662) ), ROW('Jennifer','Valentina','Vigil','Aviles','1970-08-26','abuelo',ROW(58,4247880707) )]::familiar_ty[], ARRAY[ ROW('58155892','Groenlandia'),row('80920688','Irlanda') ]::identificacion_ty[], ARRAY[ ROW('Derecho','null','null'), ROW('Economía','Máster','Finanzas') ]::nivel_educativo_ty[],null,'17'),</text:p>
          </table:table-cell>
          <table:table-cell table:number-columns-repeated="961"/>
        </table:table-row>
        <table:table-row table:style-name="ro2">
          <table:table-cell table:style-name="ce14" table:formula="of:=[.D35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5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org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Landeros'</text:p>
          </table:table-cell>
          <table:table-cell table:style-name="ce53" office:value-type="string" calcext:value-type="string">
            <text:p>1992-05-30</text:p>
          </table:table-cell>
          <table:table-cell table:style-name="ce55" table:formula="of:=ROUND(RAND()*40+150 )" office:value-type="float" office:value="182" calcext:value-type="float">
            <text:p>182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677381" calcext:value-type="float">
            <text:p>6677381</text:p>
          </table:table-cell>
          <table:table-cell table:formula="of:=RANDBETWEEN(10000000;99999999)" office:value-type="float" office:value="38633013" calcext:value-type="float">
            <text:p>386330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Melo'</text:p>
          </table:table-cell>
          <table:table-cell table:style-name="ce53" office:value-type="string" calcext:value-type="string">
            <text:p>1979-12-29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8768221" calcext:value-type="float">
            <text:p>8768221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Castanon'</text:p>
          </table:table-cell>
          <table:table-cell table:style-name="ce53" office:value-type="string" calcext:value-type="string">
            <text:p>1979-12-2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3301229" calcext:value-type="float">
            <text:p>3301229</text:p>
          </table:table-cell>
          <table:table-cell table:style-name="ce62" table:formula="of:=RANDBETWEEN(10000000;100000000)" office:value-type="float" office:value="48658400" calcext:value-type="float">
            <text:p>48658400</text:p>
          </table:table-cell>
          <table:table-cell table:formula="of:=[.F35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5]" office:value-type="float" office:value="17" calcext:value-type="float">
            <text:p>17</text:p>
          </table:table-cell>
          <table:table-cell/>
          <table:table-cell table:style-name="ce71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6677381) ,ROW('38633013','Uganda'),ARRAY['inglés','árabe','portugués','francés','null','null']::varchar(50)[], ARRAY[ ROW('Pilar','Nathaly','Olmos','Melo','1979-12-29','padre',ROW(58,2348768221) ), ROW('Andres','Orosio','Pichardo','Castanon','1979-12-29','hermano',ROW(58,2343301229) )]::familiar_ty[], ARRAY[ ROW('48658400','Groenlandia'),row('null','null') ]::identificacion_ty[], ARRAY[ ROW('Derecho','null','null'), ROW('Ciencias Sociales ','null','null') ]::nivel_educativo_ty[],null,'17')," calcext:value-type="string">
            <text:p>('Jorge','Rafael','Ocampo','Landeros','1992-05-30',182,67,'verde claro','20/10','confidencial','personal_inteligencia_data/foto.png','personal_inteligencia_data/huella_digital.png','personal_inteligencia_data/huella_retina.png',ROW(58,2126677381) ,ROW('38633013','Uganda'),ARRAY['inglés','árabe','portugués','francés','null','null']::varchar(50)[], ARRAY[ ROW('Pilar','Nathaly','Olmos','Melo','1979-12-29','padre',ROW(58,2348768221) ), ROW('Andres','Orosio','Pichardo','Castanon','1979-12-29','hermano',ROW(58,2343301229) )]::familiar_ty[], ARRAY[ ROW('48658400','Groenlandia'),row('null','null') ]::identificacion_ty[], ARRAY[ ROW('Derecho','null','null'), ROW('Ciencias Sociales ','null','null') ]::nivel_educativo_ty[],null,'17'),</text:p>
          </table:table-cell>
          <table:table-cell table:number-columns-repeated="961"/>
        </table:table-row>
        <table:table-row table:style-name="ro2">
          <table:table-cell table:style-name="ce14" table:formula="of:=[.D36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6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ion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Pedraza'</text:p>
          </table:table-cell>
          <table:table-cell table:style-name="ce53" office:value-type="string" calcext:value-type="string">
            <text:p>1988-12-02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3043591" calcext:value-type="float">
            <text:p>3043591</text:p>
          </table:table-cell>
          <table:table-cell table:formula="of:=RANDBETWEEN(10000000;99999999)" office:value-type="float" office:value="96381145" calcext:value-type="float">
            <text:p>9638114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Ramos'</text:p>
          </table:table-cell>
          <table:table-cell table:style-name="ce53" office:value-type="string" calcext:value-type="string">
            <text:p>1963-10-06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581833" calcext:value-type="float">
            <text:p>6581833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Velasquez'</text:p>
          </table:table-cell>
          <table:table-cell table:style-name="ce53" office:value-type="string" calcext:value-type="string">
            <text:p>1963-10-06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842711" calcext:value-type="float">
            <text:p>4842711</text:p>
          </table:table-cell>
          <table:table-cell table:style-name="ce62" table:formula="of:=RANDBETWEEN(10000000;100000000)" office:value-type="float" office:value="80960343" calcext:value-type="float">
            <text:p>80960343</text:p>
          </table:table-cell>
          <table:table-cell table:formula="of:=[.F36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6]" office:value-type="float" office:value="18" calcext:value-type="float">
            <text:p>18</text:p>
          </table:table-cell>
          <table:table-cell/>
          <table:table-cell table:style-name="ce71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3043591) ,ROW('96381145','Argentina'),ARRAY['inglés','árabe','portugués','francés','null','null']::varchar(50)[], ARRAY[ ROW('Pedro','Dante','Paez','Ramos','1963-10-06','padre',ROW(58,2126581833) ), ROW('Victor','Leon','Sorto','Velasquez','1963-10-06','primo',ROW(58,2124842711) )]::familiar_ty[], ARRAY[ ROW('80960343','Groenlandia'),row('null','null') ]::identificacion_ty[], ARRAY[ ROW('Psicología','null','null'), ROW('Comunicación','null','null') ]::nivel_educativo_ty[],null,'18')," calcext:value-type="string">
            <text:p>('Fiona','Adriana','Soriano','Pedraza','1988-12-02',165,87,'marrón claro','20/20','top_secret','personal_inteligencia_data/foto.png','personal_inteligencia_data/huella_digital.png','personal_inteligencia_data/huella_retina.png',ROW(58,2343043591) ,ROW('96381145','Argentina'),ARRAY['inglés','árabe','portugués','francés','null','null']::varchar(50)[], ARRAY[ ROW('Pedro','Dante','Paez','Ramos','1963-10-06','padre',ROW(58,2126581833) ), ROW('Victor','Leon','Sorto','Velasquez','1963-10-06','primo',ROW(58,2124842711) )]::familiar_ty[], ARRAY[ ROW('80960343','Groenlandia'),row('null','null') ]::identificacion_ty[], ARRAY[ ROW('Psicología','null','null'), ROW('Comunicación','null','null') ]::nivel_educativo_ty[],null,'18'),</text:p>
          </table:table-cell>
          <table:table-cell table:number-columns-repeated="961"/>
        </table:table-row>
        <table:table-row table:style-name="ro2">
          <table:table-cell table:style-name="ce14" table:formula="of:=[.D37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7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nocenci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jica'</text:p>
          </table:table-cell>
          <table:table-cell table:style-name="ce53" office:value-type="string" calcext:value-type="string">
            <text:p>1988-06-13</text:p>
          </table:table-cell>
          <table:table-cell table:style-name="ce55" table:formula="of:=ROUND(RAND()*40+150 )" office:value-type="float" office:value="150" calcext:value-type="float">
            <text:p>150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6682021" calcext:value-type="float">
            <text:p>6682021</text:p>
          </table:table-cell>
          <table:table-cell table:formula="of:=RANDBETWEEN(10000000;99999999)" office:value-type="float" office:value="26543474" calcext:value-type="float">
            <text:p>2654347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abrera'</text:p>
          </table:table-cell>
          <table:table-cell table:style-name="ce53" office:value-type="string" calcext:value-type="string">
            <text:p>1945-06-2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1996135" calcext:value-type="float">
            <text:p>1996135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Granados'</text:p>
          </table:table-cell>
          <table:table-cell table:style-name="ce53" office:value-type="string" calcext:value-type="string">
            <text:p>1945-06-24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2844146" calcext:value-type="float">
            <text:p>2844146</text:p>
          </table:table-cell>
          <table:table-cell table:style-name="ce62" table:formula="of:=RANDBETWEEN(10000000;100000000)" office:value-type="float" office:value="93923890" calcext:value-type="float">
            <text:p>93923890</text:p>
          </table:table-cell>
          <table:table-cell table:formula="of:=[.F37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37]" office:value-type="float" office:value="18" calcext:value-type="float">
            <text:p>18</text:p>
          </table:table-cell>
          <table:table-cell/>
          <table:table-cell table:style-name="ce71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6682021) ,ROW('26543474','Holanda'),ARRAY['inglés','árabe','portugués','francés','null','null']::varchar(50)[], ARRAY[ ROW('Emily','Mireya','Tellez','Cabrera','1945-06-24','hermano',ROW(58,2811996135) ), ROW('Esperanza','Ana','Corona','Granados','1945-06-24','tío',ROW(58,2812844146) )]::familiar_ty[], ARRAY[ ROW('93923890','Groenlandia'),row('null','null') ]::identificacion_ty[], ARRAY[ ROW('Comunicación','Máster','Lexicografía'), ROW('null','null','null') ]::nivel_educativo_ty[],null,'18')," calcext:value-type="string">
            <text:p>('Inocencia','Adria','Maldonado','Mojica','1988-06-13',150,80,'azul oscuro','20/63','no_clasificado','personal_inteligencia_data/foto.png','personal_inteligencia_data/huella_digital.png','personal_inteligencia_data/huella_retina.png',ROW(58,2816682021) ,ROW('26543474','Holanda'),ARRAY['inglés','árabe','portugués','francés','null','null']::varchar(50)[], ARRAY[ ROW('Emily','Mireya','Tellez','Cabrera','1945-06-24','hermano',ROW(58,2811996135) ), ROW('Esperanza','Ana','Corona','Granados','1945-06-24','tío',ROW(58,2812844146) )]::familiar_ty[], ARRAY[ ROW('93923890','Groenlandia'),row('null','null') ]::identificacion_ty[], ARRAY[ ROW('Comunicación','Máster','Lexicografía'), ROW('null','null','null') ]::nivel_educativo_ty[],null,'18'),</text:p>
          </table:table-cell>
          <table:table-cell table:number-columns-repeated="961"/>
        </table:table-row>
        <table:table-row table:style-name="ro2">
          <table:table-cell table:style-name="ce14" table:formula="of:=[.D38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8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hais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Santacruz'</text:p>
          </table:table-cell>
          <table:table-cell table:style-name="ce53" office:value-type="string" calcext:value-type="string">
            <text:p>1998-06-26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7097243" calcext:value-type="float">
            <text:p>7097243</text:p>
          </table:table-cell>
          <table:table-cell table:formula="of:=RANDBETWEEN(10000000;99999999)" office:value-type="float" office:value="88007067" calcext:value-type="float">
            <text:p>8800706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Montesdeoca'</text:p>
          </table:table-cell>
          <table:table-cell table:style-name="ce53" office:value-type="string" calcext:value-type="string">
            <text:p>1975-06-2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529383" calcext:value-type="float">
            <text:p>7529383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afoya'</text:p>
          </table:table-cell>
          <table:table-cell table:style-name="ce53" office:value-type="string" calcext:value-type="string">
            <text:p>1975-06-2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4604627" calcext:value-type="float">
            <text:p>4604627</text:p>
          </table:table-cell>
          <table:table-cell table:style-name="ce62" table:formula="of:=RANDBETWEEN(10000000;100000000)" office:value-type="float" office:value="87768788" calcext:value-type="float">
            <text:p>87768788</text:p>
          </table:table-cell>
          <table:table-cell table:formula="of:=[.F38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91669143" calcext:value-type="float">
            <text:p>9166914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formula="of:=[.D38]" office:value-type="float" office:value="18" calcext:value-type="float">
            <text:p>18</text:p>
          </table:table-cell>
          <table:table-cell/>
          <table:table-cell table:style-name="ce71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7097243) ,ROW('88007067','Malasia'),ARRAY['español','inglés','hindi','ruso','mandarín','bengalí']::varchar(50)[], ARRAY[ ROW('Mario','David','Barrientos','Montesdeoca','1975-06-22','hermano',ROW(58,2877529383) ), ROW('Claudio','Lincoln','Sullivan','Tafoya','1975-06-22','abuelo',ROW(58,2874604627) )]::familiar_ty[], ARRAY[ ROW('87768788','Groenlandia'),row('91669143','Holanda') ]::identificacion_ty[], ARRAY[ ROW('Criminología','null','null'), ROW('Ingeniería Informática','Máster','Ingeniería de Datos Masivos') ]::nivel_educativo_ty[],null,'18')," calcext:value-type="string">
            <text:p>('Thais','Cloe','Kelly','Santacruz','1998-06-26',167,90,'azul claro','20/40','no_clasificado','personal_inteligencia_data/foto.png','personal_inteligencia_data/huella_digital.png','personal_inteligencia_data/huella_retina.png',ROW(58,2817097243) ,ROW('88007067','Malasia'),ARRAY['español','inglés','hindi','ruso','mandarín','bengalí']::varchar(50)[], ARRAY[ ROW('Mario','David','Barrientos','Montesdeoca','1975-06-22','hermano',ROW(58,2877529383) ), ROW('Claudio','Lincoln','Sullivan','Tafoya','1975-06-22','abuelo',ROW(58,2874604627) )]::familiar_ty[], ARRAY[ ROW('87768788','Groenlandia'),row('91669143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961"/>
        </table:table-row>
        <table:table-row table:style-name="ro2">
          <table:table-cell table:style-name="ce14" table:formula="of:=[.D39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9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illiam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Rueda'</text:p>
          </table:table-cell>
          <table:table-cell table:style-name="ce53" office:value-type="string" calcext:value-type="string">
            <text:p>1993-05-14</text:p>
          </table:table-cell>
          <table:table-cell table:style-name="ce55" table:formula="of:=ROUND(RAND()*40+150 )" office:value-type="float" office:value="173" calcext:value-type="float">
            <text:p>173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679196" calcext:value-type="float">
            <text:p>1679196</text:p>
          </table:table-cell>
          <table:table-cell table:formula="of:=RANDBETWEEN(10000000;99999999)" office:value-type="float" office:value="44085352" calcext:value-type="float">
            <text:p>4408535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Paniagua'</text:p>
          </table:table-cell>
          <table:table-cell table:style-name="ce53" office:value-type="string" calcext:value-type="string">
            <text:p>1980-08-09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6145943" calcext:value-type="float">
            <text:p>6145943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ocanegra'</text:p>
          </table:table-cell>
          <table:table-cell table:style-name="ce53" office:value-type="string" calcext:value-type="string">
            <text:p>1980-08-09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2626578" calcext:value-type="float">
            <text:p>2626578</text:p>
          </table:table-cell>
          <table:table-cell table:style-name="ce62" table:formula="of:=RANDBETWEEN(10000000;100000000)" office:value-type="float" office:value="40940784" calcext:value-type="float">
            <text:p>40940784</text:p>
          </table:table-cell>
          <table:table-cell table:formula="of:=[.F39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9]" office:value-type="float" office:value="18" calcext:value-type="float">
            <text:p>18</text:p>
          </table:table-cell>
          <table:table-cell/>
          <table:table-cell table:style-name="ce71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1679196) ,ROW('44085352','Uganda'),ARRAY['inglés','árabe','portugués','francés','null','null']::varchar(50)[], ARRAY[ ROW('Maria','Belinda','Angeles','Paniagua','1980-08-09','madre',ROW(58,2616145943) ), ROW('Leonardo','Klement','Bedolla','Bocanegra','1980-08-09','abuelo',ROW(58,2612626578) )]::familiar_ty[], ARRAY[ ROW('40940784','Groenlandia'),row('null','null') ]::identificacion_ty[], ARRAY[ ROW('Criminología','null','null'), ROW('Derecho','null','null') ]::nivel_educativo_ty[],null,'18')," calcext:value-type="string">
            <text:p>('William','Lorenzo','Miranda','Rueda','1993-05-14',173,76,'verde oscuro','20/125','confidencial','personal_inteligencia_data/foto.png','personal_inteligencia_data/huella_digital.png','personal_inteligencia_data/huella_retina.png',ROW(58,4241679196) ,ROW('44085352','Uganda'),ARRAY['inglés','árabe','portugués','francés','null','null']::varchar(50)[], ARRAY[ ROW('Maria','Belinda','Angeles','Paniagua','1980-08-09','madre',ROW(58,2616145943) ), ROW('Leonardo','Klement','Bedolla','Bocanegra','1980-08-09','abuelo',ROW(58,2612626578) )]::familiar_ty[], ARRAY[ ROW('40940784','Groenlandia'),row('null','null') ]::identificacion_ty[], ARRAY[ ROW('Criminología','null','null'), ROW('Derecho','null','null') ]::nivel_educativo_ty[],null,'18'),</text:p>
          </table:table-cell>
          <table:table-cell table:number-columns-repeated="961"/>
        </table:table-row>
        <table:table-row table:style-name="ro2">
          <table:table-cell table:style-name="ce14" table:formula="of:=[.D40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0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Botello'</text:p>
          </table:table-cell>
          <table:table-cell table:style-name="ce53" office:value-type="string" calcext:value-type="string">
            <text:p>2000-05-20</text:p>
          </table:table-cell>
          <table:table-cell table:style-name="ce55" table:formula="of:=ROUND(RAND()*40+150 )" office:value-type="float" office:value="155" calcext:value-type="float">
            <text:p>155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4315297" calcext:value-type="float">
            <text:p>4315297</text:p>
          </table:table-cell>
          <table:table-cell table:formula="of:=RANDBETWEEN(10000000;99999999)" office:value-type="float" office:value="49839355" calcext:value-type="float">
            <text:p>4983935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Vallejo'</text:p>
          </table:table-cell>
          <table:table-cell table:style-name="ce53" office:value-type="string" calcext:value-type="string">
            <text:p>1962-06-17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7828100" calcext:value-type="float">
            <text:p>7828100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lizondo'</text:p>
          </table:table-cell>
          <table:table-cell office:value-type="string" calcext:value-type="string">
            <text:p>'Nunez'</text:p>
          </table:table-cell>
          <table:table-cell table:style-name="ce53" office:value-type="string" calcext:value-type="string">
            <text:p>1962-06-1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5544317" calcext:value-type="float">
            <text:p>5544317</text:p>
          </table:table-cell>
          <table:table-cell table:style-name="ce62" table:formula="of:=RANDBETWEEN(10000000;100000000)" office:value-type="float" office:value="20187109" calcext:value-type="float">
            <text:p>20187109</text:p>
          </table:table-cell>
          <table:table-cell table:formula="of:=[.F40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0]" office:value-type="float" office:value="19" calcext:value-type="float">
            <text:p>19</text:p>
          </table:table-cell>
          <table:table-cell/>
          <table:table-cell table:style-name="ce71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4315297) ,ROW('49839355','Argentina'),ARRAY['español','inglés','hindi','ruso','mandarín','null']::varchar(50)[], ARRAY[ ROW('Romeo','Adrian','Damian','Vallejo','1962-06-17','madre',ROW(58,2447828100) ), ROW('Marina',null,'Elizondo','Nunez','1962-06-17','abuelo',ROW(58,2445544317) )]::familiar_ty[], ARRAY[ ROW('20187109','Argentina'),row('null','null') ]::identificacion_ty[], ARRAY[ ROW('Ingeniería Informática','null','null'), ROW('null','null','null') ]::nivel_educativo_ty[],null,'19')," calcext:value-type="string">
            <text:p>('Bernarda','Anunciacion','Preciado','Botello','2000-05-20',155,86,'marrón claro','20/40','top_secret','personal_inteligencia_data/foto.png','personal_inteligencia_data/huella_digital.png','personal_inteligencia_data/huella_retina.png',ROW(58,2814315297) ,ROW('49839355','Argentina'),ARRAY['español','inglés','hindi','ruso','mandarín','null']::varchar(50)[], ARRAY[ ROW('Romeo','Adrian','Damian','Vallejo','1962-06-17','madre',ROW(58,2447828100) ), ROW('Marina',null,'Elizondo','Nunez','1962-06-17','abuelo',ROW(58,2445544317) )]::familiar_ty[], ARRAY[ ROW('20187109','Argentina'),row('null','null') ]::identificacion_ty[], ARRAY[ ROW('Ingeniería Informática','null','null'), ROW('null','null','null') ]::nivel_educativo_ty[],null,'19'),</text:p>
          </table:table-cell>
          <table:table-cell table:number-columns-repeated="961"/>
        </table:table-row>
        <table:table-row table:style-name="ro2">
          <table:table-cell table:style-name="ce14" table:formula="of:=[.D41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1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Sosa'</text:p>
          </table:table-cell>
          <table:table-cell table:style-name="ce53" office:value-type="string" calcext:value-type="string">
            <text:p>1989-01-03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6592748" calcext:value-type="float">
            <text:p>6592748</text:p>
          </table:table-cell>
          <table:table-cell table:formula="of:=RANDBETWEEN(10000000;99999999)" office:value-type="float" office:value="25480530" calcext:value-type="float">
            <text:p>2548053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Batista'</text:p>
          </table:table-cell>
          <table:table-cell table:style-name="ce53" office:value-type="string" calcext:value-type="string">
            <text:p>1944-06-0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438642" calcext:value-type="float">
            <text:p>8438642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Miramontes'</text:p>
          </table:table-cell>
          <table:table-cell table:style-name="ce53" office:value-type="string" calcext:value-type="string">
            <text:p>1944-06-0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3604067" calcext:value-type="float">
            <text:p>3604067</text:p>
          </table:table-cell>
          <table:table-cell table:style-name="ce62" table:formula="of:=RANDBETWEEN(10000000;100000000)" office:value-type="float" office:value="83186442" calcext:value-type="float">
            <text:p>83186442</text:p>
          </table:table-cell>
          <table:table-cell table:formula="of:=[.F41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24718383" calcext:value-type="float">
            <text:p>2471838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formátic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1]" office:value-type="float" office:value="19" calcext:value-type="float">
            <text:p>19</text:p>
          </table:table-cell>
          <table:table-cell/>
          <table:table-cell table:style-name="ce71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6592748) ,ROW('25480530','Holanda'),ARRAY['español','inglés','hindi','ruso','null','null']::varchar(50)[], ARRAY[ ROW('Alma','Moira','Moreno','Batista','1944-06-08','primo',ROW(58,2438438642) ), ROW('Cayetano',null,'Guillen','Miramontes','1944-06-08','abuelo',ROW(58,2433604067) )]::familiar_ty[], ARRAY[ ROW('83186442','Argentina'),row('24718383','Groenlandia') ]::identificacion_ty[], ARRAY[ ROW('Ingeniería Informática','null','null'), ROW('null','null','null') ]::nivel_educativo_ty[],null,'19')," calcext:value-type="string">
            <text:p>('Bertrudis','Damaris','Mandujano','Sosa','1989-01-03',184,85,'azul oscuro','20/80','no_clasificado','personal_inteligencia_data/foto.png','personal_inteligencia_data/huella_digital.png','personal_inteligencia_data/huella_retina.png',ROW(58,2436592748) ,ROW('25480530','Holanda'),ARRAY['español','inglés','hindi','ruso','null','null']::varchar(50)[], ARRAY[ ROW('Alma','Moira','Moreno','Batista','1944-06-08','primo',ROW(58,2438438642) ), ROW('Cayetano',null,'Guillen','Miramontes','1944-06-08','abuelo',ROW(58,2433604067) )]::familiar_ty[], ARRAY[ ROW('83186442','Argentina'),row('24718383','Groenlandia') ]::identificacion_ty[], ARRAY[ ROW('Ingeniería Informática','null','null'), ROW('null','null','null') ]::nivel_educativo_ty[],null,'19'),</text:p>
          </table:table-cell>
          <table:table-cell table:number-columns-repeated="961"/>
        </table:table-row>
        <table:table-row table:style-name="ro2">
          <table:table-cell table:style-name="ce14" table:formula="of:=[.D42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2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elin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Hill'</text:p>
          </table:table-cell>
          <table:table-cell table:style-name="ce53" office:value-type="string" calcext:value-type="string">
            <text:p>1990-08-29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3675465" calcext:value-type="float">
            <text:p>3675465</text:p>
          </table:table-cell>
          <table:table-cell table:formula="of:=RANDBETWEEN(10000000;99999999)" office:value-type="float" office:value="14582314" calcext:value-type="float">
            <text:p>145823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Anguiano'</text:p>
          </table:table-cell>
          <table:table-cell table:style-name="ce5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879991" calcext:value-type="float">
            <text:p>3879991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Mares'</text:p>
          </table:table-cell>
          <table:table-cell table:style-name="ce5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654923" calcext:value-type="float">
            <text:p>5654923</text:p>
          </table:table-cell>
          <table:table-cell table:style-name="ce62" table:formula="of:=RANDBETWEEN(10000000;100000000)" office:value-type="float" office:value="66055115" calcext:value-type="float">
            <text:p>66055115</text:p>
          </table:table-cell>
          <table:table-cell table:formula="of:=[.F42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style-name="ce71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3675465) ,ROW('14582314','Malasia'),ARRAY['inglés','árabe','portugués','francés','null','null']::varchar(50)[], ARRAY[ ROW('Jessica','Brenda','Garcia','Anguiano','1970-11-02','abuelo',ROW(58,4243879991) ), ROW('Ayala','Haydee','Sauceda','Mares','1970-11-02','abuelo',ROW(58,4245654923) )]::familiar_ty[], ARRAY[ ROW('66055115','Argentina'),row('null','null') ]::identificacion_ty[], ARRAY[ ROW('Filosofía','null','null'), ROW('Psicología','null','null') ]::nivel_educativo_ty[],null,'19')," calcext:value-type="string">
            <text:p>('Melina','Bonita','Cardenas','Hill','1990-08-29',163,86,'azul oscuro','20/25','no_clasificado','personal_inteligencia_data/foto.png','personal_inteligencia_data/huella_digital.png','personal_inteligencia_data/huella_retina.png',ROW(58,4123675465) ,ROW('14582314','Malasia'),ARRAY['inglés','árabe','portugués','francés','null','null']::varchar(50)[], ARRAY[ ROW('Jessica','Brenda','Garcia','Anguiano','1970-11-02','abuelo',ROW(58,4243879991) ), ROW('Ayala','Haydee','Sauceda','Mares','1970-11-02','abuelo',ROW(58,4245654923) )]::familiar_ty[], ARRAY[ ROW('66055115','Argentina'),row('null','null') ]::identificacion_ty[], ARRAY[ ROW('Filosofía','null','null'), ROW('Psicología','null','null') ]::nivel_educativo_ty[],null,'19'),</text:p>
          </table:table-cell>
          <table:table-cell table:number-columns-repeated="961"/>
        </table:table-row>
        <table:table-row table:style-name="ro2">
          <table:table-cell table:style-name="ce14" table:formula="of:=[.D43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3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i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uarez'</text:p>
          </table:table-cell>
          <table:table-cell table:style-name="ce53" office:value-type="string" calcext:value-type="string">
            <text:p>1989-12-18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9745230" calcext:value-type="float">
            <text:p>9745230</text:p>
          </table:table-cell>
          <table:table-cell table:formula="of:=RANDBETWEEN(10000000;99999999)" office:value-type="float" office:value="15626427" calcext:value-type="float">
            <text:p>1562642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Mazariegos'</text:p>
          </table:table-cell>
          <table:table-cell table:style-name="ce5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9184137" calcext:value-type="float">
            <text:p>918413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Castellanos'</text:p>
          </table:table-cell>
          <table:table-cell table:style-name="ce5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342945" calcext:value-type="float">
            <text:p>6342945</text:p>
          </table:table-cell>
          <table:table-cell table:style-name="ce62" table:formula="of:=RANDBETWEEN(10000000;100000000)" office:value-type="float" office:value="68247452" calcext:value-type="float">
            <text:p>68247452</text:p>
          </table:table-cell>
          <table:table-cell table:formula="of:=[.F43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3]" office:value-type="float" office:value="19" calcext:value-type="float">
            <text:p>19</text:p>
          </table:table-cell>
          <table:table-cell/>
          <table:table-cell table:style-name="ce71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office:value-type="string" office:string-value="('Tito',null,'Serna','Suarez','1989-12-18',162,88,'verde claro','20/40','confidencial','personal_inteligencia_data/foto.png','personal_inteligencia_data/huella_digital.png','personal_inteligencia_data/huella_retina.png',ROW(58,2619745230) ,ROW('15626427','Uganda'),ARRAY['español','inglés','hindi','ruso','mandarín','bengalí']::varchar(50)[], ARRAY[ ROW('Carla',null,'Larios','Mazariegos','1980-12-04','hermano',ROW(58,2439184137) ), ROW('Natividad','Fabiola','Samaniego','Castellanos','1980-12-04','hermano',ROW(58,2436342945) )]::familiar_ty[], ARRAY[ ROW('68247452','Argentina'),row('null','null') ]::identificacion_ty[], ARRAY[ ROW('Filosofía','null','null'), ROW('null','null','null') ]::nivel_educativo_ty[],null,'19')," calcext:value-type="string">
            <text:p>('Tito',null,'Serna','Suarez','1989-12-18',162,88,'verde claro','20/40','confidencial','personal_inteligencia_data/foto.png','personal_inteligencia_data/huella_digital.png','personal_inteligencia_data/huella_retina.png',ROW(58,2619745230) ,ROW('15626427','Uganda'),ARRAY['español','inglés','hindi','ruso','mandarín','bengalí']::varchar(50)[], ARRAY[ ROW('Carla',null,'Larios','Mazariegos','1980-12-04','hermano',ROW(58,2439184137) ), ROW('Natividad','Fabiola','Samaniego','Castellanos','1980-12-04','hermano',ROW(58,2436342945) )]::familiar_ty[], ARRAY[ ROW('68247452','Argentina'),row('null','null') ]::identificacion_ty[], ARRAY[ ROW('Filosofía','null','null'), ROW('null','null','null') ]::nivel_educativo_ty[],null,'19'),</text:p>
          </table:table-cell>
          <table:table-cell table:number-columns-repeated="961"/>
        </table:table-row>
        <table:table-row table:style-name="ro2">
          <table:table-cell table:style-name="ce14" table:formula="of:=[.D44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4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Rincon'</text:p>
          </table:table-cell>
          <table:table-cell table:style-name="ce53" office:value-type="string" calcext:value-type="string">
            <text:p>2000-08-11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6689090" calcext:value-type="float">
            <text:p>6689090</text:p>
          </table:table-cell>
          <table:table-cell table:formula="of:=RANDBETWEEN(10000000;99999999)" office:value-type="float" office:value="55473270" calcext:value-type="float">
            <text:p>5547327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Solorzano'</text:p>
          </table:table-cell>
          <table:table-cell table:style-name="ce53" office:value-type="string" calcext:value-type="string">
            <text:p>1963-02-19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9002367" calcext:value-type="float">
            <text:p>9002367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Ellis'</text:p>
          </table:table-cell>
          <table:table-cell table:style-name="ce53" office:value-type="string" calcext:value-type="string">
            <text:p>1963-02-1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7646449" calcext:value-type="float">
            <text:p>7646449</text:p>
          </table:table-cell>
          <table:table-cell table:style-name="ce62" table:formula="of:=RANDBETWEEN(10000000;100000000)" office:value-type="float" office:value="34636892" calcext:value-type="float">
            <text:p>34636892</text:p>
          </table:table-cell>
          <table:table-cell table:formula="of:=[.F44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4]" office:value-type="float" office:value="20" calcext:value-type="float">
            <text:p>20</text:p>
          </table:table-cell>
          <table:table-cell/>
          <table:table-cell table:style-name="ce71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6689090) ,ROW('55473270','Argentina'),ARRAY['español','inglés','hindi','ruso','mandarín','null']::varchar(50)[], ARRAY[ ROW('Amanda','Viviana','Delrio','Solorzano','1963-02-19','hermano',ROW(58,4149002367) ), ROW('Justiniano','Foster','Olivares','Ellis','1963-02-19','primo',ROW(58,4147646449) )]::familiar_ty[], ARRAY[ ROW('34636892','Argentina'),row('null','null') ]::identificacion_ty[], ARRAY[ ROW('Comunicación','null','null'), ROW('null','null','null') ]::nivel_educativo_ty[],null,'20')," calcext:value-type="string">
            <text:p>('Emperatriz',null,'Farias','Rincon','2000-08-11',151,71,'marrón claro','20/160','top_secret','personal_inteligencia_data/foto.png','personal_inteligencia_data/huella_digital.png','personal_inteligencia_data/huella_retina.png',ROW(58,2346689090) ,ROW('55473270','Argentina'),ARRAY['español','inglés','hindi','ruso','mandarín','null']::varchar(50)[], ARRAY[ ROW('Amanda','Viviana','Delrio','Solorzano','1963-02-19','hermano',ROW(58,4149002367) ), ROW('Justiniano','Foster','Olivares','Ellis','1963-02-19','primo',ROW(58,4147646449) )]::familiar_ty[], ARRAY[ ROW('34636892','Argentina'),row('null','null') ]::identificacion_ty[], ARRAY[ ROW('Comunicación','null','null'), ROW('null','null','null') ]::nivel_educativo_ty[],null,'20'),</text:p>
          </table:table-cell>
          <table:table-cell table:number-columns-repeated="961"/>
        </table:table-row>
        <table:table-row table:style-name="ro2">
          <table:table-cell table:style-name="ce14" table:formula="of:=[.D45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5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Mena'</text:p>
          </table:table-cell>
          <table:table-cell table:style-name="ce53" office:value-type="string" calcext:value-type="string">
            <text:p>1989-12-16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2934782" calcext:value-type="float">
            <text:p>2934782</text:p>
          </table:table-cell>
          <table:table-cell table:formula="of:=RANDBETWEEN(10000000;99999999)" office:value-type="float" office:value="44955739" calcext:value-type="float">
            <text:p>4495573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Almaguer'</text:p>
          </table:table-cell>
          <table:table-cell table:style-name="ce5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1097809" calcext:value-type="float">
            <text:p>1097809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Lima'</text:p>
          </table:table-cell>
          <table:table-cell table:style-name="ce5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239387" calcext:value-type="float">
            <text:p>3239387</text:p>
          </table:table-cell>
          <table:table-cell table:style-name="ce62" table:formula="of:=RANDBETWEEN(10000000;100000000)" office:value-type="float" office:value="68158867" calcext:value-type="float">
            <text:p>68158867</text:p>
          </table:table-cell>
          <table:table-cell table:formula="of:=[.F45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25364553" calcext:value-type="float">
            <text:p>2536455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Comunicación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5]" office:value-type="float" office:value="20" calcext:value-type="float">
            <text:p>20</text:p>
          </table:table-cell>
          <table:table-cell/>
          <table:table-cell table:style-name="ce71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2934782) ,ROW('44955739','Holanda'),ARRAY['español','inglés','hindi','ruso','null','null']::varchar(50)[], ARRAY[ ROW('Emiliana','Constanza','Renteria','Almaguer','1944-12-12','primo',ROW(58,2811097809) ), ROW('Constantino',null,'Bustos','Lima','1944-12-12','primo',ROW(58,2813239387) )]::familiar_ty[], ARRAY[ ROW('68158867','Argentina'),row('25364553','Groenlandia') ]::identificacion_ty[], ARRAY[ ROW('Comunicación','null','null'), ROW('null','null','null') ]::nivel_educativo_ty[],null,'20')," calcext:value-type="string">
            <text:p>('Faustino','Margarito','Quinones','Mena','1989-12-16',188,85,'azul claro','20/20','no_clasificado','personal_inteligencia_data/foto.png','personal_inteligencia_data/huella_digital.png','personal_inteligencia_data/huella_retina.png',ROW(58,2812934782) ,ROW('44955739','Holanda'),ARRAY['español','inglés','hindi','ruso','null','null']::varchar(50)[], ARRAY[ ROW('Emiliana','Constanza','Renteria','Almaguer','1944-12-12','primo',ROW(58,2811097809) ), ROW('Constantino',null,'Bustos','Lima','1944-12-12','primo',ROW(58,2813239387) )]::familiar_ty[], ARRAY[ ROW('68158867','Argentina'),row('25364553','Groenlandia') ]::identificacion_ty[], ARRAY[ ROW('Comunicación','null','null'), ROW('null','null','null') ]::nivel_educativo_ty[],null,'20'),</text:p>
          </table:table-cell>
          <table:table-cell table:number-columns-repeated="961"/>
        </table:table-row>
        <table:table-row table:style-name="ro2">
          <table:table-cell table:style-name="ce14" table:formula="of:=[.D46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6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a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Sarmiento'</text:p>
          </table:table-cell>
          <table:table-cell table:style-name="ce53" office:value-type="string" calcext:value-type="string">
            <text:p>1991-01-29</text:p>
          </table:table-cell>
          <table:table-cell table:style-name="ce55" table:formula="of:=ROUND(RAND()*40+150 )" office:value-type="float" office:value="179" calcext:value-type="float">
            <text:p>179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009655" calcext:value-type="float">
            <text:p>4009655</text:p>
          </table:table-cell>
          <table:table-cell table:formula="of:=RANDBETWEEN(10000000;99999999)" office:value-type="float" office:value="38387686" calcext:value-type="float">
            <text:p>3838768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Recinos'</text:p>
          </table:table-cell>
          <table:table-cell table:style-name="ce5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9218978" calcext:value-type="float">
            <text:p>9218978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Moore'</text:p>
          </table:table-cell>
          <table:table-cell table:style-name="ce5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9217944" calcext:value-type="float">
            <text:p>9217944</text:p>
          </table:table-cell>
          <table:table-cell table:style-name="ce62" table:formula="of:=RANDBETWEEN(10000000;100000000)" office:value-type="float" office:value="83040384" calcext:value-type="float">
            <text:p>83040384</text:p>
          </table:table-cell>
          <table:table-cell table:formula="of:=[.F46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46]" office:value-type="float" office:value="20" calcext:value-type="float">
            <text:p>20</text:p>
          </table:table-cell>
          <table:table-cell/>
          <table:table-cell table:style-name="ce71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4009655) ,ROW('38387686','Malasia'),ARRAY['inglés','árabe','portugués','francés','null','null']::varchar(50)[], ARRAY[ ROW('Constantino','Leon','Marte','Recinos','1973-02-13','abuelo',ROW(58,2879218978) ), ROW('Salvador','Eleazar','Madrid','Moore','1973-02-13','abuelo',ROW(58,2879217944) )]::familiar_ty[], ARRAY[ ROW('83040384','Argentina'),row('null','null') ]::identificacion_ty[], ARRAY[ ROW('Ingeniería Informática','null','null'), ROW('Psicología','null','null') ]::nivel_educativo_ty[],null,'20')," calcext:value-type="string">
            <text:p>('Facunda','Alvara','Prado','Sarmiento','1991-01-29',179,73,'azul claro','20/20','no_clasificado','personal_inteligencia_data/foto.png','personal_inteligencia_data/huella_digital.png','personal_inteligencia_data/huella_retina.png',ROW(58,2124009655) ,ROW('38387686','Malasia'),ARRAY['inglés','árabe','portugués','francés','null','null']::varchar(50)[], ARRAY[ ROW('Constantino','Leon','Marte','Recinos','1973-02-13','abuelo',ROW(58,2879218978) ), ROW('Salvador','Eleazar','Madrid','Moore','1973-02-13','abuelo',ROW(58,2879217944) )]::familiar_ty[], ARRAY[ ROW('83040384','Argentina'),row('null','null') ]::identificacion_ty[], ARRAY[ ROW('Ingeniería Informática','null','null'), ROW('Psicología','null','null') ]::nivel_educativo_ty[],null,'20'),</text:p>
          </table:table-cell>
          <table:table-cell table:number-columns-repeated="961"/>
        </table:table-row>
        <table:table-row table:style-name="ro2">
          <table:table-cell table:style-name="ce14" table:formula="of:=[.D47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7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Ordonez'</text:p>
          </table:table-cell>
          <table:table-cell table:style-name="ce53" office:value-type="string" calcext:value-type="string">
            <text:p>1990-02-07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2870577" calcext:value-type="float">
            <text:p>2870577</text:p>
          </table:table-cell>
          <table:table-cell table:formula="of:=RANDBETWEEN(10000000;99999999)" office:value-type="float" office:value="14246534" calcext:value-type="float">
            <text:p>1424653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Valle'</text:p>
          </table:table-cell>
          <table:table-cell table:style-name="ce53" office:value-type="string" calcext:value-type="string">
            <text:p>1936-09-25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8235641" calcext:value-type="float">
            <text:p>8235641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Escobedo'</text:p>
          </table:table-cell>
          <table:table-cell table:style-name="ce53" office:value-type="string" calcext:value-type="string">
            <text:p>1936-09-25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872303" calcext:value-type="float">
            <text:p>3872303</text:p>
          </table:table-cell>
          <table:table-cell table:style-name="ce62" table:formula="of:=RANDBETWEEN(10000000;100000000)" office:value-type="float" office:value="97505728" calcext:value-type="float">
            <text:p>97505728</text:p>
          </table:table-cell>
          <table:table-cell table:formula="of:=[.F47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7]" office:value-type="float" office:value="20" calcext:value-type="float">
            <text:p>20</text:p>
          </table:table-cell>
          <table:table-cell/>
          <table:table-cell table:style-name="ce71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2870577) ,ROW('14246534','Uganda'),ARRAY['español','inglés','hindi','ruso','mandarín','bengalí']::varchar(50)[], ARRAY[ ROW('Camila',null,'Garibay','Valle','1936-09-25','hermano',ROW(58,2818235641) ), ROW('Rosa','Mariana','Quiroz','Escobedo','1936-09-25','abuelo',ROW(58,2813872303) )]::familiar_ty[], ARRAY[ ROW('97505728','Argentina'),row('null','null') ]::identificacion_ty[], ARRAY[ ROW('Ingeniería Informática','null','null'), ROW('null','null','null') ]::nivel_educativo_ty[],null,'20')," calcext:value-type="string">
            <text:p>('Dulcinea',null,'Angeles','Ordonez','1990-02-07',161,68,'verde oscuro','20/32','confidencial','personal_inteligencia_data/foto.png','personal_inteligencia_data/huella_digital.png','personal_inteligencia_data/huella_retina.png',ROW(58,2442870577) ,ROW('14246534','Uganda'),ARRAY['español','inglés','hindi','ruso','mandarín','bengalí']::varchar(50)[], ARRAY[ ROW('Camila',null,'Garibay','Valle','1936-09-25','hermano',ROW(58,2818235641) ), ROW('Rosa','Mariana','Quiroz','Escobedo','1936-09-25','abuelo',ROW(58,2813872303) )]::familiar_ty[], ARRAY[ ROW('97505728','Argentina'),row('null','null') ]::identificacion_ty[], ARRAY[ ROW('Ingeniería Informática','null','null'), ROW('null','null','null') ]::nivel_educativo_ty[],null,'20'),</text:p>
          </table:table-cell>
          <table:table-cell table:number-columns-repeated="961"/>
        </table:table-row>
        <table:table-row table:style-name="ro2">
          <table:table-cell table:style-name="ce14" table:formula="of:=[.D48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8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Acuna'</text:p>
          </table:table-cell>
          <table:table-cell table:style-name="ce53" office:value-type="string" calcext:value-type="string">
            <text:p>2000-10-19</text:p>
          </table:table-cell>
          <table:table-cell table:style-name="ce55" table:formula="of:=ROUND(RAND()*40+150 )" office:value-type="float" office:value="154" calcext:value-type="float">
            <text:p>154</text:p>
          </table:table-cell>
          <table:table-cell table:style-name="ce55" table:formula="of:=ROUND(RAND()*30+65 )" office:value-type="float" office:value="77" calcext:value-type="float">
            <text:p>77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876473" calcext:value-type="float">
            <text:p>6876473</text:p>
          </table:table-cell>
          <table:table-cell table:formula="of:=RANDBETWEEN(10000000;99999999)" office:value-type="float" office:value="64609560" calcext:value-type="float">
            <text:p>6460956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Oropeza'</text:p>
          </table:table-cell>
          <table:table-cell table:style-name="ce53" office:value-type="string" calcext:value-type="string">
            <text:p>1966-10-10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148765" calcext:value-type="float">
            <text:p>7148765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Machado'</text:p>
          </table:table-cell>
          <table:table-cell table:style-name="ce53" office:value-type="string" calcext:value-type="string">
            <text:p>1966-10-10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858657" calcext:value-type="float">
            <text:p>6858657</text:p>
          </table:table-cell>
          <table:table-cell table:style-name="ce62" table:formula="of:=RANDBETWEEN(10000000;100000000)" office:value-type="float" office:value="15952184" calcext:value-type="float">
            <text:p>15952184</text:p>
          </table:table-cell>
          <table:table-cell table:formula="of:=[.F48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8]" office:value-type="float" office:value="21" calcext:value-type="float">
            <text:p>21</text:p>
          </table:table-cell>
          <table:table-cell/>
          <table:table-cell table:style-name="ce71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6876473) ,ROW('64609560','Argentina'),ARRAY['español','inglés','hindi','ruso','mandarín','null']::varchar(50)[], ARRAY[ ROW('Maximiliano','Pastor','Candelaria','Oropeza','1966-10-10','hermano',ROW(58,4127148765) ), ROW('Alba','Celia','Salcedo','Machado','1966-10-10','madre',ROW(58,4126858657) )]::familiar_ty[], ARRAY[ ROW('15952184','Argentina'),row('null','null') ]::identificacion_ty[], ARRAY[ ROW('Ingeniería Industrial','null','null'), ROW('null','null','null') ]::nivel_educativo_ty[],null,'21')," calcext:value-type="string">
            <text:p>('Michael',null,'Moreno','Acuna','2000-10-19',154,77,'marrón oscuro','20/200','top_secret','personal_inteligencia_data/foto.png','personal_inteligencia_data/huella_digital.png','personal_inteligencia_data/huella_retina.png',ROW(58,4126876473) ,ROW('64609560','Argentina'),ARRAY['español','inglés','hindi','ruso','mandarín','null']::varchar(50)[], ARRAY[ ROW('Maximiliano','Pastor','Candelaria','Oropeza','1966-10-10','hermano',ROW(58,4127148765) ), ROW('Alba','Celia','Salcedo','Machado','1966-10-10','madre',ROW(58,4126858657) )]::familiar_ty[], ARRAY[ ROW('15952184','Argentina'),row('null','null') ]::identificacion_ty[], ARRAY[ ROW('Ingeniería Industrial','null','null'), ROW('null','null','null') ]::nivel_educativo_ty[],null,'21'),</text:p>
          </table:table-cell>
          <table:table-cell table:number-columns-repeated="961"/>
        </table:table-row>
        <table:table-row table:style-name="ro2">
          <table:table-cell table:style-name="ce14" table:formula="of:=[.D49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9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Roldan'</text:p>
          </table:table-cell>
          <table:table-cell table:style-name="ce53" office:value-type="string" calcext:value-type="string">
            <text:p>1990-02-05</text:p>
          </table:table-cell>
          <table:table-cell table:style-name="ce55" table:formula="of:=ROUND(RAND()*40+150 )" office:value-type="float" office:value="173" calcext:value-type="float">
            <text:p>173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4102732" calcext:value-type="float">
            <text:p>4102732</text:p>
          </table:table-cell>
          <table:table-cell table:formula="of:=RANDBETWEEN(10000000;99999999)" office:value-type="float" office:value="17467458" calcext:value-type="float">
            <text:p>1746745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Quintanilla'</text:p>
          </table:table-cell>
          <table:table-cell table:style-name="ce5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4354468" calcext:value-type="float">
            <text:p>4354468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Cordero'</text:p>
          </table:table-cell>
          <table:table-cell table:style-name="ce5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4772387" calcext:value-type="float">
            <text:p>4772387</text:p>
          </table:table-cell>
          <table:table-cell table:style-name="ce62" table:formula="of:=RANDBETWEEN(10000000;100000000)" office:value-type="float" office:value="93663601" calcext:value-type="float">
            <text:p>93663601</text:p>
          </table:table-cell>
          <table:table-cell table:formula="of:=[.F49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69691258" calcext:value-type="float">
            <text:p>6969125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9]" office:value-type="float" office:value="21" calcext:value-type="float">
            <text:p>21</text:p>
          </table:table-cell>
          <table:table-cell/>
          <table:table-cell table:style-name="ce71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4102732) ,ROW('17467458','Holanda'),ARRAY['español','inglés','hindi','ruso','mandarín','null']::varchar(50)[], ARRAY[ ROW('Fernanda','Amelia','Ruano','Quintanilla','1946-12-07','tío',ROW(58,2344354468) ), ROW('Antonio',null,'Pinto','Cordero','1946-12-07','tío',ROW(58,2344772387) )]::familiar_ty[], ARRAY[ ROW('93663601','Argentina'),row('69691258','Groenlandia') ]::identificacion_ty[], ARRAY[ ROW('Ingeniería Industrial','null','null'), ROW('null','null','null') ]::nivel_educativo_ty[],null,'21')," calcext:value-type="string">
            <text:p>('Marcos','Alfredo','Solorio','Roldan','1990-02-05',173,83,'marrón claro','20/20','no_clasificado','personal_inteligencia_data/foto.png','personal_inteligencia_data/huella_digital.png','personal_inteligencia_data/huella_retina.png',ROW(58,2344102732) ,ROW('17467458','Holanda'),ARRAY['español','inglés','hindi','ruso','mandarín','null']::varchar(50)[], ARRAY[ ROW('Fernanda','Amelia','Ruano','Quintanilla','1946-12-07','tío',ROW(58,2344354468) ), ROW('Antonio',null,'Pinto','Cordero','1946-12-07','tío',ROW(58,2344772387) )]::familiar_ty[], ARRAY[ ROW('93663601','Argentina'),row('69691258','Groenlandia') ]::identificacion_ty[], ARRAY[ ROW('Ingeniería Industrial','null','null'), ROW('null','null','null') ]::nivel_educativo_ty[],null,'21'),</text:p>
          </table:table-cell>
          <table:table-cell table:number-columns-repeated="961"/>
        </table:table-row>
        <table:table-row table:style-name="ro2">
          <table:table-cell table:style-name="ce14" table:formula="of:=[.D50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50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tia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Alvarenga'</text:p>
          </table:table-cell>
          <table:table-cell table:style-name="ce53" office:value-type="string" calcext:value-type="string">
            <text:p>1991-05-26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524532" calcext:value-type="float">
            <text:p>6524532</text:p>
          </table:table-cell>
          <table:table-cell table:formula="of:=RANDBETWEEN(10000000;99999999)" office:value-type="float" office:value="31907894" calcext:value-type="float">
            <text:p>3190789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Caraballo'</text:p>
          </table:table-cell>
          <table:table-cell table:style-name="ce5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811315" calcext:value-type="float">
            <text:p>1811315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Saenz'</text:p>
          </table:table-cell>
          <table:table-cell table:style-name="ce5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9320674" calcext:value-type="float">
            <text:p>9320674</text:p>
          </table:table-cell>
          <table:table-cell table:style-name="ce62" table:formula="of:=RANDBETWEEN(10000000;100000000)" office:value-type="float" office:value="60709298" calcext:value-type="float">
            <text:p>60709298</text:p>
          </table:table-cell>
          <table:table-cell table:formula="of:=[.F50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0]" office:value-type="float" office:value="21" calcext:value-type="float">
            <text:p>21</text:p>
          </table:table-cell>
          <table:table-cell/>
          <table:table-cell table:style-name="ce71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6524532) ,ROW('31907894','Malasia'),ARRAY['inglés','árabe','portugués','francés','null','null']::varchar(50)[], ARRAY[ ROW('Valentin','Fermin','Burgos','Caraballo','1976-01-07','primo',ROW(58,2431811315) ), ROW('Lucrecia','Margarita','Alonzo','Saenz','1976-01-07','primo',ROW(58,2439320674) )]::familiar_ty[], ARRAY[ ROW('60709298','Argentina'),row('null','null') ]::identificacion_ty[], ARRAY[ ROW('Comunicación','null','null'), ROW('Comunicación','null','null') ]::nivel_educativo_ty[],null,'21')," calcext:value-type="string">
            <text:p>('Matias','Orosio','Segura','Alvarenga','1991-05-26',156,71,'marrón claro','20/16','no_clasificado','personal_inteligencia_data/foto.png','personal_inteligencia_data/huella_digital.png','personal_inteligencia_data/huella_retina.png',ROW(58,4246524532) ,ROW('31907894','Malasia'),ARRAY['inglés','árabe','portugués','francés','null','null']::varchar(50)[], ARRAY[ ROW('Valentin','Fermin','Burgos','Caraballo','1976-01-07','primo',ROW(58,2431811315) ), ROW('Lucrecia','Margarita','Alonzo','Saenz','1976-01-07','primo',ROW(58,2439320674) )]::familiar_ty[], ARRAY[ ROW('60709298','Argentina'),row('null','null') ]::identificacion_ty[], ARRAY[ ROW('Comunicación','null','null'), ROW('Comunicación','null','null') ]::nivel_educativo_ty[],null,'21'),</text:p>
          </table:table-cell>
          <table:table-cell table:number-columns-repeated="961"/>
        </table:table-row>
        <table:table-row table:style-name="ro2">
          <table:table-cell table:style-name="ce14" table:formula="of:=[.D51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51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Delao'</text:p>
          </table:table-cell>
          <table:table-cell table:style-name="ce53" office:value-type="string" calcext:value-type="string">
            <text:p>1990-08-30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1242437" calcext:value-type="float">
            <text:p>1242437</text:p>
          </table:table-cell>
          <table:table-cell table:formula="of:=RANDBETWEEN(10000000;99999999)" office:value-type="float" office:value="83910195" calcext:value-type="float">
            <text:p>8391019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Lopez'</text:p>
          </table:table-cell>
          <table:table-cell table:style-name="ce5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4289389" calcext:value-type="float">
            <text:p>4289389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339929" calcext:value-type="float">
            <text:p>5339929</text:p>
          </table:table-cell>
          <table:table-cell table:style-name="ce62" table:formula="of:=RANDBETWEEN(10000000;100000000)" office:value-type="float" office:value="21008004" calcext:value-type="float">
            <text:p>21008004</text:p>
          </table:table-cell>
          <table:table-cell table:formula="of:=[.F51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1]" office:value-type="float" office:value="21" calcext:value-type="float">
            <text:p>21</text:p>
          </table:table-cell>
          <table:table-cell/>
          <table:table-cell table:style-name="ce71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1242437) ,ROW('83910195','Uganda'),ARRAY['español','inglés','hindi','ruso','mandarín','bengalí']::varchar(50)[], ARRAY[ ROW('Jorge',null,'James','Lopez','1937-04-10','abuelo',ROW(58,2344289389) ), ROW('Myriam','Zoe','Serrano','Ochoa','1937-04-10','abuelo',ROW(58,2345339929) )]::familiar_ty[], ARRAY[ ROW('21008004','Argentina'),row('null','null') ]::identificacion_ty[], ARRAY[ ROW('Comunicación','null','null'), ROW('null','null','null') ]::nivel_educativo_ty[],null,'21')," calcext:value-type="string">
            <text:p>('Amara',null,'Saldana','Delao','1990-08-30',188,82,'azul oscuro','20/25','confidencial','personal_inteligencia_data/foto.png','personal_inteligencia_data/huella_digital.png','personal_inteligencia_data/huella_retina.png',ROW(58,4141242437) ,ROW('83910195','Uganda'),ARRAY['español','inglés','hindi','ruso','mandarín','bengalí']::varchar(50)[], ARRAY[ ROW('Jorge',null,'James','Lopez','1937-04-10','abuelo',ROW(58,2344289389) ), ROW('Myriam','Zoe','Serrano','Ochoa','1937-04-10','abuelo',ROW(58,2345339929) )]::familiar_ty[], ARRAY[ ROW('21008004','Argentina'),row('null','null') ]::identificacion_ty[], ARRAY[ ROW('Comunicación','null','null'), ROW('null','null','null') ]::nivel_educativo_ty[],null,'21'),</text:p>
          </table:table-cell>
          <table:table-cell table:number-columns-repeated="961"/>
        </table:table-row>
        <table:table-row table:style-name="ro2">
          <table:table-cell table:style-name="ce14" table:formula="of:=[.D52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2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Nikit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Monreal'</text:p>
          </table:table-cell>
          <table:table-cell table:style-name="ce53" office:value-type="string" calcext:value-type="string">
            <text:p>2000-10-29</text:p>
          </table:table-cell>
          <table:table-cell table:style-name="ce55" table:formula="of:=ROUND(RAND()*40+150 )" office:value-type="float" office:value="160" calcext:value-type="float">
            <text:p>160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693669" calcext:value-type="float">
            <text:p>7693669</text:p>
          </table:table-cell>
          <table:table-cell table:formula="of:=RANDBETWEEN(10000000;99999999)" office:value-type="float" office:value="43483287" calcext:value-type="float">
            <text:p>4348328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Falcon'</text:p>
          </table:table-cell>
          <table:table-cell table:style-name="ce53" office:value-type="string" calcext:value-type="string">
            <text:p>1981-02-02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075646" calcext:value-type="float">
            <text:p>6075646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Serrato'</text:p>
          </table:table-cell>
          <table:table-cell table:style-name="ce53" office:value-type="string" calcext:value-type="string">
            <text:p>1981-02-02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362749" calcext:value-type="float">
            <text:p>5362749</text:p>
          </table:table-cell>
          <table:table-cell table:style-name="ce62" table:formula="of:=RANDBETWEEN(10000000;100000000)" office:value-type="float" office:value="87947216" calcext:value-type="float">
            <text:p>87947216</text:p>
          </table:table-cell>
          <table:table-cell table:formula="of:=[.F52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35792513" calcext:value-type="float">
            <text:p>3579251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2]" office:value-type="float" office:value="22" calcext:value-type="float">
            <text:p>22</text:p>
          </table:table-cell>
          <table:table-cell/>
          <table:table-cell table:style-name="ce71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7693669) ,ROW('43483287','Australia'),ARRAY['español','inglés','portugués','francés','null','null']::varchar(50)[], ARRAY[ ROW('Poncio',null,'Alcala','Falcon','1981-02-02','tío',ROW(58,2126075646) ), ROW('Silvester',null,'Morris','Serrato','1981-02-02','primo',ROW(58,2125362749) )]::familiar_ty[], ARRAY[ ROW('87947216','Taiwán'),row('35792513','Irlanda') ]::identificacion_ty[], ARRAY[ ROW('Criminología','null','null'), ROW('null','null','null') ]::nivel_educativo_ty[],null,'22')," calcext:value-type="string">
            <text:p>('Nikita','Victoria','Sanabria','Monreal','2000-10-29',160,67,'azul oscuro','20/20','top_secret','personal_inteligencia_data/foto.png','personal_inteligencia_data/huella_digital.png','personal_inteligencia_data/huella_retina.png',ROW(58,2127693669) ,ROW('43483287','Australia'),ARRAY['español','inglés','portugués','francés','null','null']::varchar(50)[], ARRAY[ ROW('Poncio',null,'Alcala','Falcon','1981-02-02','tío',ROW(58,2126075646) ), ROW('Silvester',null,'Morris','Serrato','1981-02-02','primo',ROW(58,2125362749) )]::familiar_ty[], ARRAY[ ROW('87947216','Taiwán'),row('35792513','Irlanda') ]::identificacion_ty[], ARRAY[ ROW('Criminología','null','null'), ROW('null','null','null') ]::nivel_educativo_ty[],null,'22'),</text:p>
          </table:table-cell>
          <table:table-cell table:number-columns-repeated="961"/>
        </table:table-row>
        <table:table-row table:style-name="ro2">
          <table:table-cell table:style-name="ce14" table:formula="of:=[.D53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3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nig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Garay'</text:p>
          </table:table-cell>
          <table:table-cell table:style-name="ce53" office:value-type="string" calcext:value-type="string">
            <text:p>2000-04-30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771275" calcext:value-type="float">
            <text:p>5771275</text:p>
          </table:table-cell>
          <table:table-cell table:formula="of:=RANDBETWEEN(10000000;99999999)" office:value-type="float" office:value="82644674" calcext:value-type="float">
            <text:p>8264467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Badillo'</text:p>
          </table:table-cell>
          <table:table-cell table:style-name="ce53" office:value-type="string" calcext:value-type="string">
            <text:p>1948-11-18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921943" calcext:value-type="float">
            <text:p>592194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Reza'</text:p>
          </table:table-cell>
          <table:table-cell table:style-name="ce53" office:value-type="string" calcext:value-type="string">
            <text:p>1948-11-1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449889" calcext:value-type="float">
            <text:p>7449889</text:p>
          </table:table-cell>
          <table:table-cell table:style-name="ce62" table:formula="of:=RANDBETWEEN(10000000;100000000)" office:value-type="float" office:value="29311772" calcext:value-type="float">
            <text:p>29311772</text:p>
          </table:table-cell>
          <table:table-cell table:formula="of:=[.F53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3]" office:value-type="float" office:value="22" calcext:value-type="float">
            <text:p>22</text:p>
          </table:table-cell>
          <table:table-cell/>
          <table:table-cell table:style-name="ce71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5771275) ,ROW('82644674','Holanda'),ARRAY['inglés','árabe','portugués','francés','null','null']::varchar(50)[], ARRAY[ ROW('Julian',null,'Quezada','Badillo','1948-11-18','padre',ROW(58,2875921943) ), ROW('Ophelia','Genesis','Roman','Reza','1948-11-18','primo',ROW(58,2877449889) )]::familiar_ty[], ARRAY[ ROW('29311772','Taiwán'),row('null','null') ]::identificacion_ty[], ARRAY[ ROW('Ciencias Sociales ','null','null'), ROW('Derecho','null','null') ]::nivel_educativo_ty[],null,'22')," calcext:value-type="string">
            <text:p>('Benigno',null,'Lozano','Garay','2000-04-30',163,82,'azul claro','20/20','no_clasificado','personal_inteligencia_data/foto.png','personal_inteligencia_data/huella_digital.png','personal_inteligencia_data/huella_retina.png',ROW(58,2125771275) ,ROW('82644674','Holanda'),ARRAY['inglés','árabe','portugués','francés','null','null']::varchar(50)[], ARRAY[ ROW('Julian',null,'Quezada','Badillo','1948-11-18','padre',ROW(58,2875921943) ), ROW('Ophelia','Genesis','Roman','Reza','1948-11-18','primo',ROW(58,2877449889) )]::familiar_ty[], ARRAY[ ROW('29311772','Taiwán'),row('null','null') ]::identificacion_ty[], ARRAY[ ROW('Ciencias Sociales ','null','null'), ROW('Derecho','null','null') ]::nivel_educativo_ty[],null,'22'),</text:p>
          </table:table-cell>
          <table:table-cell table:number-columns-repeated="961"/>
        </table:table-row>
        <table:table-row table:style-name="ro2">
          <table:table-cell table:style-name="ce14" table:formula="of:=[.D54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4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onath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allero'</text:p>
          </table:table-cell>
          <table:table-cell office:value-type="string" calcext:value-type="string">
            <text:p>'Hidalgo'</text:p>
          </table:table-cell>
          <table:table-cell table:style-name="ce53" office:value-type="string" calcext:value-type="string">
            <text:p>1986-05-04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5445027" calcext:value-type="float">
            <text:p>5445027</text:p>
          </table:table-cell>
          <table:table-cell table:formula="of:=RANDBETWEEN(10000000;99999999)" office:value-type="float" office:value="93397792" calcext:value-type="float">
            <text:p>93397792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Osuna'</text:p>
          </table:table-cell>
          <table:table-cell table:style-name="ce53" office:value-type="string" calcext:value-type="string">
            <text:p>1978-12-06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936665" calcext:value-type="float">
            <text:p>393666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Zambrano'</text:p>
          </table:table-cell>
          <table:table-cell table:style-name="ce53" office:value-type="string" calcext:value-type="string">
            <text:p>1978-12-06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185380" calcext:value-type="float">
            <text:p>2185380</text:p>
          </table:table-cell>
          <table:table-cell table:style-name="ce62" table:formula="of:=RANDBETWEEN(10000000;100000000)" office:value-type="float" office:value="38573005" calcext:value-type="float">
            <text:p>38573005</text:p>
          </table:table-cell>
          <table:table-cell table:formula="of:=[.F54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4]" office:value-type="float" office:value="22" calcext:value-type="float">
            <text:p>22</text:p>
          </table:table-cell>
          <table:table-cell/>
          <table:table-cell table:style-name="ce71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5445027) ,ROW('93397792','Malasia'),ARRAY['español','inglés','hindi','ruso','mandarín','null']::varchar(50)[], ARRAY[ ROW('Vicente','Juliano','Bello','Osuna','1978-12-06','tío',ROW(58,2123936665) ), ROW('Ophelia','Isabella','Pabon','Zambrano','1978-12-06','abuelo',ROW(58,2122185380) )]::familiar_ty[], ARRAY[ ROW('38573005','Taiwán'),row('null','null') ]::identificacion_ty[], ARRAY[ ROW('Enfermería','null','null'), ROW('null','null','null') ]::nivel_educativo_ty[],null,'22')," calcext:value-type="string">
            <text:p>('Jonathan',null,'Caballero','Hidalgo','1986-05-04',162,92,'azul claro','20/80','no_clasificado','personal_inteligencia_data/foto.png','personal_inteligencia_data/huella_digital.png','personal_inteligencia_data/huella_retina.png',ROW(58,2435445027) ,ROW('93397792','Malasia'),ARRAY['español','inglés','hindi','ruso','mandarín','null']::varchar(50)[], ARRAY[ ROW('Vicente','Juliano','Bello','Osuna','1978-12-06','tío',ROW(58,2123936665) ), ROW('Ophelia','Isabella','Pabon','Zambrano','1978-12-06','abuelo',ROW(58,2122185380) )]::familiar_ty[], ARRAY[ ROW('38573005','Taiwán'),row('null','null') ]::identificacion_ty[], ARRAY[ ROW('Enfermería','null','null'), ROW('null','null','null') ]::nivel_educativo_ty[],null,'22'),</text:p>
          </table:table-cell>
          <table:table-cell table:number-columns-repeated="961"/>
        </table:table-row>
        <table:table-row table:style-name="ro2">
          <table:table-cell table:style-name="ce14" table:formula="of:=[.D55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5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iovani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Barahona'</text:p>
          </table:table-cell>
          <table:table-cell table:style-name="ce53" office:value-type="string" calcext:value-type="string">
            <text:p>2000-04-29</text:p>
          </table:table-cell>
          <table:table-cell table:style-name="ce55" table:formula="of:=ROUND(RAND()*40+150 )" office:value-type="float" office:value="185" calcext:value-type="float">
            <text:p>185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3052432" calcext:value-type="float">
            <text:p>3052432</text:p>
          </table:table-cell>
          <table:table-cell table:formula="of:=RANDBETWEEN(10000000;99999999)" office:value-type="float" office:value="75898929" calcext:value-type="float">
            <text:p>75898929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76-07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3257134" calcext:value-type="float">
            <text:p>3257134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Montes'</text:p>
          </table:table-cell>
          <table:table-cell table:style-name="ce53" office:value-type="string" calcext:value-type="string">
            <text:p>1976-07-1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9496639" calcext:value-type="float">
            <text:p>9496639</text:p>
          </table:table-cell>
          <table:table-cell table:style-name="ce62" table:formula="of:=RANDBETWEEN(10000000;100000000)" office:value-type="float" office:value="93518297" calcext:value-type="float">
            <text:p>93518297</text:p>
          </table:table-cell>
          <table:table-cell table:formula="of:=[.F55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5]" office:value-type="float" office:value="22" calcext:value-type="float">
            <text:p>22</text:p>
          </table:table-cell>
          <table:table-cell/>
          <table:table-cell table:style-name="ce71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3052432) ,ROW('75898929','Zimbabue'),ARRAY['español','inglés','portugués','francés','null','null']::varchar(50)[], ARRAY[ ROW('Amada',null,'Rendon','Ochoa','1976-07-16','abuelo',ROW(58,2443257134) ), ROW('Rosalia',null,'Valles','Montes','1976-07-16','hermano',ROW(58,2449496639) )]::familiar_ty[], ARRAY[ ROW('93518297','Taiwán'),row('null','null') ]::identificacion_ty[], ARRAY[ ROW('Criminología','null','null'), ROW('null','null','null') ]::nivel_educativo_ty[],null,'22')," calcext:value-type="string">
            <text:p>('Jiovani','Julian','Villeda','Barahona','2000-04-29',185,67,'marrón oscuro','20/12.5','confidencial','personal_inteligencia_data/foto.png','personal_inteligencia_data/huella_digital.png','personal_inteligencia_data/huella_retina.png',ROW(58,2443052432) ,ROW('75898929','Zimbabue'),ARRAY['español','inglés','portugués','francés','null','null']::varchar(50)[], ARRAY[ ROW('Amada',null,'Rendon','Ochoa','1976-07-16','abuelo',ROW(58,2443257134) ), ROW('Rosalia',null,'Valles','Montes','1976-07-16','hermano',ROW(58,2449496639) )]::familiar_ty[], ARRAY[ ROW('93518297','Taiwán'),row('null','null') ]::identificacion_ty[], ARRAY[ ROW('Criminología','null','null'), ROW('null','null','null') ]::nivel_educativo_ty[],null,'22'),</text:p>
          </table:table-cell>
          <table:table-cell table:number-columns-repeated="961"/>
        </table:table-row>
        <table:table-row table:style-name="ro2">
          <table:table-cell table:style-name="ce14" table:formula="of:=[.D56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6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Yves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Camarena'</text:p>
          </table:table-cell>
          <table:table-cell table:style-name="ce53" office:value-type="string" calcext:value-type="string">
            <text:p>1983-09-14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790853" calcext:value-type="float">
            <text:p>2790853</text:p>
          </table:table-cell>
          <table:table-cell table:formula="of:=RANDBETWEEN(10000000;99999999)" office:value-type="float" office:value="54595113" calcext:value-type="float">
            <text:p>545951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edillo'</text:p>
          </table:table-cell>
          <table:table-cell table:style-name="ce53" office:value-type="string" calcext:value-type="string">
            <text:p>1936-0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758581" calcext:value-type="float">
            <text:p>3758581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Izquierdo'</text:p>
          </table:table-cell>
          <table:table-cell table:style-name="ce53" office:value-type="string" calcext:value-type="string">
            <text:p>1936-02-14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650242" calcext:value-type="float">
            <text:p>6650242</text:p>
          </table:table-cell>
          <table:table-cell table:style-name="ce62" table:formula="of:=RANDBETWEEN(10000000;100000000)" office:value-type="float" office:value="93893381" calcext:value-type="float">
            <text:p>93893381</text:p>
          </table:table-cell>
          <table:table-cell table:formula="of:=[.F56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62301161" calcext:value-type="float">
            <text:p>62301161</text:p>
          </table:table-cell>
          <table:table-cell office:value-type="string" calcext:value-type="string">
            <text:p>Irlanda</text:p>
          </table:table-cell>
          <table:table-cell table:style-name="ce60" office:value-type="string" calcext:value-type="string">
            <text:p>Psic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6]" office:value-type="float" office:value="23" calcext:value-type="float">
            <text:p>23</text:p>
          </table:table-cell>
          <table:table-cell/>
          <table:table-cell table:style-name="ce71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2790853) ,ROW('54595113','Australia'),ARRAY['español','inglés','portugués','francés','null','null']::varchar(50)[], ARRAY[ ROW('Sebastian',null,'Cabral','Cedillo','1936-02-14','padre',ROW(58,4243758581) ), ROW('Magali',null,'Salmeron','Izquierdo','1936-02-14','tío',ROW(58,4246650242) )]::familiar_ty[], ARRAY[ ROW('93893381','Taiwán'),row('62301161','Irlanda') ]::identificacion_ty[], ARRAY[ ROW('Psicología','null','null'), ROW('null','null','null') ]::nivel_educativo_ty[],null,'23')," calcext:value-type="string">
            <text:p>('Yves','Cornelio','Avina','Camarena','1983-09-14',175,84,'azul claro','20/16','top_secret','personal_inteligencia_data/foto.png','personal_inteligencia_data/huella_digital.png','personal_inteligencia_data/huella_retina.png',ROW(58,4242790853) ,ROW('54595113','Australia'),ARRAY['español','inglés','portugués','francés','null','null']::varchar(50)[], ARRAY[ ROW('Sebastian',null,'Cabral','Cedillo','1936-02-14','padre',ROW(58,4243758581) ), ROW('Magali',null,'Salmeron','Izquierdo','1936-02-14','tío',ROW(58,4246650242) )]::familiar_ty[], ARRAY[ ROW('93893381','Taiwán'),row('62301161','Irlanda') ]::identificacion_ty[], ARRAY[ ROW('Psicología','null','null'), ROW('null','null','null') ]::nivel_educativo_ty[],null,'23'),</text:p>
          </table:table-cell>
          <table:table-cell table:number-columns-repeated="961"/>
        </table:table-row>
        <table:table-row table:style-name="ro2">
          <table:table-cell table:style-name="ce14" table:formula="of:=[.D57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7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sab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Carmona'</text:p>
          </table:table-cell>
          <table:table-cell table:style-name="ce53" office:value-type="string" calcext:value-type="string">
            <text:p>2000-05-30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051499" calcext:value-type="float">
            <text:p>5051499</text:p>
          </table:table-cell>
          <table:table-cell table:formula="of:=RANDBETWEEN(10000000;99999999)" office:value-type="float" office:value="49873784" calcext:value-type="float">
            <text:p>4987378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Jaimes'</text:p>
          </table:table-cell>
          <table:table-cell table:style-name="ce53" office:value-type="string" calcext:value-type="string">
            <text:p>1949-10-09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835392" calcext:value-type="float">
            <text:p>1835392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Collazo'</text:p>
          </table:table-cell>
          <table:table-cell table:style-name="ce53" office:value-type="string" calcext:value-type="string">
            <text:p>1949-10-09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744857" calcext:value-type="float">
            <text:p>6744857</text:p>
          </table:table-cell>
          <table:table-cell table:style-name="ce62" table:formula="of:=RANDBETWEEN(10000000;100000000)" office:value-type="float" office:value="99608174" calcext:value-type="float">
            <text:p>99608174</text:p>
          </table:table-cell>
          <table:table-cell table:formula="of:=[.F57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7]" office:value-type="float" office:value="23" calcext:value-type="float">
            <text:p>23</text:p>
          </table:table-cell>
          <table:table-cell/>
          <table:table-cell table:style-name="ce71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5051499) ,ROW('49873784','Holanda'),ARRAY['inglés','árabe','portugués','francés','null','null']::varchar(50)[], ARRAY[ ROW('Cornelio',null,'Ceja','Jaimes','1949-10-09','madre',ROW(58,2431835392) ), ROW('Gladys','Guadalupe','Nelson','Collazo','1949-10-09','tío',ROW(58,2436744857) )]::familiar_ty[], ARRAY[ ROW('99608174','Taiwán'),row('null','null') ]::identificacion_ty[], ARRAY[ ROW('Economía','null','null'), ROW('Ingeniería Informática','null','null') ]::nivel_educativo_ty[],null,'23')," calcext:value-type="string">
            <text:p>('Isabel',null,'Rueda','Carmona','2000-05-30',166,81,'marrón claro','20/20','no_clasificado','personal_inteligencia_data/foto.png','personal_inteligencia_data/huella_digital.png','personal_inteligencia_data/huella_retina.png',ROW(58,4245051499) ,ROW('49873784','Holanda'),ARRAY['inglés','árabe','portugués','francés','null','null']::varchar(50)[], ARRAY[ ROW('Cornelio',null,'Ceja','Jaimes','1949-10-09','madre',ROW(58,2431835392) ), ROW('Gladys','Guadalupe','Nelson','Collazo','1949-10-09','tío',ROW(58,2436744857) )]::familiar_ty[], ARRAY[ ROW('99608174','Taiwán'),row('null','null') ]::identificacion_ty[], ARRAY[ ROW('Economía','null','null'), ROW('Ingeniería Informática','null','null') ]::nivel_educativo_ty[],null,'23'),</text:p>
          </table:table-cell>
          <table:table-cell table:number-columns-repeated="961"/>
        </table:table-row>
        <table:table-row table:style-name="ro2">
          <table:table-cell table:style-name="ce14" table:formula="of:=[.D58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8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rboza'</text:p>
          </table:table-cell>
          <table:table-cell table:style-name="ce53" office:value-type="string" calcext:value-type="string">
            <text:p>1988-12-03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4979571" calcext:value-type="float">
            <text:p>4979571</text:p>
          </table:table-cell>
          <table:table-cell table:formula="of:=RANDBETWEEN(10000000;99999999)" office:value-type="float" office:value="39720376" calcext:value-type="float">
            <text:p>3972037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Thompson'</text:p>
          </table:table-cell>
          <table:table-cell table:style-name="ce53" office:value-type="string" calcext:value-type="string">
            <text:p>1979-04-0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004570" calcext:value-type="float">
            <text:p>5004570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Beltran'</text:p>
          </table:table-cell>
          <table:table-cell table:style-name="ce53" office:value-type="string" calcext:value-type="string">
            <text:p>1979-04-04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598327" calcext:value-type="float">
            <text:p>1598327</text:p>
          </table:table-cell>
          <table:table-cell table:style-name="ce62" table:formula="of:=RANDBETWEEN(10000000;100000000)" office:value-type="float" office:value="35811768" calcext:value-type="float">
            <text:p>35811768</text:p>
          </table:table-cell>
          <table:table-cell table:formula="of:=[.F58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8]" office:value-type="float" office:value="23" calcext:value-type="float">
            <text:p>23</text:p>
          </table:table-cell>
          <table:table-cell/>
          <table:table-cell table:style-name="ce71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4979571) ,ROW('39720376','Malasia'),ARRAY['español','inglés','hindi','ruso','mandarín','null']::varchar(50)[], ARRAY[ ROW('Marco','Maximiliano','Valadez','Thompson','1979-04-04','padre',ROW(58,4245004570) ), ROW('Paciano','Jose','Lima','Beltran','1979-04-04','primo',ROW(58,4241598327) )]::familiar_ty[], ARRAY[ ROW('35811768','Taiwán'),row('null','null') ]::identificacion_ty[], ARRAY[ ROW('Ciencias Sociales ','null','null'), ROW('null','null','null') ]::nivel_educativo_ty[],null,'23')," calcext:value-type="string">
            <text:p>('Adria',null,'Hermosillo','Barboza','1988-12-03',188,88,'marrón claro','20/63','no_clasificado','personal_inteligencia_data/foto.png','personal_inteligencia_data/huella_digital.png','personal_inteligencia_data/huella_retina.png',ROW(58,2814979571) ,ROW('39720376','Malasia'),ARRAY['español','inglés','hindi','ruso','mandarín','null']::varchar(50)[], ARRAY[ ROW('Marco','Maximiliano','Valadez','Thompson','1979-04-04','padre',ROW(58,4245004570) ), ROW('Paciano','Jose','Lima','Beltran','1979-04-04','primo',ROW(58,4241598327) )]::familiar_ty[], ARRAY[ ROW('35811768','Taiwán'),row('null','null') ]::identificacion_ty[], ARRAY[ ROW('Ciencias Sociales ','null','null'), ROW('null','null','null') ]::nivel_educativo_ty[],null,'23'),</text:p>
          </table:table-cell>
          <table:table-cell table:number-columns-repeated="961"/>
        </table:table-row>
        <table:table-row table:style-name="ro2">
          <table:table-cell table:style-name="ce14" table:formula="of:=[.D59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9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renda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Antonio'</text:p>
          </table:table-cell>
          <table:table-cell table:style-name="ce53" office:value-type="string" calcext:value-type="string">
            <text:p>2000-05-31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9640628" calcext:value-type="float">
            <text:p>9640628</text:p>
          </table:table-cell>
          <table:table-cell table:formula="of:=RANDBETWEEN(10000000;99999999)" office:value-type="float" office:value="38510797" calcext:value-type="float">
            <text:p>38510797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Butler'</text:p>
          </table:table-cell>
          <table:table-cell table:style-name="ce5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1899942" calcext:value-type="float">
            <text:p>1899942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Lozano'</text:p>
          </table:table-cell>
          <table:table-cell table:style-name="ce5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5282967" calcext:value-type="float">
            <text:p>5282967</text:p>
          </table:table-cell>
          <table:table-cell table:style-name="ce62" table:formula="of:=RANDBETWEEN(10000000;100000000)" office:value-type="float" office:value="46707188" calcext:value-type="float">
            <text:p>46707188</text:p>
          </table:table-cell>
          <table:table-cell table:formula="of:=[.F59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30988849" calcext:value-type="float">
            <text:p>3098884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9]" office:value-type="float" office:value="23" calcext:value-type="float">
            <text:p>23</text:p>
          </table:table-cell>
          <table:table-cell/>
          <table:table-cell table:style-name="ce71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9640628) ,ROW('38510797','Zimbabue'),ARRAY['español','inglés','portugués','francés','null','null']::varchar(50)[], ARRAY[ ROW('Naomi',null,'Powell','Butler','1979-05-22','abuelo',ROW(58,4141899942) ), ROW('Griselda',null,'Pedraza','Lozano','1979-05-22','abuelo',ROW(58,4145282967) )]::familiar_ty[], ARRAY[ ROW('46707188','Taiwán'),row('30988849','Australia') ]::identificacion_ty[], ARRAY[ ROW('Ingeniería Industrial','null','null'), ROW('null','null','null') ]::nivel_educativo_ty[],null,'23')," calcext:value-type="string">
            <text:p>('Brenda','Fabia','Baltazar','Antonio','2000-05-31',151,72,'verde claro','20/32','confidencial','personal_inteligencia_data/foto.png','personal_inteligencia_data/huella_digital.png','personal_inteligencia_data/huella_retina.png',ROW(58,4149640628) ,ROW('38510797','Zimbabue'),ARRAY['español','inglés','portugués','francés','null','null']::varchar(50)[], ARRAY[ ROW('Naomi',null,'Powell','Butler','1979-05-22','abuelo',ROW(58,4141899942) ), ROW('Griselda',null,'Pedraza','Lozano','1979-05-22','abuelo',ROW(58,4145282967) )]::familiar_ty[], ARRAY[ ROW('46707188','Taiwán'),row('30988849','Australia') ]::identificacion_ty[], ARRAY[ ROW('Ingeniería Industrial','null','null'), ROW('null','null','null') ]::nivel_educativo_ty[],null,'23'),</text:p>
          </table:table-cell>
          <table:table-cell table:number-columns-repeated="961"/>
        </table:table-row>
        <table:table-row table:style-name="ro2">
          <table:table-cell table:style-name="ce14" table:formula="of:=[.D60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0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Hall'</text:p>
          </table:table-cell>
          <table:table-cell table:style-name="ce53" office:value-type="string" calcext:value-type="string">
            <text:p>1984-05-21</text:p>
          </table:table-cell>
          <table:table-cell table:style-name="ce55" table:formula="of:=ROUND(RAND()*40+150 )" office:value-type="float" office:value="173" calcext:value-type="float">
            <text:p>173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276440" calcext:value-type="float">
            <text:p>4276440</text:p>
          </table:table-cell>
          <table:table-cell table:formula="of:=RANDBETWEEN(10000000;99999999)" office:value-type="float" office:value="70391087" calcext:value-type="float">
            <text:p>7039108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erino'</text:p>
          </table:table-cell>
          <table:table-cell table:style-name="ce53" office:value-type="string" calcext:value-type="string">
            <text:p>1938-07-26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844093" calcext:value-type="float">
            <text:p>5844093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Lora'</text:p>
          </table:table-cell>
          <table:table-cell table:style-name="ce53" office:value-type="string" calcext:value-type="string">
            <text:p>1938-07-2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613868" calcext:value-type="float">
            <text:p>7613868</text:p>
          </table:table-cell>
          <table:table-cell table:style-name="ce62" table:formula="of:=RANDBETWEEN(10000000;100000000)" office:value-type="float" office:value="17482732" calcext:value-type="float">
            <text:p>17482732</text:p>
          </table:table-cell>
          <table:table-cell table:formula="of:=[.F60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60848234" calcext:value-type="float">
            <text:p>60848234</text:p>
          </table:table-cell>
          <table:table-cell office:value-type="string" calcext:value-type="string">
            <text:p>Irlanda</text:p>
          </table:table-cell>
          <table:table-cell table:style-name="ce60" office:value-type="string" calcext:value-type="string">
            <text:p>Enfermer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60]" office:value-type="float" office:value="24" calcext:value-type="float">
            <text:p>24</text:p>
          </table:table-cell>
          <table:table-cell/>
          <table:table-cell table:style-name="ce71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4276440) ,ROW('70391087','Australia'),ARRAY['español','inglés','portugués','francés','null','null']::varchar(50)[], ARRAY[ ROW('Marlene',null,'Maravilla','Merino','1938-07-26','madre',ROW(58,4125844093) ), ROW('Emiliana',null,'Mariscal','Lora','1938-07-26','padre',ROW(58,4127613868) )]::familiar_ty[], ARRAY[ ROW('17482732','Taiwán'),row('60848234','Irlanda') ]::identificacion_ty[], ARRAY[ ROW('Enfermería','null','null'), ROW('null','null','null') ]::nivel_educativo_ty[],null,'24')," calcext:value-type="string">
            <text:p>('Adria','Cloe','Armijo','Hall','1984-05-21',173,68,'marrón claro','20/12.5','top_secret','personal_inteligencia_data/foto.png','personal_inteligencia_data/huella_digital.png','personal_inteligencia_data/huella_retina.png',ROW(58,4124276440) ,ROW('70391087','Australia'),ARRAY['español','inglés','portugués','francés','null','null']::varchar(50)[], ARRAY[ ROW('Marlene',null,'Maravilla','Merino','1938-07-26','madre',ROW(58,4125844093) ), ROW('Emiliana',null,'Mariscal','Lora','1938-07-26','padre',ROW(58,4127613868) )]::familiar_ty[], ARRAY[ ROW('17482732','Taiwán'),row('60848234','Irlanda') ]::identificacion_ty[], ARRAY[ ROW('Enfermería','null','null'), ROW('null','null','null') ]::nivel_educativo_ty[],null,'24'),</text:p>
          </table:table-cell>
          <table:table-cell table:number-columns-repeated="961"/>
        </table:table-row>
        <table:table-row table:style-name="ro2">
          <table:table-cell table:style-name="ce14" table:formula="of:=[.D61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1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har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Gallardo'</text:p>
          </table:table-cell>
          <table:table-cell table:style-name="ce53" office:value-type="string" calcext:value-type="string">
            <text:p>2000-08-10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3900000" calcext:value-type="float">
            <text:p>3900000</text:p>
          </table:table-cell>
          <table:table-cell table:formula="of:=RANDBETWEEN(10000000;99999999)" office:value-type="float" office:value="67158248" calcext:value-type="float">
            <text:p>6715824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oronado'</text:p>
          </table:table-cell>
          <table:table-cell table:style-name="ce53" office:value-type="string" calcext:value-type="string">
            <text:p>1949-10-1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6210618" calcext:value-type="float">
            <text:p>6210618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Farias'</text:p>
          </table:table-cell>
          <table:table-cell table:style-name="ce53" office:value-type="string" calcext:value-type="string">
            <text:p>1949-10-16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8121813" calcext:value-type="float">
            <text:p>8121813</text:p>
          </table:table-cell>
          <table:table-cell table:style-name="ce62" table:formula="of:=RANDBETWEEN(10000000;100000000)" office:value-type="float" office:value="54041720" calcext:value-type="float">
            <text:p>54041720</text:p>
          </table:table-cell>
          <table:table-cell table:formula="of:=[.F61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1]" office:value-type="float" office:value="24" calcext:value-type="float">
            <text:p>24</text:p>
          </table:table-cell>
          <table:table-cell/>
          <table:table-cell table:style-name="ce71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3900000) ,ROW('67158248','Holanda'),ARRAY['inglés','árabe','portugués','francés','null','null']::varchar(50)[], ARRAY[ ROW('Liliana',null,'Cavazos','Coronado','1949-10-16','hermano',ROW(58,2816210618) ), ROW('Dulce','Aleyda','Jacobo','Farias','1949-10-16','padre',ROW(58,2818121813) )]::familiar_ty[], ARRAY[ ROW('54041720','Taiwán'),row('null','null') ]::identificacion_ty[], ARRAY[ ROW('Filosofía','null','null'), ROW('Comunicación','null','null') ]::nivel_educativo_ty[],null,'24')," calcext:value-type="string">
            <text:p>('Sharon',null,'Beltran','Gallardo','2000-08-10',165,86,'marrón claro','20/20','no_clasificado','personal_inteligencia_data/foto.png','personal_inteligencia_data/huella_digital.png','personal_inteligencia_data/huella_retina.png',ROW(58,4123900000) ,ROW('67158248','Holanda'),ARRAY['inglés','árabe','portugués','francés','null','null']::varchar(50)[], ARRAY[ ROW('Liliana',null,'Cavazos','Coronado','1949-10-16','hermano',ROW(58,2816210618) ), ROW('Dulce','Aleyda','Jacobo','Farias','1949-10-16','padre',ROW(58,2818121813) )]::familiar_ty[], ARRAY[ ROW('54041720','Taiwán'),row('null','null') ]::identificacion_ty[], ARRAY[ ROW('Filosofía','null','null'), ROW('Comunicación','null','null') ]::nivel_educativo_ty[],null,'24'),</text:p>
          </table:table-cell>
          <table:table-cell table:number-columns-repeated="961"/>
        </table:table-row>
        <table:table-row table:style-name="ro2">
          <table:table-cell table:style-name="ce14" table:formula="of:=[.D62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2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fred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Velazquez'</text:p>
          </table:table-cell>
          <table:table-cell table:style-name="ce53" office:value-type="string" calcext:value-type="string">
            <text:p>1989-01-05</text:p>
          </table:table-cell>
          <table:table-cell table:style-name="ce55" table:formula="of:=ROUND(RAND()*40+150 )" office:value-type="float" office:value="172" calcext:value-type="float">
            <text:p>172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2006567" calcext:value-type="float">
            <text:p>2006567</text:p>
          </table:table-cell>
          <table:table-cell table:formula="of:=RANDBETWEEN(10000000;99999999)" office:value-type="float" office:value="69694438" calcext:value-type="float">
            <text:p>6969443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Rubio'</text:p>
          </table:table-cell>
          <table:table-cell table:style-name="ce53" office:value-type="string" calcext:value-type="string">
            <text:p>1979-08-01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9917042" calcext:value-type="float">
            <text:p>9917042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Walker'</text:p>
          </table:table-cell>
          <table:table-cell table:style-name="ce53" office:value-type="string" calcext:value-type="string">
            <text:p>1979-08-0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159000" calcext:value-type="float">
            <text:p>1159000</text:p>
          </table:table-cell>
          <table:table-cell table:style-name="ce62" table:formula="of:=RANDBETWEEN(10000000;100000000)" office:value-type="float" office:value="52070239" calcext:value-type="float">
            <text:p>52070239</text:p>
          </table:table-cell>
          <table:table-cell table:formula="of:=[.F62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62]" office:value-type="float" office:value="24" calcext:value-type="float">
            <text:p>24</text:p>
          </table:table-cell>
          <table:table-cell/>
          <table:table-cell table:style-name="ce71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2006567) ,ROW('69694438','Malasia'),ARRAY['español','inglés','hindi','ruso','mandarín','bengalí']::varchar(50)[], ARRAY[ ROW('Ana','Carola','Olivares','Rubio','1979-08-01','madre',ROW(58,2879917042) ), ROW('Marcelo','Vicente','Montez','Walker','1979-08-01','hermano',ROW(58,2871159000) )]::familiar_ty[], ARRAY[ ROW('52070239','Taiwán'),row('null','null') ]::identificacion_ty[], ARRAY[ ROW('Economía','null','null'), ROW('null','null','null') ]::nivel_educativo_ty[],null,'24')," calcext:value-type="string">
            <text:p>('Alfredo',null,'Flores','Velazquez','1989-01-05',172,76,'marrón oscuro','20/50','no_clasificado','personal_inteligencia_data/foto.png','personal_inteligencia_data/huella_digital.png','personal_inteligencia_data/huella_retina.png',ROW(58,2342006567) ,ROW('69694438','Malasia'),ARRAY['español','inglés','hindi','ruso','mandarín','bengalí']::varchar(50)[], ARRAY[ ROW('Ana','Carola','Olivares','Rubio','1979-08-01','madre',ROW(58,2879917042) ), ROW('Marcelo','Vicente','Montez','Walker','1979-08-01','hermano',ROW(58,2871159000) )]::familiar_ty[], ARRAY[ ROW('52070239','Taiwán'),row('null','null') ]::identificacion_ty[], ARRAY[ ROW('Economía','null','null'), ROW('null','null','null') ]::nivel_educativo_ty[],null,'24'),</text:p>
          </table:table-cell>
          <table:table-cell table:number-columns-repeated="961"/>
        </table:table-row>
        <table:table-row table:style-name="ro2">
          <table:table-cell table:style-name="ce14" table:formula="of:=[.D63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3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53" office:value-type="string" calcext:value-type="string">
            <text:p>2000-08-09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812910" calcext:value-type="float">
            <text:p>7812910</text:p>
          </table:table-cell>
          <table:table-cell table:formula="of:=RANDBETWEEN(10000000;99999999)" office:value-type="float" office:value="78688638" calcext:value-type="float">
            <text:p>7868863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Becerra'</text:p>
          </table:table-cell>
          <table:table-cell table:style-name="ce53" office:value-type="string" calcext:value-type="string">
            <text:p>1981-01-22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552852" calcext:value-type="float">
            <text:p>6552852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Gallardo'</text:p>
          </table:table-cell>
          <table:table-cell table:style-name="ce53" office:value-type="string" calcext:value-type="string">
            <text:p>1981-01-2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306513" calcext:value-type="float">
            <text:p>5306513</text:p>
          </table:table-cell>
          <table:table-cell table:style-name="ce62" table:formula="of:=RANDBETWEEN(10000000;100000000)" office:value-type="float" office:value="82260999" calcext:value-type="float">
            <text:p>82260999</text:p>
          </table:table-cell>
          <table:table-cell table:formula="of:=[.F63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70329435" calcext:value-type="float">
            <text:p>7032943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recho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63]" office:value-type="float" office:value="24" calcext:value-type="float">
            <text:p>24</text:p>
          </table:table-cell>
          <table:table-cell/>
          <table:table-cell table:style-name="ce71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7812910) ,ROW('78688638','Zimbabue'),ARRAY['español','inglés','portugués','francés','null','null']::varchar(50)[], ARRAY[ ROW('Adrian',null,'Price','Becerra','1981-01-22','primo',ROW(58,4126552852) ), ROW('Daniel',null,'Price','Gallardo','1981-01-22','abuelo',ROW(58,4125306513) )]::familiar_ty[], ARRAY[ ROW('82260999','Taiwán'),row('70329435','Australia') ]::identificacion_ty[], ARRAY[ ROW('Derecho','null','null'), ROW('null','null','null') ]::nivel_educativo_ty[],null,'24')," calcext:value-type="string">
            <text:p>('Emperatriz','Georgia','Castanon','Castillo','2000-08-09',176,66,'verde oscuro','20/25','confidencial','personal_inteligencia_data/foto.png','personal_inteligencia_data/huella_digital.png','personal_inteligencia_data/huella_retina.png',ROW(58,4127812910) ,ROW('78688638','Zimbabue'),ARRAY['español','inglés','portugués','francés','null','null']::varchar(50)[], ARRAY[ ROW('Adrian',null,'Price','Becerra','1981-01-22','primo',ROW(58,4126552852) ), ROW('Daniel',null,'Price','Gallardo','1981-01-22','abuelo',ROW(58,4125306513) )]::familiar_ty[], ARRAY[ ROW('82260999','Taiwán'),row('70329435','Australia') ]::identificacion_ty[], ARRAY[ ROW('Derecho','null','null'), ROW('null','null','null') ]::nivel_educativo_ty[],null,'24'),</text:p>
          </table:table-cell>
          <table:table-cell table:number-columns-repeated="961"/>
        </table:table-row>
        <table:table-row table:style-name="ro2">
          <table:table-cell table:style-name="ce14" table:formula="of:=[.D64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4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ylv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Velarde'</text:p>
          </table:table-cell>
          <table:table-cell table:style-name="ce53" office:value-type="string" calcext:value-type="string">
            <text:p>1996-11-16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7236170" calcext:value-type="float">
            <text:p>7236170</text:p>
          </table:table-cell>
          <table:table-cell table:formula="of:=RANDBETWEEN(10000000;99999999)" office:value-type="float" office:value="16201304" calcext:value-type="float">
            <text:p>1620130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Barcenas'</text:p>
          </table:table-cell>
          <table:table-cell table:style-name="ce53" office:value-type="string" calcext:value-type="string">
            <text:p>1938-06-1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918281" calcext:value-type="float">
            <text:p>191828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arios'</text:p>
          </table:table-cell>
          <table:table-cell table:style-name="ce53" office:value-type="string" calcext:value-type="string">
            <text:p>1938-06-1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293234" calcext:value-type="float">
            <text:p>6293234</text:p>
          </table:table-cell>
          <table:table-cell table:style-name="ce62" table:formula="of:=RANDBETWEEN(10000000;100000000)" office:value-type="float" office:value="62286395" calcext:value-type="float">
            <text:p>62286395</text:p>
          </table:table-cell>
          <table:table-cell table:formula="of:=[.F64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4]" office:value-type="float" office:value="25" calcext:value-type="float">
            <text:p>25</text:p>
          </table:table-cell>
          <table:table-cell/>
          <table:table-cell table:style-name="ce71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7236170) ,ROW('16201304','Australia'),ARRAY['español','inglés','hindi','ruso','mandarín','bengalí']::varchar(50)[], ARRAY[ ROW('Anunciacion',null,'Osuna','Barcenas','1938-06-18','hermano',ROW(58,4121918281) ), ROW('Juan','Gregorio','Madrid','Larios','1938-06-18','tío',ROW(58,4126293234) )]::familiar_ty[], ARRAY[ ROW('62286395','Malasia'),row('null','null') ]::identificacion_ty[], ARRAY[ ROW('Comunicación','null','null'), ROW('Derecho','null','null') ]::nivel_educativo_ty[],null,'25')," calcext:value-type="string">
            <text:p>('Sylvia',null,'Caraballo','Velarde','1996-11-16',161,74,'azul claro','20/63','top_secret','personal_inteligencia_data/foto.png','personal_inteligencia_data/huella_digital.png','personal_inteligencia_data/huella_retina.png',ROW(58,2817236170) ,ROW('16201304','Australia'),ARRAY['español','inglés','hindi','ruso','mandarín','bengalí']::varchar(50)[], ARRAY[ ROW('Anunciacion',null,'Osuna','Barcenas','1938-06-18','hermano',ROW(58,4121918281) ), ROW('Juan','Gregorio','Madrid','Larios','1938-06-18','tío',ROW(58,4126293234) )]::familiar_ty[], ARRAY[ ROW('62286395','Malasia'),row('null','null') ]::identificacion_ty[], ARRAY[ ROW('Comunicación','null','null'), ROW('Derecho','null','null') ]::nivel_educativo_ty[],null,'25'),</text:p>
          </table:table-cell>
          <table:table-cell table:number-columns-repeated="961"/>
        </table:table-row>
        <table:table-row table:style-name="ro2">
          <table:table-cell table:style-name="ce14" table:formula="of:=[.D65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5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larence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Campos'</text:p>
          </table:table-cell>
          <table:table-cell table:style-name="ce53" office:value-type="string" calcext:value-type="string">
            <text:p>2000-07-23</text:p>
          </table:table-cell>
          <table:table-cell table:style-name="ce55" table:formula="of:=ROUND(RAND()*40+150 )" office:value-type="float" office:value="154" calcext:value-type="float">
            <text:p>154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768177" calcext:value-type="float">
            <text:p>6768177</text:p>
          </table:table-cell>
          <table:table-cell table:formula="of:=RANDBETWEEN(10000000;99999999)" office:value-type="float" office:value="17070946" calcext:value-type="float">
            <text:p>1707094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rtagena'</text:p>
          </table:table-cell>
          <table:table-cell table:style-name="ce53" office:value-type="string" calcext:value-type="string">
            <text:p>1956-12-09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2301031" calcext:value-type="float">
            <text:p>2301031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Caballero'</text:p>
          </table:table-cell>
          <table:table-cell table:style-name="ce53" office:value-type="string" calcext:value-type="string">
            <text:p>1956-12-09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576166" calcext:value-type="float">
            <text:p>3576166</text:p>
          </table:table-cell>
          <table:table-cell table:style-name="ce62" table:formula="of:=RANDBETWEEN(10000000;100000000)" office:value-type="float" office:value="17995406" calcext:value-type="float">
            <text:p>17995406</text:p>
          </table:table-cell>
          <table:table-cell table:formula="of:=[.F65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5]" office:value-type="float" office:value="25" calcext:value-type="float">
            <text:p>25</text:p>
          </table:table-cell>
          <table:table-cell/>
          <table:table-cell table:style-name="ce71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6768177) ,ROW('17070946','Holanda'),ARRAY['español','inglés','hindi','francés','null','null']::varchar(50)[], ARRAY[ ROW('Liliana','Luisa','Carrillo','Cartagena','1956-12-09','hermano',ROW(58,4242301031) ), ROW('Ava','Guadalupe','Suarez','Caballero','1956-12-09','tío',ROW(58,4243576166) )]::familiar_ty[], ARRAY[ ROW('17995406','Malasia'),row('null','null') ]::identificacion_ty[], ARRAY[ ROW('Criminología','null','null'), ROW('Ciencias Sociales ','null','null') ]::nivel_educativo_ty[],null,'25')," calcext:value-type="string">
            <text:p>('Clarence','Marsello','Angel','Campos','2000-07-23',154,90,'marrón claro','20/160','no_clasificado','personal_inteligencia_data/foto.png','personal_inteligencia_data/huella_digital.png','personal_inteligencia_data/huella_retina.png',ROW(58,4246768177) ,ROW('17070946','Holanda'),ARRAY['español','inglés','hindi','francés','null','null']::varchar(50)[], ARRAY[ ROW('Liliana','Luisa','Carrillo','Cartagena','1956-12-09','hermano',ROW(58,4242301031) ), ROW('Ava','Guadalupe','Suarez','Caballero','1956-12-09','tío',ROW(58,4243576166) )]::familiar_ty[], ARRAY[ ROW('17995406','Malasia'),row('null','null') ]::identificacion_ty[], ARRAY[ ROW('Criminología','null','null'), ROW('Ciencias Sociales ','null','null') ]::nivel_educativo_ty[],null,'25'),</text:p>
          </table:table-cell>
          <table:table-cell table:number-columns-repeated="961"/>
        </table:table-row>
        <table:table-row table:style-name="ro2">
          <table:table-cell table:style-name="ce14" table:formula="of:=[.D66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6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onatila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Zambrano'</text:p>
          </table:table-cell>
          <table:table-cell table:style-name="ce53" office:value-type="string" calcext:value-type="string">
            <text:p>1994-06-22</text:p>
          </table:table-cell>
          <table:table-cell table:style-name="ce55" table:formula="of:=ROUND(RAND()*40+150 )" office:value-type="float" office:value="185" calcext:value-type="float">
            <text:p>185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225541" calcext:value-type="float">
            <text:p>9225541</text:p>
          </table:table-cell>
          <table:table-cell table:formula="of:=RANDBETWEEN(10000000;99999999)" office:value-type="float" office:value="41163874" calcext:value-type="float">
            <text:p>4116387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53" office:value-type="string" calcext:value-type="string">
            <text:p>1964-03-10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254816" calcext:value-type="float">
            <text:p>525481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Casanova'</text:p>
          </table:table-cell>
          <table:table-cell table:style-name="ce53" office:value-type="string" calcext:value-type="string">
            <text:p>1964-03-10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256284" calcext:value-type="float">
            <text:p>3256284</text:p>
          </table:table-cell>
          <table:table-cell table:style-name="ce62" table:formula="of:=RANDBETWEEN(10000000;100000000)" office:value-type="float" office:value="97487528" calcext:value-type="float">
            <text:p>97487528</text:p>
          </table:table-cell>
          <table:table-cell table:formula="of:=[.F66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66]" office:value-type="float" office:value="25" calcext:value-type="float">
            <text:p>25</text:p>
          </table:table-cell>
          <table:table-cell/>
          <table:table-cell table:style-name="ce71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9225541) ,ROW('41163874','Taiwán'),ARRAY['inglés','árabe','portugués','francés','null','null']::varchar(50)[], ARRAY[ ROW('Santiago',null,'Lozada','Ledesma','1964-03-10','hermano',ROW(58,4245254816) ), ROW('Libertad','Eliana','Garces','Casanova','1964-03-10','tío',ROW(58,4243256284) )]::familiar_ty[], ARRAY[ ROW('97487528','Malasia'),row('null','null') ]::identificacion_ty[], ARRAY[ ROW('Ciencias Sociales ','Máster','Acción Internacional Humanitaria'), ROW('null','null','null') ]::nivel_educativo_ty[],null,'25')," calcext:value-type="string">
            <text:p>('Donatila','Melania','Michel','Zambrano','1994-06-22',185,74,'azul claro','20/20','no_clasificado','personal_inteligencia_data/foto.png','personal_inteligencia_data/huella_digital.png','personal_inteligencia_data/huella_retina.png',ROW(58,4249225541) ,ROW('41163874','Taiwán'),ARRAY['inglés','árabe','portugués','francés','null','null']::varchar(50)[], ARRAY[ ROW('Santiago',null,'Lozada','Ledesma','1964-03-10','hermano',ROW(58,4245254816) ), ROW('Libertad','Eliana','Garces','Casanova','1964-03-10','tío',ROW(58,4243256284) )]::familiar_ty[], ARRAY[ ROW('97487528','Malasia'),row('null','null') ]::identificacion_ty[], ARRAY[ ROW('Ciencias Sociales ','Máster','Acción Internacional Humanitaria'), ROW('null','null','null') ]::nivel_educativo_ty[],null,'25'),</text:p>
          </table:table-cell>
          <table:table-cell table:number-columns-repeated="961"/>
        </table:table-row>
        <table:table-row table:style-name="ro2">
          <table:table-cell table:style-name="ce14" table:formula="of:=[.D67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7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rik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Tolentino'</text:p>
          </table:table-cell>
          <table:table-cell table:style-name="ce53" office:value-type="string" calcext:value-type="string">
            <text:p>2000-07-22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815487" calcext:value-type="float">
            <text:p>8815487</text:p>
          </table:table-cell>
          <table:table-cell table:formula="of:=RANDBETWEEN(10000000;99999999)" office:value-type="float" office:value="99905394" calcext:value-type="float">
            <text:p>9990539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Gallegos'</text:p>
          </table:table-cell>
          <table:table-cell table:style-name="ce53" office:value-type="string" calcext:value-type="string">
            <text:p>1980-07-05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8758354" calcext:value-type="float">
            <text:p>8758354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Sarmiento'</text:p>
          </table:table-cell>
          <table:table-cell table:style-name="ce53" office:value-type="string" calcext:value-type="string">
            <text:p>1980-07-05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7306843" calcext:value-type="float">
            <text:p>7306843</text:p>
          </table:table-cell>
          <table:table-cell table:style-name="ce62" table:formula="of:=RANDBETWEEN(10000000;100000000)" office:value-type="float" office:value="24083375" calcext:value-type="float">
            <text:p>24083375</text:p>
          </table:table-cell>
          <table:table-cell table:formula="of:=[.F67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formula="of:=[.D67]" office:value-type="float" office:value="25" calcext:value-type="float">
            <text:p>25</text:p>
          </table:table-cell>
          <table:table-cell/>
          <table:table-cell table:style-name="ce71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8815487) ,ROW('99905394','Zimbabue'),ARRAY['español','inglés','hindi','ruso','mandarín','bengalí']::varchar(50)[], ARRAY[ ROW('Emma','Audrey','Verduzco','Gallegos','1980-07-05','tío',ROW(58,2618758354) ), ROW('Flor','Esperanza','Peterson','Sarmiento','1980-07-05','abuelo',ROW(58,2617306843) )]::familiar_ty[], ARRAY[ ROW('24083375','Malasia'),row('null','null') ]::identificacion_ty[], ARRAY[ ROW('Economía','null','null'), ROW('Criminología','Máster','Química Orgánica') ]::nivel_educativo_ty[],null,'25')," calcext:value-type="string">
            <text:p>('Erika',null,'Ordaz','Tolentino','2000-07-22',176,67,'verde claro','20/125','confidencial','personal_inteligencia_data/foto.png','personal_inteligencia_data/huella_digital.png','personal_inteligencia_data/huella_retina.png',ROW(58,4248815487) ,ROW('99905394','Zimbabue'),ARRAY['español','inglés','hindi','ruso','mandarín','bengalí']::varchar(50)[], ARRAY[ ROW('Emma','Audrey','Verduzco','Gallegos','1980-07-05','tío',ROW(58,2618758354) ), ROW('Flor','Esperanza','Peterson','Sarmiento','1980-07-05','abuelo',ROW(58,2617306843) )]::familiar_ty[], ARRAY[ ROW('24083375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961"/>
        </table:table-row>
        <table:table-row table:style-name="ro2">
          <table:table-cell table:style-name="ce14" table:formula="of:=[.D68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8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xim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Resendez'</text:p>
          </table:table-cell>
          <table:table-cell table:style-name="ce53" office:value-type="string" calcext:value-type="string">
            <text:p>1997-08-11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9048565" calcext:value-type="float">
            <text:p>9048565</text:p>
          </table:table-cell>
          <table:table-cell table:formula="of:=RANDBETWEEN(10000000;99999999)" office:value-type="float" office:value="40846120" calcext:value-type="float">
            <text:p>4084612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Trejo'</text:p>
          </table:table-cell>
          <table:table-cell table:style-name="ce53" office:value-type="string" calcext:value-type="string">
            <text:p>1942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005151" calcext:value-type="float">
            <text:p>7005151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Orozco'</text:p>
          </table:table-cell>
          <table:table-cell table:style-name="ce53" office:value-type="string" calcext:value-type="string">
            <text:p>1942-09-24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753887" calcext:value-type="float">
            <text:p>8753887</text:p>
          </table:table-cell>
          <table:table-cell table:style-name="ce62" table:formula="of:=RANDBETWEEN(10000000;100000000)" office:value-type="float" office:value="56015015" calcext:value-type="float">
            <text:p>56015015</text:p>
          </table:table-cell>
          <table:table-cell table:formula="of:=[.F68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8]" office:value-type="float" office:value="26" calcext:value-type="float">
            <text:p>26</text:p>
          </table:table-cell>
          <table:table-cell/>
          <table:table-cell table:style-name="ce71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9048565) ,ROW('40846120','Australia'),ARRAY['español','inglés','hindi','ruso','mandarín','null']::varchar(50)[], ARRAY[ ROW('Hilda',null,'Landa','Trejo','1942-09-24','hermano',ROW(58,2127005151) ), ROW('Ivan','Vivaldo','Monge','Orozco','1942-09-24','padre',ROW(58,2128753887) )]::familiar_ty[], ARRAY[ ROW('56015015','Malasia'),row('null','null') ]::identificacion_ty[], ARRAY[ ROW('Ingeniería Industrial','null','null'), ROW('Criminología','null','null') ]::nivel_educativo_ty[],null,'26')," calcext:value-type="string">
            <text:p>('Maximo',null,'Moncada','Resendez','1997-08-11',161,67,'marrón claro','20/50','top_secret','personal_inteligencia_data/foto.png','personal_inteligencia_data/huella_digital.png','personal_inteligencia_data/huella_retina.png',ROW(58,2349048565) ,ROW('40846120','Australia'),ARRAY['español','inglés','hindi','ruso','mandarín','null']::varchar(50)[], ARRAY[ ROW('Hilda',null,'Landa','Trejo','1942-09-24','hermano',ROW(58,2127005151) ), ROW('Ivan','Vivaldo','Monge','Orozco','1942-09-24','padre',ROW(58,2128753887) )]::familiar_ty[], ARRAY[ ROW('56015015','Malasia'),row('null','null') ]::identificacion_ty[], ARRAY[ ROW('Ingeniería Industrial','null','null'), ROW('Criminología','null','null') ]::nivel_educativo_ty[],null,'26'),</text:p>
          </table:table-cell>
          <table:table-cell table:number-columns-repeated="961"/>
        </table:table-row>
        <table:table-row table:style-name="ro2">
          <table:table-cell table:style-name="ce14" table:formula="of:=[.D69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9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lian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Sanchez'</text:p>
          </table:table-cell>
          <table:table-cell table:style-name="ce53" office:value-type="string" calcext:value-type="string">
            <text:p>2000-08-28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916509" calcext:value-type="float">
            <text:p>5916509</text:p>
          </table:table-cell>
          <table:table-cell table:formula="of:=RANDBETWEEN(10000000;99999999)" office:value-type="float" office:value="27143711" calcext:value-type="float">
            <text:p>2714371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Correa'</text:p>
          </table:table-cell>
          <table:table-cell table:style-name="ce53" office:value-type="string" calcext:value-type="string">
            <text:p>1958-01-04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3035398" calcext:value-type="float">
            <text:p>3035398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Gastelum'</text:p>
          </table:table-cell>
          <table:table-cell table:style-name="ce53" office:value-type="string" calcext:value-type="string">
            <text:p>1958-01-04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902467" calcext:value-type="float">
            <text:p>1902467</text:p>
          </table:table-cell>
          <table:table-cell table:style-name="ce62" table:formula="of:=RANDBETWEEN(10000000;100000000)" office:value-type="float" office:value="33719277" calcext:value-type="float">
            <text:p>33719277</text:p>
          </table:table-cell>
          <table:table-cell table:formula="of:=[.F69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9]" office:value-type="float" office:value="26" calcext:value-type="float">
            <text:p>26</text:p>
          </table:table-cell>
          <table:table-cell/>
          <table:table-cell table:style-name="ce71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5916509) ,ROW('27143711','Holanda'),ARRAY['español','inglés','hindi','ruso','null','null']::varchar(50)[], ARRAY[ ROW('Nadia','Monica','Flores','Correa','1958-01-04','abuelo',ROW(58,2873035398) ), ROW('Victoria','Donatila','Vidal','Gastelum','1958-01-04','padre',ROW(58,2871902467) )]::familiar_ty[], ARRAY[ ROW('33719277','Malasia'),row('null','null') ]::identificacion_ty[], ARRAY[ ROW('Psicología','null','null'), ROW('Economía','null','null') ]::nivel_educativo_ty[],null,'26')," calcext:value-type="string">
            <text:p>('Juliana','Heidi','Archuleta','Sanchez','2000-08-28',158,90,'marrón oscuro','20/20','no_clasificado','personal_inteligencia_data/foto.png','personal_inteligencia_data/huella_digital.png','personal_inteligencia_data/huella_retina.png',ROW(58,4125916509) ,ROW('27143711','Holanda'),ARRAY['español','inglés','hindi','ruso','null','null']::varchar(50)[], ARRAY[ ROW('Nadia','Monica','Flores','Correa','1958-01-04','abuelo',ROW(58,2873035398) ), ROW('Victoria','Donatila','Vidal','Gastelum','1958-01-04','padre',ROW(58,2871902467) )]::familiar_ty[], ARRAY[ ROW('33719277','Malasia'),row('null','null') ]::identificacion_ty[], ARRAY[ ROW('Psicología','null','null'), ROW('Economía','null','null') ]::nivel_educativo_ty[],null,'26'),</text:p>
          </table:table-cell>
          <table:table-cell table:number-columns-repeated="961"/>
        </table:table-row>
        <table:table-row table:style-name="ro2">
          <table:table-cell table:style-name="ce14" table:formula="of:=[.D70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0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Haydee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Fabian'</text:p>
          </table:table-cell>
          <table:table-cell table:style-name="ce53" office:value-type="string" calcext:value-type="string">
            <text:p>1995-07-22</text:p>
          </table:table-cell>
          <table:table-cell table:style-name="ce55" table:formula="of:=ROUND(RAND()*40+150 )" office:value-type="float" office:value="157" calcext:value-type="float">
            <text:p>157</text:p>
          </table:table-cell>
          <table:table-cell table:style-name="ce55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313634" calcext:value-type="float">
            <text:p>1313634</text:p>
          </table:table-cell>
          <table:table-cell table:formula="of:=RANDBETWEEN(10000000;99999999)" office:value-type="float" office:value="91065400" calcext:value-type="float">
            <text:p>9106540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Villeda'</text:p>
          </table:table-cell>
          <table:table-cell table:style-name="ce53" office:value-type="string" calcext:value-type="string">
            <text:p>1965-12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669096" calcext:value-type="float">
            <text:p>6669096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Teran'</text:p>
          </table:table-cell>
          <table:table-cell table:style-name="ce53" office:value-type="string" calcext:value-type="string">
            <text:p>1965-12-24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044108" calcext:value-type="float">
            <text:p>2044108</text:p>
          </table:table-cell>
          <table:table-cell table:style-name="ce62" table:formula="of:=RANDBETWEEN(10000000;100000000)" office:value-type="float" office:value="36907904" calcext:value-type="float">
            <text:p>36907904</text:p>
          </table:table-cell>
          <table:table-cell table:formula="of:=[.F70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0]" office:value-type="float" office:value="26" calcext:value-type="float">
            <text:p>26</text:p>
          </table:table-cell>
          <table:table-cell/>
          <table:table-cell table:style-name="ce71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1313634) ,ROW('91065400','Taiwán'),ARRAY['inglés','árabe','portugués','francés','null','null']::varchar(50)[], ARRAY[ ROW('Haydee',null,'Solis','Villeda','1965-12-24','hermano',ROW(58,4126669096) ), ROW('Ignacio','Chistopher','Concepcion','Teran','1965-12-24','padre',ROW(58,4122044108) )]::familiar_ty[], ARRAY[ ROW('36907904','Malasia'),row('null','null') ]::identificacion_ty[], ARRAY[ ROW('Derecho','Máster','Asesoría Fiscal'), ROW('null','null','null') ]::nivel_educativo_ty[],null,'26')," calcext:value-type="string">
            <text:p>('Haydee','Gladys','Caldera','Fabian','1995-07-22',157,93,'marrón claro','20/20','no_clasificado','personal_inteligencia_data/foto.png','personal_inteligencia_data/huella_digital.png','personal_inteligencia_data/huella_retina.png',ROW(58,4121313634) ,ROW('91065400','Taiwán'),ARRAY['inglés','árabe','portugués','francés','null','null']::varchar(50)[], ARRAY[ ROW('Haydee',null,'Solis','Villeda','1965-12-24','hermano',ROW(58,4126669096) ), ROW('Ignacio','Chistopher','Concepcion','Teran','1965-12-24','padre',ROW(58,4122044108) )]::familiar_ty[], ARRAY[ ROW('36907904','Malasia'),row('null','null') ]::identificacion_ty[], ARRAY[ ROW('Derecho','Máster','Asesoría Fiscal'), ROW('null','null','null') ]::nivel_educativo_ty[],null,'26'),</text:p>
          </table:table-cell>
          <table:table-cell table:number-columns-repeated="961"/>
        </table:table-row>
        <table:table-row table:style-name="ro2">
          <table:table-cell table:style-name="ce14" table:formula="of:=[.D71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1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Campbell'</text:p>
          </table:table-cell>
          <table:table-cell table:style-name="ce53" office:value-type="string" calcext:value-type="string">
            <text:p>2000-08-27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8583745" calcext:value-type="float">
            <text:p>8583745</text:p>
          </table:table-cell>
          <table:table-cell table:formula="of:=RANDBETWEEN(10000000;99999999)" office:value-type="float" office:value="43166876" calcext:value-type="float">
            <text:p>4316687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Tolentino'</text:p>
          </table:table-cell>
          <table:table-cell table:style-name="ce53" office:value-type="string" calcext:value-type="string">
            <text:p>1980-09-16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2991210" calcext:value-type="float">
            <text:p>2991210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alta'</text:p>
          </table:table-cell>
          <table:table-cell table:style-name="ce53" office:value-type="string" calcext:value-type="string">
            <text:p>1980-09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985144" calcext:value-type="float">
            <text:p>1985144</text:p>
          </table:table-cell>
          <table:table-cell table:style-name="ce62" table:formula="of:=RANDBETWEEN(10000000;100000000)" office:value-type="float" office:value="86555199" calcext:value-type="float">
            <text:p>86555199</text:p>
          </table:table-cell>
          <table:table-cell table:formula="of:=[.F71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formula="of:=[.D71]" office:value-type="float" office:value="26" calcext:value-type="float">
            <text:p>26</text:p>
          </table:table-cell>
          <table:table-cell/>
          <table:table-cell table:style-name="ce71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8583745) ,ROW('43166876','Zimbabue'),ARRAY['español','inglés','hindi','ruso','mandarín','bengalí']::varchar(50)[], ARRAY[ ROW('Ives','Jorge','Narvaez','Tolentino','1980-09-16','padre',ROW(58,2442991210) ), ROW('Nicolas','Abelardo','Tafoya','Peralta','1980-09-16','abuelo',ROW(58,2441985144) )]::familiar_ty[], ARRAY[ ROW('86555199','Malasia'),row('null','null') ]::identificacion_ty[], ARRAY[ ROW('Filosofía','null','null'), ROW('Psicología','Máster','Inteligencia Emocional') ]::nivel_educativo_ty[],null,'26')," calcext:value-type="string">
            <text:p>('Carla',null,'Mojica','Campbell','2000-08-27',163,74,'verde oscuro','20/100','confidencial','personal_inteligencia_data/foto.png','personal_inteligencia_data/huella_digital.png','personal_inteligencia_data/huella_retina.png',ROW(58,2878583745) ,ROW('43166876','Zimbabue'),ARRAY['español','inglés','hindi','ruso','mandarín','bengalí']::varchar(50)[], ARRAY[ ROW('Ives','Jorge','Narvaez','Tolentino','1980-09-16','padre',ROW(58,2442991210) ), ROW('Nicolas','Abelardo','Tafoya','Peralta','1980-09-16','abuelo',ROW(58,2441985144) )]::familiar_ty[], ARRAY[ ROW('86555199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961"/>
        </table:table-row>
        <table:table-row table:style-name="ro2">
          <table:table-cell table:style-name="ce14" table:formula="of:=[.D72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2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Garces'</text:p>
          </table:table-cell>
          <table:table-cell table:style-name="ce53" office:value-type="string" calcext:value-type="string">
            <text:p>1997-10-11</text:p>
          </table:table-cell>
          <table:table-cell table:style-name="ce55" table:formula="of:=ROUND(RAND()*40+150 )" office:value-type="float" office:value="181" calcext:value-type="float">
            <text:p>181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8560999" calcext:value-type="float">
            <text:p>8560999</text:p>
          </table:table-cell>
          <table:table-cell table:formula="of:=RANDBETWEEN(10000000;99999999)" office:value-type="float" office:value="23336944" calcext:value-type="float">
            <text:p>2333694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Patino'</text:p>
          </table:table-cell>
          <table:table-cell table:style-name="ce53" office:value-type="string" calcext:value-type="string">
            <text:p>1943-03-10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487369" calcext:value-type="float">
            <text:p>5487369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Cantu'</text:p>
          </table:table-cell>
          <table:table-cell table:style-name="ce53" office:value-type="string" calcext:value-type="string">
            <text:p>1943-03-10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852171" calcext:value-type="float">
            <text:p>7852171</text:p>
          </table:table-cell>
          <table:table-cell table:style-name="ce62" table:formula="of:=RANDBETWEEN(10000000;100000000)" office:value-type="float" office:value="46617689" calcext:value-type="float">
            <text:p>46617689</text:p>
          </table:table-cell>
          <table:table-cell table:formula="of:=[.F72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2]" office:value-type="float" office:value="27" calcext:value-type="float">
            <text:p>27</text:p>
          </table:table-cell>
          <table:table-cell/>
          <table:table-cell table:style-name="ce71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8560999) ,ROW('23336944','Australia'),ARRAY['español','inglés','hindi','ruso','mandarín','null']::varchar(50)[], ARRAY[ ROW('Atenea',null,'Amaya','Patino','1943-03-10','abuelo',ROW(58,4245487369) ), ROW('Andres','Caligula','Salguero','Cantu','1943-03-10','madre',ROW(58,4247852171) )]::familiar_ty[], ARRAY[ ROW('46617689','Malasia'),row('null','null') ]::identificacion_ty[], ARRAY[ ROW('Derecho','null','null'), ROW('Psicología','null','null') ]::nivel_educativo_ty[],null,'27')," calcext:value-type="string">
            <text:p>('Adolfo',null,'Quinonez','Garces','1997-10-11',181,85,'marrón oscuro','20/40','top_secret','personal_inteligencia_data/foto.png','personal_inteligencia_data/huella_digital.png','personal_inteligencia_data/huella_retina.png',ROW(58,2618560999) ,ROW('23336944','Australia'),ARRAY['español','inglés','hindi','ruso','mandarín','null']::varchar(50)[], ARRAY[ ROW('Atenea',null,'Amaya','Patino','1943-03-10','abuelo',ROW(58,4245487369) ), ROW('Andres','Caligula','Salguero','Cantu','1943-03-10','madre',ROW(58,4247852171) )]::familiar_ty[], ARRAY[ ROW('46617689','Malasia'),row('null','null') ]::identificacion_ty[], ARRAY[ ROW('Derecho','null','null'), ROW('Psicología','null','null') ]::nivel_educativo_ty[],null,'27'),</text:p>
          </table:table-cell>
          <table:table-cell table:number-columns-repeated="961"/>
        </table:table-row>
        <table:table-row table:style-name="ro2">
          <table:table-cell table:style-name="ce14" table:formula="of:=[.D73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3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Ramo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Ascencio'</text:p>
          </table:table-cell>
          <table:table-cell table:style-name="ce53" office:value-type="string" calcext:value-type="string">
            <text:p>1996-09-22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672609" calcext:value-type="float">
            <text:p>7672609</text:p>
          </table:table-cell>
          <table:table-cell table:formula="of:=RANDBETWEEN(10000000;99999999)" office:value-type="float" office:value="53599943" calcext:value-type="float">
            <text:p>5359994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Alcantara'</text:p>
          </table:table-cell>
          <table:table-cell table:style-name="ce53" office:value-type="string" calcext:value-type="string">
            <text:p>1959-04-2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076985" calcext:value-type="float">
            <text:p>6076985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53" office:value-type="string" calcext:value-type="string">
            <text:p>1959-04-26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5447969" calcext:value-type="float">
            <text:p>5447969</text:p>
          </table:table-cell>
          <table:table-cell table:style-name="ce62" table:formula="of:=RANDBETWEEN(10000000;100000000)" office:value-type="float" office:value="89158358" calcext:value-type="float">
            <text:p>89158358</text:p>
          </table:table-cell>
          <table:table-cell table:formula="of:=[.F73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73]" office:value-type="float" office:value="27" calcext:value-type="float">
            <text:p>27</text:p>
          </table:table-cell>
          <table:table-cell/>
          <table:table-cell table:style-name="ce71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7672609) ,ROW('53599943','Holanda'),ARRAY['español','inglés','hindi','ruso','null','null']::varchar(50)[], ARRAY[ ROW('Marcos','Venancio','Caldera','Alcantara','1959-04-26','abuelo',ROW(58,2436076985) ), ROW('Michael',null,'Montero','Mora','1959-04-26','madre',ROW(58,2435447969) )]::familiar_ty[], ARRAY[ ROW('89158358','Malasia'),row('null','null') ]::identificacion_ty[], ARRAY[ ROW('Enfermería','null','null'), ROW('null','null','null') ]::nivel_educativo_ty[],null,'27')," calcext:value-type="string">
            <text:p>('Ramona','Amelia','Viramontes','Ascencio','1996-09-22',171,92,'verde claro','20/20','no_clasificado','personal_inteligencia_data/foto.png','personal_inteligencia_data/huella_digital.png','personal_inteligencia_data/huella_retina.png',ROW(58,2127672609) ,ROW('53599943','Holanda'),ARRAY['español','inglés','hindi','ruso','null','null']::varchar(50)[], ARRAY[ ROW('Marcos','Venancio','Caldera','Alcantara','1959-04-26','abuelo',ROW(58,2436076985) ), ROW('Michael',null,'Montero','Mora','1959-04-26','madre',ROW(58,2435447969) )]::familiar_ty[], ARRAY[ ROW('89158358','Malasia'),row('null','null') ]::identificacion_ty[], ARRAY[ ROW('Enfermería','null','null'), ROW('null','null','null') ]::nivel_educativo_ty[],null,'27'),</text:p>
          </table:table-cell>
          <table:table-cell table:number-columns-repeated="961"/>
        </table:table-row>
        <table:table-row table:style-name="ro2">
          <table:table-cell table:style-name="ce14" table:formula="of:=[.D74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4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izabeth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Hinojosa'</text:p>
          </table:table-cell>
          <table:table-cell table:style-name="ce53" office:value-type="string" calcext:value-type="string">
            <text:p>1996-09-20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147652" calcext:value-type="float">
            <text:p>2147652</text:p>
          </table:table-cell>
          <table:table-cell table:formula="of:=RANDBETWEEN(10000000;99999999)" office:value-type="float" office:value="51219019" calcext:value-type="float">
            <text:p>5121901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Cifuentes'</text:p>
          </table:table-cell>
          <table:table-cell table:style-name="ce53" office:value-type="string" calcext:value-type="string">
            <text:p>1970-06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031356" calcext:value-type="float">
            <text:p>3031356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Machuca'</text:p>
          </table:table-cell>
          <table:table-cell table:style-name="ce53" office:value-type="string" calcext:value-type="string">
            <text:p>1970-06-2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658566" calcext:value-type="float">
            <text:p>3658566</text:p>
          </table:table-cell>
          <table:table-cell table:style-name="ce62" table:formula="of:=RANDBETWEEN(10000000;100000000)" office:value-type="float" office:value="12131911" calcext:value-type="float">
            <text:p>12131911</text:p>
          </table:table-cell>
          <table:table-cell table:formula="of:=[.F74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4]" office:value-type="float" office:value="27" calcext:value-type="float">
            <text:p>27</text:p>
          </table:table-cell>
          <table:table-cell/>
          <table:table-cell table:style-name="ce71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2147652) ,ROW('51219019','Taiwán'),ARRAY['inglés','árabe','portugués','francés','null','null']::varchar(50)[], ARRAY[ ROW('Caligula',null,'Estevez','Cifuentes','1970-06-29','abuelo',ROW(58,2123031356) ), ROW('Fidel','Juan','Regalado','Machuca','1970-06-29','madre',ROW(58,2123658566) )]::familiar_ty[], ARRAY[ ROW('12131911','Malasia'),row('null','null') ]::identificacion_ty[], ARRAY[ ROW('Criminología','Máster','Química Orgánica'), ROW('null','null','null') ]::nivel_educativo_ty[],null,'27')," calcext:value-type="string">
            <text:p>('Elizabeth','Eduviges','Henriquez','Hinojosa','1996-09-20',180,92,'marrón oscuro','20/63','no_clasificado','personal_inteligencia_data/foto.png','personal_inteligencia_data/huella_digital.png','personal_inteligencia_data/huella_retina.png',ROW(58,2122147652) ,ROW('51219019','Taiwán'),ARRAY['inglés','árabe','portugués','francés','null','null']::varchar(50)[], ARRAY[ ROW('Caligula',null,'Estevez','Cifuentes','1970-06-29','abuelo',ROW(58,2123031356) ), ROW('Fidel','Juan','Regalado','Machuca','1970-06-29','madre',ROW(58,2123658566) )]::familiar_ty[], ARRAY[ ROW('12131911','Malasia'),row('null','null') ]::identificacion_ty[], ARRAY[ ROW('Criminología','Máster','Química Orgánica'), ROW('null','null','null') ]::nivel_educativo_ty[],null,'27'),</text:p>
          </table:table-cell>
          <table:table-cell table:number-columns-repeated="961"/>
        </table:table-row>
        <table:table-row table:style-name="ro2">
          <table:table-cell table:style-name="ce14" table:formula="of:=[.D75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5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mo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Olivarez'</text:p>
          </table:table-cell>
          <table:table-cell table:style-name="ce53" office:value-type="string" calcext:value-type="string">
            <text:p>1996-09-21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7884005" calcext:value-type="float">
            <text:p>7884005</text:p>
          </table:table-cell>
          <table:table-cell table:formula="of:=RANDBETWEEN(10000000;99999999)" office:value-type="float" office:value="49828946" calcext:value-type="float">
            <text:p>4982894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Hernandes'</text:p>
          </table:table-cell>
          <table:table-cell table:style-name="ce53" office:value-type="string" calcext:value-type="string">
            <text:p>1938-03-06</text:p>
          </table:table-cell>
          <table:table-cell office:value-type="string" calcext:value-type="string">
            <text:p>madre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7461357" calcext:value-type="float">
            <text:p>7461357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Rodrigues'</text:p>
          </table:table-cell>
          <table:table-cell table:style-name="ce53" office:value-type="string" calcext:value-type="string">
            <text:p>1938-03-06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998694" calcext:value-type="float">
            <text:p>8998694</text:p>
          </table:table-cell>
          <table:table-cell table:style-name="ce62" table:formula="of:=RANDBETWEEN(10000000;100000000)" office:value-type="float" office:value="88126169" calcext:value-type="float">
            <text:p>88126169</text:p>
          </table:table-cell>
          <table:table-cell table:formula="of:=[.F75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5]" office:value-type="float" office:value="27" calcext:value-type="float">
            <text:p>27</text:p>
          </table:table-cell>
          <table:table-cell/>
          <table:table-cell table:style-name="ce71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7884005) ,ROW('49828946','Zimbabue'),ARRAY['español','inglés','hindi','ruso','mandarín','bengalí']::varchar(50)[], ARRAY[ ROW('Arturo',null,'Lovato','Hernandes','1938-03-06','madre',ROW(58,4147461357) ), ROW('Aidana','Consuelo','Hidalgo','Rodrigues','1938-03-06','primo',ROW(58,4148998694) )]::familiar_ty[], ARRAY[ ROW('88126169','Malasia'),row('null','null') ]::identificacion_ty[], ARRAY[ ROW('Ingeniería Informática','null','null'), ROW('Ingeniería Informática','null','null') ]::nivel_educativo_ty[],null,'27')," calcext:value-type="string">
            <text:p>('Carmona',null,'Martinez','Olivarez','1996-09-21',176,68,'azul oscuro','20/80','confidencial','personal_inteligencia_data/foto.png','personal_inteligencia_data/huella_digital.png','personal_inteligencia_data/huella_retina.png',ROW(58,2437884005) ,ROW('49828946','Zimbabue'),ARRAY['español','inglés','hindi','ruso','mandarín','bengalí']::varchar(50)[], ARRAY[ ROW('Arturo',null,'Lovato','Hernandes','1938-03-06','madre',ROW(58,4147461357) ), ROW('Aidana','Consuelo','Hidalgo','Rodrigues','1938-03-06','primo',ROW(58,4148998694) )]::familiar_ty[], ARRAY[ ROW('88126169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961"/>
        </table:table-row>
        <table:table-row table:style-name="ro2">
          <table:table-cell table:style-name="ce14" table:formula="of:=[.D76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6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lement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Michel'</text:p>
          </table:table-cell>
          <table:table-cell table:style-name="ce53" office:value-type="string" calcext:value-type="string">
            <text:p>1998-03-20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5865488" calcext:value-type="float">
            <text:p>5865488</text:p>
          </table:table-cell>
          <table:table-cell table:formula="of:=RANDBETWEEN(10000000;99999999)" office:value-type="float" office:value="17826274" calcext:value-type="float">
            <text:p>1782627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Watson'</text:p>
          </table:table-cell>
          <table:table-cell table:style-name="ce53" office:value-type="string" calcext:value-type="string">
            <text:p>1946-02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891517" calcext:value-type="float">
            <text:p>9891517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Orozco'</text:p>
          </table:table-cell>
          <table:table-cell table:style-name="ce53" office:value-type="string" calcext:value-type="string">
            <text:p>1946-02-25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077784" calcext:value-type="float">
            <text:p>5077784</text:p>
          </table:table-cell>
          <table:table-cell table:style-name="ce62" table:formula="of:=RANDBETWEEN(10000000;100000000)" office:value-type="float" office:value="84306677" calcext:value-type="float">
            <text:p>84306677</text:p>
          </table:table-cell>
          <table:table-cell table:formula="of:=[.F76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6]" office:value-type="float" office:value="28" calcext:value-type="float">
            <text:p>28</text:p>
          </table:table-cell>
          <table:table-cell/>
          <table:table-cell table:style-name="ce71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5865488) ,ROW('17826274','Australia'),ARRAY['español','inglés','portugués','francés','null','null']::varchar(50)[], ARRAY[ ROW('Eleazar','Cesarino','Pina','Watson','1946-02-25','primo',ROW(58,2129891517) ), ROW('Gloria','Lorena','Valdez','Orozco','1946-02-25','padre',ROW(58,2125077784) )]::familiar_ty[], ARRAY[ ROW('84306677','Uganda'),row('null','null') ]::identificacion_ty[], ARRAY[ ROW('Economía','null','null'), ROW('Comunicación','null','null') ]::nivel_educativo_ty[],null,'28')," calcext:value-type="string">
            <text:p>('Klement','Julian','Alonzo','Michel','1998-03-20',163,84,'marrón claro','20/20','top_secret','personal_inteligencia_data/foto.png','personal_inteligencia_data/huella_digital.png','personal_inteligencia_data/huella_retina.png',ROW(58,2345865488) ,ROW('17826274','Australia'),ARRAY['español','inglés','portugués','francés','null','null']::varchar(50)[], ARRAY[ ROW('Eleazar','Cesarino','Pina','Watson','1946-02-25','primo',ROW(58,2129891517) ), ROW('Gloria','Lorena','Valdez','Orozco','1946-02-25','padre',ROW(58,2125077784) )]::familiar_ty[], ARRAY[ ROW('84306677','Uganda'),row('null','null') ]::identificacion_ty[], ARRAY[ ROW('Economía','null','null'), ROW('Comunicación','null','null') ]::nivel_educativo_ty[],null,'28'),</text:p>
          </table:table-cell>
          <table:table-cell table:number-columns-repeated="961"/>
        </table:table-row>
        <table:table-row table:style-name="ro2">
          <table:table-cell table:style-name="ce14" table:formula="of:=[.D77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7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ili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Amezcua'</text:p>
          </table:table-cell>
          <table:table-cell table:style-name="ce53" office:value-type="string" calcext:value-type="string">
            <text:p>1983-03-26</text:p>
          </table:table-cell>
          <table:table-cell table:style-name="ce55" table:formula="of:=ROUND(RAND()*40+150 )" office:value-type="float" office:value="183" calcext:value-type="float">
            <text:p>183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301981" calcext:value-type="float">
            <text:p>9301981</text:p>
          </table:table-cell>
          <table:table-cell table:formula="of:=RANDBETWEEN(10000000;99999999)" office:value-type="float" office:value="83625786" calcext:value-type="float">
            <text:p>8362578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Urias'</text:p>
          </table:table-cell>
          <table:table-cell table:style-name="ce53" office:value-type="string" calcext:value-type="string">
            <text:p>1940-04-13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546759" calcext:value-type="float">
            <text:p>8546759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Chacon'</text:p>
          </table:table-cell>
          <table:table-cell office:value-type="string" calcext:value-type="string">
            <text:p>'Machado'</text:p>
          </table:table-cell>
          <table:table-cell table:style-name="ce53" office:value-type="string" calcext:value-type="string">
            <text:p>1940-04-13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631338" calcext:value-type="float">
            <text:p>3631338</text:p>
          </table:table-cell>
          <table:table-cell table:style-name="ce62" table:formula="of:=RANDBETWEEN(10000000;100000000)" office:value-type="float" office:value="52890147" calcext:value-type="float">
            <text:p>52890147</text:p>
          </table:table-cell>
          <table:table-cell table:formula="of:=[.F77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7]" office:value-type="float" office:value="28" calcext:value-type="float">
            <text:p>28</text:p>
          </table:table-cell>
          <table:table-cell/>
          <table:table-cell table:style-name="ce71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9301981) ,ROW('83625786','Irlanda'),ARRAY['inglés','árabe','portugués','francés','null','null']::varchar(50)[], ARRAY[ ROW('Irma','Nieves','Roque','Urias','1940-04-13','primo',ROW(58,4128546759) ), ROW('Celeste','Soledad','Chacon','Machado','1940-04-13','hermano',ROW(58,4123631338) )]::familiar_ty[], ARRAY[ ROW('52890147','Uganda'),row('null','null') ]::identificacion_ty[], ARRAY[ ROW('Ingeniería Informática','Máster','Inteligencia Artificial'), ROW('null','null','null') ]::nivel_educativo_ty[],null,'28')," calcext:value-type="string">
            <text:p>('Emilio','Jaime','Quiles','Amezcua','1983-03-26',183,78,'azul claro','20/200','no_clasificado','personal_inteligencia_data/foto.png','personal_inteligencia_data/huella_digital.png','personal_inteligencia_data/huella_retina.png',ROW(58,4129301981) ,ROW('83625786','Irlanda'),ARRAY['inglés','árabe','portugués','francés','null','null']::varchar(50)[], ARRAY[ ROW('Irma','Nieves','Roque','Urias','1940-04-13','primo',ROW(58,4128546759) ), ROW('Celeste','Soledad','Chacon','Machado','1940-04-13','hermano',ROW(58,4123631338) )]::familiar_ty[], ARRAY[ ROW('52890147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961"/>
        </table:table-row>
        <table:table-row table:style-name="ro2">
          <table:table-cell table:style-name="ce14" table:formula="of:=[.D78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8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osaura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Rico'</text:p>
          </table:table-cell>
          <table:table-cell table:style-name="ce53" office:value-type="string" calcext:value-type="string">
            <text:p>1993-10-08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432102" calcext:value-type="float">
            <text:p>5432102</text:p>
          </table:table-cell>
          <table:table-cell table:formula="of:=RANDBETWEEN(10000000;99999999)" office:value-type="float" office:value="68948077" calcext:value-type="float">
            <text:p>6894807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Roberts'</text:p>
          </table:table-cell>
          <table:table-cell table:style-name="ce5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165606" calcext:value-type="float">
            <text:p>7165606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Infante'</text:p>
          </table:table-cell>
          <table:table-cell table:style-name="ce5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420752" calcext:value-type="float">
            <text:p>4420752</text:p>
          </table:table-cell>
          <table:table-cell table:style-name="ce62" table:formula="of:=RANDBETWEEN(10000000;100000000)" office:value-type="float" office:value="20328370" calcext:value-type="float">
            <text:p>20328370</text:p>
          </table:table-cell>
          <table:table-cell table:formula="of:=[.F78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65730719" calcext:value-type="float">
            <text:p>6573071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formula="of:=[.D78]" office:value-type="float" office:value="28" calcext:value-type="float">
            <text:p>28</text:p>
          </table:table-cell>
          <table:table-cell/>
          <table:table-cell table:style-name="ce71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5432102) ,ROW('68948077','Taiwán'),ARRAY['español','inglés','hindi','ruso','mandarín','null']::varchar(50)[], ARRAY[ ROW('Mario','Marcelo','Alexander','Roberts','1960-08-26','primo',ROW(58,4127165606) ), ROW('Cayetano','Fulgencio','Marquez','Infante','1960-08-26','primo',ROW(58,4124420752) )]::familiar_ty[], ARRAY[ ROW('20328370','Uganda'),row('65730719','Australia') ]::identificacion_ty[], ARRAY[ ROW('Filosofía','null','null'), ROW('Comunicación','Máster','Lexicografía') ]::nivel_educativo_ty[],null,'28')," calcext:value-type="string">
            <text:p>('Rosaura','Sharon','Zelaya','Rico','1993-10-08',156,75,'marrón claro','20/20','no_clasificado','personal_inteligencia_data/foto.png','personal_inteligencia_data/huella_digital.png','personal_inteligencia_data/huella_retina.png',ROW(58,4125432102) ,ROW('68948077','Taiwán'),ARRAY['español','inglés','hindi','ruso','mandarín','null']::varchar(50)[], ARRAY[ ROW('Mario','Marcelo','Alexander','Roberts','1960-08-26','primo',ROW(58,4127165606) ), ROW('Cayetano','Fulgencio','Marquez','Infante','1960-08-26','primo',ROW(58,4124420752) )]::familiar_ty[], ARRAY[ ROW('20328370','Uganda'),row('65730719','Australia') ]::identificacion_ty[], ARRAY[ ROW('Filosofía','null','null'), ROW('Comunicación','Máster','Lexicografía') ]::nivel_educativo_ty[],null,'28'),</text:p>
          </table:table-cell>
          <table:table-cell table:number-columns-repeated="961"/>
        </table:table-row>
        <table:table-row table:style-name="ro2">
          <table:table-cell table:style-name="ce14" table:formula="of:=[.D79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9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Luis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Tejeda'</text:p>
          </table:table-cell>
          <table:table-cell table:style-name="ce53" office:value-type="string" calcext:value-type="string">
            <text:p>1993-10-09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6632883" calcext:value-type="float">
            <text:p>6632883</text:p>
          </table:table-cell>
          <table:table-cell table:formula="of:=RANDBETWEEN(10000000;99999999)" office:value-type="float" office:value="61521856" calcext:value-type="float">
            <text:p>6152185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Salinas'</text:p>
          </table:table-cell>
          <table:table-cell table:style-name="ce53" office:value-type="string" calcext:value-type="string">
            <text:p>1936-11-0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6839579" calcext:value-type="float">
            <text:p>6839579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Vicente'</text:p>
          </table:table-cell>
          <table:table-cell table:style-name="ce53" office:value-type="string" calcext:value-type="string">
            <text:p>1936-11-09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2162282" calcext:value-type="float">
            <text:p>2162282</text:p>
          </table:table-cell>
          <table:table-cell table:style-name="ce62" table:formula="of:=RANDBETWEEN(10000000;100000000)" office:value-type="float" office:value="88596944" calcext:value-type="float">
            <text:p>88596944</text:p>
          </table:table-cell>
          <table:table-cell table:formula="of:=[.F79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9]" office:value-type="float" office:value="28" calcext:value-type="float">
            <text:p>28</text:p>
          </table:table-cell>
          <table:table-cell/>
          <table:table-cell table:style-name="ce71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6632883) ,ROW('61521856','Zimbabue'),ARRAY['español','inglés','portugués','francés','null','null']::varchar(50)[], ARRAY[ ROW('Italo','Florindo','Barragan','Salinas','1936-11-09','hermano',ROW(58,2446839579) ), ROW('Genesis','Ana','Davis','Vicente','1936-11-09','abuelo',ROW(58,2442162282) )]::familiar_ty[], ARRAY[ ROW('88596944','Uganda'),row('null','null') ]::identificacion_ty[], ARRAY[ ROW('Psicología','null','null'), ROW('Criminología','null','null') ]::nivel_educativo_ty[],null,'28')," calcext:value-type="string">
            <text:p>('Luis','Marcus','Wilson','Tejeda','1993-10-09',180,78,'azul oscuro','20/100','confidencial','personal_inteligencia_data/foto.png','personal_inteligencia_data/huella_digital.png','personal_inteligencia_data/huella_retina.png',ROW(58,2876632883) ,ROW('61521856','Zimbabue'),ARRAY['español','inglés','portugués','francés','null','null']::varchar(50)[], ARRAY[ ROW('Italo','Florindo','Barragan','Salinas','1936-11-09','hermano',ROW(58,2446839579) ), ROW('Genesis','Ana','Davis','Vicente','1936-11-09','abuelo',ROW(58,2442162282) )]::familiar_ty[], ARRAY[ ROW('88596944','Uganda'),row('null','null') ]::identificacion_ty[], ARRAY[ ROW('Psicología','null','null'), ROW('Criminología','null','null') ]::nivel_educativo_ty[],null,'28'),</text:p>
          </table:table-cell>
          <table:table-cell table:number-columns-repeated="961"/>
        </table:table-row>
        <table:table-row table:style-name="ro2">
          <table:table-cell table:style-name="ce14" table:formula="of:=[.D80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0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udmila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Frias'</text:p>
          </table:table-cell>
          <table:table-cell table:style-name="ce53" office:value-type="string" calcext:value-type="string">
            <text:p>1998-04-23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7524205" calcext:value-type="float">
            <text:p>7524205</text:p>
          </table:table-cell>
          <table:table-cell table:formula="of:=RANDBETWEEN(10000000;99999999)" office:value-type="float" office:value="54957687" calcext:value-type="float">
            <text:p>5495768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Melo'</text:p>
          </table:table-cell>
          <table:table-cell table:style-name="ce53" office:value-type="string" calcext:value-type="string">
            <text:p>1946-05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317924" calcext:value-type="float">
            <text:p>1317924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Saldana'</text:p>
          </table:table-cell>
          <table:table-cell table:style-name="ce53" office:value-type="string" calcext:value-type="string">
            <text:p>1946-05-2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857370" calcext:value-type="float">
            <text:p>8857370</text:p>
          </table:table-cell>
          <table:table-cell table:style-name="ce62" table:formula="of:=RANDBETWEEN(10000000;100000000)" office:value-type="float" office:value="77564352" calcext:value-type="float">
            <text:p>77564352</text:p>
          </table:table-cell>
          <table:table-cell table:formula="of:=[.F80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0]" office:value-type="float" office:value="29" calcext:value-type="float">
            <text:p>29</text:p>
          </table:table-cell>
          <table:table-cell/>
          <table:table-cell table:style-name="ce71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7524205) ,ROW('54957687','Australia'),ARRAY['español','inglés','portugués','francés','null','null']::varchar(50)[], ARRAY[ ROW('Felix','Petronilo','Abarca','Melo','1946-05-22','primo',ROW(58,4241317924) ), ROW('Inocencia','Carolina','Menendez','Saldana','1946-05-22','madre',ROW(58,4248857370) )]::familiar_ty[], ARRAY[ ROW('77564352','Uganda'),row('null','null') ]::identificacion_ty[], ARRAY[ ROW('Filosofía','null','null'), ROW('Ingeniería Industrial','null','null') ]::nivel_educativo_ty[],null,'29')," calcext:value-type="string">
            <text:p>('Ludmila','Facunda','Almonte','Frias','1998-04-23',166,83,'marrón oscuro','20/20','top_secret','personal_inteligencia_data/foto.png','personal_inteligencia_data/huella_digital.png','personal_inteligencia_data/huella_retina.png',ROW(58,2617524205) ,ROW('54957687','Australia'),ARRAY['español','inglés','portugués','francés','null','null']::varchar(50)[], ARRAY[ ROW('Felix','Petronilo','Abarca','Melo','1946-05-22','primo',ROW(58,4241317924) ), ROW('Inocencia','Carolina','Menendez','Saldana','1946-05-22','madre',ROW(58,4248857370) )]::familiar_ty[], ARRAY[ ROW('77564352','Uganda'),row('null','null') ]::identificacion_ty[], ARRAY[ ROW('Filosofía','null','null'), ROW('Ingeniería Industrial','null','null') ]::nivel_educativo_ty[],null,'29'),</text:p>
          </table:table-cell>
          <table:table-cell table:number-columns-repeated="961"/>
        </table:table-row>
        <table:table-row table:style-name="ro2">
          <table:table-cell table:style-name="ce14" table:formula="of:=[.D81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1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elfin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Buenrostro'</text:p>
          </table:table-cell>
          <table:table-cell table:style-name="ce53" office:value-type="string" calcext:value-type="string">
            <text:p>1984-01-23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241607" calcext:value-type="float">
            <text:p>6241607</text:p>
          </table:table-cell>
          <table:table-cell table:formula="of:=RANDBETWEEN(10000000;99999999)" office:value-type="float" office:value="67883230" calcext:value-type="float">
            <text:p>6788323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paricio'</text:p>
          </table:table-cell>
          <table:table-cell table:style-name="ce53" office:value-type="string" calcext:value-type="string">
            <text:p>1940-09-24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184470" calcext:value-type="float">
            <text:p>6184470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Almazan'</text:p>
          </table:table-cell>
          <table:table-cell table:style-name="ce53" office:value-type="string" calcext:value-type="string">
            <text:p>1940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680849" calcext:value-type="float">
            <text:p>1680849</text:p>
          </table:table-cell>
          <table:table-cell table:style-name="ce62" table:formula="of:=RANDBETWEEN(10000000;100000000)" office:value-type="float" office:value="49817482" calcext:value-type="float">
            <text:p>49817482</text:p>
          </table:table-cell>
          <table:table-cell table:formula="of:=[.F81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1]" office:value-type="float" office:value="29" calcext:value-type="float">
            <text:p>29</text:p>
          </table:table-cell>
          <table:table-cell/>
          <table:table-cell table:style-name="ce71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6241607) ,ROW('67883230','Irlanda'),ARRAY['inglés','árabe','portugués','francés','null','null']::varchar(50)[], ARRAY[ ROW('Teodora','Libertad','Montero','Aparicio','1940-09-24','tío',ROW(58,2126184470) ), ROW('Marlene','Donatila','Rosa','Almazan','1940-09-24','hermano',ROW(58,2121680849) )]::familiar_ty[], ARRAY[ ROW('49817482','Uganda'),row('null','null') ]::identificacion_ty[], ARRAY[ ROW('Comunicación','Máster','Comunicación Intercultural'), ROW('null','null','null') ]::nivel_educativo_ty[],null,'29')," calcext:value-type="string">
            <text:p>('Delfina','Ligia','Carpio','Buenrostro','1984-01-23',162,68,'marrón claro','20/160','no_clasificado','personal_inteligencia_data/foto.png','personal_inteligencia_data/huella_digital.png','personal_inteligencia_data/huella_retina.png',ROW(58,2126241607) ,ROW('67883230','Irlanda'),ARRAY['inglés','árabe','portugués','francés','null','null']::varchar(50)[], ARRAY[ ROW('Teodora','Libertad','Montero','Aparicio','1940-09-24','tío',ROW(58,2126184470) ), ROW('Marlene','Donatila','Rosa','Almazan','1940-09-24','hermano',ROW(58,2121680849) )]::familiar_ty[], ARRAY[ ROW('49817482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961"/>
        </table:table-row>
        <table:table-row table:style-name="ro2">
          <table:table-cell table:style-name="ce14" table:formula="of:=[.D82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2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Mireles'</text:p>
          </table:table-cell>
          <table:table-cell table:style-name="ce53" office:value-type="string" calcext:value-type="string">
            <text:p>1995-01-08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809769" calcext:value-type="float">
            <text:p>3809769</text:p>
          </table:table-cell>
          <table:table-cell table:formula="of:=RANDBETWEEN(10000000;99999999)" office:value-type="float" office:value="21825467" calcext:value-type="float">
            <text:p>2182546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Zayas'</text:p>
          </table:table-cell>
          <table:table-cell table:style-name="ce53" office:value-type="string" calcext:value-type="string">
            <text:p>1963-01-23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338295" calcext:value-type="float">
            <text:p>4338295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Orona'</text:p>
          </table:table-cell>
          <table:table-cell table:style-name="ce53" office:value-type="string" calcext:value-type="string">
            <text:p>1963-01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756351" calcext:value-type="float">
            <text:p>6756351</text:p>
          </table:table-cell>
          <table:table-cell table:style-name="ce62" table:formula="of:=RANDBETWEEN(10000000;100000000)" office:value-type="float" office:value="88347737" calcext:value-type="float">
            <text:p>88347737</text:p>
          </table:table-cell>
          <table:table-cell table:formula="of:=[.F82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15921022" calcext:value-type="float">
            <text:p>1592102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formula="of:=[.D82]" office:value-type="float" office:value="29" calcext:value-type="float">
            <text:p>29</text:p>
          </table:table-cell>
          <table:table-cell/>
          <table:table-cell table:style-name="ce71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3809769) ,ROW('21825467','Taiwán'),ARRAY['español','inglés','hindi','ruso','mandarín','null']::varchar(50)[], ARRAY[ ROW('Javier','Breno','Benitez','Zayas','1963-01-23','tío',ROW(58,2124338295) ), ROW('Jhoan','Dante','Lucero','Orona','1963-01-23','madre',ROW(58,2126756351) )]::familiar_ty[], ARRAY[ ROW('88347737','Uganda'),row('15921022','Australia') ]::identificacion_ty[], ARRAY[ ROW('Ingeniería Informática','null','null'), ROW('Enfermería','Máster','Investigación de Medicamentos') ]::nivel_educativo_ty[],null,'29')," calcext:value-type="string">
            <text:p>('Eneida','America','Guerrero','Mireles','1995-01-08',177,88,'marrón oscuro','20/20','no_clasificado','personal_inteligencia_data/foto.png','personal_inteligencia_data/huella_digital.png','personal_inteligencia_data/huella_retina.png',ROW(58,2123809769) ,ROW('21825467','Taiwán'),ARRAY['español','inglés','hindi','ruso','mandarín','null']::varchar(50)[], ARRAY[ ROW('Javier','Breno','Benitez','Zayas','1963-01-23','tío',ROW(58,2124338295) ), ROW('Jhoan','Dante','Lucero','Orona','1963-01-23','madre',ROW(58,2126756351) )]::familiar_ty[], ARRAY[ ROW('88347737','Uganda'),row('15921022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961"/>
        </table:table-row>
        <table:table-row table:style-name="ro2">
          <table:table-cell table:style-name="ce14" table:formula="of:=[.D83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3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Moya'</text:p>
          </table:table-cell>
          <table:table-cell table:style-name="ce53" office:value-type="string" calcext:value-type="string">
            <text:p>1995-01-09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1669746" calcext:value-type="float">
            <text:p>1669746</text:p>
          </table:table-cell>
          <table:table-cell table:formula="of:=RANDBETWEEN(10000000;99999999)" office:value-type="float" office:value="43651167" calcext:value-type="float">
            <text:p>43651167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Zamora'</text:p>
          </table:table-cell>
          <table:table-cell table:style-name="ce53" office:value-type="string" calcext:value-type="string">
            <text:p>1936-12-24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4702106" calcext:value-type="float">
            <text:p>4702106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Resendez'</text:p>
          </table:table-cell>
          <table:table-cell table:style-name="ce53" office:value-type="string" calcext:value-type="string">
            <text:p>1936-12-24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155455" calcext:value-type="float">
            <text:p>8155455</text:p>
          </table:table-cell>
          <table:table-cell table:style-name="ce62" table:formula="of:=RANDBETWEEN(10000000;100000000)" office:value-type="float" office:value="87957585" calcext:value-type="float">
            <text:p>87957585</text:p>
          </table:table-cell>
          <table:table-cell table:formula="of:=[.F83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3]" office:value-type="float" office:value="29" calcext:value-type="float">
            <text:p>29</text:p>
          </table:table-cell>
          <table:table-cell/>
          <table:table-cell table:style-name="ce71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1669746) ,ROW('43651167','Zimbabue'),ARRAY['español','inglés','portugués','francés','null','null']::varchar(50)[], ARRAY[ ROW('Maricruz','Viviana','Moore','Zamora','1936-12-24','hermano',ROW(58,4144702106) ), ROW('Ignacio','Maximo','Wright','Resendez','1936-12-24','primo',ROW(58,4148155455) )]::familiar_ty[], ARRAY[ ROW('87957585','Uganda'),row('null','null') ]::identificacion_ty[], ARRAY[ ROW('Enfermería','null','null'), ROW('Psicología','null','null') ]::nivel_educativo_ty[],null,'29')," calcext:value-type="string">
            <text:p>('Constancia','Alma','Payan','Moya','1995-01-09',167,88,'azul claro','20/80','confidencial','personal_inteligencia_data/foto.png','personal_inteligencia_data/huella_digital.png','personal_inteligencia_data/huella_retina.png',ROW(58,2431669746) ,ROW('43651167','Zimbabue'),ARRAY['español','inglés','portugués','francés','null','null']::varchar(50)[], ARRAY[ ROW('Maricruz','Viviana','Moore','Zamora','1936-12-24','hermano',ROW(58,4144702106) ), ROW('Ignacio','Maximo','Wright','Resendez','1936-12-24','primo',ROW(58,4148155455) )]::familiar_ty[], ARRAY[ ROW('87957585','Uganda'),row('null','null') ]::identificacion_ty[], ARRAY[ ROW('Enfermería','null','null'), ROW('Psicología','null','null') ]::nivel_educativo_ty[],null,'29'),</text:p>
          </table:table-cell>
          <table:table-cell table:number-columns-repeated="961"/>
        </table:table-row>
        <table:table-row table:style-name="ro2">
          <table:table-cell table:style-name="ce14" table:formula="of:=[.D84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4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meld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Baca'</text:p>
          </table:table-cell>
          <table:table-cell table:style-name="ce53" office:value-type="string" calcext:value-type="string">
            <text:p>1998-06-27</text:p>
          </table:table-cell>
          <table:table-cell table:style-name="ce55" table:formula="of:=ROUND(RAND()*40+150 )" office:value-type="float" office:value="178" calcext:value-type="float">
            <text:p>178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8237701" calcext:value-type="float">
            <text:p>8237701</text:p>
          </table:table-cell>
          <table:table-cell table:formula="of:=RANDBETWEEN(10000000;99999999)" office:value-type="float" office:value="32873454" calcext:value-type="float">
            <text:p>3287345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Alcantar'</text:p>
          </table:table-cell>
          <table:table-cell table:style-name="ce53" office:value-type="string" calcext:value-type="string">
            <text:p>1948-02-2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735812" calcext:value-type="float">
            <text:p>9735812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Chavez'</text:p>
          </table:table-cell>
          <table:table-cell table:style-name="ce53" office:value-type="string" calcext:value-type="string">
            <text:p>1948-02-2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669888" calcext:value-type="float">
            <text:p>3669888</text:p>
          </table:table-cell>
          <table:table-cell table:style-name="ce62" table:formula="of:=RANDBETWEEN(10000000;100000000)" office:value-type="float" office:value="43450036" calcext:value-type="float">
            <text:p>43450036</text:p>
          </table:table-cell>
          <table:table-cell table:formula="of:=[.F84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4]" office:value-type="float" office:value="30" calcext:value-type="float">
            <text:p>30</text:p>
          </table:table-cell>
          <table:table-cell/>
          <table:table-cell table:style-name="ce71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8237701) ,ROW('32873454','Australia'),ARRAY['español','inglés','portugués','francés','null','null']::varchar(50)[], ARRAY[ ROW('Celina','Mafalda','Smith','Alcantar','1948-02-28','tío',ROW(58,4129735812) ), ROW('Hermione','Mariluz','Manzanares','Chavez','1948-02-28','hermano',ROW(58,4123669888) )]::familiar_ty[], ARRAY[ ROW('43450036','Uganda'),row('null','null') ]::identificacion_ty[], ARRAY[ ROW('Ingeniería Informática','null','null'), ROW('Derecho','null','null') ]::nivel_educativo_ty[],null,'30')," calcext:value-type="string">
            <text:p>('Imelda','Genesis','Salmeron','Baca','1998-06-27',178,81,'verde claro','20/32','top_secret','personal_inteligencia_data/foto.png','personal_inteligencia_data/huella_digital.png','personal_inteligencia_data/huella_retina.png',ROW(58,2448237701) ,ROW('32873454','Australia'),ARRAY['español','inglés','portugués','francés','null','null']::varchar(50)[], ARRAY[ ROW('Celina','Mafalda','Smith','Alcantar','1948-02-28','tío',ROW(58,4129735812) ), ROW('Hermione','Mariluz','Manzanares','Chavez','1948-02-28','hermano',ROW(58,4123669888) )]::familiar_ty[], ARRAY[ ROW('43450036','Uganda'),row('null','null') ]::identificacion_ty[], ARRAY[ ROW('Ingeniería Informática','null','null'), ROW('Derecho','null','null') ]::nivel_educativo_ty[],null,'30'),</text:p>
          </table:table-cell>
          <table:table-cell table:number-columns-repeated="961"/>
        </table:table-row>
        <table:table-row table:style-name="ro2">
          <table:table-cell table:style-name="ce14" table:formula="of:=[.D85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5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Munoz'</text:p>
          </table:table-cell>
          <table:table-cell table:style-name="ce53" office:value-type="string" calcext:value-type="string">
            <text:p>1986-03-28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339097" calcext:value-type="float">
            <text:p>6339097</text:p>
          </table:table-cell>
          <table:table-cell table:formula="of:=RANDBETWEEN(10000000;99999999)" office:value-type="float" office:value="17475424" calcext:value-type="float">
            <text:p>1747542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Heredia'</text:p>
          </table:table-cell>
          <table:table-cell table:style-name="ce53" office:value-type="string" calcext:value-type="string">
            <text:p>1943-1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189563" calcext:value-type="float">
            <text:p>6189563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Jaquez'</text:p>
          </table:table-cell>
          <table:table-cell table:style-name="ce53" office:value-type="string" calcext:value-type="string">
            <text:p>1943-12-1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494018" calcext:value-type="float">
            <text:p>4494018</text:p>
          </table:table-cell>
          <table:table-cell table:style-name="ce62" table:formula="of:=RANDBETWEEN(10000000;100000000)" office:value-type="float" office:value="75156787" calcext:value-type="float">
            <text:p>75156787</text:p>
          </table:table-cell>
          <table:table-cell table:formula="of:=[.F85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5]" office:value-type="float" office:value="30" calcext:value-type="float">
            <text:p>30</text:p>
          </table:table-cell>
          <table:table-cell/>
          <table:table-cell table:style-name="ce71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6339097) ,ROW('17475424','Irlanda'),ARRAY['inglés','árabe','portugués','francés','null','null']::varchar(50)[], ARRAY[ ROW('Marcelo','Tulio','Paredes','Heredia','1943-12-14','padre',ROW(58,4246189563) ), ROW('Fabiano','Tarsicio','Santamaria','Jaquez','1943-12-14','abuelo',ROW(58,4244494018) )]::familiar_ty[], ARRAY[ ROW('75156787','Uganda'),row('null','null') ]::identificacion_ty[], ARRAY[ ROW('Ingeniería Industrial','Máster','Dirección de Empresas'), ROW('null','null','null') ]::nivel_educativo_ty[],null,'30')," calcext:value-type="string">
            <text:p>('Felicia','Emiliana','Pacheco','Munoz','1986-03-28',165,71,'marrón oscuro','20/125','no_clasificado','personal_inteligencia_data/foto.png','personal_inteligencia_data/huella_digital.png','personal_inteligencia_data/huella_retina.png',ROW(58,4246339097) ,ROW('17475424','Irlanda'),ARRAY['inglés','árabe','portugués','francés','null','null']::varchar(50)[], ARRAY[ ROW('Marcelo','Tulio','Paredes','Heredia','1943-12-14','padre',ROW(58,4246189563) ), ROW('Fabiano','Tarsicio','Santamaria','Jaquez','1943-12-14','abuelo',ROW(58,4244494018) )]::familiar_ty[], ARRAY[ ROW('75156787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961"/>
        </table:table-row>
        <table:table-row table:style-name="ro2">
          <table:table-cell table:style-name="ce14" table:formula="of:=[.D86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6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arsic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95-07-24</text:p>
          </table:table-cell>
          <table:table-cell table:style-name="ce55" table:formula="of:=ROUND(RAND()*40+150 )" office:value-type="float" office:value="174" calcext:value-type="float">
            <text:p>174</text:p>
          </table:table-cell>
          <table:table-cell table:style-name="ce55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521862" calcext:value-type="float">
            <text:p>7521862</text:p>
          </table:table-cell>
          <table:table-cell table:formula="of:=RANDBETWEEN(10000000;99999999)" office:value-type="float" office:value="45369070" calcext:value-type="float">
            <text:p>4536907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Amador'</text:p>
          </table:table-cell>
          <table:table-cell table:style-name="ce53" office:value-type="string" calcext:value-type="string">
            <text:p>1965-03-19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720407" calcext:value-type="float">
            <text:p>4720407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Ozuna'</text:p>
          </table:table-cell>
          <table:table-cell table:style-name="ce53" office:value-type="string" calcext:value-type="string">
            <text:p>1965-03-1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960338" calcext:value-type="float">
            <text:p>7960338</text:p>
          </table:table-cell>
          <table:table-cell table:style-name="ce62" table:formula="of:=RANDBETWEEN(10000000;100000000)" office:value-type="float" office:value="42203813" calcext:value-type="float">
            <text:p>42203813</text:p>
          </table:table-cell>
          <table:table-cell table:formula="of:=[.F86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86011776" calcext:value-type="float">
            <text:p>8601177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formula="of:=[.D86]" office:value-type="float" office:value="30" calcext:value-type="float">
            <text:p>30</text:p>
          </table:table-cell>
          <table:table-cell/>
          <table:table-cell table:style-name="ce71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7521862) ,ROW('45369070','Taiwán'),ARRAY['español','inglés','hindi','ruso','mandarín','null']::varchar(50)[], ARRAY[ ROW('Patricia','Maricruz','Miller','Amador','1965-03-19','padre',ROW(58,4124720407) ), ROW('Elidio','Jonathan','Puentes','Ozuna','1965-03-19','hermano',ROW(58,4127960338) )]::familiar_ty[], ARRAY[ ROW('42203813','Uganda'),row('86011776','Irlanda') ]::identificacion_ty[], ARRAY[ ROW('Comunicación','null','null'), ROW('Ciencias Sociales ','Máster','Relaciones Internacionales') ]::nivel_educativo_ty[],null,'30')," calcext:value-type="string">
            <text:p>('Tarsicio','Carlos','Garza','Ochoa','1995-07-24',174,95,'verde claro','20/20','no_clasificado','personal_inteligencia_data/foto.png','personal_inteligencia_data/huella_digital.png','personal_inteligencia_data/huella_retina.png',ROW(58,4247521862) ,ROW('45369070','Taiwán'),ARRAY['español','inglés','hindi','ruso','mandarín','null']::varchar(50)[], ARRAY[ ROW('Patricia','Maricruz','Miller','Amador','1965-03-19','padre',ROW(58,4124720407) ), ROW('Elidio','Jonathan','Puentes','Ozuna','1965-03-19','hermano',ROW(58,4127960338) )]::familiar_ty[], ARRAY[ ROW('42203813','Uganda'),row('86011776','Irlanda') ]::identificacion_ty[], ARRAY[ ROW('Comunicación','null','null'), ROW('Ciencias Sociales ','Máster','Relaciones Internacionales') ]::nivel_educativo_ty[],null,'30'),</text:p>
          </table:table-cell>
          <table:table-cell table:number-columns-repeated="961"/>
        </table:table-row>
        <table:table-row table:style-name="ro2">
          <table:table-cell table:style-name="ce14" table:formula="of:=[.D87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7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cobo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Bianco'</text:p>
          </table:table-cell>
          <table:table-cell table:style-name="ce53" office:value-type="string" calcext:value-type="string">
            <text:p>1995-07-25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1484454" calcext:value-type="float">
            <text:p>1484454</text:p>
          </table:table-cell>
          <table:table-cell table:formula="of:=RANDBETWEEN(10000000;99999999)" office:value-type="float" office:value="16086131" calcext:value-type="float">
            <text:p>1608613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Bustos'</text:p>
          </table:table-cell>
          <table:table-cell table:style-name="ce53" office:value-type="string" calcext:value-type="string">
            <text:p>1941-01-27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956978" calcext:value-type="float">
            <text:p>4956978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Escamilla'</text:p>
          </table:table-cell>
          <table:table-cell table:style-name="ce53" office:value-type="string" calcext:value-type="string">
            <text:p>1941-01-27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486895" calcext:value-type="float">
            <text:p>6486895</text:p>
          </table:table-cell>
          <table:table-cell table:style-name="ce62" table:formula="of:=RANDBETWEEN(10000000;100000000)" office:value-type="float" office:value="47786027" calcext:value-type="float">
            <text:p>47786027</text:p>
          </table:table-cell>
          <table:table-cell table:formula="of:=[.F87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7]" office:value-type="float" office:value="30" calcext:value-type="float">
            <text:p>30</text:p>
          </table:table-cell>
          <table:table-cell/>
          <table:table-cell table:style-name="ce71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1484454) ,ROW('16086131','Zimbabue'),ARRAY['español','inglés','portugués','francés','null','null']::varchar(50)[], ARRAY[ ROW('Cristiano','Fabiano','Toledo','Bustos','1941-01-27','abuelo',ROW(58,4124956978) ), ROW('Eduardo','Juan','Roybal','Escamilla','1941-01-27','tío',ROW(58,4126486895) )]::familiar_ty[], ARRAY[ ROW('47786027','Uganda'),row('null','null') ]::identificacion_ty[], ARRAY[ ROW('Ciencias Sociales ','null','null'), ROW('Ingeniería Informática','null','null') ]::nivel_educativo_ty[],null,'30')," calcext:value-type="string">
            <text:p>('Jacobo','Elian','Person','Bianco','1995-07-25',169,71,'marrón claro','20/20','confidencial','personal_inteligencia_data/foto.png','personal_inteligencia_data/huella_digital.png','personal_inteligencia_data/huella_retina.png',ROW(58,2811484454) ,ROW('16086131','Zimbabue'),ARRAY['español','inglés','portugués','francés','null','null']::varchar(50)[], ARRAY[ ROW('Cristiano','Fabiano','Toledo','Bustos','1941-01-27','abuelo',ROW(58,4124956978) ), ROW('Eduardo','Juan','Roybal','Escamilla','1941-01-27','tío',ROW(58,4126486895) )]::familiar_ty[], ARRAY[ ROW('47786027','Uganda'),row('null','null') ]::identificacion_ty[], ARRAY[ ROW('Ciencias Sociales ','null','null'), ROW('Ingeniería Informática','null','null') ]::nivel_educativo_ty[],null,'30'),</text:p>
          </table:table-cell>
          <table:table-cell table:number-columns-repeated="961"/>
        </table:table-row>
        <table:table-row table:style-name="ro2">
          <table:table-cell table:style-name="ce14" table:formula="of:=[.D88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88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ieg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Conde'</text:p>
          </table:table-cell>
          <table:table-cell table:style-name="ce53" office:value-type="string" calcext:value-type="string">
            <text:p>1989-02-08</text:p>
          </table:table-cell>
          <table:table-cell table:style-name="ce55" table:formula="of:=ROUND(RAND()*40+150 )" office:value-type="float" office:value="189" calcext:value-type="float">
            <text:p>189</text:p>
          </table:table-cell>
          <table:table-cell table:style-name="ce55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8413265" calcext:value-type="float">
            <text:p>8413265</text:p>
          </table:table-cell>
          <table:table-cell table:formula="of:=RANDBETWEEN(10000000;99999999)" office:value-type="float" office:value="92381542" calcext:value-type="float">
            <text:p>9238154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uellar'</text:p>
          </table:table-cell>
          <table:table-cell table:style-name="ce53" office:value-type="string" calcext:value-type="string">
            <text:p>1954-08-2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9687479" calcext:value-type="float">
            <text:p>9687479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Magallon'</text:p>
          </table:table-cell>
          <table:table-cell table:style-name="ce53" office:value-type="string" calcext:value-type="string">
            <text:p>1954-08-20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3527235" calcext:value-type="float">
            <text:p>3527235</text:p>
          </table:table-cell>
          <table:table-cell table:style-name="ce62" table:formula="of:=RANDBETWEEN(10000000;100000000)" office:value-type="float" office:value="67456419" calcext:value-type="float">
            <text:p>67456419</text:p>
          </table:table-cell>
          <table:table-cell table:formula="of:=[.F88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8]" office:value-type="float" office:value="31" calcext:value-type="float">
            <text:p>31</text:p>
          </table:table-cell>
          <table:table-cell/>
          <table:table-cell table:style-name="ce71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office:value-type="string" office:string-value="('Diego','Cesar','Bueno','Conde','1989-02-08',189,89,'azul claro','20/50','top_secret','personal_inteligencia_data/foto.png','personal_inteligencia_data/huella_digital.png','personal_inteligencia_data/huella_retina.png',ROW(58,2348413265) ,ROW('92381542','Groenlandia'),ARRAY['inglés','árabe','portugués','francés','null','null']::varchar(50)[], ARRAY[ ROW('Hilda','Bernarda','Tamez','Cuellar','1954-08-20','abuelo',ROW(58,2349687479) ), ROW('Mirella','Zamira','Machuca','Magallon','1954-08-20','padre',ROW(58,2343527235) )]::familiar_ty[], ARRAY[ ROW('67456419','Zimbabue'),row('null','null') ]::identificacion_ty[], ARRAY[ ROW('Enfermería','Máster','Investigación de Medicamentos'), ROW('null','null','null') ]::nivel_educativo_ty[],null,'31')," calcext:value-type="string">
            <text:p>('Diego','Cesar','Bueno','Conde','1989-02-08',189,89,'azul claro','20/50','top_secret','personal_inteligencia_data/foto.png','personal_inteligencia_data/huella_digital.png','personal_inteligencia_data/huella_retina.png',ROW(58,2348413265) ,ROW('92381542','Groenlandia'),ARRAY['inglés','árabe','portugués','francés','null','null']::varchar(50)[], ARRAY[ ROW('Hilda','Bernarda','Tamez','Cuellar','1954-08-20','abuelo',ROW(58,2349687479) ), ROW('Mirella','Zamira','Machuca','Magallon','1954-08-20','padre',ROW(58,2343527235) )]::familiar_ty[], ARRAY[ ROW('67456419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961"/>
        </table:table-row>
        <table:table-row table:style-name="ro2">
          <table:table-cell table:style-name="ce14" table:formula="of:=[.D89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89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lderon'</text:p>
          </table:table-cell>
          <table:table-cell office:value-type="string" calcext:value-type="string">
            <text:p>'Maciel'</text:p>
          </table:table-cell>
          <table:table-cell table:style-name="ce53" office:value-type="string" calcext:value-type="string">
            <text:p>1984-12-22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244743" calcext:value-type="float">
            <text:p>4244743</text:p>
          </table:table-cell>
          <table:table-cell table:formula="of:=RANDBETWEEN(10000000;99999999)" office:value-type="float" office:value="55125480" calcext:value-type="float">
            <text:p>5512548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Salgado'</text:p>
          </table:table-cell>
          <table:table-cell table:style-name="ce53" office:value-type="string" calcext:value-type="string">
            <text:p>1938-11-18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663242" calcext:value-type="float">
            <text:p>3663242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Zapata'</text:p>
          </table:table-cell>
          <table:table-cell table:style-name="ce53" office:value-type="string" calcext:value-type="string">
            <text:p>1938-11-1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648534" calcext:value-type="float">
            <text:p>6648534</text:p>
          </table:table-cell>
          <table:table-cell table:style-name="ce62" table:formula="of:=RANDBETWEEN(10000000;100000000)" office:value-type="float" office:value="51704269" calcext:value-type="float">
            <text:p>51704269</text:p>
          </table:table-cell>
          <table:table-cell table:formula="of:=[.F89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70779124" calcext:value-type="float">
            <text:p>7077912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iencias Sociales 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89]" office:value-type="float" office:value="31" calcext:value-type="float">
            <text:p>31</text:p>
          </table:table-cell>
          <table:table-cell/>
          <table:table-cell table:style-name="ce71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4244743) ,ROW('55125480','Irlanda'),ARRAY['español','inglés','portugués','francés','null','null']::varchar(50)[], ARRAY[ ROW('Aleyda','Donatila','Nolasco','Salgado','1938-11-18','hermano',ROW(58,2123663242) ), ROW('Pamela',null,'Guevara','Zapata','1938-11-18','madre',ROW(58,2126648534) )]::familiar_ty[], ARRAY[ ROW('51704269','Zimbabue'),row('70779124','Holanda') ]::identificacion_ty[], ARRAY[ ROW('Ciencias Sociales ','null','null'), ROW('null','null','null') ]::nivel_educativo_ty[],null,'31')," calcext:value-type="string">
            <text:p>('Eleazar','Silvio','Calderon','Maciel','1984-12-22',188,72,'marrón oscuro','20/10','no_clasificado','personal_inteligencia_data/foto.png','personal_inteligencia_data/huella_digital.png','personal_inteligencia_data/huella_retina.png',ROW(58,2124244743) ,ROW('55125480','Irlanda'),ARRAY['español','inglés','portugués','francés','null','null']::varchar(50)[], ARRAY[ ROW('Aleyda','Donatila','Nolasco','Salgado','1938-11-18','hermano',ROW(58,2123663242) ), ROW('Pamela',null,'Guevara','Zapata','1938-11-18','madre',ROW(58,2126648534) )]::familiar_ty[], ARRAY[ ROW('51704269','Zimbabue'),row('70779124','Holanda') ]::identificacion_ty[], ARRAY[ ROW('Ciencias Sociales ','null','null'), ROW('null','null','null') ]::nivel_educativo_ty[],null,'31'),</text:p>
          </table:table-cell>
          <table:table-cell table:number-columns-repeated="961"/>
        </table:table-row>
        <table:table-row table:style-name="ro2">
          <table:table-cell table:style-name="ce14" table:formula="of:=[.D90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0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alladares'</text:p>
          </table:table-cell>
          <table:table-cell table:style-name="ce53" office:value-type="string" calcext:value-type="string">
            <text:p>1989-01-04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4114206" calcext:value-type="float">
            <text:p>4114206</text:p>
          </table:table-cell>
          <table:table-cell table:formula="of:=RANDBETWEEN(10000000;99999999)" office:value-type="float" office:value="23187386" calcext:value-type="float">
            <text:p>2318738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Estrella'</text:p>
          </table:table-cell>
          <table:table-cell table:style-name="ce5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630639" calcext:value-type="float">
            <text:p>4630639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Cordova'</text:p>
          </table:table-cell>
          <table:table-cell table:style-name="ce5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882993" calcext:value-type="float">
            <text:p>8882993</text:p>
          </table:table-cell>
          <table:table-cell table:style-name="ce62" table:formula="of:=RANDBETWEEN(10000000;100000000)" office:value-type="float" office:value="35507750" calcext:value-type="float">
            <text:p>35507750</text:p>
          </table:table-cell>
          <table:table-cell table:formula="of:=[.F90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0]" office:value-type="float" office:value="31" calcext:value-type="float">
            <text:p>31</text:p>
          </table:table-cell>
          <table:table-cell/>
          <table:table-cell table:style-name="ce71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4114206) ,ROW('23187386','Taiwán'),ARRAY['inglés','árabe','portugués','francés','null','null']::varchar(50)[], ARRAY[ ROW('Agustin','Hugo','Maldonado','Estrella','1965-09-12','madre',ROW(58,4244630639) ), ROW('Silvio','Maximiliano','Granados','Cordova','1965-09-12','madre',ROW(58,4248882993) )]::familiar_ty[], ARRAY[ ROW('35507750','Zimbabue'),row('null','null') ]::identificacion_ty[], ARRAY[ ROW('Enfermería','null','null'), ROW('Ciencias Sociales ','null','null') ]::nivel_educativo_ty[],null,'31')," calcext:value-type="string">
            <text:p>('Facundo','Cristian','Ventura','Valladares','1989-01-04',168,84,'marrón oscuro','20/16','no_clasificado','personal_inteligencia_data/foto.png','personal_inteligencia_data/huella_digital.png','personal_inteligencia_data/huella_retina.png',ROW(58,2614114206) ,ROW('23187386','Taiwán'),ARRAY['inglés','árabe','portugués','francés','null','null']::varchar(50)[], ARRAY[ ROW('Agustin','Hugo','Maldonado','Estrella','1965-09-12','madre',ROW(58,4244630639) ), ROW('Silvio','Maximiliano','Granados','Cordova','1965-09-12','madre',ROW(58,4248882993) )]::familiar_ty[], ARRAY[ ROW('35507750','Zimbabue'),row('null','null') ]::identificacion_ty[], ARRAY[ ROW('Enfermería','null','null'), ROW('Ciencias Sociales ','null','null') ]::nivel_educativo_ty[],null,'31'),</text:p>
          </table:table-cell>
          <table:table-cell table:number-columns-repeated="961"/>
        </table:table-row>
        <table:table-row table:style-name="ro2">
          <table:table-cell table:style-name="ce14" table:formula="of:=[.D91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1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enancio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Verduzco'</text:p>
          </table:table-cell>
          <table:table-cell table:style-name="ce53" office:value-type="string" calcext:value-type="string">
            <text:p>1989-04-24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2590785" calcext:value-type="float">
            <text:p>2590785</text:p>
          </table:table-cell>
          <table:table-cell table:formula="of:=RANDBETWEEN(10000000;99999999)" office:value-type="float" office:value="26254020" calcext:value-type="float">
            <text:p>2625402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alles'</text:p>
          </table:table-cell>
          <table:table-cell table:style-name="ce53" office:value-type="string" calcext:value-type="string">
            <text:p>1955-07-0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6190518" calcext:value-type="float">
            <text:p>6190518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Arguello'</text:p>
          </table:table-cell>
          <table:table-cell table:style-name="ce53" office:value-type="string" calcext:value-type="string">
            <text:p>1955-07-02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1465646" calcext:value-type="float">
            <text:p>1465646</text:p>
          </table:table-cell>
          <table:table-cell table:style-name="ce62" table:formula="of:=RANDBETWEEN(10000000;100000000)" office:value-type="float" office:value="66518637" calcext:value-type="float">
            <text:p>66518637</text:p>
          </table:table-cell>
          <table:table-cell table:formula="of:=[.F91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91]" office:value-type="float" office:value="32" calcext:value-type="float">
            <text:p>32</text:p>
          </table:table-cell>
          <table:table-cell/>
          <table:table-cell table:style-name="ce71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2590785) ,ROW('26254020','Groenlandia'),ARRAY['inglés','árabe','portugués','francés','null','null']::varchar(50)[], ARRAY[ ROW('Octavio',null,'Villanueva','Valles','1955-07-02','abuelo',ROW(58,2616190518) ), ROW('Vicente','Agustin','Rosas','Arguello','1955-07-02','madre',ROW(58,2611465646) )]::familiar_ty[], ARRAY[ ROW('66518637','Zimbabue'),row('null','null') ]::identificacion_ty[], ARRAY[ ROW('Ciencias Sociales ','Máster','Relaciones Internacionales'), ROW('null','null','null') ]::nivel_educativo_ty[],null,'32')," calcext:value-type="string">
            <text:p>('Venancio','Justin','Miramontes','Verduzco','1989-04-24',162,90,'marrón claro','20/40','confidencial','personal_inteligencia_data/foto.png','personal_inteligencia_data/huella_digital.png','personal_inteligencia_data/huella_retina.png',ROW(58,2612590785) ,ROW('26254020','Groenlandia'),ARRAY['inglés','árabe','portugués','francés','null','null']::varchar(50)[], ARRAY[ ROW('Octavio',null,'Villanueva','Valles','1955-07-02','abuelo',ROW(58,2616190518) ), ROW('Vicente','Agustin','Rosas','Arguello','1955-07-02','madre',ROW(58,2611465646) )]::familiar_ty[], ARRAY[ ROW('66518637','Zimbabue'),row('null','null') ]::identificacion_ty[], ARRAY[ ROW('Ciencias Sociales ','Máster','Relaciones Internacionales'), ROW('null','null','null') ]::nivel_educativo_ty[],null,'32'),</text:p>
          </table:table-cell>
          <table:table-cell table:number-columns-repeated="961"/>
        </table:table-row>
        <table:table-row table:style-name="ro2">
          <table:table-cell table:style-name="ce14" table:formula="of:=[.D92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2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lba'</text:p>
          </table:table-cell>
          <table:table-cell table:style-name="ce53" office:value-type="string" calcext:value-type="string">
            <text:p>1986-05-02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464254" calcext:value-type="float">
            <text:p>2464254</text:p>
          </table:table-cell>
          <table:table-cell table:formula="of:=RANDBETWEEN(10000000;99999999)" office:value-type="float" office:value="25218211" calcext:value-type="float">
            <text:p>2521821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Elias'</text:p>
          </table:table-cell>
          <table:table-cell table:style-name="ce5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910191" calcext:value-type="float">
            <text:p>791019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Baca'</text:p>
          </table:table-cell>
          <table:table-cell table:style-name="ce5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593085" calcext:value-type="float">
            <text:p>9593085</text:p>
          </table:table-cell>
          <table:table-cell table:style-name="ce62" table:formula="of:=RANDBETWEEN(10000000;100000000)" office:value-type="float" office:value="44591448" calcext:value-type="float">
            <text:p>44591448</text:p>
          </table:table-cell>
          <table:table-cell table:formula="of:=[.F92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30114470" calcext:value-type="float">
            <text:p>3011447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conom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2]" office:value-type="float" office:value="32" calcext:value-type="float">
            <text:p>32</text:p>
          </table:table-cell>
          <table:table-cell/>
          <table:table-cell table:style-name="ce71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2464254) ,ROW('25218211','Irlanda'),ARRAY['español','inglés','hindi','francés','null','null']::varchar(50)[], ARRAY[ ROW('Lionel','Vivaldo','Martinez','Elias','1940-07-21','hermano',ROW(58,4247910191) ), ROW('Feliciano',null,'Hurtado','Baca','1940-07-21','hermano',ROW(58,4249593085) )]::familiar_ty[], ARRAY[ ROW('44591448','Zimbabue'),row('30114470','Holanda') ]::identificacion_ty[], ARRAY[ ROW('Economía','null','null'), ROW('null','null','null') ]::nivel_educativo_ty[],null,'32')," calcext:value-type="string">
            <text:p>('Eleazar','Francisco','Abreu','Alba','1986-05-02',162,70,'verde claro','20/125','top_secret','personal_inteligencia_data/foto.png','personal_inteligencia_data/huella_digital.png','personal_inteligencia_data/huella_retina.png',ROW(58,4242464254) ,ROW('25218211','Irlanda'),ARRAY['español','inglés','hindi','francés','null','null']::varchar(50)[], ARRAY[ ROW('Lionel','Vivaldo','Martinez','Elias','1940-07-21','hermano',ROW(58,4247910191) ), ROW('Feliciano',null,'Hurtado','Baca','1940-07-21','hermano',ROW(58,4249593085) )]::familiar_ty[], ARRAY[ ROW('44591448','Zimbabue'),row('30114470','Holanda') ]::identificacion_ty[], ARRAY[ ROW('Economía','null','null'), ROW('null','null','null') ]::nivel_educativo_ty[],null,'32'),</text:p>
          </table:table-cell>
          <table:table-cell table:number-columns-repeated="961"/>
        </table:table-row>
        <table:table-row table:style-name="ro2">
          <table:table-cell table:style-name="ce14" table:formula="of:=[.D93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3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italici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Rios'</text:p>
          </table:table-cell>
          <table:table-cell table:style-name="ce53" office:value-type="string" calcext:value-type="string">
            <text:p>1989-12-17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1229715" calcext:value-type="float">
            <text:p>1229715</text:p>
          </table:table-cell>
          <table:table-cell table:formula="of:=RANDBETWEEN(10000000;99999999)" office:value-type="float" office:value="76864826" calcext:value-type="float">
            <text:p>7686482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Orosco'</text:p>
          </table:table-cell>
          <table:table-cell table:style-name="ce5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433858" calcext:value-type="float">
            <text:p>5433858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Cota'</text:p>
          </table:table-cell>
          <table:table-cell table:style-name="ce5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763419" calcext:value-type="float">
            <text:p>1763419</text:p>
          </table:table-cell>
          <table:table-cell table:style-name="ce62" table:formula="of:=RANDBETWEEN(10000000;100000000)" office:value-type="float" office:value="40597375" calcext:value-type="float">
            <text:p>40597375</text:p>
          </table:table-cell>
          <table:table-cell table:formula="of:=[.F93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3]" office:value-type="float" office:value="32" calcext:value-type="float">
            <text:p>32</text:p>
          </table:table-cell>
          <table:table-cell/>
          <table:table-cell table:style-name="ce71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1229715) ,ROW('76864826','Taiwán'),ARRAY['inglés','árabe','portugués','francés','null','null']::varchar(50)[], ARRAY[ ROW('Yovanni','Ivan','Barbosa','Orosco','1965-11-26','hermano',ROW(58,4125433858) ), ROW('Ayala','Adria','Arriaga','Cota','1965-11-26','hermano',ROW(58,4121763419) )]::familiar_ty[], ARRAY[ ROW('40597375','Zimbabue'),row('null','null') ]::identificacion_ty[], ARRAY[ ROW('Ciencias Sociales ','null','null'), ROW('Derecho','null','null') ]::nivel_educativo_ty[],null,'32')," calcext:value-type="string">
            <text:p>('Vitalicio','Benjamin','Bennett','Rios','1989-12-17',176,85,'verde claro','20/12.5','no_clasificado','personal_inteligencia_data/foto.png','personal_inteligencia_data/huella_digital.png','personal_inteligencia_data/huella_retina.png',ROW(58,2441229715) ,ROW('76864826','Taiwán'),ARRAY['inglés','árabe','portugués','francés','null','null']::varchar(50)[], ARRAY[ ROW('Yovanni','Ivan','Barbosa','Orosco','1965-11-26','hermano',ROW(58,4125433858) ), ROW('Ayala','Adria','Arriaga','Cota','1965-11-26','hermano',ROW(58,4121763419) )]::familiar_ty[], ARRAY[ ROW('40597375','Zimbabue'),row('null','null') ]::identificacion_ty[], ARRAY[ ROW('Ciencias Sociales ','null','null'), ROW('Derecho','null','null') ]::nivel_educativo_ty[],null,'32'),</text:p>
          </table:table-cell>
          <table:table-cell table:number-columns-repeated="961"/>
        </table:table-row>
        <table:table-row table:style-name="ro2">
          <table:table-cell table:style-name="ce14" table:formula="of:=[.D94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4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milo'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Roa'</text:p>
          </table:table-cell>
          <table:table-cell table:style-name="ce53" office:value-type="string" calcext:value-type="string">
            <text:p>1990-09-14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9611090" calcext:value-type="float">
            <text:p>9611090</text:p>
          </table:table-cell>
          <table:table-cell table:formula="of:=RANDBETWEEN(10000000;99999999)" office:value-type="float" office:value="64593012" calcext:value-type="float">
            <text:p>6459301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Conde'</text:p>
          </table:table-cell>
          <table:table-cell table:style-name="ce53" office:value-type="string" calcext:value-type="string">
            <text:p>1955-12-31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5254575" calcext:value-type="float">
            <text:p>5254575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Alcantara'</text:p>
          </table:table-cell>
          <table:table-cell table:style-name="ce53" office:value-type="string" calcext:value-type="string">
            <text:p>1955-12-3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9513177" calcext:value-type="float">
            <text:p>9513177</text:p>
          </table:table-cell>
          <table:table-cell table:style-name="ce62" table:formula="of:=RANDBETWEEN(10000000;100000000)" office:value-type="float" office:value="37382475" calcext:value-type="float">
            <text:p>37382475</text:p>
          </table:table-cell>
          <table:table-cell table:formula="of:=[.F94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94]" office:value-type="float" office:value="33" calcext:value-type="float">
            <text:p>33</text:p>
          </table:table-cell>
          <table:table-cell/>
          <table:table-cell table:style-name="ce71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9611090) ,ROW('64593012','Groenlandia'),ARRAY['inglés','árabe','portugués','francés','null','null']::varchar(50)[], ARRAY[ ROW('Julio',null,'Avelar','Conde','1955-12-31','primo',ROW(58,2445254575) ), ROW('Octavia','Eduviges','Mena','Alcantara','1955-12-31','hermano',ROW(58,2449513177) )]::familiar_ty[], ARRAY[ ROW('37382475','Zimbabue'),row('null','null') ]::identificacion_ty[], ARRAY[ ROW('Economía','Máster','Auditoria Financiera y Riegos'), ROW('null','null','null') ]::nivel_educativo_ty[],null,'33')," calcext:value-type="string">
            <text:p>('Camilo','Marcos','Melgoza','Roa','1990-09-14',188,87,'marrón oscuro','20/32','no_clasificado','personal_inteligencia_data/foto.png','personal_inteligencia_data/huella_digital.png','personal_inteligencia_data/huella_retina.png',ROW(58,2449611090) ,ROW('64593012','Groenlandia'),ARRAY['inglés','árabe','portugués','francés','null','null']::varchar(50)[], ARRAY[ ROW('Julio',null,'Avelar','Conde','1955-12-31','primo',ROW(58,2445254575) ), ROW('Octavia','Eduviges','Mena','Alcantara','1955-12-31','hermano',ROW(58,2449513177) )]::familiar_ty[], ARRAY[ ROW('37382475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961"/>
        </table:table-row>
        <table:table-row table:style-name="ro2">
          <table:table-cell table:style-name="ce14" table:formula="of:=[.D95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5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Ulises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Vera'</text:p>
          </table:table-cell>
          <table:table-cell table:style-name="ce53" office:value-type="string" calcext:value-type="string">
            <text:p>1988-12-01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2677448" calcext:value-type="float">
            <text:p>2677448</text:p>
          </table:table-cell>
          <table:table-cell table:formula="of:=RANDBETWEEN(10000000;99999999)" office:value-type="float" office:value="80551458" calcext:value-type="float">
            <text:p>8055145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Sarabia'</text:p>
          </table:table-cell>
          <table:table-cell table:style-name="ce53" office:value-type="string" calcext:value-type="string">
            <text:p>1942-07-2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803361" calcext:value-type="float">
            <text:p>5803361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White'</text:p>
          </table:table-cell>
          <table:table-cell table:style-name="ce53" office:value-type="string" calcext:value-type="string">
            <text:p>1942-07-2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8470409" calcext:value-type="float">
            <text:p>8470409</text:p>
          </table:table-cell>
          <table:table-cell table:style-name="ce62" table:formula="of:=RANDBETWEEN(10000000;100000000)" office:value-type="float" office:value="82076949" calcext:value-type="float">
            <text:p>82076949</text:p>
          </table:table-cell>
          <table:table-cell table:formula="of:=[.F95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44250034" calcext:value-type="float">
            <text:p>4425003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Filosof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5]" office:value-type="float" office:value="33" calcext:value-type="float">
            <text:p>33</text:p>
          </table:table-cell>
          <table:table-cell/>
          <table:table-cell table:style-name="ce71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2677448) ,ROW('80551458','Irlanda'),ARRAY['español','inglés','hindi','ruso','null','null']::varchar(50)[], ARRAY[ ROW('Valerio','Carmona','Solis','Sarabia','1942-07-22','abuelo',ROW(58,2875803361) ), ROW('Eloisa',null,'Nolasco','White','1942-07-22','hermano',ROW(58,2878470409) )]::familiar_ty[], ARRAY[ ROW('82076949','Zimbabue'),row('44250034','Holanda') ]::identificacion_ty[], ARRAY[ ROW('Filosofía','null','null'), ROW('null','null','null') ]::nivel_educativo_ty[],null,'33')," calcext:value-type="string">
            <text:p>('Ulises','Jhoan','Delgadillo','Vera','1988-12-01',161,75,'verde oscuro','20/100','confidencial','personal_inteligencia_data/foto.png','personal_inteligencia_data/huella_digital.png','personal_inteligencia_data/huella_retina.png',ROW(58,2872677448) ,ROW('80551458','Irlanda'),ARRAY['español','inglés','hindi','ruso','null','null']::varchar(50)[], ARRAY[ ROW('Valerio','Carmona','Solis','Sarabia','1942-07-22','abuelo',ROW(58,2875803361) ), ROW('Eloisa',null,'Nolasco','White','1942-07-22','hermano',ROW(58,2878470409) )]::familiar_ty[], ARRAY[ ROW('82076949','Zimbabue'),row('44250034','Holanda') ]::identificacion_ty[], ARRAY[ ROW('Filosofía','null','null'), ROW('null','null','null') ]::nivel_educativo_ty[],null,'33'),</text:p>
          </table:table-cell>
          <table:table-cell table:number-columns-repeated="961"/>
        </table:table-row>
        <table:table-row table:style-name="ro2">
          <table:table-cell table:style-name="ce14" table:formula="of:=[.D96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6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Paula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Mora'</text:p>
          </table:table-cell>
          <table:table-cell table:style-name="ce53" office:value-type="string" calcext:value-type="string">
            <text:p>1990-02-06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6568269" calcext:value-type="float">
            <text:p>6568269</text:p>
          </table:table-cell>
          <table:table-cell table:formula="of:=RANDBETWEEN(10000000;99999999)" office:value-type="float" office:value="40508136" calcext:value-type="float">
            <text:p>4050813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Quiroga'</text:p>
          </table:table-cell>
          <table:table-cell table:style-name="ce5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849202" calcext:value-type="float">
            <text:p>7849202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Valentin'</text:p>
          </table:table-cell>
          <table:table-cell table:style-name="ce5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892726" calcext:value-type="float">
            <text:p>3892726</text:p>
          </table:table-cell>
          <table:table-cell table:style-name="ce62" table:formula="of:=RANDBETWEEN(10000000;100000000)" office:value-type="float" office:value="74803961" calcext:value-type="float">
            <text:p>74803961</text:p>
          </table:table-cell>
          <table:table-cell table:formula="of:=[.F96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6]" office:value-type="float" office:value="33" calcext:value-type="float">
            <text:p>33</text:p>
          </table:table-cell>
          <table:table-cell/>
          <table:table-cell table:style-name="ce71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6568269) ,ROW('40508136','Taiwán'),ARRAY['inglés','árabe','portugués','francés','null','null']::varchar(50)[], ARRAY[ ROW('Celeste','Jessica','Maravilla','Quiroga','1969-05-14','hermano',ROW(58,2127849202) ), ROW('Perla','Gloria','Lima','Valentin','1969-05-14','hermano',ROW(58,2123892726) )]::familiar_ty[], ARRAY[ ROW('74803961','Zimbabue'),row('null','null') ]::identificacion_ty[], ARRAY[ ROW('Economía','null','null'), ROW('Criminología','null','null') ]::nivel_educativo_ty[],null,'33')," calcext:value-type="string">
            <text:p>('Paula','Laila','Serna','Mora','1990-02-06',176,77,'verde oscuro','20/32','top_secret','personal_inteligencia_data/foto.png','personal_inteligencia_data/huella_digital.png','personal_inteligencia_data/huella_retina.png',ROW(58,4146568269) ,ROW('40508136','Taiwán'),ARRAY['inglés','árabe','portugués','francés','null','null']::varchar(50)[], ARRAY[ ROW('Celeste','Jessica','Maravilla','Quiroga','1969-05-14','hermano',ROW(58,2127849202) ), ROW('Perla','Gloria','Lima','Valentin','1969-05-14','hermano',ROW(58,2123892726) )]::familiar_ty[], ARRAY[ ROW('74803961','Zimbabue'),row('null','null') ]::identificacion_ty[], ARRAY[ ROW('Economía','null','null'), ROW('Criminología','null','null') ]::nivel_educativo_ty[],null,'33'),</text:p>
          </table:table-cell>
          <table:table-cell table:number-columns-repeated="961"/>
        </table:table-row>
        <table:table-row table:style-name="ro2">
          <table:table-cell table:style-name="ce14" table:formula="of:=[.D97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7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Cifuentes'</text:p>
          </table:table-cell>
          <table:table-cell table:style-name="ce53" office:value-type="string" calcext:value-type="string">
            <text:p>1990-08-28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9254007" calcext:value-type="float">
            <text:p>9254007</text:p>
          </table:table-cell>
          <table:table-cell table:formula="of:=RANDBETWEEN(10000000;99999999)" office:value-type="float" office:value="96829522" calcext:value-type="float">
            <text:p>9682952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Covarrubias'</text:p>
          </table:table-cell>
          <table:table-cell table:style-name="ce5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8984334" calcext:value-type="float">
            <text:p>8984334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Santiago'</text:p>
          </table:table-cell>
          <table:table-cell table:style-name="ce5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3862861" calcext:value-type="float">
            <text:p>3862861</text:p>
          </table:table-cell>
          <table:table-cell table:style-name="ce62" table:formula="of:=RANDBETWEEN(10000000;100000000)" office:value-type="float" office:value="18342064" calcext:value-type="float">
            <text:p>18342064</text:p>
          </table:table-cell>
          <table:table-cell table:formula="of:=[.F97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83391832" calcext:value-type="float">
            <text:p>8339183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Derecho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7]" office:value-type="float" office:value="34" calcext:value-type="float">
            <text:p>34</text:p>
          </table:table-cell>
          <table:table-cell/>
          <table:table-cell table:style-name="ce71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9254007) ,ROW('96829522','Groenlandia'),ARRAY['español','inglés','hindi','ruso','mandarín','null']::varchar(50)[], ARRAY[ ROW('Javier','Valentin','Aguirre','Covarrubias','1954-01-12','padre',ROW(58,2618984334) ), ROW('Dulcinea',null,'Pizarro','Santiago','1954-01-12','padre',ROW(58,2613862861) )]::familiar_ty[], ARRAY[ ROW('18342064','Australia'),row('83391832','Uganda') ]::identificacion_ty[], ARRAY[ ROW('Derecho','null','null'), ROW('null','null','null') ]::nivel_educativo_ty[],null,'34')," calcext:value-type="string">
            <text:p>('Constancia','Sheila','Olivo','Cifuentes','1990-08-28',166,85,'marrón claro','20/20','no_clasificado','personal_inteligencia_data/foto.png','personal_inteligencia_data/huella_digital.png','personal_inteligencia_data/huella_retina.png',ROW(58,2619254007) ,ROW('96829522','Groenlandia'),ARRAY['español','inglés','hindi','ruso','mandarín','null']::varchar(50)[], ARRAY[ ROW('Javier','Valentin','Aguirre','Covarrubias','1954-01-12','padre',ROW(58,2618984334) ), ROW('Dulcinea',null,'Pizarro','Santiago','1954-01-12','padre',ROW(58,2613862861) )]::familiar_ty[], ARRAY[ ROW('18342064','Australia'),row('83391832','Uganda') ]::identificacion_ty[], ARRAY[ ROW('Derecho','null','null'), ROW('null','null','null') ]::nivel_educativo_ty[],null,'34'),</text:p>
          </table:table-cell>
          <table:table-cell table:number-columns-repeated="961"/>
        </table:table-row>
        <table:table-row table:style-name="ro2">
          <table:table-cell table:style-name="ce14" table:formula="of:=[.D98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8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Hill'</text:p>
          </table:table-cell>
          <table:table-cell table:style-name="ce53" office:value-type="string" calcext:value-type="string">
            <text:p>1997-12-16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1302787" calcext:value-type="float">
            <text:p>1302787</text:p>
          </table:table-cell>
          <table:table-cell table:formula="of:=RANDBETWEEN(10000000;99999999)" office:value-type="float" office:value="22232256" calcext:value-type="float">
            <text:p>2223225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Tejeda'</text:p>
          </table:table-cell>
          <table:table-cell table:style-name="ce53" office:value-type="string" calcext:value-type="string">
            <text:p>1945-07-24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752649" calcext:value-type="float">
            <text:p>4752649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Castaneda'</text:p>
          </table:table-cell>
          <table:table-cell table:style-name="ce53" office:value-type="string" calcext:value-type="string">
            <text:p>1945-07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610171" calcext:value-type="float">
            <text:p>3610171</text:p>
          </table:table-cell>
          <table:table-cell table:style-name="ce62" table:formula="of:=RANDBETWEEN(10000000;100000000)" office:value-type="float" office:value="54157741" calcext:value-type="float">
            <text:p>54157741</text:p>
          </table:table-cell>
          <table:table-cell table:formula="of:=[.F98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8]" office:value-type="float" office:value="34" calcext:value-type="float">
            <text:p>34</text:p>
          </table:table-cell>
          <table:table-cell/>
          <table:table-cell table:style-name="ce71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1302787) ,ROW('22232256','Irlanda'),ARRAY['español','inglés','hindi','ruso','mandarín','null']::varchar(50)[], ARRAY[ ROW('Arturo',null,'Villa','Tejeda','1945-07-24','abuelo',ROW(58,4124752649) ), ROW('Mia','Caridad','Avalos','Castaneda','1945-07-24','hermano',ROW(58,4123610171) )]::familiar_ty[], ARRAY[ ROW('54157741','Australia'),row('null','null') ]::identificacion_ty[], ARRAY[ ROW('Criminología','null','null'), ROW('Ingeniería Informática','null','null') ]::nivel_educativo_ty[],null,'34')," calcext:value-type="string">
            <text:p>('Sebastian',null,'Mitchell','Hill','1997-12-16',167,86,'verde claro','20/32','no_clasificado','personal_inteligencia_data/foto.png','personal_inteligencia_data/huella_digital.png','personal_inteligencia_data/huella_retina.png',ROW(58,2441302787) ,ROW('22232256','Irlanda'),ARRAY['español','inglés','hindi','ruso','mandarín','null']::varchar(50)[], ARRAY[ ROW('Arturo',null,'Villa','Tejeda','1945-07-24','abuelo',ROW(58,4124752649) ), ROW('Mia','Caridad','Avalos','Castaneda','1945-07-24','hermano',ROW(58,4123610171) )]::familiar_ty[], ARRAY[ ROW('54157741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961"/>
        </table:table-row>
        <table:table-row table:style-name="ro2">
          <table:table-cell table:style-name="ce14" table:formula="of:=[.D99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9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Gabri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Holguin'</text:p>
          </table:table-cell>
          <table:table-cell table:style-name="ce53" office:value-type="string" calcext:value-type="string">
            <text:p>1983-09-16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500031" calcext:value-type="float">
            <text:p>4500031</text:p>
          </table:table-cell>
          <table:table-cell table:formula="of:=RANDBETWEEN(10000000;99999999)" office:value-type="float" office:value="32497979" calcext:value-type="float">
            <text:p>3249797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Moreno'</text:p>
          </table:table-cell>
          <table:table-cell table:style-name="ce53" office:value-type="string" calcext:value-type="string">
            <text:p>1967-09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352074" calcext:value-type="float">
            <text:p>6352074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Gray'</text:p>
          </table:table-cell>
          <table:table-cell table:style-name="ce53" office:value-type="string" calcext:value-type="string">
            <text:p>1967-09-2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174991" calcext:value-type="float">
            <text:p>4174991</text:p>
          </table:table-cell>
          <table:table-cell table:style-name="ce62" table:formula="of:=RANDBETWEEN(10000000;100000000)" office:value-type="float" office:value="52167051" calcext:value-type="float">
            <text:p>52167051</text:p>
          </table:table-cell>
          <table:table-cell table:formula="of:=[.F99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99]" office:value-type="float" office:value="34" calcext:value-type="float">
            <text:p>34</text:p>
          </table:table-cell>
          <table:table-cell/>
          <table:table-cell table:style-name="ce71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4500031) ,ROW('32497979','Taiwán'),ARRAY['español','inglés','hindi','ruso','mandarín','null']::varchar(50)[], ARRAY[ ROW('Gabriel','Caligula','Batista','Moreno','1967-09-29','abuelo',ROW(58,2126352074) ), ROW('Benicio','Victor','Morris','Gray','1967-09-29','hermano',ROW(58,2124174991) )]::familiar_ty[], ARRAY[ ROW('52167051','Australia'),row('null','null') ]::identificacion_ty[], ARRAY[ ROW('Derecho','null','null'), ROW('null','null','null') ]::nivel_educativo_ty[],null,'34')," calcext:value-type="string">
            <text:p>('Gabriela',null,'Vallejo','Holguin','1983-09-16',180,93,'verde claro','20/160','confidencial','personal_inteligencia_data/foto.png','personal_inteligencia_data/huella_digital.png','personal_inteligencia_data/huella_retina.png',ROW(58,2124500031) ,ROW('32497979','Taiwán'),ARRAY['español','inglés','hindi','ruso','mandarín','null']::varchar(50)[], ARRAY[ ROW('Gabriel','Caligula','Batista','Moreno','1967-09-29','abuelo',ROW(58,2126352074) ), ROW('Benicio','Victor','Morris','Gray','1967-09-29','hermano',ROW(58,2124174991) )]::familiar_ty[], ARRAY[ ROW('52167051','Australia'),row('null','null') ]::identificacion_ty[], ARRAY[ ROW('Derecho','null','null'), ROW('null','null','null') ]::nivel_educativo_ty[],null,'34'),</text:p>
          </table:table-cell>
          <table:table-cell table:number-columns-repeated="961"/>
        </table:table-row>
        <table:table-row table:style-name="ro2">
          <table:table-cell table:style-name="ce14" table:formula="of:=[.D100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0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Mendez'</text:p>
          </table:table-cell>
          <table:table-cell table:style-name="ce53" office:value-type="string" calcext:value-type="string">
            <text:p>1991-01-31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3975904" calcext:value-type="float">
            <text:p>3975904</text:p>
          </table:table-cell>
          <table:table-cell table:formula="of:=RANDBETWEEN(10000000;99999999)" office:value-type="float" office:value="21279342" calcext:value-type="float">
            <text:p>2127934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Quesada'</text:p>
          </table:table-cell>
          <table:table-cell table:style-name="ce5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7151838" calcext:value-type="float">
            <text:p>7151838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Thomas'</text:p>
          </table:table-cell>
          <table:table-cell table:style-name="ce5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4480785" calcext:value-type="float">
            <text:p>4480785</text:p>
          </table:table-cell>
          <table:table-cell table:style-name="ce62" table:formula="of:=RANDBETWEEN(10000000;100000000)" office:value-type="float" office:value="35157820" calcext:value-type="float">
            <text:p>35157820</text:p>
          </table:table-cell>
          <table:table-cell table:formula="of:=[.F100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53480056" calcext:value-type="float">
            <text:p>5348005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formula="of:=[.D100]" office:value-type="float" office:value="35" calcext:value-type="float">
            <text:p>35</text:p>
          </table:table-cell>
          <table:table-cell/>
          <table:table-cell table:style-name="ce71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3975904) ,ROW('21279342','Groenlandia'),ARRAY['español','inglés','hindi','ruso','mandarín','null']::varchar(50)[], ARRAY[ ROW('Amelia','Veronica','Huerta','Quesada','1955-01-04','madre',ROW(58,2447151838) ), ROW('Marsello',null,'Carpio','Thomas','1955-01-04','madre',ROW(58,2444480785) )]::familiar_ty[], ARRAY[ ROW('35157820','Australia'),row('53480056','Uganda') ]::identificacion_ty[], ARRAY[ ROW('Criminología','null','null'), ROW('Ingeniería Informática','Máster','Inteligencia Artificial') ]::nivel_educativo_ty[],null,'35')," calcext:value-type="string">
            <text:p>('Ema','Chantal','Ramirez','Mendez','1991-01-31',177,76,'marrón oscuro','20/32','top_secret','personal_inteligencia_data/foto.png','personal_inteligencia_data/huella_digital.png','personal_inteligencia_data/huella_retina.png',ROW(58,2443975904) ,ROW('21279342','Groenlandia'),ARRAY['español','inglés','hindi','ruso','mandarín','null']::varchar(50)[], ARRAY[ ROW('Amelia','Veronica','Huerta','Quesada','1955-01-04','madre',ROW(58,2447151838) ), ROW('Marsello',null,'Carpio','Thomas','1955-01-04','madre',ROW(58,2444480785) )]::familiar_ty[], ARRAY[ ROW('35157820','Australia'),row('53480056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961"/>
        </table:table-row>
        <table:table-row table:style-name="ro2">
          <table:table-cell table:style-name="ce14" table:formula="of:=[.D101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1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Heid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Aguayo'</text:p>
          </table:table-cell>
          <table:table-cell table:style-name="ce53" office:value-type="string" calcext:value-type="string">
            <text:p>1999-09-15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462282" calcext:value-type="float">
            <text:p>3462282</text:p>
          </table:table-cell>
          <table:table-cell table:formula="of:=RANDBETWEEN(10000000;99999999)" office:value-type="float" office:value="44662480" calcext:value-type="float">
            <text:p>4466248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Bocanegra'</text:p>
          </table:table-cell>
          <table:table-cell table:style-name="ce53" office:value-type="string" calcext:value-type="string">
            <text:p>1946-05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330849" calcext:value-type="float">
            <text:p>4330849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53" office:value-type="string" calcext:value-type="string">
            <text:p>1946-05-25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872628" calcext:value-type="float">
            <text:p>4872628</text:p>
          </table:table-cell>
          <table:table-cell table:style-name="ce62" table:formula="of:=RANDBETWEEN(10000000;100000000)" office:value-type="float" office:value="76062034" calcext:value-type="float">
            <text:p>76062034</text:p>
          </table:table-cell>
          <table:table-cell table:formula="of:=[.F101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1]" office:value-type="float" office:value="35" calcext:value-type="float">
            <text:p>35</text:p>
          </table:table-cell>
          <table:table-cell/>
          <table:table-cell table:style-name="ce71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3462282) ,ROW('44662480','Irlanda'),ARRAY['español','inglés','hindi','ruso','mandarín','null']::varchar(50)[], ARRAY[ ROW('Johanna',null,'Ayala','Bocanegra','1946-05-25','primo',ROW(58,2124330849) ), ROW('Camilo','Breno','Larios','Irizarry','1946-05-25','hermano',ROW(58,2124872628) )]::familiar_ty[], ARRAY[ ROW('76062034','Australia'),row('null','null') ]::identificacion_ty[], ARRAY[ ROW('Psicología','null','null'), ROW('Comunicación','null','null') ]::nivel_educativo_ty[],null,'35')," calcext:value-type="string">
            <text:p>('Heidi',null,'Luciano','Aguayo','1999-09-15',188,93,'verde oscuro','20/25','no_clasificado','personal_inteligencia_data/foto.png','personal_inteligencia_data/huella_digital.png','personal_inteligencia_data/huella_retina.png',ROW(58,4143462282) ,ROW('44662480','Irlanda'),ARRAY['español','inglés','hindi','ruso','mandarín','null']::varchar(50)[], ARRAY[ ROW('Johanna',null,'Ayala','Bocanegra','1946-05-25','primo',ROW(58,2124330849) ), ROW('Camilo','Breno','Larios','Irizarry','1946-05-25','hermano',ROW(58,2124872628) )]::familiar_ty[], ARRAY[ ROW('76062034','Australia'),row('null','null') ]::identificacion_ty[], ARRAY[ ROW('Psicología','null','null'), ROW('Comunicación','null','null') ]::nivel_educativo_ty[],null,'35'),</text:p>
          </table:table-cell>
          <table:table-cell table:number-columns-repeated="961"/>
        </table:table-row>
        <table:table-row table:style-name="ro2">
          <table:table-cell table:style-name="ce14" table:formula="of:=[.D102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2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Arevalo'</text:p>
          </table:table-cell>
          <table:table-cell table:style-name="ce53" office:value-type="string" calcext:value-type="string">
            <text:p>1984-05-23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867063" calcext:value-type="float">
            <text:p>1867063</text:p>
          </table:table-cell>
          <table:table-cell table:formula="of:=RANDBETWEEN(10000000;99999999)" office:value-type="float" office:value="73570168" calcext:value-type="float">
            <text:p>7357016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Samaniego'</text:p>
          </table:table-cell>
          <table:table-cell table:style-name="ce53" office:value-type="string" calcext:value-type="string">
            <text:p>1967-10-01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401758" calcext:value-type="float">
            <text:p>1401758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Catalan'</text:p>
          </table:table-cell>
          <table:table-cell table:style-name="ce53" office:value-type="string" calcext:value-type="string">
            <text:p>1967-10-0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560773" calcext:value-type="float">
            <text:p>9560773</text:p>
          </table:table-cell>
          <table:table-cell table:style-name="ce62" table:formula="of:=RANDBETWEEN(10000000;100000000)" office:value-type="float" office:value="39786204" calcext:value-type="float">
            <text:p>39786204</text:p>
          </table:table-cell>
          <table:table-cell table:formula="of:=[.F102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102]" office:value-type="float" office:value="35" calcext:value-type="float">
            <text:p>35</text:p>
          </table:table-cell>
          <table:table-cell/>
          <table:table-cell table:style-name="ce71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1867063) ,ROW('73570168','Taiwán'),ARRAY['español','inglés','hindi','ruso','mandarín','null']::varchar(50)[], ARRAY[ ROW('Ciceron','Regulo','Luevano','Samaniego','1967-10-01','primo',ROW(58,4241401758) ), ROW('Santiago','Angel','Magallanes','Catalan','1967-10-01','hermano',ROW(58,4249560773) )]::familiar_ty[], ARRAY[ ROW('39786204','Australia'),row('null','null') ]::identificacion_ty[], ARRAY[ ROW('Criminología','null','null'), ROW('null','null','null') ]::nivel_educativo_ty[],null,'35')," calcext:value-type="string">
            <text:p>('Benedicto',null,'Melgar','Arevalo','1984-05-23',188,79,'verde oscuro','20/125','no_clasificado','personal_inteligencia_data/foto.png','personal_inteligencia_data/huella_digital.png','personal_inteligencia_data/huella_retina.png',ROW(58,4241867063) ,ROW('73570168','Taiwán'),ARRAY['español','inglés','hindi','ruso','mandarín','null']::varchar(50)[], ARRAY[ ROW('Ciceron','Regulo','Luevano','Samaniego','1967-10-01','primo',ROW(58,4241401758) ), ROW('Santiago','Angel','Magallanes','Catalan','1967-10-01','hermano',ROW(58,4249560773) )]::familiar_ty[], ARRAY[ ROW('39786204','Australia'),row('null','null') ]::identificacion_ty[], ARRAY[ ROW('Criminología','null','null'), ROW('null','null','null') ]::nivel_educativo_ty[],null,'35'),</text:p>
          </table:table-cell>
          <table:table-cell table:number-columns-repeated="961"/>
        </table:table-row>
        <table:table-row table:style-name="ro2">
          <table:table-cell table:style-name="ce14" table:formula="of:=[.D103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3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aldetrudi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Barajas'</text:p>
          </table:table-cell>
          <table:table-cell table:style-name="ce53" office:value-type="string" calcext:value-type="string">
            <text:p>1991-05-25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9238116" calcext:value-type="float">
            <text:p>9238116</text:p>
          </table:table-cell>
          <table:table-cell table:formula="of:=RANDBETWEEN(10000000;99999999)" office:value-type="float" office:value="75650605" calcext:value-type="float">
            <text:p>7565060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Garcia'</text:p>
          </table:table-cell>
          <table:table-cell table:style-name="ce5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3449541" calcext:value-type="float">
            <text:p>3449541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Santacruz'</text:p>
          </table:table-cell>
          <table:table-cell table:style-name="ce5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9064340" calcext:value-type="float">
            <text:p>9064340</text:p>
          </table:table-cell>
          <table:table-cell table:style-name="ce62" table:formula="of:=RANDBETWEEN(10000000;100000000)" office:value-type="float" office:value="58756630" calcext:value-type="float">
            <text:p>58756630</text:p>
          </table:table-cell>
          <table:table-cell table:formula="of:=[.F103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75465582" calcext:value-type="float">
            <text:p>75465582</text:p>
          </table:table-cell>
          <table:table-cell office:value-type="string" calcext:value-type="string">
            <text:p>Zimbabue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formula="of:=[.D103]" office:value-type="float" office:value="36" calcext:value-type="float">
            <text:p>36</text:p>
          </table:table-cell>
          <table:table-cell/>
          <table:table-cell table:style-name="ce71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9238116) ,ROW('75650605','Groenlandia'),ARRAY['español','inglés','hindi','ruso','mandarín','null']::varchar(50)[], ARRAY[ ROW('Rafael','Amador','Solis','Garcia','1955-09-08','hermano',ROW(58,4143449541) ), ROW('Antonio',null,'Recinos','Santacruz','1955-09-08','hermano',ROW(58,4149064340) )]::familiar_ty[], ARRAY[ ROW('58756630','Australia'),row('75465582','Zimbabue') ]::identificacion_ty[], ARRAY[ ROW('Psicología','null','null'), ROW('Comunicación','Máster','Comunicación Intercultural') ]::nivel_educativo_ty[],null,'36')," calcext:value-type="string">
            <text:p>('Waldetrudis','Lucila','Angulo','Barajas','1991-05-25',186,71,'verde claro','20/25','confidencial','personal_inteligencia_data/foto.png','personal_inteligencia_data/huella_digital.png','personal_inteligencia_data/huella_retina.png',ROW(58,4149238116) ,ROW('75650605','Groenlandia'),ARRAY['español','inglés','hindi','ruso','mandarín','null']::varchar(50)[], ARRAY[ ROW('Rafael','Amador','Solis','Garcia','1955-09-08','hermano',ROW(58,4143449541) ), ROW('Antonio',null,'Recinos','Santacruz','1955-09-08','hermano',ROW(58,4149064340) )]::familiar_ty[], ARRAY[ ROW('58756630','Australia'),row('75465582','Zimbabue') ]::identificacion_ty[], ARRAY[ ROW('Psicología','null','null'), ROW('Comunicación','Máster','Comunicación Intercultural') ]::nivel_educativo_ty[],null,'36'),</text:p>
          </table:table-cell>
          <table:table-cell table:number-columns-repeated="961"/>
        </table:table-row>
        <table:table-row table:style-name="ro2">
          <table:table-cell table:style-name="ce14" table:formula="of:=[.D104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4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rreno'</text:p>
          </table:table-cell>
          <table:table-cell table:style-name="ce53" office:value-type="string" calcext:value-type="string">
            <text:p>1999-09-21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285517" calcext:value-type="float">
            <text:p>1285517</text:p>
          </table:table-cell>
          <table:table-cell table:formula="of:=RANDBETWEEN(10000000;99999999)" office:value-type="float" office:value="98819785" calcext:value-type="float">
            <text:p>9881978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Corrales'</text:p>
          </table:table-cell>
          <table:table-cell table:style-name="ce53" office:value-type="string" calcext:value-type="string">
            <text:p>1947-09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424297" calcext:value-type="float">
            <text:p>1424297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alomino'</text:p>
          </table:table-cell>
          <table:table-cell table:style-name="ce53" office:value-type="string" calcext:value-type="string">
            <text:p>1947-09-1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911745" calcext:value-type="float">
            <text:p>9911745</text:p>
          </table:table-cell>
          <table:table-cell table:style-name="ce62" table:formula="of:=RANDBETWEEN(10000000;100000000)" office:value-type="float" office:value="28421611" calcext:value-type="float">
            <text:p>28421611</text:p>
          </table:table-cell>
          <table:table-cell table:formula="of:=[.F104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4]" office:value-type="float" office:value="36" calcext:value-type="float">
            <text:p>36</text:p>
          </table:table-cell>
          <table:table-cell/>
          <table:table-cell table:style-name="ce71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1285517) ,ROW('98819785','Irlanda'),ARRAY['inglés','árabe','portugués','francés','null','null']::varchar(50)[], ARRAY[ ROW('Ignacio',null,'Gallardo','Corrales','1947-09-12','tío',ROW(58,4241424297) ), ROW('Foster','Hercules','Palma','Palomino','1947-09-12','abuelo',ROW(58,4249911745) )]::familiar_ty[], ARRAY[ ROW('28421611','Australia'),row('null','null') ]::identificacion_ty[], ARRAY[ ROW('Enfermería','null','null'), ROW('Ingeniería Industrial','null','null') ]::nivel_educativo_ty[],null,'36')," calcext:value-type="string">
            <text:p>('Faustino',null,'Camarillo','Carreno','1999-09-21',184,73,'azul oscuro','20/20','top_secret','personal_inteligencia_data/foto.png','personal_inteligencia_data/huella_digital.png','personal_inteligencia_data/huella_retina.png',ROW(58,4121285517) ,ROW('98819785','Irlanda'),ARRAY['inglés','árabe','portugués','francés','null','null']::varchar(50)[], ARRAY[ ROW('Ignacio',null,'Gallardo','Corrales','1947-09-12','tío',ROW(58,4241424297) ), ROW('Foster','Hercules','Palma','Palomino','1947-09-12','abuelo',ROW(58,4249911745) )]::familiar_ty[], ARRAY[ ROW('28421611','Australia'),row('null','null') ]::identificacion_ty[], ARRAY[ ROW('Enfermería','null','null'), ROW('Ingeniería Industrial','null','null') ]::nivel_educativo_ty[],null,'36'),</text:p>
          </table:table-cell>
          <table:table-cell table:number-columns-repeated="961"/>
        </table:table-row>
        <table:table-row table:style-name="ro2">
          <table:table-cell table:style-name="ce14" table:formula="of:=[.D105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5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9" office:value-type="string" calcext:value-type="string">
            <text:p>Gold Coast</text:p>
          </table:table-cell>
          <table:table-cell table:style-name="ce33" office:value-type="string" calcext:value-type="string">
            <text:p>Australia</text:p>
          </table:table-cell>
          <table:table-cell table:style-name="ce44" office:value-type="float" office:value="102" calcext:value-type="float">
            <text:p>102</text:p>
          </table:table-cell>
          <table:table-cell table:style-name="ce47" office:value-type="string" calcext:value-type="string">
            <text:p>analista</text:p>
          </table:table-cell>
          <table:table-cell table:style-name="ce47"/>
          <table:table-cell table:style-name="ce51" office:value-type="string" calcext:value-type="string">
            <text:p>'Marcelo'</text:p>
          </table:table-cell>
          <table:table-cell table:style-name="ce51" office:value-type="string" calcext:value-type="string">
            <text:p>null</text:p>
          </table:table-cell>
          <table:table-cell table:style-name="ce51" office:value-type="string" calcext:value-type="string">
            <text:p>'Parada'</text:p>
          </table:table-cell>
          <table:table-cell table:style-name="ce51" office:value-type="string" calcext:value-type="string">
            <text:p>'Alcantar'</text:p>
          </table:table-cell>
          <table:table-cell table:style-name="ce54" office:value-type="string" calcext:value-type="string">
            <text:p>1984-12-24</text:p>
          </table:table-cell>
          <table:table-cell table:style-name="ce56" table:formula="of:=ROUND(RAND()*40+150 )" office:value-type="float" office:value="163" calcext:value-type="float">
            <text:p>163</text:p>
          </table:table-cell>
          <table:table-cell table:style-name="ce56" table:formula="of:=ROUND(RAND()*30+65 )" office:value-type="float" office:value="83" calcext:value-type="float">
            <text:p>83</text:p>
          </table:table-cell>
          <table:table-cell table:style-name="ce51" office:value-type="string" calcext:value-type="string">
            <text:p>azul oscuro</text:p>
          </table:table-cell>
          <table:table-cell table:style-name="ce59" office:value-type="string" calcext:value-type="string">
            <text:p>20/100</text:p>
          </table:table-cell>
          <table:table-cell table:style-name="ce51" office:value-type="string" calcext:value-type="string">
            <text:p>no_clasificado</text:p>
          </table:table-cell>
          <table:table-cell table:style-name="ce51" office:value-type="string" calcext:value-type="string">
            <text:p>'personal_inteligencia_data/foto.png'</text:p>
          </table:table-cell>
          <table:table-cell table:style-name="ce51" office:value-type="string" calcext:value-type="string">
            <text:p>'personal_inteligencia_data/huella_digital.png'</text:p>
          </table:table-cell>
          <table:table-cell table:style-name="ce51" office:value-type="string" calcext:value-type="string">
            <text:p>'personal_inteligencia_data/huella_retina.png'</text:p>
          </table:table-cell>
          <table:table-cell table:style-name="ce61" office:value-type="float" office:value="287" calcext:value-type="float">
            <text:p>287</text:p>
          </table:table-cell>
          <table:table-cell table:style-name="ce64" table:formula="of:=RANDBETWEEN(1000000;9999999)" office:value-type="float" office:value="5204933" calcext:value-type="float">
            <text:p>5204933</text:p>
          </table:table-cell>
          <table:table-cell table:style-name="ce64" table:formula="of:=RANDBETWEEN(10000000;99999999)" office:value-type="float" office:value="63957171" calcext:value-type="float">
            <text:p>63957171</text:p>
          </table:table-cell>
          <table:table-cell table:style-name="ce51" office:value-type="string" calcext:value-type="string">
            <text:p>Taiwán</text:p>
          </table:table-cell>
          <table:table-cell table:style-name="ce51" office:value-type="string" calcext:value-type="string">
            <text:p>español</text:p>
          </table:table-cell>
          <table:table-cell table:style-name="ce51" office:value-type="string" calcext:value-type="string">
            <text:p>inglés</text:p>
          </table:table-cell>
          <table:table-cell table:style-name="ce51" office:value-type="string" calcext:value-type="string">
            <text:p>hindi</text:p>
          </table:table-cell>
          <table:table-cell table:style-name="ce51" office:value-type="string" calcext:value-type="string">
            <text:p>ruso</text:p>
          </table:table-cell>
          <table:table-cell table:style-name="ce61" office:value-type="string" calcext:value-type="string">
            <text:p>mandarín</text:p>
          </table:table-cell>
          <table:table-cell table:style-name="ce51" office:value-type="string" calcext:value-type="string">
            <text:p>null</text:p>
          </table:table-cell>
          <table:table-cell table:style-name="ce51" office:value-type="string" calcext:value-type="string">
            <text:p>'Irma'</text:p>
          </table:table-cell>
          <table:table-cell table:style-name="ce51" office:value-type="string" calcext:value-type="string">
            <text:p>'Natividad'</text:p>
          </table:table-cell>
          <table:table-cell table:style-name="ce51" office:value-type="string" calcext:value-type="string">
            <text:p>'Cordova'</text:p>
          </table:table-cell>
          <table:table-cell table:style-name="ce51" office:value-type="string" calcext:value-type="string">
            <text:p>'Torrez'</text:p>
          </table:table-cell>
          <table:table-cell table:style-name="ce54" office:value-type="string" calcext:value-type="string">
            <text:p>1971-01-05</text:p>
          </table:table-cell>
          <table:table-cell table:style-name="ce51" office:value-type="string" calcext:value-type="string">
            <text:p>primo</text:p>
          </table:table-cell>
          <table:table-cell table:style-name="ce51" office:value-type="float" office:value="412" calcext:value-type="float">
            <text:p>412</text:p>
          </table:table-cell>
          <table:table-cell table:style-name="ce64" table:formula="of:=RANDBETWEEN(1000000;9999999)" office:value-type="float" office:value="9559949" calcext:value-type="float">
            <text:p>9559949</text:p>
          </table:table-cell>
          <table:table-cell table:style-name="ce51" office:value-type="string" calcext:value-type="string">
            <text:p>'Samuel'</text:p>
          </table:table-cell>
          <table:table-cell table:style-name="ce51" office:value-type="string" calcext:value-type="string">
            <text:p>'Tulio'</text:p>
          </table:table-cell>
          <table:table-cell table:style-name="ce51" office:value-type="string" calcext:value-type="string">
            <text:p>'Rolon'</text:p>
          </table:table-cell>
          <table:table-cell table:style-name="ce51" office:value-type="string" calcext:value-type="string">
            <text:p>'Henderson'</text:p>
          </table:table-cell>
          <table:table-cell table:style-name="ce54" office:value-type="string" calcext:value-type="string">
            <text:p>1971-01-05</text:p>
          </table:table-cell>
          <table:table-cell table:style-name="ce51" office:value-type="string" calcext:value-type="string">
            <text:p>abuelo</text:p>
          </table:table-cell>
          <table:table-cell table:style-name="ce51" office:value-type="float" office:value="412" calcext:value-type="float">
            <text:p>412</text:p>
          </table:table-cell>
          <table:table-cell table:style-name="ce64" table:formula="of:=RANDBETWEEN(1000000;9999999)" office:value-type="float" office:value="4030581" calcext:value-type="float">
            <text:p>4030581</text:p>
          </table:table-cell>
          <table:table-cell table:style-name="ce64" table:formula="of:=RANDBETWEEN(10000000;100000000)" office:value-type="float" office:value="81237991" calcext:value-type="float">
            <text:p>81237991</text:p>
          </table:table-cell>
          <table:table-cell table:formula="of:=[.F105]" office:value-type="string" office:string-value="Australia" calcext:value-type="string">
            <text:p>Australia</text:p>
          </table:table-cell>
          <table:table-cell table:number-columns-repeated="2" table:style-name="ce64" office:value-type="string" calcext:value-type="string">
            <text:p>null</text:p>
          </table:table-cell>
          <table:table-cell table:style-name="ce61" office:value-type="string" calcext:value-type="string">
            <text:p>Psicología</text:p>
          </table:table-cell>
          <table:table-cell table:number-columns-repeated="2" table:style-name="ce64" office:value-type="string" calcext:value-type="string">
            <text:p>null</text:p>
          </table:table-cell>
          <table:table-cell table:number-columns-repeated="3" table:style-name="ce68" office:value-type="string" calcext:value-type="string">
            <text:p>null</text:p>
          </table:table-cell>
          <table:table-cell table:style-name="ce47" table:formula="of:=[.D105]" office:value-type="float" office:value="36" calcext:value-type="float">
            <text:p>36</text:p>
          </table:table-cell>
          <table:table-cell table:style-name="ce47"/>
          <table:table-cell table:style-name="ce72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5204933) ,ROW('63957171','Taiwán'),ARRAY['español','inglés','hindi','ruso','mandarín','null']::varchar(50)[], ARRAY[ ROW('Irma','Natividad','Cordova','Torrez','1971-01-05','primo',ROW(58,4129559949) ), ROW('Samuel','Tulio','Rolon','Henderson','1971-01-05','abuelo',ROW(58,4124030581) )]::familiar_ty[], ARRAY[ ROW('81237991','Australia'),row('null','null') ]::identificacion_ty[], ARRAY[ ROW('Psicología','null','null'), ROW('null','null','null') ]::nivel_educativo_ty[],null,'36')," calcext:value-type="string">
            <text:p>('Marcelo',null,'Parada','Alcantar','1984-12-24',163,83,'azul oscuro','20/100','no_clasificado','personal_inteligencia_data/foto.png','personal_inteligencia_data/huella_digital.png','personal_inteligencia_data/huella_retina.png',ROW(58,2875204933) ,ROW('63957171','Taiwán'),ARRAY['español','inglés','hindi','ruso','mandarín','null']::varchar(50)[], ARRAY[ ROW('Irma','Natividad','Cordova','Torrez','1971-01-05','primo',ROW(58,4129559949) ), ROW('Samuel','Tulio','Rolon','Henderson','1971-01-05','abuelo',ROW(58,4124030581) )]::familiar_ty[], ARRAY[ ROW('81237991','Australia'),row('null','null') ]::identificacion_ty[], ARRAY[ ROW('Psicología','null','null'), ROW('null','null','null') ]::nivel_educativo_ty[],null,'36'),</text:p>
          </table:table-cell>
          <table:table-cell table:style-name="ce47"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8"/>
          <table:table-cell table:style-name="ce31"/>
          <table:table-cell table:style-name="ce45"/>
          <table:table-cell table:style-name="ce48"/>
          <table:table-cell/>
          <table:table-cell table:style-name="ce52" table:number-columns-repeated="14"/>
          <table:table-cell table:style-name="ce65" table:number-columns-repeated="2"/>
          <table:table-cell table:style-name="ce52" table:number-columns-repeated="5"/>
          <table:table-cell table:style-name="ce66" table:number-columns-repeated="2"/>
          <table:table-cell table:style-name="ce52" table:number-columns-repeated="4"/>
          <table:table-cell table:style-name="ce67"/>
          <table:table-cell table:style-name="ce52"/>
          <table:table-cell table:style-name="ce66"/>
          <table:table-cell table:style-name="ce65"/>
          <table:table-cell table:style-name="ce52" table:number-columns-repeated="4"/>
          <table:table-cell table:style-name="ce67"/>
          <table:table-cell table:style-name="ce52"/>
          <table:table-cell table:style-name="ce66"/>
          <table:table-cell table:style-name="ce65" table:number-columns-repeated="2"/>
          <table:table-cell table:style-name="ce52"/>
          <table:table-cell table:style-name="ce65" table:number-columns-repeated="2"/>
          <table:table-cell table:style-name="ce52"/>
          <table:table-cell table:style-name="ce65" table:number-columns-repeated="2"/>
          <table:table-cell table:style-name="ce69" table:number-columns-repeated="3"/>
          <table:table-cell table:style-name="ce48" table:number-columns-repeated="2"/>
          <table:table-cell table:style-name="ce73"/>
          <table:table-cell table:style-name="ce48" table:number-columns-repeated="956"/>
          <table:table-cell table:number-columns-repeated="5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31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 table:number-columns-repeated="2"/>
          <table:table-cell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31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24"/>
          <table:table-cell table:style-name="ce60"/>
          <table:table-cell table:style-name="Default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30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2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2">
          <table:table-cell table:number-columns-repeated="30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2">
          <table:table-cell table:number-columns-repeated="30"/>
          <table:table-cell table:style-name="ce60"/>
          <table:table-cell table:style-name="Default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0"/>
          <table:table-cell table:style-name="ce60"/>
          <table:table-cell table:style-name="Default"/>
          <table:table-cell table:number-columns-repeated="4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4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9"/>
          <table:table-cell table:style-name="ce71"/>
          <table:table-cell table:number-columns-repeated="961"/>
        </table:table-row>
        <table:table-row table:style-name="ro2">
          <table:table-cell table:number-columns-repeated="36"/>
          <table:table-cell table:style-name="ce53"/>
          <table:table-cell table:number-columns-repeated="7"/>
          <table:table-cell table:style-name="ce53"/>
          <table:table-cell table:number-columns-repeated="15"/>
          <table:table-cell table:style-name="ce71"/>
          <table:table-cell table:number-columns-repeated="961"/>
        </table:table-row>
        <table:table-row table:style-name="ro2" table:number-rows-repeated="95">
          <table:table-cell table:number-columns-repeated="60"/>
          <table:table-cell table:style-name="ce71"/>
          <table:table-cell table:number-columns-repeated="961"/>
        </table:table-row>
        <table:table-row table:style-name="ro2" table:number-rows-repeated="10483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uentas" table:style-name="ta3">
        <table:table-column table:style-name="co1" table:default-cell-style-name="Default"/>
        <table:table-column table:style-name="co42" table:default-cell-style-name="ce49"/>
        <table:table-column table:style-name="co1" table:default-cell-style-name="Default"/>
        <table:table-column table:style-name="co43" table:default-cell-style-name="ce49"/>
        <table:table-column table:style-name="co1" table:default-cell-style-name="Default"/>
        <table:table-column table:style-name="co44" table:number-columns-repeated="2" table:default-cell-style-name="ce49"/>
        <table:table-column table:style-name="co6" table:default-cell-style-name="ce49"/>
        <table:table-column table:style-name="co1" table:number-columns-repeated="2" table:default-cell-style-name="Default"/>
        <table:table-column table:style-name="co45" table:default-cell-style-name="ce49"/>
        <table:table-column table:style-name="co1" table:number-columns-repeated="5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49" office:value-type="string" calcext:value-type="string">
            <text:p>Año</text:p>
          </table:table-cell>
          <table:table-cell office:value-type="string" calcext:value-type="string">
            <text:p>Presupuesto</text:p>
          </table:table-cell>
          <table:table-cell table:style-name="ce49" office:value-type="string" calcext:value-type="string">
            <text:p>fk_estacion</text:p>
          </table:table-cell>
          <table:table-cell table:number-columns-repeated="2"/>
          <table:table-cell office:value-type="string" calcext:value-type="string">
            <text:p>fk_oficina_principal</text:p>
          </table:table-cell>
          <table:table-cell/>
          <table:table-cell office:value-type="string" calcext:value-type="string">
            <text:p>INSERT INTO cuenta (año, presupuesto, fk_estacion, fk_oficina_principal) VALUES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4];&quot;',  &quot;;[.B4];&quot;, &quot;;[.C4];&quot;, &quot;;[.F4];&quot;),&quot;)" office:value-type="string" office:string-value="('2034/01/01',  10000, 1, 1)," calcext:value-type="string">
            <text:p>('2034/01/01', <text:s/>10000, 1, 1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5];&quot;',  &quot;;[.B5];&quot;, &quot;;[.C5];&quot;, &quot;;[.F5];&quot;),&quot;)" office:value-type="string" office:string-value="('2035/01/01',  10500, 1, 1)," calcext:value-type="string">
            <text:p>('2035/01/01', <text:s/>10500, 1, 1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6];&quot;',  &quot;;[.B6];&quot;, &quot;;[.C6];&quot;, &quot;;[.F6];&quot;),&quot;)" office:value-type="string" office:string-value="('2036/01/01',  11000, 1, 1)," calcext:value-type="string">
            <text:p>('2036/01/01', <text:s/>11000, 1, 1),</text:p>
          </table:table-cell>
          <table:table-cell table:number-columns-repeated="3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Dublin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4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7];&quot;',  &quot;;[.B7];&quot;, &quot;;[.C7];&quot;, &quot;;[.F7];&quot;),&quot;)" office:value-type="string" office:string-value="('2034/01/01',  12000, 2, 1)," calcext:value-type="string">
            <text:p>('2034/01/01', <text:s/>12000, 2, 1),</text:p>
          </table:table-cell>
          <table:table-cell table:number-columns-repeated="2"/>
          <table:table-cell table:style-name="ce18"/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Cork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5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8];&quot;',  &quot;;[.B8];&quot;, &quot;;[.C8];&quot;, &quot;;[.F8];&quot;),&quot;)" office:value-type="string" office:string-value="('2035/01/01',  13000, 2, 1)," calcext:value-type="string">
            <text:p>('2035/01/01', <text:s/>13000, 2, 1),</text:p>
          </table:table-cell>
          <table:table-cell table:number-columns-repeated="3"/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Galway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6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9];&quot;',  &quot;;[.B9];&quot;, &quot;;[.C9];&quot;, &quot;;[.F9];&quot;),&quot;)" office:value-type="string" office:string-value="('2036/01/01',  10000, 2, 1)," calcext:value-type="string">
            <text:p>('2036/01/01', <text:s/>10000, 2, 1),</text:p>
          </table:table-cell>
          <table:table-cell table:number-columns-repeated="3"/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Amsterdam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0];&quot;',  &quot;;[.B10];&quot;, &quot;;[.C10];&quot;, &quot;;[.F10];&quot;),&quot;)" office:value-type="string" office:string-value="('2034/01/01',  10500, 3, 1)," calcext:value-type="string">
            <text:p>('2034/01/01', <text:s/>10500, 3, 1),</text:p>
          </table:table-cell>
          <table:table-cell table:number-columns-repeated="3"/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Roterdam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8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1];&quot;',  &quot;;[.B11];&quot;, &quot;;[.C11];&quot;, &quot;;[.F11];&quot;),&quot;)" office:value-type="string" office:string-value="('2035/01/01',  11000, 3, 1)," calcext:value-type="string">
            <text:p>('2035/01/01', <text:s/>11000, 3, 1),</text:p>
          </table:table-cell>
          <table:table-cell table:number-columns-repeated="3"/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Haarlam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9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2];&quot;',  &quot;;[.B12];&quot;, &quot;;[.C12];&quot;, &quot;;[.F12];&quot;),&quot;)" office:value-type="string" office:string-value="('2036/01/01',  11500, 3, 1)," calcext:value-type="string">
            <text:p>('2036/01/01', <text:s/>11500, 3, 1),</text:p>
          </table:table-cell>
          <table:table-cell table:number-columns-repeated="3"/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uk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10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/>
          <table:table-cell table:formula="of:=CONCATENATE(&quot;('&quot;; [.A13];&quot;',  &quot;;[.B13];&quot;, &quot;;[.C13];&quot;, &quot;;[.F13];&quot;),&quot;)" office:value-type="string" office:string-value="('2034/01/01',  10000, 4, 2)," calcext:value-type="string">
            <text:p>('2034/01/01', <text:s/>10000, 4, 2),</text:p>
          </table:table-cell>
          <table:table-cell table:number-columns-repeated="3"/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Qaqortoq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11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5]+1" office:value-type="float" office:value="2" calcext:value-type="float">
            <text:p>2</text:p>
          </table:table-cell>
          <table:table-cell/>
          <table:table-cell table:formula="of:=CONCATENATE(&quot;('&quot;; [.A14];&quot;',  &quot;;[.B14];&quot;, &quot;;[.C14];&quot;, &quot;;[.F14];&quot;),&quot;)" office:value-type="string" office:string-value="('2035/01/01',  10500, 4, 2)," calcext:value-type="string">
            <text:p>('2035/01/01', <text:s/>10500, 4, 2),</text:p>
          </table:table-cell>
          <table:table-cell table:number-columns-repeated="3"/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Sisimiut 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12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6]+1" office:value-type="float" office:value="2" calcext:value-type="float">
            <text:p>2</text:p>
          </table:table-cell>
          <table:table-cell/>
          <table:table-cell table:formula="of:=CONCATENATE(&quot;('&quot;; [.A15];&quot;',  &quot;;[.B15];&quot;, &quot;;[.C15];&quot;, &quot;;[.F15];&quot;),&quot;)" office:value-type="string" office:string-value="('2036/01/01',  11000, 4, 2)," calcext:value-type="string">
            <text:p>('2036/01/01', <text:s/>11000, 4, 2),</text:p>
          </table:table-cell>
          <table:table-cell table:number-columns-repeated="3"/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Buenos Aires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13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7]+1" office:value-type="float" office:value="2" calcext:value-type="float">
            <text:p>2</text:p>
          </table:table-cell>
          <table:table-cell/>
          <table:table-cell table:formula="of:=CONCATENATE(&quot;('&quot;; [.A16];&quot;',  &quot;;[.B16];&quot;, &quot;;[.C16];&quot;, &quot;;[.F16];&quot;),&quot;)" office:value-type="string" office:string-value="('2034/01/01',  10000, 5, 2)," calcext:value-type="string">
            <text:p>('2034/01/01', <text:s/>10000, 5, 2),</text:p>
          </table:table-cell>
          <table:table-cell table:number-columns-repeated="3"/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Ciudad de Cordoba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14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8]+1" office:value-type="float" office:value="2" calcext:value-type="float">
            <text:p>2</text:p>
          </table:table-cell>
          <table:table-cell/>
          <table:table-cell table:formula="of:=CONCATENATE(&quot;('&quot;; [.A17];&quot;',  &quot;;[.B17];&quot;, &quot;;[.C17];&quot;, &quot;;[.F17];&quot;),&quot;)" office:value-type="string" office:string-value="('2035/01/01',  10500, 5, 2)," calcext:value-type="string">
            <text:p>('2035/01/01', <text:s/>10500, 5, 2),</text:p>
          </table:table-cell>
          <table:table-cell table:number-columns-repeated="3"/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Rosario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15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9]+1" office:value-type="float" office:value="2" calcext:value-type="float">
            <text:p>2</text:p>
          </table:table-cell>
          <table:table-cell/>
          <table:table-cell table:formula="of:=CONCATENATE(&quot;('&quot;; [.A18];&quot;',  &quot;;[.B18];&quot;, &quot;;[.C18];&quot;, &quot;;[.F18];&quot;),&quot;)" office:value-type="string" office:string-value="('2036/01/01',  11000, 5, 2)," calcext:value-type="string">
            <text:p>('2036/01/01', <text:s/>11000, 5, 2),</text:p>
          </table:table-cell>
          <table:table-cell table:number-columns-repeated="3"/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Taipei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16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0]+1" office:value-type="float" office:value="2" calcext:value-type="float">
            <text:p>2</text:p>
          </table:table-cell>
          <table:table-cell/>
          <table:table-cell table:formula="of:=CONCATENATE(&quot;('&quot;; [.A19];&quot;',  &quot;;[.B19];&quot;, &quot;;[.C19];&quot;, &quot;;[.F19];&quot;),&quot;)" office:value-type="string" office:string-value="('2034/01/01',  12000, 6, 2)," calcext:value-type="string">
            <text:p>('2034/01/01', <text:s/>12000, 6, 2),</text:p>
          </table:table-cell>
          <table:table-cell table:number-columns-repeated="3"/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Tainan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17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1]+1" office:value-type="float" office:value="2" calcext:value-type="float">
            <text:p>2</text:p>
          </table:table-cell>
          <table:table-cell/>
          <table:table-cell table:formula="of:=CONCATENATE(&quot;('&quot;; [.A20];&quot;',  &quot;;[.B20];&quot;, &quot;;[.C20];&quot;, &quot;;[.F20];&quot;),&quot;)" office:value-type="string" office:string-value="('2035/01/01',  13000, 6, 2)," calcext:value-type="string">
            <text:p>('2035/01/01', <text:s/>13000, 6, 2),</text:p>
          </table:table-cell>
          <table:table-cell table:number-columns-repeated="3"/>
          <table:table-cell table:style-name="ce49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18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2]+1" office:value-type="float" office:value="2" calcext:value-type="float">
            <text:p>2</text:p>
          </table:table-cell>
          <table:table-cell/>
          <table:table-cell table:formula="of:=CONCATENATE(&quot;('&quot;; [.A21];&quot;',  &quot;;[.B21];&quot;, &quot;;[.C21];&quot;, &quot;;[.F21];&quot;),&quot;)" office:value-type="string" office:string-value="('2036/01/01',  10000, 6, 2)," calcext:value-type="string">
            <text:p>('2036/01/01', <text:s/>10000, 6, 2),</text:p>
          </table:table-cell>
          <table:table-cell table:number-columns-repeated="3"/>
          <table:table-cell table:style-name="ce49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19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3]+1" office:value-type="float" office:value="3" calcext:value-type="float">
            <text:p>3</text:p>
          </table:table-cell>
          <table:table-cell/>
          <table:table-cell table:formula="of:=CONCATENATE(&quot;('&quot;; [.A22];&quot;',  &quot;;[.B22];&quot;, &quot;;[.C22];&quot;, &quot;;[.F22];&quot;),&quot;)" office:value-type="string" office:string-value="('2034/01/01',  10500, 7, 3)," calcext:value-type="string">
            <text:p>('2034/01/01', <text:s/>10500, 7, 3),</text:p>
          </table:table-cell>
          <table:table-cell table:number-columns-repeated="3"/>
          <table:table-cell table:style-name="ce49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20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4]+1" office:value-type="float" office:value="3" calcext:value-type="float">
            <text:p>3</text:p>
          </table:table-cell>
          <table:table-cell/>
          <table:table-cell table:formula="of:=CONCATENATE(&quot;('&quot;; [.A23];&quot;',  &quot;;[.B23];&quot;, &quot;;[.C23];&quot;, &quot;;[.F23];&quot;),&quot;)" office:value-type="string" office:string-value="('2035/01/01',  11000, 7, 3)," calcext:value-type="string">
            <text:p>('2035/01/01', <text:s/>11000, 7, 3),</text:p>
          </table:table-cell>
          <table:table-cell table:number-columns-repeated="3"/>
          <table:table-cell table:style-name="ce49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21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5]+1" office:value-type="float" office:value="3" calcext:value-type="float">
            <text:p>3</text:p>
          </table:table-cell>
          <table:table-cell/>
          <table:table-cell table:formula="of:=CONCATENATE(&quot;('&quot;; [.A24];&quot;',  &quot;;[.B24];&quot;, &quot;;[.C24];&quot;, &quot;;[.F24];&quot;),&quot;)" office:value-type="string" office:string-value="('2036/01/01',  11500, 7, 3)," calcext:value-type="string">
            <text:p>('2036/01/01', <text:s/>11500, 7, 3),</text:p>
          </table:table-cell>
          <table:table-cell table:number-columns-repeated="3"/>
          <table:table-cell table:style-name="ce49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22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6]+1" office:value-type="float" office:value="3" calcext:value-type="float">
            <text:p>3</text:p>
          </table:table-cell>
          <table:table-cell/>
          <table:table-cell table:formula="of:=CONCATENATE(&quot;('&quot;; [.A25];&quot;',  &quot;;[.B25];&quot;, &quot;;[.C25];&quot;, &quot;;[.F25];&quot;),&quot;)" office:value-type="string" office:string-value="('2034/01/01',  10000, 8, 3)," calcext:value-type="string">
            <text:p>('2034/01/01', <text:s/>10000, 8, 3),</text:p>
          </table:table-cell>
          <table:table-cell table:number-columns-repeated="3"/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Entebbe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23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7]+1" office:value-type="float" office:value="3" calcext:value-type="float">
            <text:p>3</text:p>
          </table:table-cell>
          <table:table-cell/>
          <table:table-cell table:formula="of:=CONCATENATE(&quot;('&quot;; [.A26];&quot;',  &quot;;[.B26];&quot;, &quot;;[.C26];&quot;, &quot;;[.F26];&quot;),&quot;)" office:value-type="string" office:string-value="('2035/01/01',  10500, 8, 3)," calcext:value-type="string">
            <text:p>('2035/01/01', <text:s/>10500, 8, 3),</text:p>
          </table:table-cell>
          <table:table-cell table:number-columns-repeated="3"/>
          <table:table-cell table:style-name="ce49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24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8]+1" office:value-type="float" office:value="3" calcext:value-type="float">
            <text:p>3</text:p>
          </table:table-cell>
          <table:table-cell/>
          <table:table-cell table:formula="of:=CONCATENATE(&quot;('&quot;; [.A27];&quot;',  &quot;;[.B27];&quot;, &quot;;[.C27];&quot;, &quot;;[.F27];&quot;),&quot;)" office:value-type="string" office:string-value="('2036/01/01',  11000, 8, 3)," calcext:value-type="string">
            <text:p>('2036/01/01', <text:s/>11000, 8, 3),</text:p>
          </table:table-cell>
          <table:table-cell table:number-columns-repeated="3"/>
          <table:table-cell table:style-name="ce49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25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19]+1" office:value-type="float" office:value="3" calcext:value-type="float">
            <text:p>3</text:p>
          </table:table-cell>
          <table:table-cell/>
          <table:table-cell table:formula="of:=CONCATENATE(&quot;('&quot;; [.A28];&quot;',  &quot;;[.B28];&quot;, &quot;;[.C28];&quot;, &quot;;[.F28];&quot;),&quot;)" office:value-type="string" office:string-value="('2034/01/01',  10000, 9, 3)," calcext:value-type="string">
            <text:p>('2034/01/01', <text:s/>10000, 9, 3),</text:p>
          </table:table-cell>
          <table:table-cell table:number-columns-repeated="3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Bulawayo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26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0]+1" office:value-type="float" office:value="3" calcext:value-type="float">
            <text:p>3</text:p>
          </table:table-cell>
          <table:table-cell/>
          <table:table-cell table:formula="of:=CONCATENATE(&quot;('&quot;; [.A29];&quot;',  &quot;;[.B29];&quot;, &quot;;[.C29];&quot;, &quot;;[.F29];&quot;),&quot;)" office:value-type="string" office:string-value="('2035/01/01',  10500, 9, 3)," calcext:value-type="string">
            <text:p>('2035/01/01', <text:s/>10500, 9, 3),</text:p>
          </table:table-cell>
          <table:table-cell table:number-columns-repeated="3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Chitungwiza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27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1]+1" office:value-type="float" office:value="3" calcext:value-type="float">
            <text:p>3</text:p>
          </table:table-cell>
          <table:table-cell/>
          <table:table-cell table:formula="of:=CONCATENATE(&quot;('&quot;; [.A30];&quot;',  &quot;;[.B30];&quot;, &quot;;[.C30];&quot;, &quot;;[.F30];&quot;),&quot;)" office:value-type="string" office:string-value="('2036/01/01',  11000, 9, 3)," calcext:value-type="string">
            <text:p>('2036/01/01', <text:s/>11000, 9, 3),</text:p>
          </table:table-cell>
          <table:table-cell table:number-columns-repeated="3"/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Sidney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28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2]+1" office:value-type="float" office:value="4" calcext:value-type="float">
            <text:p>4</text:p>
          </table:table-cell>
          <table:table-cell/>
          <table:table-cell table:formula="of:=CONCATENATE(&quot;('&quot;; [.A31];&quot;',  &quot;;[.B31];&quot;, &quot;;[.C31];&quot;, &quot;;[.F31];&quot;),&quot;)" office:value-type="string" office:string-value="('2034/01/01',  12000, 10, 4)," calcext:value-type="string">
            <text:p>('2034/01/01', <text:s/>12000, 10, 4),</text:p>
          </table:table-cell>
          <table:table-cell table:number-columns-repeated="3"/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Perth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29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3]+1" office:value-type="float" office:value="4" calcext:value-type="float">
            <text:p>4</text:p>
          </table:table-cell>
          <table:table-cell/>
          <table:table-cell table:formula="of:=CONCATENATE(&quot;('&quot;; [.A32];&quot;',  &quot;;[.B32];&quot;, &quot;;[.C32];&quot;, &quot;;[.F32];&quot;),&quot;)" office:value-type="string" office:string-value="('2035/01/01',  13000, 10, 4)," calcext:value-type="string">
            <text:p>('2035/01/01', <text:s/>13000, 10, 4),</text:p>
          </table:table-cell>
          <table:table-cell table:number-columns-repeated="3"/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Gold Coast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30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4]+1" office:value-type="float" office:value="4" calcext:value-type="float">
            <text:p>4</text:p>
          </table:table-cell>
          <table:table-cell/>
          <table:table-cell table:formula="of:=CONCATENATE(&quot;('&quot;; [.A33];&quot;',  &quot;;[.B33];&quot;, &quot;;[.C33];&quot;, &quot;;[.F33];&quot;),&quot;)" office:value-type="string" office:string-value="('2036/01/01',  10000, 10, 4)," calcext:value-type="string">
            <text:p>('2036/01/01', <text:s/>10000, 10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31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5]+1" office:value-type="float" office:value="4" calcext:value-type="float">
            <text:p>4</text:p>
          </table:table-cell>
          <table:table-cell/>
          <table:table-cell table:formula="of:=CONCATENATE(&quot;('&quot;; [.A34];&quot;',  &quot;;[.B34];&quot;, &quot;;[.C34];&quot;, &quot;;[.F34];&quot;),&quot;)" office:value-type="string" office:string-value="('2034/01/01',  10500, 11, 4)," calcext:value-type="string">
            <text:p>('2034/01/01', <text:s/>10500, 11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32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6]+1" office:value-type="float" office:value="4" calcext:value-type="float">
            <text:p>4</text:p>
          </table:table-cell>
          <table:table-cell/>
          <table:table-cell table:formula="of:=CONCATENATE(&quot;('&quot;; [.A35];&quot;',  &quot;;[.B35];&quot;, &quot;;[.C35];&quot;, &quot;;[.F35];&quot;),&quot;)" office:value-type="string" office:string-value="('2035/01/01',  11000, 11, 4)," calcext:value-type="string">
            <text:p>('2035/01/01', <text:s/>11000, 11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33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7]+1" office:value-type="float" office:value="4" calcext:value-type="float">
            <text:p>4</text:p>
          </table:table-cell>
          <table:table-cell/>
          <table:table-cell table:formula="of:=CONCATENATE(&quot;('&quot;; [.A36];&quot;',  &quot;;[.B36];&quot;, &quot;;[.C36];&quot;, &quot;;[.F36];&quot;),&quot;)" office:value-type="string" office:string-value="('2036/01/01',  11500, 11, 4)," calcext:value-type="string">
            <text:p>('2036/01/01', <text:s/>11500, 11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34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8]+1" office:value-type="float" office:value="4" calcext:value-type="float">
            <text:p>4</text:p>
          </table:table-cell>
          <table:table-cell/>
          <table:table-cell table:formula="of:=CONCATENATE(&quot;('&quot;; [.A37];&quot;',  &quot;;[.B37];&quot;, &quot;;[.C37];&quot;, &quot;;[.F37];&quot;),&quot;)" office:value-type="string" office:string-value="('2034/01/01',  10000, 12, 4)," calcext:value-type="string">
            <text:p>('2034/01/01', <text:s/>10000, 12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35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9]+1" office:value-type="float" office:value="4" calcext:value-type="float">
            <text:p>4</text:p>
          </table:table-cell>
          <table:table-cell/>
          <table:table-cell table:formula="of:=CONCATENATE(&quot;('&quot;; [.A38];&quot;',  &quot;;[.B38];&quot;, &quot;;[.C38];&quot;, &quot;;[.F38];&quot;),&quot;)" office:value-type="string" office:string-value="('2035/01/01',  10500, 12, 4)," calcext:value-type="string">
            <text:p>('2035/01/01', <text:s/>10500, 12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36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30]+1" office:value-type="float" office:value="4" calcext:value-type="float">
            <text:p>4</text:p>
          </table:table-cell>
          <table:table-cell/>
          <table:table-cell table:formula="of:=CONCATENATE(&quot;('&quot;; [.A39];&quot;',  &quot;;[.B39];&quot;, &quot;;[.C39];&quot;, &quot;;[.F39];&quot;),&quot;)" office:value-type="string" office:string-value="('2036/01/01',  11000, 12, 4)," calcext:value-type="string">
            <text:p>('2036/01/01', <text:s/>11000, 12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37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1]+1" office:value-type="float" office:value="5" calcext:value-type="float">
            <text:p>5</text:p>
          </table:table-cell>
          <table:table-cell/>
          <table:table-cell table:formula="of:=CONCATENATE(&quot;('&quot;; [.A40];&quot;',  &quot;;[.B40];&quot;, &quot;;[.C40];&quot;, &quot;;[.F40];&quot;),&quot;)" office:value-type="string" office:string-value="('2034/01/01',  10000, 13, 5)," calcext:value-type="string">
            <text:p>('2034/01/01', <text:s/>10000, 13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38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2]+1" office:value-type="float" office:value="5" calcext:value-type="float">
            <text:p>5</text:p>
          </table:table-cell>
          <table:table-cell/>
          <table:table-cell table:formula="of:=CONCATENATE(&quot;('&quot;; [.A41];&quot;',  &quot;;[.B41];&quot;, &quot;;[.C41];&quot;, &quot;;[.F41];&quot;),&quot;)" office:value-type="string" office:string-value="('2035/01/01',  10500, 13, 5)," calcext:value-type="string">
            <text:p>('2035/01/01', <text:s/>10500, 13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39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3]+1" office:value-type="float" office:value="5" calcext:value-type="float">
            <text:p>5</text:p>
          </table:table-cell>
          <table:table-cell/>
          <table:table-cell table:formula="of:=CONCATENATE(&quot;('&quot;; [.A42];&quot;',  &quot;;[.B42];&quot;, &quot;;[.C42];&quot;, &quot;;[.F42];&quot;),&quot;)" office:value-type="string" office:string-value="('2036/01/01',  11000, 13, 5)," calcext:value-type="string">
            <text:p>('2036/01/01', <text:s/>11000, 13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40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4]+1" office:value-type="float" office:value="5" calcext:value-type="float">
            <text:p>5</text:p>
          </table:table-cell>
          <table:table-cell/>
          <table:table-cell table:formula="of:=CONCATENATE(&quot;('&quot;; [.A43];&quot;',  &quot;;[.B43];&quot;, &quot;;[.C43];&quot;, &quot;;[.F43];&quot;),&quot;)" office:value-type="string" office:string-value="('2034/01/01',  12000, 14, 5)," calcext:value-type="string">
            <text:p>('2034/01/01', <text:s/>12000, 14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41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5]+1" office:value-type="float" office:value="5" calcext:value-type="float">
            <text:p>5</text:p>
          </table:table-cell>
          <table:table-cell/>
          <table:table-cell table:formula="of:=CONCATENATE(&quot;('&quot;; [.A44];&quot;',  &quot;;[.B44];&quot;, &quot;;[.C44];&quot;, &quot;;[.F44];&quot;),&quot;)" office:value-type="string" office:string-value="('2035/01/01',  13000, 14, 5)," calcext:value-type="string">
            <text:p>('2035/01/01', <text:s/>13000, 14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42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6]+1" office:value-type="float" office:value="5" calcext:value-type="float">
            <text:p>5</text:p>
          </table:table-cell>
          <table:table-cell/>
          <table:table-cell table:formula="of:=CONCATENATE(&quot;('&quot;; [.A45];&quot;',  &quot;;[.B45];&quot;, &quot;;[.C45];&quot;, &quot;;[.F45];&quot;),&quot;)" office:value-type="string" office:string-value="('2036/01/01',  10000, 14, 5)," calcext:value-type="string">
            <text:p>('2036/01/01', <text:s/>10000, 14, 5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43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7]+1" office:value-type="float" office:value="5" calcext:value-type="float">
            <text:p>5</text:p>
          </table:table-cell>
          <table:table-cell/>
          <table:table-cell table:formula="of:=CONCATENATE(&quot;('&quot;; [.A46];&quot;',  &quot;;[.B46];&quot;, &quot;;[.C46];&quot;, &quot;;[.F46];&quot;),&quot;)" office:value-type="string" office:string-value="('2034/01/01',  10500, 15, 5)," calcext:value-type="string">
            <text:p>('2034/01/01', <text:s/>10500, 15, 5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44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8]+1" office:value-type="float" office:value="5" calcext:value-type="float">
            <text:p>5</text:p>
          </table:table-cell>
          <table:table-cell/>
          <table:table-cell table:formula="of:=CONCATENATE(&quot;('&quot;; [.A47];&quot;',  &quot;;[.B47];&quot;, &quot;;[.C47];&quot;, &quot;;[.F47];&quot;),&quot;)" office:value-type="string" office:string-value="('2035/01/01',  11000, 15, 5)," calcext:value-type="string">
            <text:p>('2035/01/01', <text:s/>11000, 15, 5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45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9]+1" office:value-type="float" office:value="5" calcext:value-type="float">
            <text:p>5</text:p>
          </table:table-cell>
          <table:table-cell/>
          <table:table-cell table:formula="of:=CONCATENATE(&quot;('&quot;; [.A48];&quot;',  &quot;;[.B48];&quot;, &quot;;[.C48];&quot;, &quot;;[.F48];&quot;),&quot;)" office:value-type="string" office:string-value="('2036/01/01',  11500, 15, 5)," calcext:value-type="string">
            <text:p>('2036/01/01', <text:s/>11500, 15, 5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46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0]+1" office:value-type="float" office:value="6" calcext:value-type="float">
            <text:p>6</text:p>
          </table:table-cell>
          <table:table-cell/>
          <table:table-cell table:formula="of:=CONCATENATE(&quot;('&quot;; [.A49];&quot;',  &quot;;[.B49];&quot;, &quot;;[.C49];&quot;, &quot;;[.F49];&quot;),&quot;)" office:value-type="string" office:string-value="('2034/01/01',  10000, 16, 6)," calcext:value-type="string">
            <text:p>('2034/01/01', <text:s/>10000, 16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47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1]+1" office:value-type="float" office:value="6" calcext:value-type="float">
            <text:p>6</text:p>
          </table:table-cell>
          <table:table-cell/>
          <table:table-cell table:formula="of:=CONCATENATE(&quot;('&quot;; [.A50];&quot;',  &quot;;[.B50];&quot;, &quot;;[.C50];&quot;, &quot;;[.F50];&quot;),&quot;)" office:value-type="string" office:string-value="('2035/01/01',  10500, 16, 6)," calcext:value-type="string">
            <text:p>('2035/01/01', <text:s/>10500, 16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48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2]+1" office:value-type="float" office:value="6" calcext:value-type="float">
            <text:p>6</text:p>
          </table:table-cell>
          <table:table-cell/>
          <table:table-cell table:formula="of:=CONCATENATE(&quot;('&quot;; [.A51];&quot;',  &quot;;[.B51];&quot;, &quot;;[.C51];&quot;, &quot;;[.F51];&quot;),&quot;)" office:value-type="string" office:string-value="('2036/01/01',  11000, 16, 6)," calcext:value-type="string">
            <text:p>('2036/01/01', <text:s/>11000, 16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49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3]+1" office:value-type="float" office:value="6" calcext:value-type="float">
            <text:p>6</text:p>
          </table:table-cell>
          <table:table-cell/>
          <table:table-cell table:formula="of:=CONCATENATE(&quot;('&quot;; [.A52];&quot;',  &quot;;[.B52];&quot;, &quot;;[.C52];&quot;, &quot;;[.F52];&quot;),&quot;)" office:value-type="string" office:string-value="('2034/01/01',  10000, 17, 6)," calcext:value-type="string">
            <text:p>('2034/01/01', <text:s/>10000, 17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50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4]+1" office:value-type="float" office:value="6" calcext:value-type="float">
            <text:p>6</text:p>
          </table:table-cell>
          <table:table-cell/>
          <table:table-cell table:formula="of:=CONCATENATE(&quot;('&quot;; [.A53];&quot;',  &quot;;[.B53];&quot;, &quot;;[.C53];&quot;, &quot;;[.F53];&quot;),&quot;)" office:value-type="string" office:string-value="('2035/01/01',  10500, 17, 6)," calcext:value-type="string">
            <text:p>('2035/01/01', <text:s/>10500, 17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51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5]+1" office:value-type="float" office:value="6" calcext:value-type="float">
            <text:p>6</text:p>
          </table:table-cell>
          <table:table-cell/>
          <table:table-cell table:formula="of:=CONCATENATE(&quot;('&quot;; [.A54];&quot;',  &quot;;[.B54];&quot;, &quot;;[.C54];&quot;, &quot;;[.F54];&quot;),&quot;)" office:value-type="string" office:string-value="('2036/01/01',  11000, 17, 6)," calcext:value-type="string">
            <text:p>('2036/01/01', <text:s/>11000, 17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52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6]+1" office:value-type="float" office:value="6" calcext:value-type="float">
            <text:p>6</text:p>
          </table:table-cell>
          <table:table-cell/>
          <table:table-cell table:formula="of:=CONCATENATE(&quot;('&quot;; [.A55];&quot;',  &quot;;[.B55];&quot;, &quot;;[.C55];&quot;, &quot;;[.F55];&quot;),&quot;)" office:value-type="string" office:string-value="('2034/01/01',  12000, 18, 6)," calcext:value-type="string">
            <text:p>('2034/01/01', <text:s/>12000, 18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53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7]+1" office:value-type="float" office:value="6" calcext:value-type="float">
            <text:p>6</text:p>
          </table:table-cell>
          <table:table-cell/>
          <table:table-cell table:formula="of:=CONCATENATE(&quot;('&quot;; [.A56];&quot;',  &quot;;[.B56];&quot;, &quot;;[.C56];&quot;, &quot;;[.F56];&quot;),&quot;)" office:value-type="string" office:string-value="('2035/01/01',  13000, 18, 6)," calcext:value-type="string">
            <text:p>('2035/01/01', <text:s/>13000, 18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54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8]+1" office:value-type="float" office:value="6" calcext:value-type="float">
            <text:p>6</text:p>
          </table:table-cell>
          <table:table-cell/>
          <table:table-cell table:formula="of:=CONCATENATE(&quot;('&quot;; [.A57];&quot;',  &quot;;[.B57];&quot;, &quot;;[.C57];&quot;, &quot;;[.F57];&quot;),&quot;)" office:value-type="string" office:string-value="('2036/01/01',  10000, 18, 6)," calcext:value-type="string">
            <text:p>('2036/01/01', <text:s/>10000, 18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55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49]+1" office:value-type="float" office:value="7" calcext:value-type="float">
            <text:p>7</text:p>
          </table:table-cell>
          <table:table-cell/>
          <table:table-cell table:formula="of:=CONCATENATE(&quot;('&quot;; [.A58];&quot;',  &quot;;[.B58];&quot;, &quot;;[.C58];&quot;, &quot;;[.F58];&quot;),&quot;)" office:value-type="string" office:string-value="('2034/01/01',  10500, 19, 7)," calcext:value-type="string">
            <text:p>('2034/01/01', <text:s/>10500, 19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56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0]+1" office:value-type="float" office:value="7" calcext:value-type="float">
            <text:p>7</text:p>
          </table:table-cell>
          <table:table-cell/>
          <table:table-cell table:formula="of:=CONCATENATE(&quot;('&quot;; [.A59];&quot;',  &quot;;[.B59];&quot;, &quot;;[.C59];&quot;, &quot;;[.F59];&quot;),&quot;)" office:value-type="string" office:string-value="('2035/01/01',  11000, 19, 7)," calcext:value-type="string">
            <text:p>('2035/01/01', <text:s/>11000, 19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57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1]+1" office:value-type="float" office:value="7" calcext:value-type="float">
            <text:p>7</text:p>
          </table:table-cell>
          <table:table-cell/>
          <table:table-cell table:formula="of:=CONCATENATE(&quot;('&quot;; [.A60];&quot;',  &quot;;[.B60];&quot;, &quot;;[.C60];&quot;, &quot;;[.F60];&quot;),&quot;)" office:value-type="string" office:string-value="('2036/01/01',  11500, 19, 7)," calcext:value-type="string">
            <text:p>('2036/01/01', <text:s/>11500, 19, 7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58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2]+1" office:value-type="float" office:value="7" calcext:value-type="float">
            <text:p>7</text:p>
          </table:table-cell>
          <table:table-cell/>
          <table:table-cell table:formula="of:=CONCATENATE(&quot;('&quot;; [.A61];&quot;',  &quot;;[.B61];&quot;, &quot;;[.C61];&quot;, &quot;;[.F61];&quot;),&quot;)" office:value-type="string" office:string-value="('2034/01/01',  10000, 20, 7)," calcext:value-type="string">
            <text:p>('2034/01/01', <text:s/>10000, 20, 7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59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3]+1" office:value-type="float" office:value="7" calcext:value-type="float">
            <text:p>7</text:p>
          </table:table-cell>
          <table:table-cell/>
          <table:table-cell table:formula="of:=CONCATENATE(&quot;('&quot;; [.A62];&quot;',  &quot;;[.B62];&quot;, &quot;;[.C62];&quot;, &quot;;[.F62];&quot;),&quot;)" office:value-type="string" office:string-value="('2035/01/01',  10500, 20, 7)," calcext:value-type="string">
            <text:p>('2035/01/01', <text:s/>10500, 20, 7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60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4]+1" office:value-type="float" office:value="7" calcext:value-type="float">
            <text:p>7</text:p>
          </table:table-cell>
          <table:table-cell/>
          <table:table-cell table:formula="of:=CONCATENATE(&quot;('&quot;; [.A63];&quot;',  &quot;;[.B63];&quot;, &quot;;[.C63];&quot;, &quot;;[.F63];&quot;),&quot;)" office:value-type="string" office:string-value="('2036/01/01',  11000, 20, 7)," calcext:value-type="string">
            <text:p>('2036/01/01', <text:s/>11000, 20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61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5]+1" office:value-type="float" office:value="7" calcext:value-type="float">
            <text:p>7</text:p>
          </table:table-cell>
          <table:table-cell/>
          <table:table-cell table:formula="of:=CONCATENATE(&quot;('&quot;; [.A64];&quot;',  &quot;;[.B64];&quot;, &quot;;[.C64];&quot;, &quot;;[.F64];&quot;),&quot;)" office:value-type="string" office:string-value="('2034/01/01',  10000, 21, 7)," calcext:value-type="string">
            <text:p>('2034/01/01', <text:s/>10000, 21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62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6]+1" office:value-type="float" office:value="7" calcext:value-type="float">
            <text:p>7</text:p>
          </table:table-cell>
          <table:table-cell/>
          <table:table-cell table:formula="of:=CONCATENATE(&quot;('&quot;; [.A65];&quot;',  &quot;;[.B65];&quot;, &quot;;[.C65];&quot;, &quot;;[.F65];&quot;),&quot;)" office:value-type="string" office:string-value="('2035/01/01',  10500, 21, 7)," calcext:value-type="string">
            <text:p>('2035/01/01', <text:s/>10500, 21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63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7]+1" office:value-type="float" office:value="7" calcext:value-type="float">
            <text:p>7</text:p>
          </table:table-cell>
          <table:table-cell/>
          <table:table-cell table:formula="of:=CONCATENATE(&quot;('&quot;; [.A66];&quot;',  &quot;;[.B66];&quot;, &quot;;[.C66];&quot;, &quot;;[.F66];&quot;),&quot;)" office:value-type="string" office:string-value="('2036/01/01',  11000, 21, 7)," calcext:value-type="string">
            <text:p>('2036/01/01', <text:s/>11000, 21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64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8]+1" office:value-type="float" office:value="8" calcext:value-type="float">
            <text:p>8</text:p>
          </table:table-cell>
          <table:table-cell/>
          <table:table-cell table:formula="of:=CONCATENATE(&quot;('&quot;; [.A67];&quot;',  &quot;;[.B67];&quot;, &quot;;[.C67];&quot;, &quot;;[.F67];&quot;),&quot;)" office:value-type="string" office:string-value="('2034/01/01',  12000, 22, 8)," calcext:value-type="string">
            <text:p>('2034/01/01', <text:s/>12000, 22, 8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65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9]+1" office:value-type="float" office:value="8" calcext:value-type="float">
            <text:p>8</text:p>
          </table:table-cell>
          <table:table-cell/>
          <table:table-cell table:formula="of:=CONCATENATE(&quot;('&quot;; [.A68];&quot;',  &quot;;[.B68];&quot;, &quot;;[.C68];&quot;, &quot;;[.F68];&quot;),&quot;)" office:value-type="string" office:string-value="('2035/01/01',  13000, 22, 8)," calcext:value-type="string">
            <text:p>('2035/01/01', <text:s/>13000, 22, 8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66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60]+1" office:value-type="float" office:value="8" calcext:value-type="float">
            <text:p>8</text:p>
          </table:table-cell>
          <table:table-cell/>
          <table:table-cell table:formula="of:=CONCATENATE(&quot;('&quot;; [.A69];&quot;',  &quot;;[.B69];&quot;, &quot;;[.C69];&quot;, &quot;;[.F69];&quot;),&quot;)" office:value-type="string" office:string-value="('2036/01/01',  10000, 22, 8)," calcext:value-type="string">
            <text:p>('2036/01/01', <text:s/>10000, 22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67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1]+1" office:value-type="float" office:value="8" calcext:value-type="float">
            <text:p>8</text:p>
          </table:table-cell>
          <table:table-cell/>
          <table:table-cell table:formula="of:=CONCATENATE(&quot;('&quot;; [.A70];&quot;',  &quot;;[.B70];&quot;, &quot;;[.C70];&quot;, &quot;;[.F70];&quot;),&quot;)" office:value-type="string" office:string-value="('2034/01/01',  10500, 23, 8)," calcext:value-type="string">
            <text:p>('2034/01/01', <text:s/>10500, 23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68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2]+1" office:value-type="float" office:value="8" calcext:value-type="float">
            <text:p>8</text:p>
          </table:table-cell>
          <table:table-cell/>
          <table:table-cell table:formula="of:=CONCATENATE(&quot;('&quot;; [.A71];&quot;',  &quot;;[.B71];&quot;, &quot;;[.C71];&quot;, &quot;;[.F71];&quot;),&quot;)" office:value-type="string" office:string-value="('2035/01/01',  11000, 23, 8)," calcext:value-type="string">
            <text:p>('2035/01/01', <text:s/>11000, 23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69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3]+1" office:value-type="float" office:value="8" calcext:value-type="float">
            <text:p>8</text:p>
          </table:table-cell>
          <table:table-cell/>
          <table:table-cell table:formula="of:=CONCATENATE(&quot;('&quot;; [.A72];&quot;',  &quot;;[.B72];&quot;, &quot;;[.C72];&quot;, &quot;;[.F72];&quot;),&quot;)" office:value-type="string" office:string-value="('2036/01/01',  11500, 23, 8)," calcext:value-type="string">
            <text:p>('2036/01/01', <text:s/>11500, 23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70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4]+1" office:value-type="float" office:value="8" calcext:value-type="float">
            <text:p>8</text:p>
          </table:table-cell>
          <table:table-cell/>
          <table:table-cell table:formula="of:=CONCATENATE(&quot;('&quot;; [.A73];&quot;',  &quot;;[.B73];&quot;, &quot;;[.C73];&quot;, &quot;;[.F73];&quot;),&quot;)" office:value-type="string" office:string-value="('2034/01/01',  10000, 24, 8)," calcext:value-type="string">
            <text:p>('2034/01/01', <text:s/>10000, 24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1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5]+1" office:value-type="float" office:value="8" calcext:value-type="float">
            <text:p>8</text:p>
          </table:table-cell>
          <table:table-cell/>
          <table:table-cell table:formula="of:=CONCATENATE(&quot;('&quot;; [.A74];&quot;',  &quot;;[.B74];&quot;, &quot;;[.C74];&quot;, &quot;;[.F74];&quot;),&quot;)" office:value-type="string" office:string-value="('2035/01/01',  10500, 24, 8)," calcext:value-type="string">
            <text:p>('2035/01/01', <text:s/>10500, 24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72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6]+1" office:value-type="float" office:value="8" calcext:value-type="float">
            <text:p>8</text:p>
          </table:table-cell>
          <table:table-cell/>
          <table:table-cell table:formula="of:=CONCATENATE(&quot;('&quot;; [.A75];&quot;',  &quot;;[.B75];&quot;, &quot;;[.C75];&quot;, &quot;;[.F75];&quot;),&quot;)" office:value-type="string" office:string-value="('2036/01/01',  11000, 24, 8)," calcext:value-type="string">
            <text:p>('2036/01/01', <text:s/>11000, 24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73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7]+1" office:value-type="float" office:value="9" calcext:value-type="float">
            <text:p>9</text:p>
          </table:table-cell>
          <table:table-cell/>
          <table:table-cell table:formula="of:=CONCATENATE(&quot;('&quot;; [.A76];&quot;',  &quot;;[.B76];&quot;, &quot;;[.C76];&quot;, &quot;;[.F76];&quot;),&quot;)" office:value-type="string" office:string-value="('2034/01/01',  10000, 25, 9)," calcext:value-type="string">
            <text:p>('2034/01/01', <text:s/>10000, 25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4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8]+1" office:value-type="float" office:value="9" calcext:value-type="float">
            <text:p>9</text:p>
          </table:table-cell>
          <table:table-cell/>
          <table:table-cell table:formula="of:=CONCATENATE(&quot;('&quot;; [.A77];&quot;',  &quot;;[.B77];&quot;, &quot;;[.C77];&quot;, &quot;;[.F77];&quot;),&quot;)" office:value-type="string" office:string-value="('2035/01/01',  10500, 25, 9)," calcext:value-type="string">
            <text:p>('2035/01/01', <text:s/>10500, 25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75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9]+1" office:value-type="float" office:value="9" calcext:value-type="float">
            <text:p>9</text:p>
          </table:table-cell>
          <table:table-cell/>
          <table:table-cell table:formula="of:=CONCATENATE(&quot;('&quot;; [.A78];&quot;',  &quot;;[.B78];&quot;, &quot;;[.C78];&quot;, &quot;;[.F78];&quot;),&quot;)" office:value-type="string" office:string-value="('2036/01/01',  11000, 25, 9)," calcext:value-type="string">
            <text:p>('2036/01/01', <text:s/>11000, 25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76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0]+1" office:value-type="float" office:value="9" calcext:value-type="float">
            <text:p>9</text:p>
          </table:table-cell>
          <table:table-cell/>
          <table:table-cell table:formula="of:=CONCATENATE(&quot;('&quot;; [.A79];&quot;',  &quot;;[.B79];&quot;, &quot;;[.C79];&quot;, &quot;;[.F79];&quot;),&quot;)" office:value-type="string" office:string-value="('2034/01/01',  12000, 26, 9)," calcext:value-type="string">
            <text:p>('2034/01/01', <text:s/>12000, 26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77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1]+1" office:value-type="float" office:value="9" calcext:value-type="float">
            <text:p>9</text:p>
          </table:table-cell>
          <table:table-cell/>
          <table:table-cell table:formula="of:=CONCATENATE(&quot;('&quot;; [.A80];&quot;',  &quot;;[.B80];&quot;, &quot;;[.C80];&quot;, &quot;;[.F80];&quot;),&quot;)" office:value-type="string" office:string-value="('2035/01/01',  13000, 26, 9)," calcext:value-type="string">
            <text:p>('2035/01/01', <text:s/>13000, 26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78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2]+1" office:value-type="float" office:value="9" calcext:value-type="float">
            <text:p>9</text:p>
          </table:table-cell>
          <table:table-cell/>
          <table:table-cell table:formula="of:=CONCATENATE(&quot;('&quot;; [.A81];&quot;',  &quot;;[.B81];&quot;, &quot;;[.C81];&quot;, &quot;;[.F81];&quot;),&quot;)" office:value-type="string" office:string-value="('2036/01/01',  10000, 26, 9)," calcext:value-type="string">
            <text:p>('2036/01/01', <text:s/>10000, 26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9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3]+1" office:value-type="float" office:value="9" calcext:value-type="float">
            <text:p>9</text:p>
          </table:table-cell>
          <table:table-cell/>
          <table:table-cell table:formula="of:=CONCATENATE(&quot;('&quot;; [.A82];&quot;',  &quot;;[.B82];&quot;, &quot;;[.C82];&quot;, &quot;;[.F82];&quot;),&quot;)" office:value-type="string" office:string-value="('2034/01/01',  10500, 27, 9)," calcext:value-type="string">
            <text:p>('2034/01/01', <text:s/>10500, 27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80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4]+1" office:value-type="float" office:value="9" calcext:value-type="float">
            <text:p>9</text:p>
          </table:table-cell>
          <table:table-cell/>
          <table:table-cell table:formula="of:=CONCATENATE(&quot;('&quot;; [.A83];&quot;',  &quot;;[.B83];&quot;, &quot;;[.C83];&quot;, &quot;;[.F83];&quot;),&quot;)" office:value-type="string" office:string-value="('2035/01/01',  11000, 27, 9)," calcext:value-type="string">
            <text:p>('2035/01/01', <text:s/>11000, 27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81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5]+1" office:value-type="float" office:value="9" calcext:value-type="float">
            <text:p>9</text:p>
          </table:table-cell>
          <table:table-cell/>
          <table:table-cell table:formula="of:=CONCATENATE(&quot;('&quot;; [.A84];&quot;',  &quot;;[.B84];&quot;, &quot;;[.C84];&quot;, &quot;;[.F84];&quot;),&quot;)" office:value-type="string" office:string-value="('2036/01/01',  11500, 27, 9)," calcext:value-type="string">
            <text:p>('2036/01/01', <text:s/>11500, 27, 9),</text:p>
          </table:table-cell>
          <table:table-cell table:number-columns-repeated="56"/>
        </table:table-row>
        <table:table-row table:style-name="ro3">
          <table:table-cell table:style-name="ce16"/>
          <table:table-cell office:value-type="string" calcext:value-type="string">
            <text:p>&lt;--Termina</text:p>
          </table:table-cell>
          <table:table-cell/>
          <table:table-cell table:style-name="ce15"/>
          <table:table-cell table:number-columns-repeated="60"/>
        </table:table-row>
        <table:table-row table:style-name="ro3" table:number-rows-repeated="7">
          <table:table-cell table:style-name="ce16"/>
          <table:table-cell table:number-columns-repeated="2"/>
          <table:table-cell table:style-name="ce15"/>
          <table:table-cell table:number-columns-repeated="60"/>
        </table:table-row>
        <table:table-row table:style-name="ro1">
          <table:table-cell table:style-name="ce16"/>
          <table:table-cell table:number-columns-repeated="63"/>
        </table:table-row>
        <table:table-row table:style-name="ro1" table:number-rows-repeated="6">
          <table:table-cell table:style-name="ce17"/>
          <table:table-cell table:number-columns-repeated="63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1">
          <table:table-cell table:style-name="ce17"/>
          <table:table-cell table:number-columns-repeated="63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1">
          <table:table-cell table:style-name="ce17"/>
          <table:table-cell table:number-columns-repeated="63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1">
          <table:table-cell table:style-name="ce17"/>
          <table:table-cell table:number-columns-repeated="63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1">
          <table:table-cell table:style-name="ce17"/>
          <table:table-cell table:number-columns-repeated="63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IASES" table:style-name="ta4">
        <table:table-column table:style-name="co46" table:default-cell-style-name="ce25"/>
        <table:table-column table:style-name="co47" table:default-cell-style-name="ce30"/>
        <table:table-column table:style-name="co48" table:default-cell-style-name="ce39"/>
        <table:table-column table:style-name="co49" table:default-cell-style-name="Default"/>
        <table:table-column table:style-name="co14" table:default-cell-style-name="Default"/>
        <table:table-column table:style-name="co50" table:default-cell-style-name="ce49"/>
        <table:table-column table:style-name="co51" table:default-cell-style-name="ce49"/>
        <table:table-column table:style-name="co52" table:number-columns-repeated="2" table:default-cell-style-name="ce49"/>
        <table:table-column table:style-name="co53" table:default-cell-style-name="ce49"/>
        <table:table-column table:style-name="co54" table:default-cell-style-name="ce49"/>
        <table:table-column table:style-name="co47" table:default-cell-style-name="ce49"/>
        <table:table-column table:style-name="co53" table:default-cell-style-name="Default"/>
        <table:table-column table:style-name="co55" table:default-cell-style-name="ce49"/>
        <table:table-column table:style-name="co56" table:default-cell-style-name="Default"/>
        <table:table-column table:style-name="co57" table:default-cell-style-name="ce104"/>
        <table:table-column table:style-name="co58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47" table:default-cell-style-name="Default"/>
        <table:table-column table:style-name="co55" table:default-cell-style-name="Default"/>
        <table:table-column table:style-name="co59" table:default-cell-style-name="Default"/>
        <table:table-column table:style-name="co14" table:number-columns-repeated="39" table:default-cell-style-name="Default"/>
        <table:table-row table:style-name="ro4">
          <table:table-cell/>
          <table:table-cell table:style-name="ce25"/>
          <table:table-cell table:number-columns-repeated="62"/>
        </table:table-row>
        <table:table-row table:style-name="ro4">
          <table:table-cell/>
          <table:table-cell table:style-name="ce25"/>
          <table:table-cell table:number-columns-repeated="12"/>
          <table:table-cell office:value-type="string" calcext:value-type="string">
            <text:p>UPDATE personal_inteligencia SET aliases = array_append(aliases, </text:p>
          </table:table-cell>
          <table:table-cell table:style-name="ce105" office:value-type="string" calcext:value-type="string">
            <text:p><text:s/>WHERE id = 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id</text:p>
          </table:table-cell>
          <table:table-cell table:style-name="ce40"/>
          <table:table-cell/>
          <table:table-cell table:style-name="ce74" office:value-type="string" calcext:value-type="string">
            <text:p>aliases</text:p>
          </table:table-cell>
          <table:table-cell/>
          <table:table-cell table:number-columns-repeated="2" table:style-name="Default" office:value-type="string" calcext:value-type="string">
            <text:p><text:s/></text:p>
          </table:table-cell>
          <table:table-cell table:style-name="Default"/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48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3-09-21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40378594" calcext:value-type="float">
            <text:p>4037859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Tucson, AZ 85718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office:value-type="string" office:string-value="UPDATE personal_inteligencia SET aliases = array_append(aliases,  ROW( 'Bertrudis','Viviana','Sanchez','Serna','personal_inteligencia_data/foto.png','1993-09-21','Argentina',40378594,'marrón oscuro','Tucson, AZ 85718','2035-04-09 07:00:00' )::alias_ty)" calcext:value-type="string">
            <text:p>UPDATE personal_inteligencia SET aliases = array_append(aliases, <text:s/>ROW( 'Bertrudis','Viviana','Sanchez','Serna','personal_inteligencia_data/foto.png','1993-09-21','Argentina',40378594,'marrón oscuro','Tucson, AZ 85718','2035-04-09 07:00:00' )::alias_ty)</text:p>
          </table:table-cell>
          <table:table-cell table:formula="of:=CONCATENATE([.$P$2];[.C4];&quot;;&quot;)" office:value-type="string" office:string-value=" WHERE id = 2;" calcext:value-type="string">
            <text:p><text:s/>WHERE id = 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2-05-06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42486763" calcext:value-type="float">
            <text:p>42486763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Kennesaw, GA 30144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office:value-type="string" office:string-value="UPDATE personal_inteligencia SET aliases = array_append(aliases,  ROW( 'Bienvenido','Vivaldo','Salmeron','Sarmiento','personal_inteligencia_data/foto.png','2002-05-06','Taiwán',42486763,'azul oscuro','Kennesaw, GA 30144','2035-04-09 07:00:00' )::alias_ty)" calcext:value-type="string">
            <text:p>UPDATE personal_inteligencia SET aliases = array_append(aliases, <text:s/>ROW( 'Bienvenido','Vivaldo','Salmeron','Sarmiento','personal_inteligencia_data/foto.png','2002-05-06','Taiwán',42486763,'azul oscuro','Kennesaw, GA 30144','2035-04-09 07:00:00' )::alias_ty)</text:p>
          </table:table-cell>
          <table:table-cell table:formula="of:=CONCATENATE([.$P$2];[.C5];&quot;;&quot;)" office:value-type="string" office:string-value=" WHERE id = 4;" calcext:value-type="string">
            <text:p><text:s/>WHERE id = 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05-28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86038591" calcext:value-type="float">
            <text:p>86038591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3 Sunbeam Drive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office:value-type="string" office:string-value="UPDATE personal_inteligencia SET aliases = array_append(aliases,  ROW( 'Adrian','Vitalicio','Ward','Zambrano','personal_inteligencia_data/foto.png','1982-05-28','Argentina',86038591,'azul oscuro','93 Sunbeam Drive ','2035-04-09 07:00:00' )::alias_ty)" calcext:value-type="string">
            <text:p>UPDATE personal_inteligencia SET aliases = array_append(aliases, <text:s/>ROW( 'Adrian','Vitalicio','Ward','Zambrano','personal_inteligencia_data/foto.png','1982-05-28','Argentina',86038591,'azul oscuro','93 Sunbeam Drive ','2035-04-09 07:00:00' )::alias_ty)</text:p>
          </table:table-cell>
          <table:table-cell table:formula="of:=CONCATENATE([.$P$2];[.C6];&quot;;&quot;)" office:value-type="string" office:string-value=" WHERE id = 6;" calcext:value-type="string">
            <text:p><text:s/>WHERE id = 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9-18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78822129" calcext:value-type="float">
            <text:p>78822129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Nashville, TN 37205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office:value-type="string" office:string-value="UPDATE personal_inteligencia SET aliases = array_append(aliases,  ROW( 'Anastasia','Victor','Toro','Valentin','personal_inteligencia_data/foto.png','2000-09-18','Malasia',78822129,'verde oscuro','Nashville, TN 37205','2035-04-09 07:00:00' )::alias_ty)" calcext:value-type="string">
            <text:p>UPDATE personal_inteligencia SET aliases = array_append(aliases, <text:s/>ROW( 'Anastasia','Victor','Toro','Valentin','personal_inteligencia_data/foto.png','2000-09-18','Malasia',78822129,'verde oscuro','Nashville, TN 37205','2035-04-09 07:00:00' )::alias_ty)</text:p>
          </table:table-cell>
          <table:table-cell table:formula="of:=CONCATENATE([.$P$2];[.C7];&quot;;&quot;)" office:value-type="string" office:string-value=" WHERE id = 8;" calcext:value-type="string">
            <text:p><text:s/>WHERE id = 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ando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7-01-29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22467199" calcext:value-type="float">
            <text:p>22467199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Germantown, MD 20874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office:value-type="string" office:string-value="UPDATE personal_inteligencia SET aliases = array_append(aliases,  ROW( 'Brandon','Vicente','Salguero','Santiago','personal_inteligencia_data/foto.png','2007-01-29','Malasia',22467199,'marrón claro','Germantown, MD 20874','2035-04-09 07:00:00' )::alias_ty)" calcext:value-type="string">
            <text:p>UPDATE personal_inteligencia SET aliases = array_append(aliases, <text:s/>ROW( 'Brandon','Vicente','Salguero','Santiago','personal_inteligencia_data/foto.png','2007-01-29','Malasia',22467199,'marrón claro','Germantown, MD 20874','2035-04-09 07:00:00' )::alias_ty)</text:p>
          </table:table-cell>
          <table:table-cell table:formula="of:=CONCATENATE([.$P$2];[.C8];&quot;;&quot;)" office:value-type="string" office:string-value=" WHERE id = 10;" calcext:value-type="string">
            <text:p><text:s/>WHERE id = 1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Vicente'</text:p>
          </table:table-cell>
          <table:table-cell table:number-columns-repeated="2" office:value-type="string" calcext:value-type="string">
            <text:p>'Zaragoz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3-02-0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53061111" calcext:value-type="float">
            <text:p>53061111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586 Bear Hill Court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office:value-type="string" office:string-value="UPDATE personal_inteligencia SET aliases = array_append(aliases,  ROW( 'Adolfo','Vicente','Zaragoza','Zaragoza','personal_inteligencia_data/foto.png','1973-02-07','Holanda',53061111,'azul claro','586 Bear Hill Court ','2035-04-09 07:00:00' )::alias_ty)" calcext:value-type="string">
            <text:p>UPDATE personal_inteligencia SET aliases = array_append(aliases, <text:s/>ROW( 'Adolfo','Vicente','Zaragoza','Zaragoza','personal_inteligencia_data/foto.png','1973-02-07','Holanda',53061111,'azul claro','586 Bear Hill Court ','2035-04-09 07:00:00' )::alias_ty)</text:p>
          </table:table-cell>
          <table:table-cell table:formula="of:=CONCATENATE([.$P$2];[.C9];&quot;;&quot;)" office:value-type="string" office:string-value=" WHERE id = 12;" calcext:value-type="string">
            <text:p><text:s/>WHERE id = 1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130"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6-08-18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74447772" calcext:value-type="float">
            <text:p>74447772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Stroudsburg, PA 1836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office:value-type="string" office:string-value="UPDATE personal_inteligencia SET aliases = array_append(aliases,  ROW( 'Alba','Veronica','Vidal','Villa','personal_inteligencia_data/foto.png','2006-08-18','Zimbabue',74447772,'verde claro','Stroudsburg, PA 18360','2035-04-09 07:00:00' )::alias_ty)" calcext:value-type="string">
            <text:p>UPDATE personal_inteligencia SET aliases = array_append(aliases, <text:s/>ROW( 'Alba','Veronica','Vidal','Villa','personal_inteligencia_data/foto.png','2006-08-18','Zimbabue',74447772,'verde claro','Stroudsburg, PA 18360','2035-04-09 07:00:00' )::alias_ty)</text:p>
          </table:table-cell>
          <table:table-cell table:formula="of:=CONCATENATE([.$P$2];[.C10];&quot;;&quot;)" office:value-type="string" office:string-value=" WHERE id = 14;" calcext:value-type="string">
            <text:p><text:s/>WHERE id = 1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ma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7-14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18397565" calcext:value-type="float">
            <text:p>18397565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West Bloomfield, MI 48322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office:value-type="string" office:string-value="UPDATE personal_inteligencia SET aliases = array_append(aliases,  ROW( 'Alma','Vanesa','Valles','Velazquez','personal_inteligencia_data/foto.png','1975-07-14','Holanda',18397565,'verde oscuro','West Bloomfield, MI 48322','2035-04-09 07:00:00' )::alias_ty)" calcext:value-type="string">
            <text:p>UPDATE personal_inteligencia SET aliases = array_append(aliases, <text:s/>ROW( 'Alma','Vanesa','Valles','Velazquez','personal_inteligencia_data/foto.png','1975-07-14','Holanda',18397565,'verde oscuro','West Bloomfield, MI 48322','2035-04-09 07:00:00' )::alias_ty)</text:p>
          </table:table-cell>
          <table:table-cell table:formula="of:=CONCATENATE([.$P$2];[.C11];&quot;;&quot;)" office:value-type="string" office:string-value=" WHERE id = 16;" calcext:value-type="string">
            <text:p><text:s/>WHERE id = 1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6-0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80474959" calcext:value-type="float">
            <text:p>80474959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Madison Heights, MI 4807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office:value-type="string" office:string-value="UPDATE personal_inteligencia SET aliases = array_append(aliases,  ROW( 'Benedicto','Valentina','Serrano','Stewart','personal_inteligencia_data/foto.png','1965-06-03','Uganda',80474959,'azul claro','Madison Heights, MI 48071','2035-04-09 07:00:00' )::alias_ty)" calcext:value-type="string">
            <text:p>UPDATE personal_inteligencia SET aliases = array_append(aliases, <text:s/>ROW( 'Benedicto','Valentina','Serrano','Stewart','personal_inteligencia_data/foto.png','1965-06-03','Uganda',80474959,'azul claro','Madison Heights, MI 48071','2035-04-09 07:00:00' )::alias_ty)</text:p>
          </table:table-cell>
          <table:table-cell table:formula="of:=CONCATENATE([.$P$2];[.C12];&quot;;&quot;)" office:value-type="string" office:string-value=" WHERE id = 18;" calcext:value-type="string">
            <text:p><text:s/>WHERE id = 1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idan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5-05-19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39725725" calcext:value-type="float">
            <text:p>39725725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Richardson, TX 7508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office:value-type="string" office:string-value="UPDATE personal_inteligencia SET aliases = array_append(aliases,  ROW( 'Aidana','Tulio','Villareal','Villatoro','personal_inteligencia_data/foto.png','1995-05-19','Malasia',39725725,'verde oscuro','Richardson, TX 75080','2035-04-09 07:00:00' )::alias_ty)" calcext:value-type="string">
            <text:p>UPDATE personal_inteligencia SET aliases = array_append(aliases, <text:s/>ROW( 'Aidana','Tulio','Villareal','Villatoro','personal_inteligencia_data/foto.png','1995-05-19','Malasia',39725725,'verde oscuro','Richardson, TX 75080','2035-04-09 07:00:00' )::alias_ty)</text:p>
          </table:table-cell>
          <table:table-cell table:formula="of:=CONCATENATE([.$P$2];[.C13];&quot;;&quot;)" office:value-type="string" office:string-value=" WHERE id = 20;" calcext:value-type="string">
            <text:p><text:s/>WHERE id = 2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4-03-15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60378563" calcext:value-type="float">
            <text:p>60378563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West Haven, CT 0651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office:value-type="string" office:string-value="UPDATE personal_inteligencia SET aliases = array_append(aliases,  ROW( 'Andres','Tulio','Terrazas','Valdivia','personal_inteligencia_data/foto.png','2004-03-15','Uganda',60378563,'azul claro','West Haven, CT 06516','2035-04-09 07:00:00' )::alias_ty)" calcext:value-type="string">
            <text:p>UPDATE personal_inteligencia SET aliases = array_append(aliases, <text:s/>ROW( 'Andres','Tulio','Terrazas','Valdivia','personal_inteligencia_data/foto.png','2004-03-15','Uganda',60378563,'azul claro','West Haven, CT 06516','2035-04-09 07:00:00' )::alias_ty)</text:p>
          </table:table-cell>
          <table:table-cell table:formula="of:=CONCATENATE([.$P$2];[.C14];&quot;;&quot;)" office:value-type="string" office:string-value=" WHERE id = 22;" calcext:value-type="string">
            <text:p><text:s/>WHERE id = 2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elardo'</text:p>
          </table:table-cell>
          <table:table-cell office:value-type="string" calcext:value-type="string">
            <text:p>'Trinidad'</text:p>
          </table:table-cell>
          <table:table-cell table:number-columns-repeated="2" office:value-type="string" calcext:value-type="string">
            <text:p>'Zunig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4-12-31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72220141" calcext:value-type="float">
            <text:p>72220141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9161 Court Street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office:value-type="string" office:string-value="UPDATE personal_inteligencia SET aliases = array_append(aliases,  ROW( 'Abelardo','Trinidad','Zuniga','Zuniga','personal_inteligencia_data/foto.png','1964-12-31','Irlanda',72220141,'marrón oscuro','9161 Court Street ','2035-04-09 07:00:00' )::alias_ty)" calcext:value-type="string">
            <text:p>UPDATE personal_inteligencia SET aliases = array_append(aliases, <text:s/>ROW( 'Abelardo','Trinidad','Zuniga','Zuniga','personal_inteligencia_data/foto.png','1964-12-31','Irlanda',72220141,'marrón oscuro','9161 Court Street ','2035-04-09 07:00:00' )::alias_ty)</text:p>
          </table:table-cell>
          <table:table-cell table:formula="of:=CONCATENATE([.$P$2];[.C15];&quot;;&quot;)" office:value-type="string" office:string-value=" WHERE id = 24;" calcext:value-type="string">
            <text:p><text:s/>WHERE id = 2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lla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2-15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28649935" calcext:value-type="float">
            <text:p>28649935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Bedford, OH 4414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office:value-type="string" office:string-value="UPDATE personal_inteligencia SET aliases = array_append(aliases,  ROW( 'Bella','Tarsicio','Serrato','Sullivan','personal_inteligencia_data/foto.png','2011-02-15','Uganda',28649935,'verde oscuro','Bedford, OH 44146','2035-04-09 07:00:00' )::alias_ty)" calcext:value-type="string">
            <text:p>UPDATE personal_inteligencia SET aliases = array_append(aliases, <text:s/>ROW( 'Bella','Tarsicio','Serrato','Sullivan','personal_inteligencia_data/foto.png','2011-02-15','Uganda',28649935,'verde oscuro','Bedford, OH 44146','2035-04-09 07:00:00' )::alias_ty)</text:p>
          </table:table-cell>
          <table:table-cell table:formula="of:=CONCATENATE([.$P$2];[.C16];&quot;;&quot;)" office:value-type="string" office:string-value=" WHERE id = 26;" calcext:value-type="string">
            <text:p><text:s/>WHERE id = 2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5-08-22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23511971" calcext:value-type="float">
            <text:p>23511971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Elkridge, MD 21075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office:value-type="string" office:string-value="UPDATE personal_inteligencia SET aliases = array_append(aliases,  ROW( 'Atenea','Tarsicio','Stevens','Teran','personal_inteligencia_data/foto.png','1985-08-22','Groenlandia',23511971,'marrón oscuro','Elkridge, MD 21075','2035-04-09 07:00:00' )::alias_ty)" calcext:value-type="string">
            <text:p>UPDATE personal_inteligencia SET aliases = array_append(aliases, <text:s/>ROW( 'Atenea','Tarsicio','Stevens','Teran','personal_inteligencia_data/foto.png','1985-08-22','Groenlandia',23511971,'marrón oscuro','Elkridge, MD 21075','2035-04-09 07:00:00' )::alias_ty)</text:p>
          </table:table-cell>
          <table:table-cell table:formula="of:=CONCATENATE([.$P$2];[.C17];&quot;;&quot;)" office:value-type="string" office:string-value=" WHERE id = 28;" calcext:value-type="string">
            <text:p><text:s/>WHERE id = 2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a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12-04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49972916" calcext:value-type="float">
            <text:p>49972916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Longview, TX 75604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office:value-type="string" office:string-value="UPDATE personal_inteligencia SET aliases = array_append(aliases,  ROW( 'Berta','Soledad','Sandoval','Serrato','personal_inteligencia_data/foto.png','1990-12-04','Groenlandia',49972916,'azul claro','Longview, TX 75604','2035-04-09 07:00:00' )::alias_ty)" calcext:value-type="string">
            <text:p>UPDATE personal_inteligencia SET aliases = array_append(aliases, <text:s/>ROW( 'Berta','Soledad','Sandoval','Serrato','personal_inteligencia_data/foto.png','1990-12-04','Groenlandia',49972916,'azul claro','Longview, TX 75604','2035-04-09 07:00:00' )::alias_ty)</text:p>
          </table:table-cell>
          <table:table-cell table:formula="of:=CONCATENATE([.$P$2];[.C18];&quot;;&quot;)" office:value-type="string" office:string-value=" WHERE id = 30;" calcext:value-type="string">
            <text:p><text:s/>WHERE id = 3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6-05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23814568" calcext:value-type="float">
            <text:p>23814568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Milledgeville, GA 3106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office:value-type="string" office:string-value="UPDATE personal_inteligencia SET aliases = array_append(aliases,  ROW( 'Alana','Santiago','Vidal','Villalobos','personal_inteligencia_data/foto.png','2000-06-05','Uganda',23814568,'marrón oscuro','Milledgeville, GA 31061','2035-04-09 07:00:00' )::alias_ty)" calcext:value-type="string">
            <text:p>UPDATE personal_inteligencia SET aliases = array_append(aliases, <text:s/>ROW( 'Alana','Santiago','Vidal','Villalobos','personal_inteligencia_data/foto.png','2000-06-05','Uganda',23814568,'marrón oscuro','Milledgeville, GA 31061','2035-04-09 07:00:00' )::alias_ty)</text:p>
          </table:table-cell>
          <table:table-cell table:formula="of:=CONCATENATE([.$P$2];[.C19];&quot;;&quot;)" office:value-type="string" office:string-value=" WHERE id = 32;" calcext:value-type="string">
            <text:p><text:s/>WHERE id = 3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8-09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55477642" calcext:value-type="float">
            <text:p>55477642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Casselberry, FL 32707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office:value-type="string" office:string-value="UPDATE personal_inteligencia SET aliases = array_append(aliases,  ROW( 'Aurelio','Saida','Soliz','Tejeda','personal_inteligencia_data/foto.png','1996-08-09','Taiwán',55477642,'azul oscuro','Casselberry, FL 32707','2035-04-09 07:00:00' )::alias_ty)" calcext:value-type="string">
            <text:p>UPDATE personal_inteligencia SET aliases = array_append(aliases, <text:s/>ROW( 'Aurelio','Saida','Soliz','Tejeda','personal_inteligencia_data/foto.png','1996-08-09','Taiwán',55477642,'azul oscuro','Casselberry, FL 32707','2035-04-09 07:00:00' )::alias_ty)</text:p>
          </table:table-cell>
          <table:table-cell table:formula="of:=CONCATENATE([.$P$2];[.C20];&quot;;&quot;)" office:value-type="string" office:string-value=" WHERE id = 34;" calcext:value-type="string">
            <text:p><text:s/>WHERE id = 3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enice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09-23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12851022" calcext:value-type="float">
            <text:p>12851022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Thibodaux, LA 7030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office:value-type="string" office:string-value="UPDATE personal_inteligencia SET aliases = array_append(aliases,  ROW( 'Berenice','Rosaura','Santiago','Sifuentes','personal_inteligencia_data/foto.png','1982-09-23','Holanda',12851022,'marrón oscuro','Thibodaux, LA 70301','2035-04-09 07:00:00' )::alias_ty)" calcext:value-type="string">
            <text:p>UPDATE personal_inteligencia SET aliases = array_append(aliases, <text:s/>ROW( 'Berenice','Rosaura','Santiago','Sifuentes','personal_inteligencia_data/foto.png','1982-09-23','Holanda',12851022,'marrón oscuro','Thibodaux, LA 70301','2035-04-09 07:00:00' )::alias_ty)</text:p>
          </table:table-cell>
          <table:table-cell table:formula="of:=CONCATENATE([.$P$2];[.C21];&quot;;&quot;)" office:value-type="string" office:string-value=" WHERE id = 36;" calcext:value-type="string">
            <text:p><text:s/>WHERE id = 3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9-03-19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33421986" calcext:value-type="float">
            <text:p>33421986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Maplewood, NJ 0704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office:value-type="string" office:string-value="UPDATE personal_inteligencia SET aliases = array_append(aliases,  ROW( 'Alan','Renato','Villa','Villarreal','personal_inteligencia_data/foto.png','1999-03-19','Uganda',33421986,'azul claro','Maplewood, NJ 07040','2035-04-09 07:00:00' )::alias_ty)" calcext:value-type="string">
            <text:p>UPDATE personal_inteligencia SET aliases = array_append(aliases, <text:s/>ROW( 'Alan','Renato','Villa','Villarreal','personal_inteligencia_data/foto.png','1999-03-19','Uganda',33421986,'azul claro','Maplewood, NJ 07040','2035-04-09 07:00:00' )::alias_ty)</text:p>
          </table:table-cell>
          <table:table-cell table:formula="of:=CONCATENATE([.$P$2];[.C22];&quot;;&quot;)" office:value-type="string" office:string-value=" WHERE id = 38;" calcext:value-type="string">
            <text:p><text:s/>WHERE id = 3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1-12-24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92457427" calcext:value-type="float">
            <text:p>92457427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Tupelo, MS 3880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office:value-type="string" office:string-value="UPDATE personal_inteligencia SET aliases = array_append(aliases,  ROW( 'Benedicto','Ramona','Segura','Solorzano','personal_inteligencia_data/foto.png','1971-12-24','Australia',92457427,'verde claro','Tupelo, MS 38801','2035-04-09 07:00:00' )::alias_ty)" calcext:value-type="string">
            <text:p>UPDATE personal_inteligencia SET aliases = array_append(aliases, <text:s/>ROW( 'Benedicto','Ramona','Segura','Solorzano','personal_inteligencia_data/foto.png','1971-12-24','Australia',92457427,'verde claro','Tupelo, MS 38801','2035-04-09 07:00:00' )::alias_ty)</text:p>
          </table:table-cell>
          <table:table-cell table:formula="of:=CONCATENATE([.$P$2];[.C23];&quot;;&quot;)" office:value-type="string" office:string-value=" WHERE id = 40;" calcext:value-type="string">
            <text:p><text:s/>WHERE id = 4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o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9-15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47989520" calcext:value-type="float">
            <text:p>4798952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Glen Allen, VA 23059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office:value-type="string" office:string-value="UPDATE personal_inteligencia SET aliases = array_append(aliases,  ROW( 'Breno','Pilar','Saldana','Santiago','personal_inteligencia_data/foto.png','2011-09-15','Malasia',47989520,'marrón oscuro','Glen Allen, VA 23059','2035-04-09 07:00:00' )::alias_ty)" calcext:value-type="string">
            <text:p>UPDATE personal_inteligencia SET aliases = array_append(aliases, <text:s/>ROW( 'Breno','Pilar','Saldana','Santiago','personal_inteligencia_data/foto.png','2011-09-15','Malasia',47989520,'marrón oscuro','Glen Allen, VA 23059','2035-04-09 07:00:00' )::alias_ty)</text:p>
          </table:table-cell>
          <table:table-cell table:formula="of:=CONCATENATE([.$P$2];[.C24];&quot;;&quot;)" office:value-type="string" office:string-value=" WHERE id = 42;" calcext:value-type="string">
            <text:p><text:s/>WHERE id = 4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9-02-16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88829997" calcext:value-type="float">
            <text:p>88829997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Meadville, PA 16335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office:value-type="string" office:string-value="UPDATE personal_inteligencia SET aliases = array_append(aliases,  ROW( 'Anastasia','Petronila','Torrez','Valerio','personal_inteligencia_data/foto.png','1999-02-16','Malasia',88829997,'marrón oscuro','Meadville, PA 16335','2035-04-09 07:00:00' )::alias_ty)" calcext:value-type="string">
            <text:p>UPDATE personal_inteligencia SET aliases = array_append(aliases, <text:s/>ROW( 'Anastasia','Petronila','Torrez','Valerio','personal_inteligencia_data/foto.png','1999-02-16','Malasia',88829997,'marrón oscuro','Meadville, PA 16335','2035-04-09 07:00:00' )::alias_ty)</text:p>
          </table:table-cell>
          <table:table-cell table:formula="of:=CONCATENATE([.$P$2];[.C25];&quot;;&quot;)" office:value-type="string" office:string-value=" WHERE id = 44;" calcext:value-type="string">
            <text:p><text:s/>WHERE id = 4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jandro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8-18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55502107" calcext:value-type="float">
            <text:p>55502107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Round Lake, IL 6007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office:value-type="string" office:string-value="UPDATE personal_inteligencia SET aliases = array_append(aliases,  ROW( 'Alejandro','Paulo','Verdugo','Vicente','personal_inteligencia_data/foto.png','2011-08-18','Australia',55502107,'azul oscuro','Round Lake, IL 60073','2035-04-09 07:00:00' )::alias_ty)" calcext:value-type="string">
            <text:p>UPDATE personal_inteligencia SET aliases = array_append(aliases, <text:s/>ROW( 'Alejandro','Paulo','Verdugo','Vicente','personal_inteligencia_data/foto.png','2011-08-18','Australia',55502107,'azul oscuro','Round Lake, IL 60073','2035-04-09 07:00:00' )::alias_ty)</text:p>
          </table:table-cell>
          <table:table-cell table:formula="of:=CONCATENATE([.$P$2];[.C26];&quot;;&quot;)" office:value-type="string" office:string-value=" WHERE id = 46;" calcext:value-type="string">
            <text:p><text:s/>WHERE id = 4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fred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3-12-12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42443430" calcext:value-type="float">
            <text:p>4244343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Shakopee, MN 55379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office:value-type="string" office:string-value="UPDATE personal_inteligencia SET aliases = array_append(aliases,  ROW( 'Alfredo','Orosio','Vargas','Vera','personal_inteligencia_data/foto.png','1973-12-12','Irlanda',42443430,'marrón oscuro','Shakopee, MN 55379','2035-04-09 07:00:00' )::alias_ty)" calcext:value-type="string">
            <text:p>UPDATE personal_inteligencia SET aliases = array_append(aliases, <text:s/>ROW( 'Alfredo','Orosio','Vargas','Vera','personal_inteligencia_data/foto.png','1973-12-12','Irlanda',42443430,'marrón oscuro','Shakopee, MN 55379','2035-04-09 07:00:00' )::alias_ty)</text:p>
          </table:table-cell>
          <table:table-cell table:formula="of:=CONCATENATE([.$P$2];[.C27];&quot;;&quot;)" office:value-type="string" office:string-value=" WHERE id = 48;" calcext:value-type="string">
            <text:p><text:s/>WHERE id = 4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gel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5-05-04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98700970" calcext:value-type="float">
            <text:p>9870097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East Brunswick, NJ 0881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office:value-type="string" office:string-value="UPDATE personal_inteligencia SET aliases = array_append(aliases,  ROW( 'Angel','Orosio','Tello','Valadez','personal_inteligencia_data/foto.png','2005-05-04','Zimbabue',98700970,'marrón oscuro','East Brunswick, NJ 08816','2035-04-09 07:00:00' )::alias_ty)" calcext:value-type="string">
            <text:p>UPDATE personal_inteligencia SET aliases = array_append(aliases, <text:s/>ROW( 'Angel','Orosio','Tello','Valadez','personal_inteligencia_data/foto.png','2005-05-04','Zimbabue',98700970,'marrón oscuro','East Brunswick, NJ 08816','2035-04-09 07:00:00' )::alias_ty)</text:p>
          </table:table-cell>
          <table:table-cell table:formula="of:=CONCATENATE([.$P$2];[.C28];&quot;;&quot;)" office:value-type="string" office:string-value=" WHERE id = 50;" calcext:value-type="string">
            <text:p><text:s/>WHERE id = 5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7-03-05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58782288" calcext:value-type="float">
            <text:p>58782288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Miami Gardens, FL 3305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office:value-type="string" office:string-value="UPDATE personal_inteligencia SET aliases = array_append(aliases,  ROW( 'Ayala','Ophelia','Solis','Tamez','personal_inteligencia_data/foto.png','2007-03-05','Malasia',58782288,'marrón oscuro','Miami Gardens, FL 33056','2035-04-09 07:00:00' )::alias_ty)" calcext:value-type="string">
            <text:p>UPDATE personal_inteligencia SET aliases = array_append(aliases, <text:s/>ROW( 'Ayala','Ophelia','Solis','Tamez','personal_inteligencia_data/foto.png','2007-03-05','Malasia',58782288,'marrón oscuro','Miami Gardens, FL 33056','2035-04-09 07:00:00' )::alias_ty)</text:p>
          </table:table-cell>
          <table:table-cell table:formula="of:=CONCATENATE([.$P$2];[.C29];&quot;;&quot;)" office:value-type="string" office:string-value=" WHERE id = 52;" calcext:value-type="string">
            <text:p><text:s/>WHERE id = 5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8-01-12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11275893" calcext:value-type="float">
            <text:p>11275893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Orchard Park, NY 14127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office:value-type="string" office:string-value="UPDATE personal_inteligencia SET aliases = array_append(aliases,  ROW( 'Antonio','Nathaly','Tavarez','Urena','personal_inteligencia_data/foto.png','1968-01-12','Australia',11275893,'azul oscuro','Orchard Park, NY 14127','2035-04-09 07:00:00' )::alias_ty)" calcext:value-type="string">
            <text:p>UPDATE personal_inteligencia SET aliases = array_append(aliases, <text:s/>ROW( 'Antonio','Nathaly','Tavarez','Urena','personal_inteligencia_data/foto.png','1968-01-12','Australia',11275893,'azul oscuro','Orchard Park, NY 14127','2035-04-09 07:00:00' )::alias_ty)</text:p>
          </table:table-cell>
          <table:table-cell table:formula="of:=CONCATENATE([.$P$2];[.C30];&quot;;&quot;)" office:value-type="string" office:string-value=" WHERE id = 54;" calcext:value-type="string">
            <text:p><text:s/>WHERE id = 5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7-31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77458030" calcext:value-type="float">
            <text:p>77458030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Lorton, VA 22079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office:value-type="string" office:string-value="UPDATE personal_inteligencia SET aliases = array_append(aliases,  ROW( 'Arturo','Myriam','Sullivan','Tolentino','personal_inteligencia_data/foto.png','1975-07-31','Holanda',77458030,'verde oscuro','Lorton, VA 22079','2035-04-09 07:00:00' )::alias_ty)" calcext:value-type="string">
            <text:p>UPDATE personal_inteligencia SET aliases = array_append(aliases, <text:s/>ROW( 'Arturo','Myriam','Sullivan','Tolentino','personal_inteligencia_data/foto.png','1975-07-31','Holanda',77458030,'verde oscuro','Lorton, VA 22079','2035-04-09 07:00:00' )::alias_ty)</text:p>
          </table:table-cell>
          <table:table-cell table:formula="of:=CONCATENATE([.$P$2];[.C31];&quot;;&quot;)" office:value-type="string" office:string-value=" WHERE id = 56;" calcext:value-type="string">
            <text:p><text:s/>WHERE id = 5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9-25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28058991" calcext:value-type="float">
            <text:p>28058991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Woodbridge, VA 2219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office:value-type="string" office:string-value="UPDATE personal_inteligencia SET aliases = array_append(aliases,  ROW( 'Ana','Michael','Ulloa','Valle','personal_inteligencia_data/foto.png','1996-09-25','Taiwán',28058991,'marrón claro','Woodbridge, VA 22191','2035-04-09 07:00:00' )::alias_ty)" calcext:value-type="string">
            <text:p>UPDATE personal_inteligencia SET aliases = array_append(aliases, <text:s/>ROW( 'Ana','Michael','Ulloa','Valle','personal_inteligencia_data/foto.png','1996-09-25','Taiwán',28058991,'marrón claro','Woodbridge, VA 22191','2035-04-09 07:00:00' )::alias_ty)</text:p>
          </table:table-cell>
          <table:table-cell table:formula="of:=CONCATENATE([.$P$2];[.C32];&quot;;&quot;)" office:value-type="string" office:string-value=" WHERE id = 58;" calcext:value-type="string">
            <text:p><text:s/>WHERE id = 58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bian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1-26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39546222" calcext:value-type="float">
            <text:p>39546222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Lake Mary, FL 3274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office:value-type="string" office:string-value="UPDATE personal_inteligencia SET aliases = array_append(aliases,  ROW( 'Bibiana','Melina','Samaniego','Scott','personal_inteligencia_data/foto.png','1996-01-26','Argentina',39546222,'verde claro','Lake Mary, FL 32746','2035-04-09 07:00:00' )::alias_ty)" calcext:value-type="string">
            <text:p>UPDATE personal_inteligencia SET aliases = array_append(aliases, <text:s/>ROW( 'Bibiana','Melina','Samaniego','Scott','personal_inteligencia_data/foto.png','1996-01-26','Argentina',39546222,'verde claro','Lake Mary, FL 32746','2035-04-09 07:00:00' )::alias_ty)</text:p>
          </table:table-cell>
          <table:table-cell table:formula="of:=CONCATENATE([.$P$2];[.C33];&quot;;&quot;)" office:value-type="string" office:string-value=" WHERE id = 60;" calcext:value-type="string">
            <text:p><text:s/>WHERE id = 6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ligula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9-09-17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51612014" calcext:value-type="float">
            <text:p>51612014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Arlington, MA 02474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office:value-type="string" office:string-value="UPDATE personal_inteligencia SET aliases = array_append(aliases,  ROW( 'Caligula','Melchor','Saavedra','Santacruz','personal_inteligencia_data/foto.png','1969-09-17','Uganda',51612014,'verde oscuro','Arlington, MA 02474','2035-04-09 07:00:00' )::alias_ty)" calcext:value-type="string">
            <text:p>UPDATE personal_inteligencia SET aliases = array_append(aliases, <text:s/>ROW( 'Caligula','Melchor','Saavedra','Santacruz','personal_inteligencia_data/foto.png','1969-09-17','Uganda',51612014,'verde oscuro','Arlington, MA 02474','2035-04-09 07:00:00' )::alias_ty)</text:p>
          </table:table-cell>
          <table:table-cell table:formula="of:=CONCATENATE([.$P$2];[.C34];&quot;;&quot;)" office:value-type="string" office:string-value=" WHERE id = 62;" calcext:value-type="string">
            <text:p><text:s/>WHERE id = 6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igail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0-03-20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86974537" calcext:value-type="float">
            <text:p>86974537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7399 Brickyard St.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office:value-type="string" office:string-value="UPDATE personal_inteligencia SET aliases = array_append(aliases,  ROW( 'Abigail','Maximo','Zelaya','Zayas','personal_inteligencia_data/foto.png','1970-03-20','Irlanda',86974537,'verde oscuro','7399 Brickyard St. ','2035-04-09 07:00:00' )::alias_ty)" calcext:value-type="string">
            <text:p>UPDATE personal_inteligencia SET aliases = array_append(aliases, <text:s/>ROW( 'Abigail','Maximo','Zelaya','Zayas','personal_inteligencia_data/foto.png','1970-03-20','Irlanda',86974537,'verde oscuro','7399 Brickyard St. ','2035-04-09 07:00:00' )::alias_ty)</text:p>
          </table:table-cell>
          <table:table-cell table:formula="of:=CONCATENATE([.$P$2];[.C35];&quot;;&quot;)" office:value-type="string" office:string-value=" WHERE id = 64;" calcext:value-type="string">
            <text:p><text:s/>WHERE id = 6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6-10-1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88366052" calcext:value-type="float">
            <text:p>88366052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Mason, OH 4504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office:value-type="string" office:string-value="UPDATE personal_inteligencia SET aliases = array_append(aliases,  ROW( 'Bernarda','Maximo','Santana','Sierra','personal_inteligencia_data/foto.png','1986-10-17','Holanda',88366052,'verde oscuro','Mason, OH 45040','2035-04-09 07:00:00' )::alias_ty)" calcext:value-type="string">
            <text:p>UPDATE personal_inteligencia SET aliases = array_append(aliases, <text:s/>ROW( 'Bernarda','Maximo','Santana','Sierra','personal_inteligencia_data/foto.png','1986-10-17','Holanda',88366052,'verde oscuro','Mason, OH 45040','2035-04-09 07:00:00' )::alias_ty)</text:p>
          </table:table-cell>
          <table:table-cell table:formula="of:=CONCATENATE([.$P$2];[.C36];&quot;;&quot;)" office:value-type="string" office:string-value=" WHERE id = 66;" calcext:value-type="string">
            <text:p><text:s/>WHERE id = 6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elia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05-03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16847015" calcext:value-type="float">
            <text:p>16847015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Venice, FL 3429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office:value-type="string" office:string-value="UPDATE personal_inteligencia SET aliases = array_append(aliases,  ROW( 'Amelia','Maximo','Valdivia','Valverde','personal_inteligencia_data/foto.png','1990-05-03','Argentina',16847015,'verde claro','Venice, FL 34293','2035-04-09 07:00:00' )::alias_ty)" calcext:value-type="string">
            <text:p>UPDATE personal_inteligencia SET aliases = array_append(aliases, <text:s/>ROW( 'Amelia','Maximo','Valdivia','Valverde','personal_inteligencia_data/foto.png','1990-05-03','Argentina',16847015,'verde claro','Venice, FL 34293','2035-04-09 07:00:00' )::alias_ty)</text:p>
          </table:table-cell>
          <table:table-cell table:formula="of:=CONCATENATE([.$P$2];[.C37];&quot;;&quot;)" office:value-type="string" office:string-value=" WHERE id = 68;" calcext:value-type="string">
            <text:p><text:s/>WHERE id = 68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7-02-15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68581608" calcext:value-type="float">
            <text:p>68581608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West Springfield, MA 01089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office:value-type="string" office:string-value="UPDATE personal_inteligencia SET aliases = array_append(aliases,  ROW( 'Aleyda','Maximiliano','Velasco','Verdugo','personal_inteligencia_data/foto.png','1967-02-15','Australia',68581608,'marrón claro','West Springfield, MA 01089','2035-04-09 07:00:00' )::alias_ty)" calcext:value-type="string">
            <text:p>UPDATE personal_inteligencia SET aliases = array_append(aliases, <text:s/>ROW( 'Aleyda','Maximiliano','Velasco','Verdugo','personal_inteligencia_data/foto.png','1967-02-15','Australia',68581608,'marrón claro','West Springfield, MA 01089','2035-04-09 07:00:00' )::alias_ty)</text:p>
          </table:table-cell>
          <table:table-cell table:formula="of:=CONCATENATE([.$P$2];[.C38];&quot;;&quot;)" office:value-type="string" office:string-value=" WHERE id = 70;" calcext:value-type="string">
            <text:p><text:s/>WHERE id = 7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3-06-07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2490123" calcext:value-type="float">
            <text:p>72490123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Zionsville, IN 46077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office:value-type="string" office:string-value="UPDATE personal_inteligencia SET aliases = array_append(aliases,  ROW( 'Amanda','Mariluz','Valerio','Velarde','personal_inteligencia_data/foto.png','1983-06-07','Groenlandia',72490123,'marrón oscuro','Zionsville, IN 46077','2035-04-09 07:00:00' )::alias_ty)" calcext:value-type="string">
            <text:p>UPDATE personal_inteligencia SET aliases = array_append(aliases, <text:s/>ROW( 'Amanda','Mariluz','Valerio','Velarde','personal_inteligencia_data/foto.png','1983-06-07','Groenlandia',72490123,'marrón oscuro','Zionsville, IN 46077','2035-04-09 07:00:00' )::alias_ty)</text:p>
          </table:table-cell>
          <table:table-cell table:formula="of:=CONCATENATE([.$P$2];[.C39];&quot;;&quot;)" office:value-type="string" office:string-value=" WHERE id = 72;" calcext:value-type="string">
            <text:p><text:s/>WHERE id = 7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gnes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9-03-16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99148711" calcext:value-type="float">
            <text:p>99148711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Chillicothe, OH 4560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office:value-type="string" office:string-value="UPDATE personal_inteligencia SET aliases = array_append(aliases,  ROW( 'Agnes','Mariana','Villeda','Walker','personal_inteligencia_data/foto.png','1989-03-16','Taiwán',99148711,'marrón oscuro','Chillicothe, OH 45601','2035-04-09 07:00:00' )::alias_ty)" calcext:value-type="string">
            <text:p>UPDATE personal_inteligencia SET aliases = array_append(aliases, <text:s/>ROW( 'Agnes','Mariana','Villeda','Walker','personal_inteligencia_data/foto.png','1989-03-16','Taiwán',99148711,'marrón oscuro','Chillicothe, OH 45601','2035-04-09 07:00:00' )::alias_ty)</text:p>
          </table:table-cell>
          <table:table-cell table:formula="of:=CONCATENATE([.$P$2];[.C40];&quot;;&quot;)" office:value-type="string" office:string-value=" WHERE id = 74;" calcext:value-type="string">
            <text:p><text:s/>WHERE id = 7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gn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6-12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15408709" calcext:value-type="float">
            <text:p>15408709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Palm Harbor, FL 3468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office:value-type="string" office:string-value="UPDATE personal_inteligencia SET aliases = array_append(aliases,  ROW( 'Benigno','Mariam','Sauceda','Simon','personal_inteligencia_data/foto.png','1975-06-12','Australia',15408709,'azul oscuro','Palm Harbor, FL 34683','2035-04-09 07:00:00' )::alias_ty)" calcext:value-type="string">
            <text:p>UPDATE personal_inteligencia SET aliases = array_append(aliases, <text:s/>ROW( 'Benigno','Mariam','Sauceda','Simon','personal_inteligencia_data/foto.png','1975-06-12','Australia',15408709,'azul oscuro','Palm Harbor, FL 34683','2035-04-09 07:00:00' )::alias_ty)</text:p>
          </table:table-cell>
          <table:table-cell table:formula="of:=CONCATENATE([.$P$2];[.C41];&quot;;&quot;)" office:value-type="string" office:string-value=" WHERE id = 76;" calcext:value-type="string">
            <text:p><text:s/>WHERE id = 7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1-06-15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63125103" calcext:value-type="float">
            <text:p>63125103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Cheshire, CT 0641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office:value-type="string" office:string-value="UPDATE personal_inteligencia SET aliases = array_append(aliases,  ROW( 'Antonio','Margarita','Tamez','Trejo','personal_inteligencia_data/foto.png','1971-06-15','Irlanda',63125103,'marrón claro','Cheshire, CT 06410','2035-04-09 07:00:00' )::alias_ty)" calcext:value-type="string">
            <text:p>UPDATE personal_inteligencia SET aliases = array_append(aliases, <text:s/>ROW( 'Antonio','Margarita','Tamez','Trejo','personal_inteligencia_data/foto.png','1971-06-15','Irlanda',63125103,'marrón claro','Cheshire, CT 06410','2035-04-09 07:00:00' )::alias_ty)</text:p>
          </table:table-cell>
          <table:table-cell table:formula="of:=CONCATENATE([.$P$2];[.C42];&quot;;&quot;)" office:value-type="string" office:string-value=" WHERE id = 78;" calcext:value-type="string">
            <text:p><text:s/>WHERE id = 7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aceli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2-08-11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29999884" calcext:value-type="float">
            <text:p>2999988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Georgetown, SC 2944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office:value-type="string" office:string-value="UPDATE personal_inteligencia SET aliases = array_append(aliases,  ROW( 'Araceli','Marcial','Tafoya','Torrez','personal_inteligencia_data/foto.png','1972-08-11','Irlanda',29999884,'marrón oscuro','Georgetown, SC 29440','2035-04-09 07:00:00' )::alias_ty)" calcext:value-type="string">
            <text:p>UPDATE personal_inteligencia SET aliases = array_append(aliases, <text:s/>ROW( 'Araceli','Marcial','Tafoya','Torrez','personal_inteligencia_data/foto.png','1972-08-11','Irlanda',29999884,'marrón oscuro','Georgetown, SC 29440','2035-04-09 07:00:00' )::alias_ty)</text:p>
          </table:table-cell>
          <table:table-cell table:formula="of:=CONCATENATE([.$P$2];[.C43];&quot;;&quot;)" office:value-type="string" office:string-value=" WHERE id = 80;" calcext:value-type="string">
            <text:p><text:s/>WHERE id = 8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jamin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9-03-29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77892795" calcext:value-type="float">
            <text:p>77892795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Maumee, OH 43537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office:value-type="string" office:string-value="UPDATE personal_inteligencia SET aliases = array_append(aliases,  ROW( 'Benjamin','Marcela','Santillan','Silva','personal_inteligencia_data/foto.png','1979-03-29','Irlanda',77892795,'marrón claro','Maumee, OH 43537','2035-04-09 07:00:00' )::alias_ty)" calcext:value-type="string">
            <text:p>UPDATE personal_inteligencia SET aliases = array_append(aliases, <text:s/>ROW( 'Benjamin','Marcela','Santillan','Silva','personal_inteligencia_data/foto.png','1979-03-29','Irlanda',77892795,'marrón claro','Maumee, OH 43537','2035-04-09 07:00:00' )::alias_ty)</text:p>
          </table:table-cell>
          <table:table-cell table:formula="of:=CONCATENATE([.$P$2];[.C44];&quot;;&quot;)" office:value-type="string" office:string-value=" WHERE id = 82;" calcext:value-type="string">
            <text:p><text:s/>WHERE id = 8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4-12-30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32164317" calcext:value-type="float">
            <text:p>32164317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29 Golf St.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office:value-type="string" office:string-value="UPDATE personal_inteligencia SET aliases = array_append(aliases,  ROW( 'Adolfo','Mabel','Yepez','Zapata','personal_inteligencia_data/foto.png','1974-12-30','Groenlandia',32164317,'marrón oscuro','29 Golf St. ','2035-04-09 07:00:00' )::alias_ty)" calcext:value-type="string">
            <text:p>UPDATE personal_inteligencia SET aliases = array_append(aliases, <text:s/>ROW( 'Adolfo','Mabel','Yepez','Zapata','personal_inteligencia_data/foto.png','1974-12-30','Groenlandia',32164317,'marrón oscuro','29 Golf St. ','2035-04-09 07:00:00' )::alias_ty)</text:p>
          </table:table-cell>
          <table:table-cell table:formula="of:=CONCATENATE([.$P$2];[.C45];&quot;;&quot;)" office:value-type="string" office:string-value=" WHERE id = 84;" calcext:value-type="string">
            <text:p><text:s/>WHERE id = 8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8-08-05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95071566" calcext:value-type="float">
            <text:p>95071566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Winston Salem, NC 2710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office:value-type="string" office:string-value="UPDATE personal_inteligencia SET aliases = array_append(aliases,  ROW( 'Benedicto','Lucrecia','Serna','Soria','personal_inteligencia_data/foto.png','1968-08-05','Zimbabue',95071566,'marrón oscuro','Winston Salem, NC 27103','2035-04-09 07:00:00' )::alias_ty)" calcext:value-type="string">
            <text:p>UPDATE personal_inteligencia SET aliases = array_append(aliases, <text:s/>ROW( 'Benedicto','Lucrecia','Serna','Soria','personal_inteligencia_data/foto.png','1968-08-05','Zimbabue',95071566,'marrón oscuro','Winston Salem, NC 27103','2035-04-09 07:00:00' )::alias_ty)</text:p>
          </table:table-cell>
          <table:table-cell table:formula="of:=CONCATENATE([.$P$2];[.C46];&quot;;&quot;)" office:value-type="string" office:string-value=" WHERE id = 86;" calcext:value-type="string">
            <text:p><text:s/>WHERE id = 8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4-08-02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20853350" calcext:value-type="float">
            <text:p>20853350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New York, NY 10002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office:value-type="string" office:string-value="UPDATE personal_inteligencia SET aliases = array_append(aliases,  ROW( 'Aurelio','Lorena','Soriano','Tejeda','personal_inteligencia_data/foto.png','1994-08-02','Argentina',20853350,'verde claro','New York, NY 10002','2035-04-09 07:00:00' )::alias_ty)" calcext:value-type="string">
            <text:p>UPDATE personal_inteligencia SET aliases = array_append(aliases, <text:s/>ROW( 'Aurelio','Lorena','Soriano','Tejeda','personal_inteligencia_data/foto.png','1994-08-02','Argentina',20853350,'verde claro','New York, NY 10002','2035-04-09 07:00:00' )::alias_ty)</text:p>
          </table:table-cell>
          <table:table-cell table:formula="of:=CONCATENATE([.$P$2];[.C47];&quot;;&quot;)" office:value-type="string" office:string-value=" WHERE id = 88;" calcext:value-type="string">
            <text:p><text:s/>WHERE id = 8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a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7-06-01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33666714" calcext:value-type="float">
            <text:p>33666714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8417 South Brandywine Rd.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office:value-type="string" office:string-value="UPDATE personal_inteligencia SET aliases = array_append(aliases,  ROW( 'Adriana','Lincoln','Viramontes','Watson','personal_inteligencia_data/foto.png','1987-06-01','Taiwán',33666714,'marrón claro','8417 South Brandywine Rd. ','2035-04-09 07:00:00' )::alias_ty)" calcext:value-type="string">
            <text:p>UPDATE personal_inteligencia SET aliases = array_append(aliases, <text:s/>ROW( 'Adriana','Lincoln','Viramontes','Watson','personal_inteligencia_data/foto.png','1987-06-01','Taiwán',33666714,'marrón claro','8417 South Brandywine Rd. ','2035-04-09 07:00:00' )::alias_ty)</text:p>
          </table:table-cell>
          <table:table-cell table:formula="of:=CONCATENATE([.$P$2];[.C48];&quot;;&quot;)" office:value-type="string" office:string-value=" WHERE id = 90;" calcext:value-type="string">
            <text:p><text:s/>WHERE id = 9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paro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4-03-07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40996760" calcext:value-type="float">
            <text:p>40996760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Nottingham, MD 2123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office:value-type="string" office:string-value="UPDATE personal_inteligencia SET aliases = array_append(aliases,  ROW( 'Amparo','Liliana','Valadez','Vallejo','personal_inteligencia_data/foto.png','1994-03-07','Argentina',40996760,'azul oscuro','Nottingham, MD 21236','2035-04-09 07:00:00' )::alias_ty)" calcext:value-type="string">
            <text:p>UPDATE personal_inteligencia SET aliases = array_append(aliases, <text:s/>ROW( 'Amparo','Liliana','Valadez','Vallejo','personal_inteligencia_data/foto.png','1994-03-07','Argentina',40996760,'azul oscuro','Nottingham, MD 21236','2035-04-09 07:00:00' )::alias_ty)</text:p>
          </table:table-cell>
          <table:table-cell table:formula="of:=CONCATENATE([.$P$2];[.C49];&quot;;&quot;)" office:value-type="string" office:string-value=" WHERE id = 92;" calcext:value-type="string">
            <text:p><text:s/>WHERE id = 9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shley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6-12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51291261" calcext:value-type="float">
            <text:p>51291261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Lake Villa, IL 6004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office:value-type="string" office:string-value="UPDATE personal_inteligencia SET aliases = array_append(aliases,  ROW( 'Ashley','Leopoldo','Suarez','Thompson','personal_inteligencia_data/foto.png','1980-06-12','Groenlandia',51291261,'azul claro','Lake Villa, IL 60046','2035-04-09 07:00:00' )::alias_ty)" calcext:value-type="string">
            <text:p>UPDATE personal_inteligencia SET aliases = array_append(aliases, <text:s/>ROW( 'Ashley','Leopoldo','Suarez','Thompson','personal_inteligencia_data/foto.png','1980-06-12','Groenlandia',51291261,'azul claro','Lake Villa, IL 60046','2035-04-09 07:00:00' )::alias_ty)</text:p>
          </table:table-cell>
          <table:table-cell table:formula="of:=CONCATENATE([.$P$2];[.C50];&quot;;&quot;)" office:value-type="string" office:string-value=" WHERE id = 94;" calcext:value-type="string">
            <text:p><text:s/>WHERE id = 9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3-31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68552286" calcext:value-type="float">
            <text:p>68552286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9638 Greenrose Road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office:value-type="string" office:string-value="UPDATE personal_inteligencia SET aliases = array_append(aliases,  ROW( 'Adria','Leopoldo','Wilson','Zamora','personal_inteligencia_data/foto.png','1980-03-31','Groenlandia',68552286,'verde claro','9638 Greenrose Road ','2035-04-09 07:00:00' )::alias_ty)" calcext:value-type="string">
            <text:p>UPDATE personal_inteligencia SET aliases = array_append(aliases, <text:s/>ROW( 'Adria','Leopoldo','Wilson','Zamora','personal_inteligencia_data/foto.png','1980-03-31','Groenlandia',68552286,'verde claro','9638 Greenrose Road ','2035-04-09 07:00:00' )::alias_ty)</text:p>
          </table:table-cell>
          <table:table-cell table:formula="of:=CONCATENATE([.$P$2];[.C51];&quot;;&quot;)" office:value-type="string" office:string-value=" WHERE id = 96;" calcext:value-type="string">
            <text:p><text:s/>WHERE id = 9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v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4-05-20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20337395" calcext:value-type="float">
            <text:p>20337395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Lawrenceville, GA 3004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office:value-type="string" office:string-value="UPDATE personal_inteligencia SET aliases = array_append(aliases,  ROW( 'Ava','Leonardo','Solis','Tavarez','personal_inteligencia_data/foto.png','2004-05-20','Taiwán',20337395,'marrón claro','Lawrenceville, GA 30043','2035-04-09 07:00:00' )::alias_ty)" calcext:value-type="string">
            <text:p>UPDATE personal_inteligencia SET aliases = array_append(aliases, <text:s/>ROW( 'Ava','Leonardo','Solis','Tavarez','personal_inteligencia_data/foto.png','2004-05-20','Taiwán',20337395,'marrón claro','Lawrenceville, GA 30043','2035-04-09 07:00:00' )::alias_ty)</text:p>
          </table:table-cell>
          <table:table-cell table:formula="of:=CONCATENATE([.$P$2];[.C52];&quot;;&quot;)" office:value-type="string" office:string-value=" WHERE id = 98;" calcext:value-type="string">
            <text:p><text:s/>WHERE id = 9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da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12-30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48572379" calcext:value-type="float">
            <text:p>48572379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Adrian, MI 4922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office:value-type="string" office:string-value="UPDATE personal_inteligencia SET aliases = array_append(aliases,  ROW( 'Amada','Leon','Vallejo','Velasquez','personal_inteligencia_data/foto.png','1975-12-30','Holanda',48572379,'azul claro','Adrian, MI 49221','2035-04-09 07:00:00' )::alias_ty)" calcext:value-type="string">
            <text:p>UPDATE personal_inteligencia SET aliases = array_append(aliases, <text:s/>ROW( 'Amada','Leon','Vallejo','Velasquez','personal_inteligencia_data/foto.png','1975-12-30','Holanda',48572379,'azul claro','Adrian, MI 49221','2035-04-09 07:00:00' )::alias_ty)</text:p>
          </table:table-cell>
          <table:table-cell table:formula="of:=CONCATENATE([.$P$2];[.C53];&quot;;&quot;)" office:value-type="string" office:string-value=" WHERE id = 100;" calcext:value-type="string">
            <text:p><text:s/>WHERE id = 10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31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hony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6-06-15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55696713" calcext:value-type="float">
            <text:p>55696713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New Berlin, WI 5315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office:value-type="string" office:string-value="UPDATE personal_inteligencia SET aliases = array_append(aliases,  ROW( 'Anthony','Klement','Tellez','Uribe','personal_inteligencia_data/foto.png','1966-06-15','Zimbabue',55696713,'verde claro','New Berlin, WI 53151','2035-04-09 07:00:00' )::alias_ty)" calcext:value-type="string">
            <text:p>UPDATE personal_inteligencia SET aliases = array_append(aliases, <text:s/>ROW( 'Anthony','Klement','Tellez','Uribe','personal_inteligencia_data/foto.png','1966-06-15','Zimbabue',55696713,'verde claro','New Berlin, WI 53151','2035-04-09 07:00:00' )::alias_ty)</text:p>
          </table:table-cell>
          <table:table-cell table:formula="of:=CONCATENATE([.$P$2];[.C54];&quot;;&quot;)" office:value-type="string" office:string-value=" WHERE id = 102;" calcext:value-type="string">
            <text:p><text:s/>WHERE id = 10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4-16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91498044" calcext:value-type="float">
            <text:p>91498044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1 Baker Cour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office:value-type="string" office:string-value="UPDATE personal_inteligencia SET aliases = array_append(aliases,  ROW( 'Arturo','Guadalupe','Sullivan','Tobar','personal_inteligencia_data/foto.png','1980-04-16','Holanda',91498044,'azul oscuro','1 Baker Court ','2035-05-09 07:00:00' )::alias_ty)" calcext:value-type="string">
            <text:p>UPDATE personal_inteligencia SET aliases = array_append(aliases, <text:s/>ROW( 'Arturo','Guadalupe','Sullivan','Tobar','personal_inteligencia_data/foto.png','1980-04-16','Holanda',91498044,'azul oscuro','1 Baker Court ','2035-05-09 07:00:00' )::alias_ty)</text:p>
          </table:table-cell>
          <table:table-cell table:formula="of:=CONCATENATE([.$P$2];[.C55];&quot;;&quot;)" office:value-type="string" office:string-value=" WHERE id = 2;" calcext:value-type="string">
            <text:p><text:s/>WHERE id = 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5-05-17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50472090" calcext:value-type="float">
            <text:p>5047209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1 Shirley Driv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office:value-type="string" office:string-value="UPDATE personal_inteligencia SET aliases = array_append(aliases,  ROW( 'Betsabe','Liliana','Sanabria','Segovia','personal_inteligencia_data/foto.png','1995-05-17','Argentina',50472090,'marrón oscuro','1 Shirley Drive ','2035-05-09 07:00:00' )::alias_ty)" calcext:value-type="string">
            <text:p>UPDATE personal_inteligencia SET aliases = array_append(aliases, <text:s/>ROW( 'Betsabe','Liliana','Sanabria','Segovia','personal_inteligencia_data/foto.png','1995-05-17','Argentina',50472090,'marrón oscuro','1 Shirley Drive ','2035-05-09 07:00:00' )::alias_ty)</text:p>
          </table:table-cell>
          <table:table-cell table:formula="of:=CONCATENATE([.$P$2];[.C56];&quot;;&quot;)" office:value-type="string" office:string-value=" WHERE id = 4;" calcext:value-type="string">
            <text:p><text:s/>WHERE id = 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1-0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94043395" calcext:value-type="float">
            <text:p>94043395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121 Lincoln Lan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office:value-type="string" office:string-value="UPDATE personal_inteligencia SET aliases = array_append(aliases,  ROW( 'Alan','Adan','Vigil','Villalpando','personal_inteligencia_data/foto.png','2000-01-03','Uganda',94043395,'marrón claro','121 Lincoln Lane ','2035-05-09 07:00:00' )::alias_ty)" calcext:value-type="string">
            <text:p>UPDATE personal_inteligencia SET aliases = array_append(aliases, <text:s/>ROW( 'Alan','Adan','Vigil','Villalpando','personal_inteligencia_data/foto.png','2000-01-03','Uganda',94043395,'marrón claro','121 Lincoln Lane ','2035-05-09 07:00:00' )::alias_ty)</text:p>
          </table:table-cell>
          <table:table-cell table:formula="of:=CONCATENATE([.$P$2];[.C57];&quot;;&quot;)" office:value-type="string" office:string-value=" WHERE id = 6;" calcext:value-type="string">
            <text:p><text:s/>WHERE id = 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6-08-26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43766505" calcext:value-type="float">
            <text:p>43766505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14 N. Southampton Dr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office:value-type="string" office:string-value="UPDATE personal_inteligencia SET aliases = array_append(aliases,  ROW( 'Antonella','Consuelo','Tejeda','Urias','personal_inteligencia_data/foto.png','1966-08-26','Australia',43766505,'verde oscuro','14 N. Southampton Dr. ','2035-05-09 07:00:00' )::alias_ty)" calcext:value-type="string">
            <text:p>UPDATE personal_inteligencia SET aliases = array_append(aliases, <text:s/>ROW( 'Antonella','Consuelo','Tejeda','Urias','personal_inteligencia_data/foto.png','1966-08-26','Australia',43766505,'verde oscuro','14 N. Southampton Dr. ','2035-05-09 07:00:00' )::alias_ty)</text:p>
          </table:table-cell>
          <table:table-cell table:formula="of:=CONCATENATE([.$P$2];[.C58];&quot;;&quot;)" office:value-type="string" office:string-value=" WHERE id = 8;" calcext:value-type="string">
            <text:p><text:s/>WHERE id = 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5-10-25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95906017" calcext:value-type="float">
            <text:p>95906017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15 SW. Gates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office:value-type="string" office:string-value="UPDATE personal_inteligencia SET aliases = array_append(aliases,  ROW( 'Ayala','Gloria','Solis','Tapia','personal_inteligencia_data/foto.png','2005-10-25','Malasia',95906017,'marrón oscuro','15 SW. Gates Street ','2035-05-09 07:00:00' )::alias_ty)" calcext:value-type="string">
            <text:p>UPDATE personal_inteligencia SET aliases = array_append(aliases, <text:s/>ROW( 'Ayala','Gloria','Solis','Tapia','personal_inteligencia_data/foto.png','2005-10-25','Malasia',95906017,'marrón oscuro','15 SW. Gates Street ','2035-05-09 07:00:00' )::alias_ty)</text:p>
          </table:table-cell>
          <table:table-cell table:formula="of:=CONCATENATE([.$P$2];[.C59];&quot;;&quot;)" office:value-type="string" office:string-value=" WHERE id = 10;" calcext:value-type="string">
            <text:p><text:s/>WHERE id = 1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9-12-14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84688337" calcext:value-type="float">
            <text:p>84688337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235 Orchard Dr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office:value-type="string" office:string-value="UPDATE personal_inteligencia SET aliases = array_append(aliases,  ROW( 'Bibiana','Celia','Salmeron','Sarmiento','personal_inteligencia_data/foto.png','1999-12-14','Taiwán',84688337,'verde oscuro','235 Orchard Dr. ','2035-05-09 07:00:00' )::alias_ty)" calcext:value-type="string">
            <text:p>UPDATE personal_inteligencia SET aliases = array_append(aliases, <text:s/>ROW( 'Bibiana','Celia','Salmeron','Sarmiento','personal_inteligencia_data/foto.png','1999-12-14','Taiwán',84688337,'verde oscuro','235 Orchard Dr. ','2035-05-09 07:00:00' )::alias_ty)</text:p>
          </table:table-cell>
          <table:table-cell table:formula="of:=CONCATENATE([.$P$2];[.C60];&quot;;&quot;)" office:value-type="string" office:string-value=" WHERE id = 12;" calcext:value-type="string">
            <text:p><text:s/>WHERE id = 1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130"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1-03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32573078" calcext:value-type="float">
            <text:p>32573078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3 Cedarwood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office:value-type="string" office:string-value="UPDATE personal_inteligencia SET aliases = array_append(aliases,  ROW( 'Ayala','Eleazar','Smith','Tafoya','personal_inteligencia_data/foto.png','2011-01-03','Malasia',32573078,'verde claro','3 Cedarwood Street ','2035-05-09 07:00:00' )::alias_ty)" calcext:value-type="string">
            <text:p>UPDATE personal_inteligencia SET aliases = array_append(aliases, <text:s/>ROW( 'Ayala','Eleazar','Smith','Tafoya','personal_inteligencia_data/foto.png','2011-01-03','Malasia',32573078,'verde claro','3 Cedarwood Street ','2035-05-09 07:00:00' )::alias_ty)</text:p>
          </table:table-cell>
          <table:table-cell table:formula="of:=CONCATENATE([.$P$2];[.C61];&quot;;&quot;)" office:value-type="string" office:string-value=" WHERE id = 14;" calcext:value-type="string">
            <text:p><text:s/>WHERE id = 1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0-09-16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87865460" calcext:value-type="float">
            <text:p>87865460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34 Cross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office:value-type="string" office:string-value="UPDATE personal_inteligencia SET aliases = array_append(aliases,  ROW( 'Antonio','Vivaldo','Tamez','Umana','personal_inteligencia_data/foto.png','1970-09-16','Australia',87865460,'azul claro','34 Cross St. ','2035-05-09 07:00:00' )::alias_ty)" calcext:value-type="string">
            <text:p>UPDATE personal_inteligencia SET aliases = array_append(aliases, <text:s/>ROW( 'Antonio','Vivaldo','Tamez','Umana','personal_inteligencia_data/foto.png','1970-09-16','Australia',87865460,'azul claro','34 Cross St. ','2035-05-09 07:00:00' )::alias_ty)</text:p>
          </table:table-cell>
          <table:table-cell table:formula="of:=CONCATENATE([.$P$2];[.C62];&quot;;&quot;)" office:value-type="string" office:string-value=" WHERE id = 16;" calcext:value-type="string">
            <text:p><text:s/>WHERE id = 1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3-08-08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47741584" calcext:value-type="float">
            <text:p>47741584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367 West Cedarwood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office:value-type="string" office:string-value="UPDATE personal_inteligencia SET aliases = array_append(aliases,  ROW( 'Ava','Maximiliano','Soliz','Taveras','personal_inteligencia_data/foto.png','2003-08-08','Taiwán',47741584,'azul claro','367 West Cedarwood Street ','2035-05-09 07:00:00' )::alias_ty)" calcext:value-type="string">
            <text:p>UPDATE personal_inteligencia SET aliases = array_append(aliases, <text:s/>ROW( 'Ava','Maximiliano','Soliz','Taveras','personal_inteligencia_data/foto.png','2003-08-08','Taiwán',47741584,'azul claro','367 West Cedarwood Street ','2035-05-09 07:00:00' )::alias_ty)</text:p>
          </table:table-cell>
          <table:table-cell table:formula="of:=CONCATENATE([.$P$2];[.C63];&quot;;&quot;)" office:value-type="string" office:string-value=" WHERE id = 18;" calcext:value-type="string">
            <text:p><text:s/>WHERE id = 1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0-10-02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19522714" calcext:value-type="float">
            <text:p>19522714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4 Division Circl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office:value-type="string" office:string-value="UPDATE personal_inteligencia SET aliases = array_append(aliases,  ROW( 'Caligula','Mariana','Saavedra','Santacruz','personal_inteligencia_data/foto.png','1970-10-02','Uganda',19522714,'azul oscuro','4 Division Circle ','2035-05-09 07:00:00' )::alias_ty)" calcext:value-type="string">
            <text:p>UPDATE personal_inteligencia SET aliases = array_append(aliases, <text:s/>ROW( 'Caligula','Mariana','Saavedra','Santacruz','personal_inteligencia_data/foto.png','1970-10-02','Uganda',19522714,'azul oscuro','4 Division Circle ','2035-05-09 07:00:00' )::alias_ty)</text:p>
          </table:table-cell>
          <table:table-cell table:formula="of:=CONCATENATE([.$P$2];[.C64];&quot;;&quot;)" office:value-type="string" office:string-value=" WHERE id = 20;" calcext:value-type="string">
            <text:p><text:s/>WHERE id = 2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8-02-18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94809549" calcext:value-type="float">
            <text:p>94809549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417 North Cedar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office:value-type="string" office:string-value="UPDATE personal_inteligencia SET aliases = array_append(aliases,  ROW( 'Anastasia','Dante','Trejo','Valladares','personal_inteligencia_data/foto.png','1998-02-18','Taiwán',94809549,'marrón oscuro','417 North Cedar St. ','2035-05-09 07:00:00' )::alias_ty)" calcext:value-type="string">
            <text:p>UPDATE personal_inteligencia SET aliases = array_append(aliases, <text:s/>ROW( 'Anastasia','Dante','Trejo','Valladares','personal_inteligencia_data/foto.png','1998-02-18','Taiwán',94809549,'marrón oscuro','417 North Cedar St. ','2035-05-09 07:00:00' )::alias_ty)</text:p>
          </table:table-cell>
          <table:table-cell table:formula="of:=CONCATENATE([.$P$2];[.C65];&quot;;&quot;)" office:value-type="string" office:string-value=" WHERE id = 22;" calcext:value-type="string">
            <text:p><text:s/>WHERE id = 2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5-26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19845330" calcext:value-type="float">
            <text:p>1984533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474 Primrose Rd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office:value-type="string" office:string-value="UPDATE personal_inteligencia SET aliases = array_append(aliases,  ROW( 'Angela','Esperanza','Tellez','Uribe','personal_inteligencia_data/foto.png','1965-05-26','Zimbabue',19845330,'marrón oscuro','474 Primrose Rd. ','2035-05-09 07:00:00' )::alias_ty)" calcext:value-type="string">
            <text:p>UPDATE personal_inteligencia SET aliases = array_append(aliases, <text:s/>ROW( 'Angela','Esperanza','Tellez','Uribe','personal_inteligencia_data/foto.png','1965-05-26','Zimbabue',19845330,'marrón oscuro','474 Primrose Rd. ','2035-05-09 07:00:00' )::alias_ty)</text:p>
          </table:table-cell>
          <table:table-cell table:formula="of:=CONCATENATE([.$P$2];[.C66];&quot;;&quot;)" office:value-type="string" office:string-value=" WHERE id = 24;" calcext:value-type="string">
            <text:p><text:s/>WHERE id = 2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4-07-1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22324637" calcext:value-type="float">
            <text:p>22324637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567 Brickyard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office:value-type="string" office:string-value="UPDATE personal_inteligencia SET aliases = array_append(aliases,  ROW( 'Andres','Aidana','Tenorio','Valdes','personal_inteligencia_data/foto.png','2004-07-13','Uganda',22324637,'marrón claro','567 Brickyard St. ','2035-05-09 07:00:00' )::alias_ty)" calcext:value-type="string">
            <text:p>UPDATE personal_inteligencia SET aliases = array_append(aliases, <text:s/>ROW( 'Andres','Aidana','Tenorio','Valdes','personal_inteligencia_data/foto.png','2004-07-13','Uganda',22324637,'marrón claro','567 Brickyard St. ','2035-05-09 07:00:00' )::alias_ty)</text:p>
          </table:table-cell>
          <table:table-cell table:formula="of:=CONCATENATE([.$P$2];[.C67];&quot;;&quot;)" office:value-type="string" office:string-value=" WHERE id = 26;" calcext:value-type="string">
            <text:p><text:s/>WHERE id = 2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7-02-23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89989309" calcext:value-type="float">
            <text:p>89989309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60 Leatherwood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office:value-type="string" office:string-value="UPDATE personal_inteligencia SET aliases = array_append(aliases,  ROW( 'Benita','Mariluz','Santoyo','Silva','personal_inteligencia_data/foto.png','1977-02-23','Irlanda',89989309,'azul claro','60 Leatherwood Ave. ','2035-05-09 07:00:00' )::alias_ty)" calcext:value-type="string">
            <text:p>UPDATE personal_inteligencia SET aliases = array_append(aliases, <text:s/>ROW( 'Benita','Mariluz','Santoyo','Silva','personal_inteligencia_data/foto.png','1977-02-23','Irlanda',89989309,'azul claro','60 Leatherwood Ave. ','2035-05-09 07:00:00' )::alias_ty)</text:p>
          </table:table-cell>
          <table:table-cell table:formula="of:=CONCATENATE([.$P$2];[.C68];&quot;;&quot;)" office:value-type="string" office:string-value=" WHERE id = 28;" calcext:value-type="string">
            <text:p><text:s/>WHERE id = 2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8-01-0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85164729" calcext:value-type="float">
            <text:p>85164729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637 Elizabeth Dr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office:value-type="string" office:string-value="UPDATE personal_inteligencia SET aliases = array_append(aliases,  ROW( 'Bruno','Vicente','Salcedo','Santamaria','personal_inteligencia_data/foto.png','1968-01-03','Uganda',85164729,'verde claro','637 Elizabeth Dr. ','2035-05-09 07:00:00' )::alias_ty)" calcext:value-type="string">
            <text:p>UPDATE personal_inteligencia SET aliases = array_append(aliases, <text:s/>ROW( 'Bruno','Vicente','Salcedo','Santamaria','personal_inteligencia_data/foto.png','1968-01-03','Uganda',85164729,'verde claro','637 Elizabeth Dr. ','2035-05-09 07:00:00' )::alias_ty)</text:p>
          </table:table-cell>
          <table:table-cell table:formula="of:=CONCATENATE([.$P$2];[.C69];&quot;;&quot;)" office:value-type="string" office:string-value=" WHERE id = 30;" calcext:value-type="string">
            <text:p><text:s/>WHERE id = 3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5-07-06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23981813" calcext:value-type="float">
            <text:p>23981813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65 Johnson Driv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office:value-type="string" office:string-value="UPDATE personal_inteligencia SET aliases = array_append(aliases,  ROW( 'Alan','Nathaly','Villanueva','Villarreal','personal_inteligencia_data/foto.png','1995-07-06','Malasia',23981813,'azul oscuro','65 Johnson Drive ','2035-05-09 07:00:00' )::alias_ty)" calcext:value-type="string">
            <text:p>UPDATE personal_inteligencia SET aliases = array_append(aliases, <text:s/>ROW( 'Alan','Nathaly','Villanueva','Villarreal','personal_inteligencia_data/foto.png','1995-07-06','Malasia',23981813,'azul oscuro','65 Johnson Drive ','2035-05-09 07:00:00' )::alias_ty)</text:p>
          </table:table-cell>
          <table:table-cell table:formula="of:=CONCATENATE([.$P$2];[.C70];&quot;;&quot;)" office:value-type="string" office:string-value=" WHERE id = 32;" calcext:value-type="string">
            <text:p><text:s/>WHERE id = 3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2-04-12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61427995" calcext:value-type="float">
            <text:p>61427995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666 Princeton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office:value-type="string" office:string-value="UPDATE personal_inteligencia SET aliases = array_append(aliases,  ROW( 'Alba','Klement','Vidal','Villa','personal_inteligencia_data/foto.png','2002-04-12','Zimbabue',61427995,'marrón oscuro','666 Princeton Ave. ','2035-05-09 07:00:00' )::alias_ty)" calcext:value-type="string">
            <text:p>UPDATE personal_inteligencia SET aliases = array_append(aliases, <text:s/>ROW( 'Alba','Klement','Vidal','Villa','personal_inteligencia_data/foto.png','2002-04-12','Zimbabue',61427995,'marrón oscuro','666 Princeton Ave. ','2035-05-09 07:00:00' )::alias_ty)</text:p>
          </table:table-cell>
          <table:table-cell table:formula="of:=CONCATENATE([.$P$2];[.C71];&quot;;&quot;)" office:value-type="string" office:string-value=" WHERE id = 34;" calcext:value-type="string">
            <text:p><text:s/>WHERE id = 3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5-04-04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56003569" calcext:value-type="float">
            <text:p>56003569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67 Vermont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office:value-type="string" office:string-value="UPDATE personal_inteligencia SET aliases = array_append(aliases,  ROW( 'Brandon','Angel','Salinas','Sarabia','personal_inteligencia_data/foto.png','2005-04-04','Taiwán',56003569,'azul claro','67 Vermont Street ','2035-05-09 07:00:00' )::alias_ty)" calcext:value-type="string">
            <text:p>UPDATE personal_inteligencia SET aliases = array_append(aliases, <text:s/>ROW( 'Brandon','Angel','Salinas','Sarabia','personal_inteligencia_data/foto.png','2005-04-04','Taiwán',56003569,'azul claro','67 Vermont Street ','2035-05-09 07:00:00' )::alias_ty)</text:p>
          </table:table-cell>
          <table:table-cell table:formula="of:=CONCATENATE([.$P$2];[.C72];&quot;;&quot;)" office:value-type="string" office:string-value=" WHERE id = 36;" calcext:value-type="string">
            <text:p><text:s/>WHERE id = 3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7-11-20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11623540" calcext:value-type="float">
            <text:p>1162354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7049 Bradford Cour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office:value-type="string" office:string-value="UPDATE personal_inteligencia SET aliases = array_append(aliases,  ROW( 'Aleyda','Gracia','Velasco','Vera','personal_inteligencia_data/foto.png','1967-11-20','Irlanda',11623540,'marrón oscuro','7049 Bradford Court ','2035-05-09 07:00:00' )::alias_ty)" calcext:value-type="string">
            <text:p>UPDATE personal_inteligencia SET aliases = array_append(aliases, <text:s/>ROW( 'Aleyda','Gracia','Velasco','Vera','personal_inteligencia_data/foto.png','1967-11-20','Irlanda',11623540,'marrón oscuro','7049 Bradford Court ','2035-05-09 07:00:00' )::alias_ty)</text:p>
          </table:table-cell>
          <table:table-cell table:formula="of:=CONCATENATE([.$P$2];[.C73];&quot;;&quot;)" office:value-type="string" office:string-value=" WHERE id = 38;" calcext:value-type="string">
            <text:p><text:s/>WHERE id = 3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4-08-30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40913861" calcext:value-type="float">
            <text:p>40913861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7497 Pheasant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office:value-type="string" office:string-value="UPDATE personal_inteligencia SET aliases = array_append(aliases,  ROW( 'Benicio','Lorena','Sauceda','Solorio','personal_inteligencia_data/foto.png','1974-08-30','Australia',40913861,'verde oscuro','7497 Pheasant Street ','2035-05-09 07:00:00' )::alias_ty)" calcext:value-type="string">
            <text:p>UPDATE personal_inteligencia SET aliases = array_append(aliases, <text:s/>ROW( 'Benicio','Lorena','Sauceda','Solorio','personal_inteligencia_data/foto.png','1974-08-30','Australia',40913861,'verde oscuro','7497 Pheasant Street ','2035-05-09 07:00:00' )::alias_ty)</text:p>
          </table:table-cell>
          <table:table-cell table:formula="of:=CONCATENATE([.$P$2];[.C74];&quot;;&quot;)" office:value-type="string" office:string-value=" WHERE id = 40;" calcext:value-type="string">
            <text:p><text:s/>WHERE id = 4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2-06-09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25049213" calcext:value-type="float">
            <text:p>25049213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7810 Marshall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office:value-type="string" office:string-value="UPDATE personal_inteligencia SET aliases = array_append(aliases,  ROW( 'Anunciacion','Caridad','Tafoya','Toscano','personal_inteligencia_data/foto.png','1972-06-09','Irlanda',25049213,'marrón oscuro','7810 Marshall Ave. ','2035-05-09 07:00:00' )::alias_ty)" calcext:value-type="string">
            <text:p>UPDATE personal_inteligencia SET aliases = array_append(aliases, <text:s/>ROW( 'Anunciacion','Caridad','Tafoya','Toscano','personal_inteligencia_data/foto.png','1972-06-09','Irlanda',25049213,'marrón oscuro','7810 Marshall Ave. ','2035-05-09 07:00:00' )::alias_ty)</text:p>
          </table:table-cell>
          <table:table-cell table:formula="of:=CONCATENATE([.$P$2];[.C75];&quot;;&quot;)" office:value-type="string" office:string-value=" WHERE id = 42;" calcext:value-type="string">
            <text:p><text:s/>WHERE id = 4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4-16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84564504" calcext:value-type="float">
            <text:p>84564504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7965 Academy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office:value-type="string" office:string-value="UPDATE personal_inteligencia SET aliases = array_append(aliases,  ROW( 'Aleyda','Vitalicio','Ventura','Verduzco','personal_inteligencia_data/foto.png','1965-04-16','Australia',84564504,'azul claro','7965 Academy Street ','2035-05-09 07:00:00' )::alias_ty)" calcext:value-type="string">
            <text:p>UPDATE personal_inteligencia SET aliases = array_append(aliases, <text:s/>ROW( 'Aleyda','Vitalicio','Ventura','Verduzco','personal_inteligencia_data/foto.png','1965-04-16','Australia',84564504,'azul claro','7965 Academy Street ','2035-05-09 07:00:00' )::alias_ty)</text:p>
          </table:table-cell>
          <table:table-cell table:formula="of:=CONCATENATE([.$P$2];[.C76];&quot;;&quot;)" office:value-type="string" office:string-value=" WHERE id = 44;" calcext:value-type="string">
            <text:p><text:s/>WHERE id = 4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3-04-14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87860057" calcext:value-type="float">
            <text:p>87860057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011 Kirkland Road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office:value-type="string" office:string-value="UPDATE personal_inteligencia SET aliases = array_append(aliases,  ROW( 'Agustin','Juan','Villeda','Villeda','personal_inteligencia_data/foto.png','1993-04-14','Malasia',87860057,'verde claro','8011 Kirkland Road ','2035-05-09 07:00:00' )::alias_ty)" calcext:value-type="string">
            <text:p>UPDATE personal_inteligencia SET aliases = array_append(aliases, <text:s/>ROW( 'Agustin','Juan','Villeda','Villeda','personal_inteligencia_data/foto.png','1993-04-14','Malasia',87860057,'verde claro','8011 Kirkland Road ','2035-05-09 07:00:00' )::alias_ty)</text:p>
          </table:table-cell>
          <table:table-cell table:formula="of:=CONCATENATE([.$P$2];[.C77];&quot;;&quot;)" office:value-type="string" office:string-value=" WHERE id = 46;" calcext:value-type="string">
            <text:p><text:s/>WHERE id = 4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3-04-26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45259879" calcext:value-type="float">
            <text:p>45259879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201 Old Arrowhead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office:value-type="string" office:string-value="UPDATE personal_inteligencia SET aliases = array_append(aliases,  ROW( 'Bernarda','Guadalupe','Santana','Sifuentes','personal_inteligencia_data/foto.png','1983-04-26','Holanda',45259879,'verde claro','8201 Old Arrowhead Street ','2035-05-09 07:00:00' )::alias_ty)" calcext:value-type="string">
            <text:p>UPDATE personal_inteligencia SET aliases = array_append(aliases, <text:s/>ROW( 'Bernarda','Guadalupe','Santana','Sifuentes','personal_inteligencia_data/foto.png','1983-04-26','Holanda',45259879,'verde claro','8201 Old Arrowhead Street ','2035-05-09 07:00:00' )::alias_ty)</text:p>
          </table:table-cell>
          <table:table-cell table:formula="of:=CONCATENATE([.$P$2];[.C78];&quot;;&quot;)" office:value-type="string" office:string-value=" WHERE id = 48;" calcext:value-type="string">
            <text:p><text:s/>WHERE id = 4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9-07-22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46445806" calcext:value-type="float">
            <text:p>46445806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8351 E. Young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office:value-type="string" office:string-value="UPDATE personal_inteligencia SET aliases = array_append(aliases,  ROW( 'Benedicto','Maximo','Segura','Solorzano','personal_inteligencia_data/foto.png','1969-07-22','Zimbabue',46445806,'marrón oscuro','8351 E. Young St. ','2035-05-09 07:00:00' )::alias_ty)" calcext:value-type="string">
            <text:p>UPDATE personal_inteligencia SET aliases = array_append(aliases, <text:s/>ROW( 'Benedicto','Maximo','Segura','Solorzano','personal_inteligencia_data/foto.png','1969-07-22','Zimbabue',46445806,'marrón oscuro','8351 E. Young St. ','2035-05-09 07:00:00' )::alias_ty)</text:p>
          </table:table-cell>
          <table:table-cell table:formula="of:=CONCATENATE([.$P$2];[.C79];&quot;;&quot;)" office:value-type="string" office:string-value=" WHERE id = 50;" calcext:value-type="string">
            <text:p><text:s/>WHERE id = 5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1-1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66546139" calcext:value-type="float">
            <text:p>66546139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466 Lakeview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office:value-type="string" office:string-value="UPDATE personal_inteligencia SET aliases = array_append(aliases,  ROW( 'Arturo','Hercules','Tafoya','Tolentino','personal_inteligencia_data/foto.png','1975-01-17','Holanda',66546139,'verde claro','8466 Lakeview Street ','2035-05-09 07:00:00' )::alias_ty)" calcext:value-type="string">
            <text:p>UPDATE personal_inteligencia SET aliases = array_append(aliases, <text:s/>ROW( 'Arturo','Hercules','Tafoya','Tolentino','personal_inteligencia_data/foto.png','1975-01-17','Holanda',66546139,'verde claro','8466 Lakeview Street ','2035-05-09 07:00:00' )::alias_ty)</text:p>
          </table:table-cell>
          <table:table-cell table:formula="of:=CONCATENATE([.$P$2];[.C80];&quot;;&quot;)" office:value-type="string" office:string-value=" WHERE id = 52;" calcext:value-type="string">
            <text:p><text:s/>WHERE id = 5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0-09-23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52849330" calcext:value-type="float">
            <text:p>5284933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8487 W. Foxrun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office:value-type="string" office:string-value="UPDATE personal_inteligencia SET aliases = array_append(aliases,  ROW( 'Brenda','Isabella','Salgado','Santiago','personal_inteligencia_data/foto.png','2010-09-23','Malasia',52849330,'marrón oscuro','8487 W. Foxrun Street ','2035-05-09 07:00:00' )::alias_ty)" calcext:value-type="string">
            <text:p>UPDATE personal_inteligencia SET aliases = array_append(aliases, <text:s/>ROW( 'Brenda','Isabella','Salgado','Santiago','personal_inteligencia_data/foto.png','2010-09-23','Malasia',52849330,'marrón oscuro','8487 W. Foxrun Street ','2035-05-09 07:00:00' )::alias_ty)</text:p>
          </table:table-cell>
          <table:table-cell table:formula="of:=CONCATENATE([.$P$2];[.C81];&quot;;&quot;)" office:value-type="string" office:string-value=" WHERE id = 54;" calcext:value-type="string">
            <text:p><text:s/>WHERE id = 5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5-11-11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89556314" calcext:value-type="float">
            <text:p>8955631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858 Franklin Driv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office:value-type="string" office:string-value="UPDATE personal_inteligencia SET aliases = array_append(aliases,  ROW( 'Aurelia','Calixtrato','Sorto','Tello','personal_inteligencia_data/foto.png','1985-11-11','Argentina',89556314,'marrón oscuro','858 Franklin Drive ','2035-05-09 07:00:00' )::alias_ty)" calcext:value-type="string">
            <text:p>UPDATE personal_inteligencia SET aliases = array_append(aliases, <text:s/>ROW( 'Aurelia','Calixtrato','Sorto','Tello','personal_inteligencia_data/foto.png','1985-11-11','Argentina',89556314,'marrón oscuro','858 Franklin Drive ','2035-05-09 07:00:00' )::alias_ty)</text:p>
          </table:table-cell>
          <table:table-cell table:formula="of:=CONCATENATE([.$P$2];[.C82];&quot;;&quot;)" office:value-type="string" office:string-value=" WHERE id = 56;" calcext:value-type="string">
            <text:p><text:s/>WHERE id = 5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4-03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53300340" calcext:value-type="float">
            <text:p>53300340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794 Old Cobblestone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office:value-type="string" office:string-value="UPDATE personal_inteligencia SET aliases = array_append(aliases,  ROW( 'Anastasia','Eneida','Torres','Valerio','personal_inteligencia_data/foto.png','2000-04-03','Malasia',53300340,'verde claro','8794 Old Cobblestone Ave. ','2035-05-09 07:00:00' )::alias_ty)" calcext:value-type="string">
            <text:p>UPDATE personal_inteligencia SET aliases = array_append(aliases, <text:s/>ROW( 'Anastasia','Eneida','Torres','Valerio','personal_inteligencia_data/foto.png','2000-04-03','Malasia',53300340,'verde claro','8794 Old Cobblestone Ave. ','2035-05-09 07:00:00' )::alias_ty)</text:p>
          </table:table-cell>
          <table:table-cell table:formula="of:=CONCATENATE([.$P$2];[.C83];&quot;;&quot;)" office:value-type="string" office:string-value=" WHERE id = 58;" calcext:value-type="string">
            <text:p><text:s/>WHERE id = 58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1-05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31304348" calcext:value-type="float">
            <text:p>31304348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884 Glenridge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office:value-type="string" office:string-value="UPDATE personal_inteligencia SET aliases = array_append(aliases,  ROW( 'Aurelio','Corania','Solorio','Tejeda','personal_inteligencia_data/foto.png','1996-01-05','Argentina',31304348,'verde oscuro','884 Glenridge Ave. ','2035-05-09 07:00:00' )::alias_ty)" calcext:value-type="string">
            <text:p>UPDATE personal_inteligencia SET aliases = array_append(aliases, <text:s/>ROW( 'Aurelio','Corania','Solorio','Tejeda','personal_inteligencia_data/foto.png','1996-01-05','Argentina',31304348,'verde oscuro','884 Glenridge Ave. ','2035-05-09 07:00:00' )::alias_ty)</text:p>
          </table:table-cell>
          <table:table-cell table:formula="of:=CONCATENATE([.$P$2];[.C84];&quot;;&quot;)" office:value-type="string" office:string-value=" WHERE id = 60;" calcext:value-type="string">
            <text:p><text:s/>WHERE id = 6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07-24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37959920" calcext:value-type="float">
            <text:p>37959920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893 South Stonybrook Dr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office:value-type="string" office:string-value="UPDATE personal_inteligencia SET aliases = array_append(aliases,  ROW( 'America','Rosaura','Valdez','Valles','personal_inteligencia_data/foto.png','1990-07-24','Argentina',37959920,'verde oscuro','893 South Stonybrook Dr. ','2035-05-09 07:00:00' )::alias_ty)" calcext:value-type="string">
            <text:p>UPDATE personal_inteligencia SET aliases = array_append(aliases, <text:s/>ROW( 'America','Rosaura','Valdez','Valles','personal_inteligencia_data/foto.png','1990-07-24','Argentina',37959920,'verde oscuro','893 South Stonybrook Dr. ','2035-05-09 07:00:00' )::alias_ty)</text:p>
          </table:table-cell>
          <table:table-cell table:formula="of:=CONCATENATE([.$P$2];[.C85];&quot;;&quot;)" office:value-type="string" office:string-value=" WHERE id = 62;" calcext:value-type="string">
            <text:p><text:s/>WHERE id = 6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4-09-06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48317014" calcext:value-type="float">
            <text:p>48317014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8966 High Driv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office:value-type="string" office:string-value="UPDATE personal_inteligencia SET aliases = array_append(aliases,  ROW( 'Ana','Veronica','Umana','Vallejo','personal_inteligencia_data/foto.png','1994-09-06','Taiwán',48317014,'azul claro','8966 High Drive ','2035-05-09 07:00:00' )::alias_ty)" calcext:value-type="string">
            <text:p>UPDATE personal_inteligencia SET aliases = array_append(aliases, <text:s/>ROW( 'Ana','Veronica','Umana','Vallejo','personal_inteligencia_data/foto.png','1994-09-06','Taiwán',48317014,'azul claro','8966 High Drive ','2035-05-09 07:00:00' )::alias_ty)</text:p>
          </table:table-cell>
          <table:table-cell table:formula="of:=CONCATENATE([.$P$2];[.C86];&quot;;&quot;)" office:value-type="string" office:string-value=" WHERE id = 64;" calcext:value-type="string">
            <text:p><text:s/>WHERE id = 6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03-05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99193060" calcext:value-type="float">
            <text:p>99193060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036 Harvey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office:value-type="string" office:string-value="UPDATE personal_inteligencia SET aliases = array_append(aliases,  ROW( 'Amanda','Tulio','Vallejo','Velasquez','personal_inteligencia_data/foto.png','1982-03-05','Groenlandia',99193060,'marrón claro','9036 Harvey Street ','2035-05-09 07:00:00' )::alias_ty)" calcext:value-type="string">
            <text:p>UPDATE personal_inteligencia SET aliases = array_append(aliases, <text:s/>ROW( 'Amanda','Tulio','Vallejo','Velasquez','personal_inteligencia_data/foto.png','1982-03-05','Groenlandia',99193060,'marrón claro','9036 Harvey Street ','2035-05-09 07:00:00' )::alias_ty)</text:p>
          </table:table-cell>
          <table:table-cell table:formula="of:=CONCATENATE([.$P$2];[.C87];&quot;;&quot;)" office:value-type="string" office:string-value=" WHERE id = 66;" calcext:value-type="string">
            <text:p><text:s/>WHERE id = 6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01-26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20098977" calcext:value-type="float">
            <text:p>20098977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17 Ketch Harbour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office:value-type="string" office:string-value="UPDATE personal_inteligencia SET aliases = array_append(aliases,  ROW( 'Bernarda','Michael','Santamaria','Servin','personal_inteligencia_data/foto.png','1990-01-26','Groenlandia',20098977,'azul oscuro','917 Ketch Harbour St. ','2035-05-09 07:00:00' )::alias_ty)" calcext:value-type="string">
            <text:p>UPDATE personal_inteligencia SET aliases = array_append(aliases, <text:s/>ROW( 'Bernarda','Michael','Santamaria','Servin','personal_inteligencia_data/foto.png','1990-01-26','Groenlandia',20098977,'azul oscuro','917 Ketch Harbour St. ','2035-05-09 07:00:00' )::alias_ty)</text:p>
          </table:table-cell>
          <table:table-cell table:formula="of:=CONCATENATE([.$P$2];[.C88];&quot;;&quot;)" office:value-type="string" office:string-value=" WHERE id = 68;" calcext:value-type="string">
            <text:p><text:s/>WHERE id = 68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1-08-22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1407024" calcext:value-type="float">
            <text:p>71407024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205 Carson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office:value-type="string" office:string-value="UPDATE personal_inteligencia SET aliases = array_append(aliases,  ROW( 'Bertrudis','Saida','Sandoval','Serrato','personal_inteligencia_data/foto.png','1991-08-22','Groenlandia',71407024,'marrón claro','9205 Carson Street ','2035-05-09 07:00:00' )::alias_ty)" calcext:value-type="string">
            <text:p>UPDATE personal_inteligencia SET aliases = array_append(aliases, <text:s/>ROW( 'Bertrudis','Saida','Sandoval','Serrato','personal_inteligencia_data/foto.png','1991-08-22','Groenlandia',71407024,'marrón claro','9205 Carson Street ','2035-05-09 07:00:00' )::alias_ty)</text:p>
          </table:table-cell>
          <table:table-cell table:formula="of:=CONCATENATE([.$P$2];[.C89];&quot;;&quot;)" office:value-type="string" office:string-value=" WHERE id = 70;" calcext:value-type="string">
            <text:p><text:s/>WHERE id = 7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9-20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41878538" calcext:value-type="float">
            <text:p>41878538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22 North Brown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office:value-type="string" office:string-value="UPDATE personal_inteligencia SET aliases = array_append(aliases,  ROW( 'Benedicto','Klement','Serna','Sosa','personal_inteligencia_data/foto.png','1965-09-20','Zimbabue',41878538,'marrón claro','922 North Brown Street ','2035-05-09 07:00:00' )::alias_ty)" calcext:value-type="string">
            <text:p>UPDATE personal_inteligencia SET aliases = array_append(aliases, <text:s/>ROW( 'Benedicto','Klement','Serna','Sosa','personal_inteligencia_data/foto.png','1965-09-20','Zimbabue',41878538,'marrón claro','922 North Brown Street ','2035-05-09 07:00:00' )::alias_ty)</text:p>
          </table:table-cell>
          <table:table-cell table:formula="of:=CONCATENATE([.$P$2];[.C90];&quot;;&quot;)" office:value-type="string" office:string-value=" WHERE id = 72;" calcext:value-type="string">
            <text:p><text:s/>WHERE id = 7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6-03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37402442" calcext:value-type="float">
            <text:p>37402442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9414 Fawn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office:value-type="string" office:string-value="UPDATE personal_inteligencia SET aliases = array_append(aliases,  ROW( 'Alicia','Jaime','Valverde','Veliz','personal_inteligencia_data/foto.png','1975-06-03','Irlanda',37402442,'verde claro','9414 Fawn St. ','2035-05-09 07:00:00' )::alias_ty)" calcext:value-type="string">
            <text:p>UPDATE personal_inteligencia SET aliases = array_append(aliases, <text:s/>ROW( 'Alicia','Jaime','Valverde','Veliz','personal_inteligencia_data/foto.png','1975-06-03','Irlanda',37402442,'verde claro','9414 Fawn St. ','2035-05-09 07:00:00' )::alias_ty)</text:p>
          </table:table-cell>
          <table:table-cell table:formula="of:=CONCATENATE([.$P$2];[.C91];&quot;;&quot;)" office:value-type="string" office:string-value=" WHERE id = 74;" calcext:value-type="string">
            <text:p><text:s/>WHERE id = 7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10-2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48824821" calcext:value-type="float">
            <text:p>48824821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44 Shadow Brook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office:value-type="string" office:string-value="UPDATE personal_inteligencia SET aliases = array_append(aliases,  ROW( 'Altagracia','Paulo','Valles','Velazquez','personal_inteligencia_data/foto.png','1975-10-27','Holanda',48824821,'azul oscuro','944 Shadow Brook Ave. ','2035-05-09 07:00:00' )::alias_ty)" calcext:value-type="string">
            <text:p>UPDATE personal_inteligencia SET aliases = array_append(aliases, <text:s/>ROW( 'Altagracia','Paulo','Valles','Velazquez','personal_inteligencia_data/foto.png','1975-10-27','Holanda',48824821,'azul oscuro','944 Shadow Brook Ave. ','2035-05-09 07:00:00' )::alias_ty)</text:p>
          </table:table-cell>
          <table:table-cell table:formula="of:=CONCATENATE([.$P$2];[.C92];&quot;;&quot;)" office:value-type="string" office:string-value=" WHERE id = 76;" calcext:value-type="string">
            <text:p><text:s/>WHERE id = 7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1-11-20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14158743" calcext:value-type="float">
            <text:p>14158743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954 Lyme Road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office:value-type="string" office:string-value="UPDATE personal_inteligencia SET aliases = array_append(aliases,  ROW( 'Benjamin','Felix','Santillan','Sifuentes','personal_inteligencia_data/foto.png','1981-11-20','Irlanda',14158743,'marrón oscuro','954 Lyme Road ','2035-05-09 07:00:00' )::alias_ty)" calcext:value-type="string">
            <text:p>UPDATE personal_inteligencia SET aliases = array_append(aliases, <text:s/>ROW( 'Benjamin','Felix','Santillan','Sifuentes','personal_inteligencia_data/foto.png','1981-11-20','Irlanda',14158743,'marrón oscuro','954 Lyme Road ','2035-05-09 07:00:00' )::alias_ty)</text:p>
          </table:table-cell>
          <table:table-cell table:formula="of:=CONCATENATE([.$P$2];[.C93];&quot;;&quot;)" office:value-type="string" office:string-value=" WHERE id = 78;" calcext:value-type="string">
            <text:p><text:s/>WHERE id = 7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2-05-07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43831862" calcext:value-type="float">
            <text:p>43831862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552 Beach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office:value-type="string" office:string-value="UPDATE personal_inteligencia SET aliases = array_append(aliases,  ROW( 'Andres','Lincoln','Toledo','Valdivia','personal_inteligencia_data/foto.png','2002-05-07','Uganda',43831862,'azul oscuro','9552 Beach Ave. ','2035-05-09 07:00:00' )::alias_ty)" calcext:value-type="string">
            <text:p>UPDATE personal_inteligencia SET aliases = array_append(aliases, <text:s/>ROW( 'Andres','Lincoln','Toledo','Valdivia','personal_inteligencia_data/foto.png','2002-05-07','Uganda',43831862,'azul oscuro','9552 Beach Ave. ','2035-05-09 07:00:00' )::alias_ty)</text:p>
          </table:table-cell>
          <table:table-cell table:formula="of:=CONCATENATE([.$P$2];[.C94];&quot;;&quot;)" office:value-type="string" office:string-value=" WHERE id = 80;" calcext:value-type="string">
            <text:p><text:s/>WHERE id = 8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0-11-25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54770712" calcext:value-type="float">
            <text:p>54770712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9619 Jennings Rd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office:value-type="string" office:string-value="UPDATE personal_inteligencia SET aliases = array_append(aliases,  ROW( 'Alba','Mabel','Verduzco','Viera','personal_inteligencia_data/foto.png','2010-11-25','Zimbabue',54770712,'verde oscuro','9619 Jennings Rd. ','2035-05-09 07:00:00' )::alias_ty)" calcext:value-type="string">
            <text:p>UPDATE personal_inteligencia SET aliases = array_append(aliases, <text:s/>ROW( 'Alba','Mabel','Verduzco','Viera','personal_inteligencia_data/foto.png','2010-11-25','Zimbabue',54770712,'verde oscuro','9619 Jennings Rd. ','2035-05-09 07:00:00' )::alias_ty)</text:p>
          </table:table-cell>
          <table:table-cell table:formula="of:=CONCATENATE([.$P$2];[.C95];&quot;;&quot;)" office:value-type="string" office:string-value=" WHERE id = 82;" calcext:value-type="string">
            <text:p><text:s/>WHERE id = 8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9-03-23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92544145" calcext:value-type="float">
            <text:p>92544145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962 St Paul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office:value-type="string" office:string-value="UPDATE personal_inteligencia SET aliases = array_append(aliases,  ROW( 'Amara','Alan','Valerio','Velarde','personal_inteligencia_data/foto.png','1989-03-23','Groenlandia',92544145,'marrón oscuro','962 St Paul St. ','2035-05-09 07:00:00' )::alias_ty)" calcext:value-type="string">
            <text:p>UPDATE personal_inteligencia SET aliases = array_append(aliases, <text:s/>ROW( 'Amara','Alan','Valerio','Velarde','personal_inteligencia_data/foto.png','1989-03-23','Groenlandia',92544145,'marrón oscuro','962 St Paul St. ','2035-05-09 07:00:00' )::alias_ty)</text:p>
          </table:table-cell>
          <table:table-cell table:formula="of:=CONCATENATE([.$P$2];[.C96];&quot;;&quot;)" office:value-type="string" office:string-value=" WHERE id = 84;" calcext:value-type="string">
            <text:p><text:s/>WHERE id = 8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5-2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70356099" calcext:value-type="float">
            <text:p>70356099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822 High Noon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office:value-type="string" office:string-value="UPDATE personal_inteligencia SET aliases = array_append(aliases,  ROW( 'Bella','Orosio','Serrano','Suarez','personal_inteligencia_data/foto.png','2011-05-23','Uganda',70356099,'azul oscuro','9822 High Noon Street ','2035-05-09 07:00:00' )::alias_ty)" calcext:value-type="string">
            <text:p>UPDATE personal_inteligencia SET aliases = array_append(aliases, <text:s/>ROW( 'Bella','Orosio','Serrano','Suarez','personal_inteligencia_data/foto.png','2011-05-23','Uganda',70356099,'azul oscuro','9822 High Noon Street ','2035-05-09 07:00:00' )::alias_ty)</text:p>
          </table:table-cell>
          <table:table-cell table:formula="of:=CONCATENATE([.$P$2];[.C97];&quot;;&quot;)" office:value-type="string" office:string-value=" WHERE id = 86;" calcext:value-type="string">
            <text:p><text:s/>WHERE id = 8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4-04-26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36787279" calcext:value-type="float">
            <text:p>36787279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951 Lyme Road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office:value-type="string" office:string-value="UPDATE personal_inteligencia SET aliases = array_append(aliases,  ROW( 'Atenea','Cesar','Suarez','Thomas','personal_inteligencia_data/foto.png','1984-04-26','Groenlandia',36787279,'marrón claro','9951 Lyme Road ','2035-05-09 07:00:00' )::alias_ty)" calcext:value-type="string">
            <text:p>UPDATE personal_inteligencia SET aliases = array_append(aliases, <text:s/>ROW( 'Atenea','Cesar','Suarez','Thomas','personal_inteligencia_data/foto.png','1984-04-26','Groenlandia',36787279,'marrón claro','9951 Lyme Road ','2035-05-09 07:00:00' )::alias_ty)</text:p>
          </table:table-cell>
          <table:table-cell table:formula="of:=CONCATENATE([.$P$2];[.C98];&quot;;&quot;)" office:value-type="string" office:string-value=" WHERE id = 88;" calcext:value-type="string">
            <text:p><text:s/>WHERE id = 8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7-10-31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20336594" calcext:value-type="float">
            <text:p>2033659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Atlantic City, NJ 08401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office:value-type="string" office:string-value="UPDATE personal_inteligencia SET aliases = array_append(aliases,  ROW( 'Adria','Zamira','Wright','Zamora','personal_inteligencia_data/foto.png','1977-10-31','Groenlandia',20336594,'marrón oscuro','Atlantic City, NJ 08401','2035-05-09 07:00:00' )::alias_ty)" calcext:value-type="string">
            <text:p>UPDATE personal_inteligencia SET aliases = array_append(aliases, <text:s/>ROW( 'Adria','Zamira','Wright','Zamora','personal_inteligencia_data/foto.png','1977-10-31','Groenlandia',20336594,'marrón oscuro','Atlantic City, NJ 08401','2035-05-09 07:00:00' )::alias_ty)</text:p>
          </table:table-cell>
          <table:table-cell table:formula="of:=CONCATENATE([.$P$2];[.C99];&quot;;&quot;)" office:value-type="string" office:string-value=" WHERE id = 90;" calcext:value-type="string">
            <text:p><text:s/>WHERE id = 9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1-04-19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92380037" calcext:value-type="float">
            <text:p>92380037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Chattanooga, TN 37421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office:value-type="string" office:string-value="UPDATE personal_inteligencia SET aliases = array_append(aliases,  ROW( 'Adan','Tarsicio','Zavala','Zarate','personal_inteligencia_data/foto.png','1971-04-19','Holanda',92380037,'azul oscuro','Chattanooga, TN 37421','2035-05-09 07:00:00' )::alias_ty)" calcext:value-type="string">
            <text:p>UPDATE personal_inteligencia SET aliases = array_append(aliases, <text:s/>ROW( 'Adan','Tarsicio','Zavala','Zarate','personal_inteligencia_data/foto.png','1971-04-19','Holanda',92380037,'azul oscuro','Chattanooga, TN 37421','2035-05-09 07:00:00' )::alias_ty)</text:p>
          </table:table-cell>
          <table:table-cell table:formula="of:=CONCATENATE([.$P$2];[.C100];&quot;;&quot;)" office:value-type="string" office:string-value=" WHERE id = 92;" calcext:value-type="string">
            <text:p><text:s/>WHERE id = 9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6-05-13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37791230" calcext:value-type="float">
            <text:p>37791230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Leland, NC 28451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office:value-type="string" office:string-value="UPDATE personal_inteligencia SET aliases = array_append(aliases,  ROW( 'Abigail','Soledad','Zepeda','Zepeda','personal_inteligencia_data/foto.png','1966-05-13','Irlanda',37791230,'verde claro','Leland, NC 28451','2035-05-09 07:00:00' )::alias_ty)" calcext:value-type="string">
            <text:p>UPDATE personal_inteligencia SET aliases = array_append(aliases, <text:s/>ROW( 'Abigail','Soledad','Zepeda','Zepeda','personal_inteligencia_data/foto.png','1966-05-13','Irlanda',37791230,'verde claro','Leland, NC 28451','2035-05-09 07:00:00' )::alias_ty)</text:p>
          </table:table-cell>
          <table:table-cell table:formula="of:=CONCATENATE([.$P$2];[.C101];&quot;;&quot;)" office:value-type="string" office:string-value=" WHERE id = 94;" calcext:value-type="string">
            <text:p><text:s/>WHERE id = 9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5-19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53771973" calcext:value-type="float">
            <text:p>53771973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Mc Lean, VA 22101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office:value-type="string" office:string-value="UPDATE personal_inteligencia SET aliases = array_append(aliases,  ROW( 'Adria','Eduviges','Ward','Zambrano','personal_inteligencia_data/foto.png','1980-05-19','Argentina',53771973,'verde oscuro','Mc Lean, VA 22101','2035-05-09 07:00:00' )::alias_ty)" calcext:value-type="string">
            <text:p>UPDATE personal_inteligencia SET aliases = array_append(aliases, <text:s/>ROW( 'Adria','Eduviges','Ward','Zambrano','personal_inteligencia_data/foto.png','1980-05-19','Argentina',53771973,'verde oscuro','Mc Lean, VA 22101','2035-05-09 07:00:00' )::alias_ty)</text:p>
          </table:table-cell>
          <table:table-cell table:formula="of:=CONCATENATE([.$P$2];[.C102];&quot;;&quot;)" office:value-type="string" office:string-value=" WHERE id = 96;" calcext:value-type="string">
            <text:p><text:s/>WHERE id = 9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10-08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27308461" calcext:value-type="float">
            <text:p>27308461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Patchogue, NY 11772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office:value-type="string" office:string-value="UPDATE personal_inteligencia SET aliases = array_append(aliases,  ROW( 'Adrian','Constantino','Walker','White','personal_inteligencia_data/foto.png','1982-10-08','Argentina',27308461,'azul claro','Patchogue, NY 11772','2035-05-09 07:00:00' )::alias_ty)" calcext:value-type="string">
            <text:p>UPDATE personal_inteligencia SET aliases = array_append(aliases, <text:s/>ROW( 'Adrian','Constantino','Walker','White','personal_inteligencia_data/foto.png','1982-10-08','Argentina',27308461,'azul claro','Patchogue, NY 11772','2035-05-09 07:00:00' )::alias_ty)</text:p>
          </table:table-cell>
          <table:table-cell table:formula="of:=CONCATENATE([.$P$2];[.C103];&quot;;&quot;)" office:value-type="string" office:string-value=" WHERE id = 98;" calcext:value-type="string">
            <text:p><text:s/>WHERE id = 9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4-10-04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60858503" calcext:value-type="float">
            <text:p>60858503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Peachtree City, GA 30269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office:value-type="string" office:string-value="UPDATE personal_inteligencia SET aliases = array_append(aliases,  ROW( 'Adolfo','Berenice','Zacarias','Zaragoza','personal_inteligencia_data/foto.png','1974-10-04','Holanda',60858503,'marrón claro','Peachtree City, GA 30269','2035-05-09 07:00:00' )::alias_ty)" calcext:value-type="string">
            <text:p>UPDATE personal_inteligencia SET aliases = array_append(aliases, <text:s/>ROW( 'Adolfo','Berenice','Zacarias','Zaragoza','personal_inteligencia_data/foto.png','1974-10-04','Holanda',60858503,'marrón claro','Peachtree City, GA 30269','2035-05-09 07:00:00' )::alias_ty)</text:p>
          </table:table-cell>
          <table:table-cell table:formula="of:=CONCATENATE([.$P$2];[.C104];&quot;;&quot;)" office:value-type="string" office:string-value=" WHERE id = 100;" calcext:value-type="string">
            <text:p><text:s/>WHERE id = 10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31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7-10-13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68496413" calcext:value-type="float">
            <text:p>68496413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Unit 7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office:value-type="string" office:string-value="UPDATE personal_inteligencia SET aliases = array_append(aliases,  ROW( 'Adriana','Eliana','Villeda','Ward','personal_inteligencia_data/foto.png','1987-10-13','Taiwán',68496413,'marrón oscuro','Unit 7 ','2035-05-09 07:00:00' )::alias_ty)" calcext:value-type="string">
            <text:p>UPDATE personal_inteligencia SET aliases = array_append(aliases, <text:s/>ROW( 'Adriana','Eliana','Villeda','Ward','personal_inteligencia_data/foto.png','1987-10-13','Taiwán',68496413,'marrón oscuro','Unit 7 ','2035-05-09 07:00:00' )::alias_ty)</text:p>
          </table:table-cell>
          <table:table-cell table:formula="of:=CONCATENATE([.$P$2];[.C105];&quot;;&quot;)" office:value-type="string" office:string-value=" WHERE id = 102;" calcext:value-type="string">
            <text:p><text:s/>WHERE id = 102;</text:p>
          </table:table-cell>
          <table:table-cell table:number-columns-repeated="46"/>
        </table:table-row>
        <table:table-row table:style-name="ro4" table:number-rows-repeated="2">
          <table:table-cell table:style-name="ce27"/>
          <table:table-cell table:style-name="ce31"/>
          <table:table-cell table:number-columns-repeated="8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3">
          <table:table-cell table:style-name="ce27"/>
          <table:table-cell table:style-name="ce25"/>
          <table:table-cell table:number-columns-repeated="8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20">
          <table:table-cell table:number-columns-repeated="10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>
          <table:table-cell table:number-columns-repeated="6"/>
          <table:table-cell table:style-name="Default"/>
          <table:table-cell table:number-columns-repeated="3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4">
          <table:table-cell table:number-columns-repeated="10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15">
          <table:table-cell table:number-columns-repeated="10"/>
          <table:table-cell table:style-name="ce53"/>
          <table:table-cell table:number-columns-repeated="3"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2">
          <table:table-cell table:number-columns-repeated="14"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64">
          <table:table-cell table:number-columns-repeated="14"/>
          <table:table-cell table:style-name="ce60"/>
          <table:table-cell table:number-columns-repeated="49"/>
        </table:table-row>
        <table:table-row table:style-name="ro4" table:number-rows-repeated="1048357">
          <table:table-cell table:number-columns-repeated="64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IST_CARGO" table:style-name="ta4">
        <office:forms form:automatic-focus="false" form:apply-design-mode="false"/>
        <table:table-column table:style-name="co60" table:default-cell-style-name="ce24"/>
        <table:table-column table:style-name="co61" table:default-cell-style-name="ce24"/>
        <table:table-column table:style-name="co62" table:default-cell-style-name="ce24"/>
        <table:table-column table:style-name="co61" table:default-cell-style-name="ce24"/>
        <table:table-column table:style-name="co63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5" table:default-cell-style-name="ce24"/>
        <table:table-column table:style-name="co66" table:default-cell-style-name="ce114"/>
        <table:table-column table:style-name="co67" table:default-cell-style-name="Default"/>
        <table:table-column table:style-name="co68" table:default-cell-style-name="Default"/>
        <table:table-column table:style-name="co64" table:default-cell-style-name="ce118"/>
        <table:table-column table:style-name="co69" table:default-cell-style-name="ce118"/>
        <table:table-column table:style-name="co70" table:default-cell-style-name="ce123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1006" table:default-cell-style-name="Default"/>
        <table:table-row table:style-name="ro6">
          <table:table-cell table:number-columns-repeated="1023"/>
        </table:table-row>
        <table:table-row table:style-name="ro6">
          <table:table-cell table:style-name="ce138" office:value-type="string" calcext:value-type="string">
            <text:p>primer_nombre</text:p>
          </table:table-cell>
          <table:table-cell table:style-name="ce138" office:value-type="string" calcext:value-type="string">
            <text:p>primer_apellido</text:p>
          </table:table-cell>
          <table:table-cell table:style-name="ce142" office:value-type="string" calcext:value-type="string">
            <text:p>fecha_nacimiento</text:p>
          </table:table-cell>
          <table:table-cell table:style-name="ce142" office:value-type="string" calcext:value-type="string">
            <text:p>class_seguridad</text:p>
          </table:table-cell>
          <table:table-cell table:style-name="ce2" office:value-type="string" calcext:value-type="string">
            <text:p>fk_lugar</text:p>
          </table:table-cell>
          <table:table-cell table:style-name="ce25" table:number-columns-repeated="2"/>
          <table:table-cell table:style-name="ce142"/>
          <table:table-cell table:style-name="ce145" office:value-type="string" calcext:value-type="string">
            <text:p>n</text:p>
          </table:table-cell>
          <table:table-cell table:style-name="ce39" office:value-type="string" calcext:value-type="string">
            <text:p>fk_personal_inteligencia</text:p>
          </table:table-cell>
          <table:table-cell table:style-name="ce40" office:value-type="string" calcext:value-type="string">
            <text:p>cargo</text:p>
          </table:table-cell>
          <table:table-cell table:style-name="ce149" office:value-type="string" calcext:value-type="string">
            <text:p>fk_estacion</text:p>
          </table:table-cell>
          <table:table-cell table:style-name="ce149" office:value-type="string" calcext:value-type="string">
            <text:p>fk_oficina_principal</text:p>
          </table:table-cell>
          <table:table-cell table:style-name="ce154" office:value-type="string" calcext:value-type="string">
            <text:p>fk_empleado_jefe</text:p>
          </table:table-cell>
          <table:table-cell table:style-name="ce158" office:value-type="string" calcext:value-type="string">
            <text:p>fecha_inicio</text:p>
          </table:table-cell>
          <table:table-cell table:style-name="ce158" office:value-type="string" calcext:value-type="string">
            <text:p>fecha_fin</text:p>
          </table:table-cell>
          <table:table-cell table:style-name="ce130" office:value-type="string" calcext:value-type="string">
            <text:p>INSERT INTO HIST_CARGO (fecha_inicio, fecha_fin, cargo, <text:s/>fk_personal_inteligencia, fk_estacion, fk_oficina_principal) VALUES 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lorentina'</text:p>
          </table:table-cell>
          <table:table-cell table:style-name="ce14" office:value-type="string" calcext:value-type="string">
            <text:p>'Landa'</text:p>
          </table:table-cell>
          <table:table-cell table:style-name="ce112" office:value-type="string" calcext:value-type="string">
            <text:p>1993-03-05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0" office:value-type="string" calcext:value-type="string">
            <text:p>Irland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];&quot;','&quot;;[.P3];&quot;','&quot;;[.K3];&quot;',&quot;;[.J3];&quot;,&quot;;[.L3];&quot;,&quot;;[.M3];&quot;),&quot;)" office:value-type="string" office:string-value="('2034-01-05 01:00:00','2035-03-09 07:00:00','agente',1,1,1)," calcext:value-type="string">
            <text:p>('2034-01-05 01:00:00','2035-03-09 07:00:00','agente',1,1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Libertad'</text:p>
          </table:table-cell>
          <table:table-cell table:style-name="ce14" office:value-type="string" calcext:value-type="string">
            <text:p>'Casas'</text:p>
          </table:table-cell>
          <table:table-cell table:style-name="ce112" office:value-type="string" calcext:value-type="string">
            <text:p>1998-11-21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];&quot;','&quot;;[.P4];&quot;','&quot;;[.K4];&quot;',&quot;;[.J4];&quot;,&quot;;[.L4];&quot;,&quot;;[.M4];&quot;),&quot;)" office:value-type="string" office:string-value="('2034-01-06 01:00:00','2035-03-12 07:00:00','agente',3,1,1)," calcext:value-type="string">
            <text:p>('2034-01-06 01:00:00','2035-03-12 07:00:00','agente',3,1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Valentin'</text:p>
          </table:table-cell>
          <table:table-cell table:style-name="ce14" office:value-type="string" calcext:value-type="string">
            <text:p>'Machuca'</text:p>
          </table:table-cell>
          <table:table-cell table:style-name="ce112" office:value-type="string" calcext:value-type="string">
            <text:p>1993-08-25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0" office:value-type="string" calcext:value-type="string">
            <text:p>Irlanda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];&quot;','&quot;;[.P5];&quot;','&quot;;[.K5];&quot;',&quot;;[.J5];&quot;,&quot;;[.L5];&quot;,&quot;;[.M5];&quot;),&quot;)" office:value-type="string" office:string-value="('2034-01-05 01:00:00','2035-03-09 07:00:00','agente',5,2,1)," calcext:value-type="string">
            <text:p>('2034-01-05 01:00:00','2035-03-09 07:00:00','agente',5,2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runo'</text:p>
          </table:table-cell>
          <table:table-cell table:style-name="ce14" office:value-type="string" calcext:value-type="string">
            <text:p>'Quiroga'</text:p>
          </table:table-cell>
          <table:table-cell table:style-name="ce112" office:value-type="string" calcext:value-type="string">
            <text:p>1998-12-0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];&quot;','&quot;;[.P6];&quot;','&quot;;[.K6];&quot;',&quot;;[.J6];&quot;,&quot;;[.L6];&quot;,&quot;;[.M6];&quot;),&quot;)" office:value-type="string" office:string-value="('2034-01-06 01:00:00','2035-03-12 07:00:00','agente',7,2,1)," calcext:value-type="string">
            <text:p>('2034-01-06 01:00:00','2035-03-12 07:00:00','agente',7,2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ienvenido'</text:p>
          </table:table-cell>
          <table:table-cell table:style-name="ce14" office:value-type="string" calcext:value-type="string">
            <text:p>'Martines'</text:p>
          </table:table-cell>
          <table:table-cell table:style-name="ce112" office:value-type="string" calcext:value-type="string">
            <text:p>1994-05-26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0" office:value-type="string" calcext:value-type="string">
            <text:p>Irlanda</text:p>
          </table:table-cell>
          <table:table-cell table:style-name="ce14"/>
          <table:table-cell office:value-type="float" office:value="9" calcext:value-type="float">
            <text:p>9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];&quot;','&quot;;[.P7];&quot;','&quot;;[.K7];&quot;',&quot;;[.J7];&quot;,&quot;;[.L7];&quot;,&quot;;[.M7];&quot;),&quot;)" office:value-type="string" office:string-value="('2034-01-05 01:00:00','2035-03-09 07:00:00','agente',9,3,1)," calcext:value-type="string">
            <text:p>('2034-01-05 01:00:00','2035-03-09 07:00:00','agente',9,3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rgarito'</text:p>
          </table:table-cell>
          <table:table-cell table:style-name="ce14" office:value-type="string" calcext:value-type="string">
            <text:p>'Nevarez'</text:p>
          </table:table-cell>
          <table:table-cell table:style-name="ce112" office:value-type="string" calcext:value-type="string">
            <text:p>2000-03-0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11" calcext:value-type="float">
            <text:p>11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];&quot;','&quot;;[.P8];&quot;','&quot;;[.K8];&quot;',&quot;;[.J8];&quot;,&quot;;[.L8];&quot;,&quot;;[.M8];&quot;),&quot;)" office:value-type="string" office:string-value="('2034-01-06 01:00:00','2035-03-12 07:00:00','agente',11,3,1)," calcext:value-type="string">
            <text:p>('2034-01-06 01:00:00','2035-03-12 07:00:00','agente',11,3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antiago'</text:p>
          </table:table-cell>
          <table:table-cell table:style-name="ce14" office:value-type="string" calcext:value-type="string">
            <text:p>'Izaguirre'</text:p>
          </table:table-cell>
          <table:table-cell table:style-name="ce112" office:value-type="string" calcext:value-type="string">
            <text:p>1992-05-02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14"/>
          <table:table-cell office:value-type="float" office:value="13" calcext:value-type="float">
            <text:p>13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];&quot;','&quot;;[.P9];&quot;','&quot;;[.K9];&quot;',&quot;;[.J9];&quot;,&quot;;[.L9];&quot;,&quot;;[.M9];&quot;),&quot;)" office:value-type="string" office:string-value="('2034-01-05 01:00:00','2035-03-09 07:00:00','agente',13,4,2)," calcext:value-type="string">
            <text:p>('2034-01-05 01:00:00','2035-03-09 07:00:00','agente',13,4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Regulo'</text:p>
          </table:table-cell>
          <table:table-cell table:style-name="ce14" office:value-type="string" calcext:value-type="string">
            <text:p>'Coria'</text:p>
          </table:table-cell>
          <table:table-cell table:style-name="ce112" office:value-type="string" calcext:value-type="string">
            <text:p>1996-11-1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0];&quot;','&quot;;[.P10];&quot;','&quot;;[.K10];&quot;',&quot;;[.J10];&quot;,&quot;;[.L10];&quot;,&quot;;[.M10];&quot;),&quot;)" office:value-type="string" office:string-value="('2034-01-06 01:00:00','2035-03-12 07:00:00','agente',15,4,2)," calcext:value-type="string">
            <text:p>('2034-01-06 01:00:00','2035-03-12 07:00:00','agente',15,4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ilvio'</text:p>
          </table:table-cell>
          <table:table-cell table:style-name="ce14" office:value-type="string" calcext:value-type="string">
            <text:p>'Avelar'</text:p>
          </table:table-cell>
          <table:table-cell table:style-name="ce112" office:value-type="string" calcext:value-type="string">
            <text:p>1992-05-29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7" calcext:value-type="float">
            <text:p>17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1];&quot;','&quot;;[.P11];&quot;','&quot;;[.K11];&quot;',&quot;;[.J11];&quot;,&quot;;[.L11];&quot;,&quot;;[.M11];&quot;),&quot;)" office:value-type="string" office:string-value="('2034-01-05 01:00:00','2035-03-09 07:00:00','agente',17,5,2)," calcext:value-type="string">
            <text:p>('2034-01-05 01:00:00','2035-03-09 07:00:00','agente',17,5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Ives'</text:p>
          </table:table-cell>
          <table:table-cell table:style-name="ce14" office:value-type="string" calcext:value-type="string">
            <text:p>'Valerio'</text:p>
          </table:table-cell>
          <table:table-cell table:style-name="ce112" office:value-type="string" calcext:value-type="string">
            <text:p>1997-08-1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9" calcext:value-type="float">
            <text:p>19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2];&quot;','&quot;;[.P12];&quot;','&quot;;[.K12];&quot;',&quot;;[.J12];&quot;,&quot;;[.L12];&quot;,&quot;;[.M12];&quot;),&quot;)" office:value-type="string" office:string-value="('2034-01-06 01:00:00','2035-03-12 07:00:00','agente',19,5,2)," calcext:value-type="string">
            <text:p>('2034-01-06 01:00:00','2035-03-12 07:00:00','agente',19,5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reno'</text:p>
          </table:table-cell>
          <table:table-cell table:style-name="ce14" office:value-type="string" calcext:value-type="string">
            <text:p>'Acuna'</text:p>
          </table:table-cell>
          <table:table-cell table:style-name="ce112" office:value-type="string" calcext:value-type="string">
            <text:p>1993-05-1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3];&quot;','&quot;;[.P13];&quot;','&quot;;[.K13];&quot;',&quot;;[.J13];&quot;,&quot;;[.L13];&quot;,&quot;;[.M13];&quot;),&quot;)" office:value-type="string" office:string-value="('2034-01-05 01:00:00','2035-03-09 07:00:00','agente',21,6,2)," calcext:value-type="string">
            <text:p>('2034-01-05 01:00:00','2035-03-09 07:00:00','agente',21,6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ayden'</text:p>
          </table:table-cell>
          <table:table-cell table:style-name="ce14" office:value-type="string" calcext:value-type="string">
            <text:p>'Amezcua'</text:p>
          </table:table-cell>
          <table:table-cell table:style-name="ce112" office:value-type="string" calcext:value-type="string">
            <text:p>1997-10-1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3" calcext:value-type="float">
            <text:p>23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4];&quot;','&quot;;[.P14];&quot;','&quot;;[.K14];&quot;',&quot;;[.J14];&quot;,&quot;;[.L14];&quot;,&quot;;[.M14];&quot;),&quot;)" office:value-type="string" office:string-value="('2034-01-06 01:00:00','2035-03-12 07:00:00','agente',23,6,2)," calcext:value-type="string">
            <text:p>('2034-01-06 01:00:00','2035-03-12 07:00:00','agente',23,6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Kevin'</text:p>
          </table:table-cell>
          <table:table-cell table:style-name="ce14" office:value-type="string" calcext:value-type="string">
            <text:p>'Edwards'</text:p>
          </table:table-cell>
          <table:table-cell table:style-name="ce112" office:value-type="string" calcext:value-type="string">
            <text:p>1984-12-2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5];&quot;','&quot;;[.P15];&quot;','&quot;;[.K15];&quot;',&quot;;[.J15];&quot;,&quot;;[.L15];&quot;,&quot;;[.M15];&quot;),&quot;)" office:value-type="string" office:string-value="('2034-01-05 01:00:00','2035-03-09 07:00:00','agente',25,7,3)," calcext:value-type="string">
            <text:p>('2034-01-05 01:00:00','2035-03-09 07:00:00','agente',25,7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adio'</text:p>
          </table:table-cell>
          <table:table-cell table:style-name="ce14" office:value-type="string" calcext:value-type="string">
            <text:p>'Arteaga'</text:p>
          </table:table-cell>
          <table:table-cell table:style-name="ce112" office:value-type="string" calcext:value-type="string">
            <text:p>1998-03-1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7" calcext:value-type="float">
            <text:p>27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6];&quot;','&quot;;[.P16];&quot;','&quot;;[.K16];&quot;',&quot;;[.J16];&quot;,&quot;;[.L16];&quot;,&quot;;[.M16];&quot;),&quot;)" office:value-type="string" office:string-value="('2034-01-06 01:00:00','2035-03-12 07:00:00','agente',27,7,3)," calcext:value-type="string">
            <text:p>('2034-01-06 01:00:00','2035-03-12 07:00:00','agente',27,7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oledad'</text:p>
          </table:table-cell>
          <table:table-cell table:style-name="ce14" office:value-type="string" calcext:value-type="string">
            <text:p>'Moreno'</text:p>
          </table:table-cell>
          <table:table-cell table:style-name="ce112" office:value-type="string" calcext:value-type="string">
            <text:p>1986-05-0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9" calcext:value-type="float">
            <text:p>29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7];&quot;','&quot;;[.P17];&quot;','&quot;;[.K17];&quot;',&quot;;[.J17];&quot;,&quot;;[.L17];&quot;,&quot;;[.M17];&quot;),&quot;)" office:value-type="string" office:string-value="('2034-01-05 01:00:00','2035-03-09 07:00:00','agente',29,8,3)," calcext:value-type="string">
            <text:p>('2034-01-05 01:00:00','2035-03-09 07:00:00','agente',29,8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riam'</text:p>
          </table:table-cell>
          <table:table-cell table:style-name="ce14" office:value-type="string" calcext:value-type="string">
            <text:p>'Orellana'</text:p>
          </table:table-cell>
          <table:table-cell table:style-name="ce112" office:value-type="string" calcext:value-type="string">
            <text:p>1998-04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1" calcext:value-type="float">
            <text:p>31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8];&quot;','&quot;;[.P18];&quot;','&quot;;[.K18];&quot;',&quot;;[.J18];&quot;,&quot;;[.L18];&quot;,&quot;;[.M18];&quot;),&quot;)" office:value-type="string" office:string-value="('2034-01-06 01:00:00','2035-03-12 07:00:00','agente',31,8,3)," calcext:value-type="string">
            <text:p>('2034-01-06 01:00:00','2035-03-12 07:00:00','agente',31,8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iona'</text:p>
          </table:table-cell>
          <table:table-cell table:style-name="ce14" office:value-type="string" calcext:value-type="string">
            <text:p>'Soriano'</text:p>
          </table:table-cell>
          <table:table-cell table:style-name="ce112" office:value-type="string" calcext:value-type="string">
            <text:p>1988-12-02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3" calcext:value-type="float">
            <text:p>33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9];&quot;','&quot;;[.P19];&quot;','&quot;;[.K19];&quot;',&quot;;[.J19];&quot;,&quot;;[.L19];&quot;,&quot;;[.M19];&quot;),&quot;)" office:value-type="string" office:string-value="('2034-01-05 01:00:00','2035-03-09 07:00:00','agente',33,9,3)," calcext:value-type="string">
            <text:p>('2034-01-05 01:00:00','2035-03-09 07:00:00','agente',33,9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Thais'</text:p>
          </table:table-cell>
          <table:table-cell table:style-name="ce14" office:value-type="string" calcext:value-type="string">
            <text:p>'Kelly'</text:p>
          </table:table-cell>
          <table:table-cell table:style-name="ce112" office:value-type="string" calcext:value-type="string">
            <text:p>1998-06-2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5" calcext:value-type="float">
            <text:p>35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0];&quot;','&quot;;[.P20];&quot;','&quot;;[.K20];&quot;',&quot;;[.J20];&quot;,&quot;;[.L20];&quot;,&quot;;[.M20];&quot;),&quot;)" office:value-type="string" office:string-value="('2034-01-06 01:00:00','2035-03-12 07:00:00','agente',35,9,3)," calcext:value-type="string">
            <text:p>('2034-01-06 01:00:00','2035-03-12 07:00:00','agente',35,9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ernarda'</text:p>
          </table:table-cell>
          <table:table-cell table:style-name="ce14" office:value-type="string" calcext:value-type="string">
            <text:p>'Preciado'</text:p>
          </table:table-cell>
          <table:table-cell table:style-name="ce112" office:value-type="string" calcext:value-type="string">
            <text:p>2000-05-20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37" calcext:value-type="float">
            <text:p>37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1];&quot;','&quot;;[.P21];&quot;','&quot;;[.K21];&quot;',&quot;;[.J21];&quot;,&quot;;[.L21];&quot;,&quot;;[.M21];&quot;),&quot;)" office:value-type="string" office:string-value="('2034-01-05 01:00:00','2035-03-09 07:00:00','agente',37,10,4)," calcext:value-type="string">
            <text:p>('2034-01-05 01:00:00','2035-03-09 07:00:00','agente',37,10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elina'</text:p>
          </table:table-cell>
          <table:table-cell table:style-name="ce14" office:value-type="string" calcext:value-type="string">
            <text:p>'Cardenas'</text:p>
          </table:table-cell>
          <table:table-cell table:style-name="ce112" office:value-type="string" calcext:value-type="string">
            <text:p>1990-08-2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39" calcext:value-type="float">
            <text:p>39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2];&quot;','&quot;;[.P22];&quot;','&quot;;[.K22];&quot;',&quot;;[.J22];&quot;,&quot;;[.L22];&quot;,&quot;;[.M22];&quot;),&quot;)" office:value-type="string" office:string-value="('2034-01-06 01:00:00','2035-03-12 07:00:00','agente',39,10,4)," calcext:value-type="string">
            <text:p>('2034-01-06 01:00:00','2035-03-12 07:00:00','agente',39,10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mperatriz'</text:p>
          </table:table-cell>
          <table:table-cell table:style-name="ce14" office:value-type="string" calcext:value-type="string">
            <text:p>'Farias'</text:p>
          </table:table-cell>
          <table:table-cell table:style-name="ce112" office:value-type="string" calcext:value-type="string">
            <text:p>2000-08-1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1" calcext:value-type="float">
            <text:p>41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3];&quot;','&quot;;[.P23];&quot;','&quot;;[.K23];&quot;',&quot;;[.J23];&quot;,&quot;;[.L23];&quot;,&quot;;[.M23];&quot;),&quot;)" office:value-type="string" office:string-value="('2034-01-05 01:00:00','2035-03-09 07:00:00','agente',41,11,4)," calcext:value-type="string">
            <text:p>('2034-01-05 01:00:00','2035-03-09 07:00:00','agente',41,11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acunda'</text:p>
          </table:table-cell>
          <table:table-cell table:style-name="ce14" office:value-type="string" calcext:value-type="string">
            <text:p>'Prado'</text:p>
          </table:table-cell>
          <table:table-cell table:style-name="ce112" office:value-type="string" calcext:value-type="string">
            <text:p>1991-01-2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3" calcext:value-type="float">
            <text:p>43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4];&quot;','&quot;;[.P24];&quot;','&quot;;[.K24];&quot;',&quot;;[.J24];&quot;,&quot;;[.L24];&quot;,&quot;;[.M24];&quot;),&quot;)" office:value-type="string" office:string-value="('2034-01-06 01:00:00','2035-03-12 07:00:00','agente',43,11,4)," calcext:value-type="string">
            <text:p>('2034-01-06 01:00:00','2035-03-12 07:00:00','agente',43,11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ichael'</text:p>
          </table:table-cell>
          <table:table-cell table:style-name="ce14" office:value-type="string" calcext:value-type="string">
            <text:p>'Moreno'</text:p>
          </table:table-cell>
          <table:table-cell table:style-name="ce112" office:value-type="string" calcext:value-type="string">
            <text:p>2000-10-19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5" calcext:value-type="float">
            <text:p>45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5];&quot;','&quot;;[.P25];&quot;','&quot;;[.K25];&quot;',&quot;;[.J25];&quot;,&quot;;[.L25];&quot;,&quot;;[.M25];&quot;),&quot;)" office:value-type="string" office:string-value="('2034-01-05 01:00:00','2035-03-09 07:00:00','agente',45,12,4)," calcext:value-type="string">
            <text:p>('2034-01-05 01:00:00','2035-03-09 07:00:00','agente',45,12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tias'</text:p>
          </table:table-cell>
          <table:table-cell table:style-name="ce14" office:value-type="string" calcext:value-type="string">
            <text:p>'Segura'</text:p>
          </table:table-cell>
          <table:table-cell table:style-name="ce112" office:value-type="string" calcext:value-type="string">
            <text:p>1991-05-2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7" calcext:value-type="float">
            <text:p>47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6];&quot;','&quot;;[.P26];&quot;','&quot;;[.K26];&quot;',&quot;;[.J26];&quot;,&quot;;[.L26];&quot;,&quot;;[.M26];&quot;),&quot;)" office:value-type="string" office:string-value="('2034-01-06 01:00:00','2035-03-12 07:00:00','agente',47,12,4)," calcext:value-type="string">
            <text:p>('2034-01-06 01:00:00','2035-03-12 07:00:00','agente',47,12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Nikita'</text:p>
          </table:table-cell>
          <table:table-cell table:style-name="ce14" office:value-type="string" calcext:value-type="string">
            <text:p>'Sanabria'</text:p>
          </table:table-cell>
          <table:table-cell table:style-name="ce112" office:value-type="string" calcext:value-type="string">
            <text:p>2000-10-29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49" calcext:value-type="float">
            <text:p>49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7];&quot;','&quot;;[.P27];&quot;','&quot;;[.K27];&quot;',&quot;;[.J27];&quot;,&quot;;[.L27];&quot;,&quot;;[.M27];&quot;),&quot;)" office:value-type="string" office:string-value="('2034-01-05 01:00:00','2035-03-09 07:00:00','agente',49,13,5)," calcext:value-type="string">
            <text:p>('2034-01-05 01:00:00','2035-03-09 07:00:00','agente',49,13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onathan'</text:p>
          </table:table-cell>
          <table:table-cell table:style-name="ce14" office:value-type="string" calcext:value-type="string">
            <text:p>'Caballero'</text:p>
          </table:table-cell>
          <table:table-cell table:style-name="ce112" office:value-type="string" calcext:value-type="string">
            <text:p>1986-05-0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1" calcext:value-type="float">
            <text:p>51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8];&quot;','&quot;;[.P28];&quot;','&quot;;[.K28];&quot;',&quot;;[.J28];&quot;,&quot;;[.L28];&quot;,&quot;;[.M28];&quot;),&quot;)" office:value-type="string" office:string-value="('2034-01-06 01:00:00','2035-03-12 07:00:00','agente',51,13,5)," calcext:value-type="string">
            <text:p>('2034-01-06 01:00:00','2035-03-12 07:00:00','agente',51,13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Yves'</text:p>
          </table:table-cell>
          <table:table-cell table:style-name="ce14" office:value-type="string" calcext:value-type="string">
            <text:p>'Avina'</text:p>
          </table:table-cell>
          <table:table-cell table:style-name="ce112" office:value-type="string" calcext:value-type="string">
            <text:p>1983-09-14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3" calcext:value-type="float">
            <text:p>53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9];&quot;','&quot;;[.P29];&quot;','&quot;;[.K29];&quot;',&quot;;[.J29];&quot;,&quot;;[.L29];&quot;,&quot;;[.M29];&quot;),&quot;)" office:value-type="string" office:string-value="('2034-01-05 01:00:00','2035-03-09 07:00:00','agente',53,14,5)," calcext:value-type="string">
            <text:p>('2034-01-05 01:00:00','2035-03-09 07:00:00','agente',53,14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dria'</text:p>
          </table:table-cell>
          <table:table-cell table:style-name="ce14" office:value-type="string" calcext:value-type="string">
            <text:p>'Hermosillo'</text:p>
          </table:table-cell>
          <table:table-cell table:style-name="ce112" office:value-type="string" calcext:value-type="string">
            <text:p>1988-12-0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5" calcext:value-type="float">
            <text:p>55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0];&quot;','&quot;;[.P30];&quot;','&quot;;[.K30];&quot;',&quot;;[.J30];&quot;,&quot;;[.L30];&quot;,&quot;;[.M30];&quot;),&quot;)" office:value-type="string" office:string-value="('2034-01-06 01:00:00','2035-03-12 07:00:00','agente',55,14,5)," calcext:value-type="string">
            <text:p>('2034-01-06 01:00:00','2035-03-12 07:00:00','agente',55,14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dria'</text:p>
          </table:table-cell>
          <table:table-cell table:style-name="ce14" office:value-type="string" calcext:value-type="string">
            <text:p>'Armijo'</text:p>
          </table:table-cell>
          <table:table-cell table:style-name="ce112" office:value-type="string" calcext:value-type="string">
            <text:p>1984-05-2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7" calcext:value-type="float">
            <text:p>57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1];&quot;','&quot;;[.P31];&quot;','&quot;;[.K31];&quot;',&quot;;[.J31];&quot;,&quot;;[.L31];&quot;,&quot;;[.M31];&quot;),&quot;)" office:value-type="string" office:string-value="('2034-01-05 01:00:00','2035-03-09 07:00:00','agente',57,15,5)," calcext:value-type="string">
            <text:p>('2034-01-05 01:00:00','2035-03-09 07:00:00','agente',57,15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lfredo'</text:p>
          </table:table-cell>
          <table:table-cell table:style-name="ce14" office:value-type="string" calcext:value-type="string">
            <text:p>'Flores'</text:p>
          </table:table-cell>
          <table:table-cell table:style-name="ce112" office:value-type="string" calcext:value-type="string">
            <text:p>1989-01-0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9" calcext:value-type="float">
            <text:p>59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2];&quot;','&quot;;[.P32];&quot;','&quot;;[.K32];&quot;',&quot;;[.J32];&quot;,&quot;;[.L32];&quot;,&quot;;[.M32];&quot;),&quot;)" office:value-type="string" office:string-value="('2034-01-06 01:00:00','2035-03-12 07:00:00','agente',59,15,5)," calcext:value-type="string">
            <text:p>('2034-01-06 01:00:00','2035-03-12 07:00:00','agente',59,15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ylvia'</text:p>
          </table:table-cell>
          <table:table-cell table:style-name="ce14" office:value-type="string" calcext:value-type="string">
            <text:p>'Caraballo'</text:p>
          </table:table-cell>
          <table:table-cell table:style-name="ce112" office:value-type="string" calcext:value-type="string">
            <text:p>1996-11-16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1" calcext:value-type="float">
            <text:p>61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3];&quot;','&quot;;[.P33];&quot;','&quot;;[.K33];&quot;',&quot;;[.J33];&quot;,&quot;;[.L33];&quot;,&quot;;[.M33];&quot;),&quot;)" office:value-type="string" office:string-value="('2034-01-05 01:00:00','2035-03-09 07:00:00','agente',61,16,6)," calcext:value-type="string">
            <text:p>('2034-01-05 01:00:00','2035-03-09 07:00:00','agente',61,16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Donatila'</text:p>
          </table:table-cell>
          <table:table-cell table:style-name="ce14" office:value-type="string" calcext:value-type="string">
            <text:p>'Michel'</text:p>
          </table:table-cell>
          <table:table-cell table:style-name="ce112" office:value-type="string" calcext:value-type="string">
            <text:p>1994-06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3" calcext:value-type="float">
            <text:p>63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4];&quot;','&quot;;[.P34];&quot;','&quot;;[.K34];&quot;',&quot;;[.J34];&quot;,&quot;;[.L34];&quot;,&quot;;[.M34];&quot;),&quot;)" office:value-type="string" office:string-value="('2034-01-06 01:00:00','2035-03-12 07:00:00','agente',63,16,6)," calcext:value-type="string">
            <text:p>('2034-01-06 01:00:00','2035-03-12 07:00:00','agente',63,16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ximo'</text:p>
          </table:table-cell>
          <table:table-cell table:style-name="ce14" office:value-type="string" calcext:value-type="string">
            <text:p>'Moncada'</text:p>
          </table:table-cell>
          <table:table-cell table:style-name="ce112" office:value-type="string" calcext:value-type="string">
            <text:p>1997-08-1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5" calcext:value-type="float">
            <text:p>65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5];&quot;','&quot;;[.P35];&quot;','&quot;;[.K35];&quot;',&quot;;[.J35];&quot;,&quot;;[.L35];&quot;,&quot;;[.M35];&quot;),&quot;)" office:value-type="string" office:string-value="('2034-01-05 01:00:00','2035-03-09 07:00:00','agente',65,17,6)," calcext:value-type="string">
            <text:p>('2034-01-05 01:00:00','2035-03-09 07:00:00','agente',65,17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Haydee'</text:p>
          </table:table-cell>
          <table:table-cell table:style-name="ce14" office:value-type="string" calcext:value-type="string">
            <text:p>'Caldera'</text:p>
          </table:table-cell>
          <table:table-cell table:style-name="ce112" office:value-type="string" calcext:value-type="string">
            <text:p>1995-07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7" calcext:value-type="float">
            <text:p>67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6];&quot;','&quot;;[.P36];&quot;','&quot;;[.K36];&quot;',&quot;;[.J36];&quot;,&quot;;[.L36];&quot;,&quot;;[.M36];&quot;),&quot;)" office:value-type="string" office:string-value="('2034-01-06 01:00:00','2035-03-12 07:00:00','agente',67,17,6)," calcext:value-type="string">
            <text:p>('2034-01-06 01:00:00','2035-03-12 07:00:00','agente',67,17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dolfo'</text:p>
          </table:table-cell>
          <table:table-cell table:style-name="ce14" office:value-type="string" calcext:value-type="string">
            <text:p>'Quinonez'</text:p>
          </table:table-cell>
          <table:table-cell table:style-name="ce112" office:value-type="string" calcext:value-type="string">
            <text:p>1997-10-1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9" calcext:value-type="float">
            <text:p>69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7];&quot;','&quot;;[.P37];&quot;','&quot;;[.K37];&quot;',&quot;;[.J37];&quot;,&quot;;[.L37];&quot;,&quot;;[.M37];&quot;),&quot;)" office:value-type="string" office:string-value="('2034-01-05 01:00:00','2035-03-09 07:00:00','agente',69,18,6)," calcext:value-type="string">
            <text:p>('2034-01-05 01:00:00','2035-03-09 07:00:00','agente',69,18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izabeth'</text:p>
          </table:table-cell>
          <table:table-cell table:style-name="ce14" office:value-type="string" calcext:value-type="string">
            <text:p>'Henriquez'</text:p>
          </table:table-cell>
          <table:table-cell table:style-name="ce112" office:value-type="string" calcext:value-type="string">
            <text:p>1996-09-2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71" calcext:value-type="float">
            <text:p>71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8];&quot;','&quot;;[.P38];&quot;','&quot;;[.K38];&quot;',&quot;;[.J38];&quot;,&quot;;[.L38];&quot;,&quot;;[.M38];&quot;),&quot;)" office:value-type="string" office:string-value="('2034-01-06 01:00:00','2035-03-12 07:00:00','agente',71,18,6)," calcext:value-type="string">
            <text:p>('2034-01-06 01:00:00','2035-03-12 07:00:00','agente',71,18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Klement'</text:p>
          </table:table-cell>
          <table:table-cell table:style-name="ce14" office:value-type="string" calcext:value-type="string">
            <text:p>'Alonzo'</text:p>
          </table:table-cell>
          <table:table-cell table:style-name="ce112" office:value-type="string" calcext:value-type="string">
            <text:p>1998-03-20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3" calcext:value-type="float">
            <text:p>73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9];&quot;','&quot;;[.P39];&quot;','&quot;;[.K39];&quot;',&quot;;[.J39];&quot;,&quot;;[.L39];&quot;,&quot;;[.M39];&quot;),&quot;)" office:value-type="string" office:string-value="('2034-01-05 01:00:00','2035-03-09 07:00:00','agente',73,19,7)," calcext:value-type="string">
            <text:p>('2034-01-05 01:00:00','2035-03-09 07:00:00','agente',73,19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Rosaura'</text:p>
          </table:table-cell>
          <table:table-cell table:style-name="ce14" office:value-type="string" calcext:value-type="string">
            <text:p>'Zelaya'</text:p>
          </table:table-cell>
          <table:table-cell table:style-name="ce112" office:value-type="string" calcext:value-type="string">
            <text:p>1993-10-0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5" calcext:value-type="float">
            <text:p>75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0];&quot;','&quot;;[.P40];&quot;','&quot;;[.K40];&quot;',&quot;;[.J40];&quot;,&quot;;[.L40];&quot;,&quot;;[.M40];&quot;),&quot;)" office:value-type="string" office:string-value="('2034-01-06 01:00:00','2035-03-12 07:00:00','agente',75,19,7)," calcext:value-type="string">
            <text:p>('2034-01-06 01:00:00','2035-03-12 07:00:00','agente',75,19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Ludmila'</text:p>
          </table:table-cell>
          <table:table-cell table:style-name="ce14" office:value-type="string" calcext:value-type="string">
            <text:p>'Almonte'</text:p>
          </table:table-cell>
          <table:table-cell table:style-name="ce112" office:value-type="string" calcext:value-type="string">
            <text:p>1998-04-2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7" calcext:value-type="float">
            <text:p>77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1];&quot;','&quot;;[.P41];&quot;','&quot;;[.K41];&quot;',&quot;;[.J41];&quot;,&quot;;[.L41];&quot;,&quot;;[.M41];&quot;),&quot;)" office:value-type="string" office:string-value="('2034-01-05 01:00:00','2035-03-09 07:00:00','agente',77,20,7)," calcext:value-type="string">
            <text:p>('2034-01-05 01:00:00','2035-03-09 07:00:00','agente',77,20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neida'</text:p>
          </table:table-cell>
          <table:table-cell table:style-name="ce14" office:value-type="string" calcext:value-type="string">
            <text:p>'Guerrero'</text:p>
          </table:table-cell>
          <table:table-cell table:style-name="ce112" office:value-type="string" calcext:value-type="string">
            <text:p>1995-01-0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9" calcext:value-type="float">
            <text:p>79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2];&quot;','&quot;;[.P42];&quot;','&quot;;[.K42];&quot;',&quot;;[.J42];&quot;,&quot;;[.L42];&quot;,&quot;;[.M42];&quot;),&quot;)" office:value-type="string" office:string-value="('2034-01-06 01:00:00','2035-03-12 07:00:00','agente',79,20,7)," calcext:value-type="string">
            <text:p>('2034-01-06 01:00:00','2035-03-12 07:00:00','agente',79,20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Imelda'</text:p>
          </table:table-cell>
          <table:table-cell table:style-name="ce14" office:value-type="string" calcext:value-type="string">
            <text:p>'Salmeron'</text:p>
          </table:table-cell>
          <table:table-cell table:style-name="ce112" office:value-type="string" calcext:value-type="string">
            <text:p>1998-06-27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1" calcext:value-type="float">
            <text:p>81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3];&quot;','&quot;;[.P43];&quot;','&quot;;[.K43];&quot;',&quot;;[.J43];&quot;,&quot;;[.L43];&quot;,&quot;;[.M43];&quot;),&quot;)" office:value-type="string" office:string-value="('2034-01-05 01:00:00','2035-03-09 07:00:00','agente',81,21,7)," calcext:value-type="string">
            <text:p>('2034-01-05 01:00:00','2035-03-09 07:00:00','agente',81,21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Tarsicio'</text:p>
          </table:table-cell>
          <table:table-cell table:style-name="ce14" office:value-type="string" calcext:value-type="string">
            <text:p>'Garza'</text:p>
          </table:table-cell>
          <table:table-cell table:style-name="ce112" office:value-type="string" calcext:value-type="string">
            <text:p>1995-07-2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3" calcext:value-type="float">
            <text:p>83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4];&quot;','&quot;;[.P44];&quot;','&quot;;[.K44];&quot;',&quot;;[.J44];&quot;,&quot;;[.L44];&quot;,&quot;;[.M44];&quot;),&quot;)" office:value-type="string" office:string-value="('2034-01-06 01:00:00','2035-03-12 07:00:00','agente',83,21,7)," calcext:value-type="string">
            <text:p>('2034-01-06 01:00:00','2035-03-12 07:00:00','agente',83,21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Diego'</text:p>
          </table:table-cell>
          <table:table-cell table:style-name="ce14" office:value-type="string" calcext:value-type="string">
            <text:p>'Bueno'</text:p>
          </table:table-cell>
          <table:table-cell table:style-name="ce112" office:value-type="string" calcext:value-type="string">
            <text:p>1989-02-08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2" calcext:value-type="float">
            <text:p>3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5];&quot;','&quot;;[.P45];&quot;','&quot;;[.K45];&quot;',&quot;;[.J45];&quot;,&quot;;[.L45];&quot;,&quot;;[.M45];&quot;),&quot;)" office:value-type="string" office:string-value="('2034-01-05 01:00:00','2035-03-09 07:00:00','agente',85,22,8)," calcext:value-type="string">
            <text:p>('2034-01-05 01:00:00','2035-03-09 07:00:00','agente',85,22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acundo'</text:p>
          </table:table-cell>
          <table:table-cell table:style-name="ce14" office:value-type="string" calcext:value-type="string">
            <text:p>'Ventura'</text:p>
          </table:table-cell>
          <table:table-cell table:style-name="ce112" office:value-type="string" calcext:value-type="string">
            <text:p>1989-01-0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7" calcext:value-type="float">
            <text:p>87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2" calcext:value-type="float">
            <text:p>3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6];&quot;','&quot;;[.P46];&quot;','&quot;;[.K46];&quot;',&quot;;[.J46];&quot;,&quot;;[.L46];&quot;,&quot;;[.M46];&quot;),&quot;)" office:value-type="string" office:string-value="('2034-01-06 01:00:00','2035-03-12 07:00:00','agente',87,22,8)," calcext:value-type="string">
            <text:p>('2034-01-06 01:00:00','2035-03-12 07:00:00','agente',87,22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eazar'</text:p>
          </table:table-cell>
          <table:table-cell table:style-name="ce14" office:value-type="string" calcext:value-type="string">
            <text:p>'Abreu'</text:p>
          </table:table-cell>
          <table:table-cell table:style-name="ce112" office:value-type="string" calcext:value-type="string">
            <text:p>1986-05-02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9" calcext:value-type="float">
            <text:p>89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3" calcext:value-type="float">
            <text:p>3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7];&quot;','&quot;;[.P47];&quot;','&quot;;[.K47];&quot;',&quot;;[.J47];&quot;,&quot;;[.L47];&quot;,&quot;;[.M47];&quot;),&quot;)" office:value-type="string" office:string-value="('2034-01-05 01:00:00','2035-03-09 07:00:00','agente',89,23,8)," calcext:value-type="string">
            <text:p>('2034-01-05 01:00:00','2035-03-09 07:00:00','agente',89,23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amilo'</text:p>
          </table:table-cell>
          <table:table-cell table:style-name="ce14" office:value-type="string" calcext:value-type="string">
            <text:p>'Melgoza'</text:p>
          </table:table-cell>
          <table:table-cell table:style-name="ce112" office:value-type="string" calcext:value-type="string">
            <text:p>1990-09-1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1" calcext:value-type="float">
            <text:p>91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4" calcext:value-type="float">
            <text:p>3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8];&quot;','&quot;;[.P48];&quot;','&quot;;[.K48];&quot;',&quot;;[.J48];&quot;,&quot;;[.L48];&quot;,&quot;;[.M48];&quot;),&quot;)" office:value-type="string" office:string-value="('2034-01-06 01:00:00','2035-03-12 07:00:00','agente',91,24,8)," calcext:value-type="string">
            <text:p>('2034-01-06 01:00:00','2035-03-12 07:00:00','agente',91,24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Paula'</text:p>
          </table:table-cell>
          <table:table-cell table:style-name="ce14" office:value-type="string" calcext:value-type="string">
            <text:p>'Serna'</text:p>
          </table:table-cell>
          <table:table-cell table:style-name="ce112" office:value-type="string" calcext:value-type="string">
            <text:p>1990-02-06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3" calcext:value-type="float">
            <text:p>93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4" calcext:value-type="float">
            <text:p>3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9];&quot;','&quot;;[.P49];&quot;','&quot;;[.K49];&quot;',&quot;;[.J49];&quot;,&quot;;[.L49];&quot;,&quot;;[.M49];&quot;),&quot;)" office:value-type="string" office:string-value="('2034-01-05 01:00:00','2035-03-09 07:00:00','agente',93,24,8)," calcext:value-type="string">
            <text:p>('2034-01-05 01:00:00','2035-03-09 07:00:00','agente',93,24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ebastian'</text:p>
          </table:table-cell>
          <table:table-cell table:style-name="ce14" office:value-type="string" calcext:value-type="string">
            <text:p>'Mitchell'</text:p>
          </table:table-cell>
          <table:table-cell table:style-name="ce112" office:value-type="string" calcext:value-type="string">
            <text:p>1997-12-1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5" calcext:value-type="float">
            <text:p>95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5" calcext:value-type="float">
            <text:p>3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0];&quot;','&quot;;[.P50];&quot;','&quot;;[.K50];&quot;',&quot;;[.J50];&quot;,&quot;;[.L50];&quot;,&quot;;[.M50];&quot;),&quot;)" office:value-type="string" office:string-value="('2034-01-06 01:00:00','2035-03-12 07:00:00','agente',95,25,9)," calcext:value-type="string">
            <text:p>('2034-01-06 01:00:00','2035-03-12 07:00:00','agente',95,25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ma'</text:p>
          </table:table-cell>
          <table:table-cell table:style-name="ce14" office:value-type="string" calcext:value-type="string">
            <text:p>'Ramirez'</text:p>
          </table:table-cell>
          <table:table-cell table:style-name="ce112" office:value-type="string" calcext:value-type="string">
            <text:p>1991-01-3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7" calcext:value-type="float">
            <text:p>97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6" calcext:value-type="float">
            <text:p>3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1];&quot;','&quot;;[.P51];&quot;','&quot;;[.K51];&quot;',&quot;;[.J51];&quot;,&quot;;[.L51];&quot;,&quot;;[.M51];&quot;),&quot;)" office:value-type="string" office:string-value="('2034-01-05 01:00:00','2035-03-09 07:00:00','agente',97,26,9)," calcext:value-type="string">
            <text:p>('2034-01-05 01:00:00','2035-03-09 07:00:00','agente',97,26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enedicto'</text:p>
          </table:table-cell>
          <table:table-cell table:style-name="ce14" office:value-type="string" calcext:value-type="string">
            <text:p>'Melgar'</text:p>
          </table:table-cell>
          <table:table-cell table:style-name="ce112" office:value-type="string" calcext:value-type="string">
            <text:p>1984-05-2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9" calcext:value-type="float">
            <text:p>99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6" calcext:value-type="float">
            <text:p>3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2];&quot;','&quot;;[.P52];&quot;','&quot;;[.K52];&quot;',&quot;;[.J52];&quot;,&quot;;[.L52];&quot;,&quot;;[.M52];&quot;),&quot;)" office:value-type="string" office:string-value="('2034-01-06 01:00:00','2035-03-12 07:00:00','agente',99,26,9)," calcext:value-type="string">
            <text:p>('2034-01-06 01:00:00','2035-03-12 07:00:00','agente',99,26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austino'</text:p>
          </table:table-cell>
          <table:table-cell table:style-name="ce14" office:value-type="string" calcext:value-type="string">
            <text:p>'Camarillo'</text:p>
          </table:table-cell>
          <table:table-cell table:style-name="ce112" office:value-type="string" calcext:value-type="string">
            <text:p>1999-09-2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101" calcext:value-type="float">
            <text:p>101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7" calcext:value-type="float">
            <text:p>3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3];&quot;','&quot;;[.P53];&quot;','&quot;;[.K53];&quot;',&quot;;[.J53];&quot;,&quot;;[.L53];&quot;,&quot;;[.M53];&quot;),&quot;)" office:value-type="string" office:string-value="('2034-01-05 01:00:00','2035-03-09 07:00:00','agente',101,27,9)," calcext:value-type="string">
            <text:p>('2034-01-05 01:00:00','2035-03-09 07:00:00','agente',101,27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54];&quot;','&quot;;[.P54];&quot;','&quot;;[.K54];&quot;',&quot;;[.J54];&quot;,&quot;;[.L54];&quot;,&quot;;[.M54];&quot;),&quot;)" office:value-type="string" office:string-value="('2035-03-09 07:00:00','null','agente',2,1,1)," calcext:value-type="string">
            <text:p>('2035-03-09 07:00:00','null','agente',2,1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55];&quot;','&quot;;[.P55];&quot;','&quot;;[.K55];&quot;',&quot;;[.J55];&quot;,&quot;;[.L55];&quot;,&quot;;[.M55];&quot;),&quot;)" office:value-type="string" office:string-value="('2035-03-12 07:00:00','null','agente',4,1,1)," calcext:value-type="string">
            <text:p>('2035-03-12 07:00:00','null','agente',4,1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56];&quot;','&quot;;[.P56];&quot;','&quot;;[.K56];&quot;',&quot;;[.J56];&quot;,&quot;;[.L56];&quot;,&quot;;[.M56];&quot;),&quot;)" office:value-type="string" office:string-value="('2035-03-09 07:00:00','null','agente',6,2,1)," calcext:value-type="string">
            <text:p>('2035-03-09 07:00:00','null','agente',6,2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57];&quot;','&quot;;[.P57];&quot;','&quot;;[.K57];&quot;',&quot;;[.J57];&quot;,&quot;;[.L57];&quot;,&quot;;[.M57];&quot;),&quot;)" office:value-type="string" office:string-value="('2035-03-12 07:00:00','null','agente',8,2,1)," calcext:value-type="string">
            <text:p>('2035-03-12 07:00:00','null','agente',8,2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58];&quot;','&quot;;[.P58];&quot;','&quot;;[.K58];&quot;',&quot;;[.J58];&quot;,&quot;;[.L58];&quot;,&quot;;[.M58];&quot;),&quot;)" office:value-type="string" office:string-value="('2035-03-09 07:00:00','null','agente',10,3,1)," calcext:value-type="string">
            <text:p>('2035-03-09 07:00:00','null','agente',10,3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59];&quot;','&quot;;[.P59];&quot;','&quot;;[.K59];&quot;',&quot;;[.J59];&quot;,&quot;;[.L59];&quot;,&quot;;[.M59];&quot;),&quot;)" office:value-type="string" office:string-value="('2035-03-12 07:00:00','null','agente',12,3,1)," calcext:value-type="string">
            <text:p>('2035-03-12 07:00:00','null','agente',12,3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0];&quot;','&quot;;[.P60];&quot;','&quot;;[.K60];&quot;',&quot;;[.J60];&quot;,&quot;;[.L60];&quot;,&quot;;[.M60];&quot;),&quot;)" office:value-type="string" office:string-value="('2035-03-09 07:00:00','null','agente',14,4,2)," calcext:value-type="string">
            <text:p>('2035-03-09 07:00:00','null','agente',14,4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1];&quot;','&quot;;[.P61];&quot;','&quot;;[.K61];&quot;',&quot;;[.J61];&quot;,&quot;;[.L61];&quot;,&quot;;[.M61];&quot;),&quot;)" office:value-type="string" office:string-value="('2035-03-12 07:00:00','null','agente',16,4,2)," calcext:value-type="string">
            <text:p>('2035-03-12 07:00:00','null','agente',16,4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2];&quot;','&quot;;[.P62];&quot;','&quot;;[.K62];&quot;',&quot;;[.J62];&quot;,&quot;;[.L62];&quot;,&quot;;[.M62];&quot;),&quot;)" office:value-type="string" office:string-value="('2035-03-09 07:00:00','null','agente',18,5,2)," calcext:value-type="string">
            <text:p>('2035-03-09 07:00:00','null','agente',18,5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3];&quot;','&quot;;[.P63];&quot;','&quot;;[.K63];&quot;',&quot;;[.J63];&quot;,&quot;;[.L63];&quot;,&quot;;[.M63];&quot;),&quot;)" office:value-type="string" office:string-value="('2035-03-12 07:00:00','null','agente',20,5,2)," calcext:value-type="string">
            <text:p>('2035-03-12 07:00:00','null','agente',20,5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4];&quot;','&quot;;[.P64];&quot;','&quot;;[.K64];&quot;',&quot;;[.J64];&quot;,&quot;;[.L64];&quot;,&quot;;[.M64];&quot;),&quot;)" office:value-type="string" office:string-value="('2035-03-09 07:00:00','null','agente',22,6,2)," calcext:value-type="string">
            <text:p>('2035-03-09 07:00:00','null','agente',22,6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5];&quot;','&quot;;[.P65];&quot;','&quot;;[.K65];&quot;',&quot;;[.J65];&quot;,&quot;;[.L65];&quot;,&quot;;[.M65];&quot;),&quot;)" office:value-type="string" office:string-value="('2035-03-12 07:00:00','null','agente',24,6,2)," calcext:value-type="string">
            <text:p>('2035-03-12 07:00:00','null','agente',24,6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6];&quot;','&quot;;[.P66];&quot;','&quot;;[.K66];&quot;',&quot;;[.J66];&quot;,&quot;;[.L66];&quot;,&quot;;[.M66];&quot;),&quot;)" office:value-type="string" office:string-value="('2035-03-09 07:00:00','null','agente',26,7,3)," calcext:value-type="string">
            <text:p>('2035-03-09 07:00:00','null','agente',26,7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7];&quot;','&quot;;[.P67];&quot;','&quot;;[.K67];&quot;',&quot;;[.J67];&quot;,&quot;;[.L67];&quot;,&quot;;[.M67];&quot;),&quot;)" office:value-type="string" office:string-value="('2035-03-12 07:00:00','null','agente',28,7,3)," calcext:value-type="string">
            <text:p>('2035-03-12 07:00:00','null','agente',28,7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8];&quot;','&quot;;[.P68];&quot;','&quot;;[.K68];&quot;',&quot;;[.J68];&quot;,&quot;;[.L68];&quot;,&quot;;[.M68];&quot;),&quot;)" office:value-type="string" office:string-value="('2035-03-09 07:00:00','null','agente',30,8,3)," calcext:value-type="string">
            <text:p>('2035-03-09 07:00:00','null','agente',30,8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69];&quot;','&quot;;[.P69];&quot;','&quot;;[.K69];&quot;',&quot;;[.J69];&quot;,&quot;;[.L69];&quot;,&quot;;[.M69];&quot;),&quot;)" office:value-type="string" office:string-value="('2035-03-12 07:00:00','null','agente',32,8,3)," calcext:value-type="string">
            <text:p>('2035-03-12 07:00:00','null','agente',32,8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0];&quot;','&quot;;[.P70];&quot;','&quot;;[.K70];&quot;',&quot;;[.J70];&quot;,&quot;;[.L70];&quot;,&quot;;[.M70];&quot;),&quot;)" office:value-type="string" office:string-value="('2035-03-09 07:00:00','null','agente',34,9,3)," calcext:value-type="string">
            <text:p>('2035-03-09 07:00:00','null','agente',34,9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1];&quot;','&quot;;[.P71];&quot;','&quot;;[.K71];&quot;',&quot;;[.J71];&quot;,&quot;;[.L71];&quot;,&quot;;[.M71];&quot;),&quot;)" office:value-type="string" office:string-value="('2035-03-12 07:00:00','null','agente',36,9,3)," calcext:value-type="string">
            <text:p>('2035-03-12 07:00:00','null','agente',36,9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2];&quot;','&quot;;[.P72];&quot;','&quot;;[.K72];&quot;',&quot;;[.J72];&quot;,&quot;;[.L72];&quot;,&quot;;[.M72];&quot;),&quot;)" office:value-type="string" office:string-value="('2035-03-09 07:00:00','null','agente',38,10,4)," calcext:value-type="string">
            <text:p>('2035-03-09 07:00:00','null','agente',38,10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3];&quot;','&quot;;[.P73];&quot;','&quot;;[.K73];&quot;',&quot;;[.J73];&quot;,&quot;;[.L73];&quot;,&quot;;[.M73];&quot;),&quot;)" office:value-type="string" office:string-value="('2035-03-12 07:00:00','null','agente',40,10,4)," calcext:value-type="string">
            <text:p>('2035-03-12 07:00:00','null','agente',40,10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4];&quot;','&quot;;[.P74];&quot;','&quot;;[.K74];&quot;',&quot;;[.J74];&quot;,&quot;;[.L74];&quot;,&quot;;[.M74];&quot;),&quot;)" office:value-type="string" office:string-value="('2035-03-09 07:00:00','null','agente',42,11,4)," calcext:value-type="string">
            <text:p>('2035-03-09 07:00:00','null','agente',42,11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5];&quot;','&quot;;[.P75];&quot;','&quot;;[.K75];&quot;',&quot;;[.J75];&quot;,&quot;;[.L75];&quot;,&quot;;[.M75];&quot;),&quot;)" office:value-type="string" office:string-value="('2035-03-12 07:00:00','null','agente',44,11,4)," calcext:value-type="string">
            <text:p>('2035-03-12 07:00:00','null','agente',44,11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6];&quot;','&quot;;[.P76];&quot;','&quot;;[.K76];&quot;',&quot;;[.J76];&quot;,&quot;;[.L76];&quot;,&quot;;[.M76];&quot;),&quot;)" office:value-type="string" office:string-value="('2035-03-09 07:00:00','null','agente',46,12,4)," calcext:value-type="string">
            <text:p>('2035-03-09 07:00:00','null','agente',46,12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7];&quot;','&quot;;[.P77];&quot;','&quot;;[.K77];&quot;',&quot;;[.J77];&quot;,&quot;;[.L77];&quot;,&quot;;[.M77];&quot;),&quot;)" office:value-type="string" office:string-value="('2035-03-12 07:00:00','null','agente',48,12,4)," calcext:value-type="string">
            <text:p>('2035-03-12 07:00:00','null','agente',48,12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8];&quot;','&quot;;[.P78];&quot;','&quot;;[.K78];&quot;',&quot;;[.J78];&quot;,&quot;;[.L78];&quot;,&quot;;[.M78];&quot;),&quot;)" office:value-type="string" office:string-value="('2035-03-09 07:00:00','null','agente',50,13,5)," calcext:value-type="string">
            <text:p>('2035-03-09 07:00:00','null','agente',50,13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79];&quot;','&quot;;[.P79];&quot;','&quot;;[.K79];&quot;',&quot;;[.J79];&quot;,&quot;;[.L79];&quot;,&quot;;[.M79];&quot;),&quot;)" office:value-type="string" office:string-value="('2035-03-12 07:00:00','null','agente',52,13,5)," calcext:value-type="string">
            <text:p>('2035-03-12 07:00:00','null','agente',52,13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0];&quot;','&quot;;[.P80];&quot;','&quot;;[.K80];&quot;',&quot;;[.J80];&quot;,&quot;;[.L80];&quot;,&quot;;[.M80];&quot;),&quot;)" office:value-type="string" office:string-value="('2035-03-09 07:00:00','null','agente',54,14,5)," calcext:value-type="string">
            <text:p>('2035-03-09 07:00:00','null','agente',54,14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1];&quot;','&quot;;[.P81];&quot;','&quot;;[.K81];&quot;',&quot;;[.J81];&quot;,&quot;;[.L81];&quot;,&quot;;[.M81];&quot;),&quot;)" office:value-type="string" office:string-value="('2035-03-12 07:00:00','null','agente',56,14,5)," calcext:value-type="string">
            <text:p>('2035-03-12 07:00:00','null','agente',56,14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2];&quot;','&quot;;[.P82];&quot;','&quot;;[.K82];&quot;',&quot;;[.J82];&quot;,&quot;;[.L82];&quot;,&quot;;[.M82];&quot;),&quot;)" office:value-type="string" office:string-value="('2035-03-09 07:00:00','null','agente',58,15,5)," calcext:value-type="string">
            <text:p>('2035-03-09 07:00:00','null','agente',58,15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3];&quot;','&quot;;[.P83];&quot;','&quot;;[.K83];&quot;',&quot;;[.J83];&quot;,&quot;;[.L83];&quot;,&quot;;[.M83];&quot;),&quot;)" office:value-type="string" office:string-value="('2035-03-12 07:00:00','null','agente',60,15,5)," calcext:value-type="string">
            <text:p>('2035-03-12 07:00:00','null','agente',60,15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4];&quot;','&quot;;[.P84];&quot;','&quot;;[.K84];&quot;',&quot;;[.J84];&quot;,&quot;;[.L84];&quot;,&quot;;[.M84];&quot;),&quot;)" office:value-type="string" office:string-value="('2035-03-09 07:00:00','null','agente',62,16,6)," calcext:value-type="string">
            <text:p>('2035-03-09 07:00:00','null','agente',62,16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5];&quot;','&quot;;[.P85];&quot;','&quot;;[.K85];&quot;',&quot;;[.J85];&quot;,&quot;;[.L85];&quot;,&quot;;[.M85];&quot;),&quot;)" office:value-type="string" office:string-value="('2035-03-12 07:00:00','null','agente',64,16,6)," calcext:value-type="string">
            <text:p>('2035-03-12 07:00:00','null','agente',64,16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6];&quot;','&quot;;[.P86];&quot;','&quot;;[.K86];&quot;',&quot;;[.J86];&quot;,&quot;;[.L86];&quot;,&quot;;[.M86];&quot;),&quot;)" office:value-type="string" office:string-value="('2035-03-09 07:00:00','null','agente',66,17,6)," calcext:value-type="string">
            <text:p>('2035-03-09 07:00:00','null','agente',66,17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7];&quot;','&quot;;[.P87];&quot;','&quot;;[.K87];&quot;',&quot;;[.J87];&quot;,&quot;;[.L87];&quot;,&quot;;[.M87];&quot;),&quot;)" office:value-type="string" office:string-value="('2035-03-12 07:00:00','null','agente',68,17,6)," calcext:value-type="string">
            <text:p>('2035-03-12 07:00:00','null','agente',68,17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8];&quot;','&quot;;[.P88];&quot;','&quot;;[.K88];&quot;',&quot;;[.J88];&quot;,&quot;;[.L88];&quot;,&quot;;[.M88];&quot;),&quot;)" office:value-type="string" office:string-value="('2035-03-09 07:00:00','null','agente',70,18,6)," calcext:value-type="string">
            <text:p>('2035-03-09 07:00:00','null','agente',70,18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89];&quot;','&quot;;[.P89];&quot;','&quot;;[.K89];&quot;',&quot;;[.J89];&quot;,&quot;;[.L89];&quot;,&quot;;[.M89];&quot;),&quot;)" office:value-type="string" office:string-value="('2035-03-12 07:00:00','null','agente',72,18,6)," calcext:value-type="string">
            <text:p>('2035-03-12 07:00:00','null','agente',72,18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0];&quot;','&quot;;[.P90];&quot;','&quot;;[.K90];&quot;',&quot;;[.J90];&quot;,&quot;;[.L90];&quot;,&quot;;[.M90];&quot;),&quot;)" office:value-type="string" office:string-value="('2035-03-09 07:00:00','null','agente',74,19,7)," calcext:value-type="string">
            <text:p>('2035-03-09 07:00:00','null','agente',74,19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1];&quot;','&quot;;[.P91];&quot;','&quot;;[.K91];&quot;',&quot;;[.J91];&quot;,&quot;;[.L91];&quot;,&quot;;[.M91];&quot;),&quot;)" office:value-type="string" office:string-value="('2035-03-12 07:00:00','null','agente',76,19,7)," calcext:value-type="string">
            <text:p>('2035-03-12 07:00:00','null','agente',76,19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2];&quot;','&quot;;[.P92];&quot;','&quot;;[.K92];&quot;',&quot;;[.J92];&quot;,&quot;;[.L92];&quot;,&quot;;[.M92];&quot;),&quot;)" office:value-type="string" office:string-value="('2035-03-09 07:00:00','null','agente',78,20,7)," calcext:value-type="string">
            <text:p>('2035-03-09 07:00:00','null','agente',78,20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3];&quot;','&quot;;[.P93];&quot;','&quot;;[.K93];&quot;',&quot;;[.J93];&quot;,&quot;;[.L93];&quot;,&quot;;[.M93];&quot;),&quot;)" office:value-type="string" office:string-value="('2035-03-12 07:00:00','null','agente',80,20,7)," calcext:value-type="string">
            <text:p>('2035-03-12 07:00:00','null','agente',80,20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4];&quot;','&quot;;[.P94];&quot;','&quot;;[.K94];&quot;',&quot;;[.J94];&quot;,&quot;;[.L94];&quot;,&quot;;[.M94];&quot;),&quot;)" office:value-type="string" office:string-value="('2035-03-09 07:00:00','null','agente',82,21,7)," calcext:value-type="string">
            <text:p>('2035-03-09 07:00:00','null','agente',82,21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5];&quot;','&quot;;[.P95];&quot;','&quot;;[.K95];&quot;',&quot;;[.J95];&quot;,&quot;;[.L95];&quot;,&quot;;[.M95];&quot;),&quot;)" office:value-type="string" office:string-value="('2035-03-12 07:00:00','null','agente',84,21,7)," calcext:value-type="string">
            <text:p>('2035-03-12 07:00:00','null','agente',84,21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6];&quot;','&quot;;[.P96];&quot;','&quot;;[.K96];&quot;',&quot;;[.J96];&quot;,&quot;;[.L96];&quot;,&quot;;[.M96];&quot;),&quot;)" office:value-type="string" office:string-value="('2035-03-09 07:00:00','null','agente',86,22,8)," calcext:value-type="string">
            <text:p>('2035-03-09 07:00:00','null','agente',86,22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7];&quot;','&quot;;[.P97];&quot;','&quot;;[.K97];&quot;',&quot;;[.J97];&quot;,&quot;;[.L97];&quot;,&quot;;[.M97];&quot;),&quot;)" office:value-type="string" office:string-value="('2035-03-12 07:00:00','null','agente',88,23,8)," calcext:value-type="string">
            <text:p>('2035-03-12 07:00:00','null','agente',88,23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8];&quot;','&quot;;[.P98];&quot;','&quot;;[.K98];&quot;',&quot;;[.J98];&quot;,&quot;;[.L98];&quot;,&quot;;[.M98];&quot;),&quot;)" office:value-type="string" office:string-value="('2035-03-09 07:00:00','null','agente',90,23,8)," calcext:value-type="string">
            <text:p>('2035-03-09 07:00:00','null','agente',90,23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4" calcext:value-type="float">
            <text:p>1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99];&quot;','&quot;;[.P99];&quot;','&quot;;[.K99];&quot;',&quot;;[.J99];&quot;,&quot;;[.L99];&quot;,&quot;;[.M99];&quot;),&quot;)" office:value-type="string" office:string-value="('2035-03-12 07:00:00','null','agente',92,24,8)," calcext:value-type="string">
            <text:p>('2035-03-12 07:00:00','null','agente',92,24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0];&quot;','&quot;;[.P100];&quot;','&quot;;[.K100];&quot;',&quot;;[.J100];&quot;,&quot;;[.L100];&quot;,&quot;;[.M100];&quot;),&quot;)" office:value-type="string" office:string-value="('2035-03-09 07:00:00','null','agente',94,25,9)," calcext:value-type="string">
            <text:p>('2035-03-09 07:00:00','null','agente',94,25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8" calcext:value-type="float">
            <text:p>1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1];&quot;','&quot;;[.P101];&quot;','&quot;;[.K101];&quot;',&quot;;[.J101];&quot;,&quot;;[.L101];&quot;,&quot;;[.M101];&quot;),&quot;)" office:value-type="string" office:string-value="('2035-03-12 07:00:00','null','agente',96,25,9)," calcext:value-type="string">
            <text:p>('2035-03-12 07:00:00','null','agente',96,25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2];&quot;','&quot;;[.P102];&quot;','&quot;;[.K102];&quot;',&quot;;[.J102];&quot;,&quot;;[.L102];&quot;,&quot;;[.M102];&quot;),&quot;)" office:value-type="string" office:string-value="('2035-03-09 07:00:00','null','agente',98,26,9)," calcext:value-type="string">
            <text:p>('2035-03-09 07:00:00','null','agente',98,26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3];&quot;','&quot;;[.P103];&quot;','&quot;;[.K103];&quot;',&quot;;[.J103];&quot;,&quot;;[.L103];&quot;,&quot;;[.M103];&quot;),&quot;)" office:value-type="string" office:string-value="('2035-03-12 07:00:00','null','agente',100,27,9)," calcext:value-type="string">
            <text:p>('2035-03-12 07:00:00','null','agente',100,27,9),</text:p>
          </table:table-cell>
          <table:table-cell table:number-columns-repeated="1006"/>
        </table:table-row>
        <table:table-row table:style-name="ro6">
          <table:table-cell table:style-name="ce110" table:number-columns-repeated="4"/>
          <table:table-cell table:style-name="ce47" table:number-columns-repeated="3"/>
          <table:table-cell table:style-name="ce110"/>
          <table:table-cell table:style-name="ce117" office:value-type="float" office:value="204" calcext:value-type="float">
            <text:p>204</text:p>
          </table:table-cell>
          <table:table-cell table:style-name="ce47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7" calcext:value-type="float">
            <text:p>27</text:p>
          </table:table-cell>
          <table:table-cell table:style-name="ce122" office:value-type="float" office:value="9" calcext:value-type="float">
            <text:p>9</text:p>
          </table:table-cell>
          <table:table-cell table:style-name="ce127" office:value-type="float" office:value="37" calcext:value-type="float">
            <text:p>3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4];&quot;','&quot;;[.P104];&quot;','&quot;;[.K104];&quot;',&quot;;[.J104];&quot;,&quot;;[.L104];&quot;,&quot;;[.M104];&quot;),&quot;)" office:value-type="string" office:string-value="('2035-03-09 07:00:00','null','agente',102,27,9)," calcext:value-type="string">
            <text:p>('2035-03-09 07:00:00','null','agente',102,27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onstancia'</text:p>
          </table:table-cell>
          <table:table-cell table:style-name="ce14" office:value-type="string" calcext:value-type="string">
            <text:p>'Oviedo'</text:p>
          </table:table-cell>
          <table:table-cell table:style-name="ce112" office:value-type="string" calcext:value-type="string">
            <text:p>2000-10-3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05];&quot;','&quot;;[.P105];&quot;','&quot;;[.K105];&quot;',&quot;;[.J105];&quot;,&quot;;[.L105];&quot;,&quot;;[.M105];&quot;),&quot;)" office:value-type="string" office:string-value="('2034-01-05 01:00:00','2035-03-09 07:00:00','analista',2,1,1)," calcext:value-type="string">
            <text:p>('2034-01-05 01:00:00','2035-03-09 07:00:00','analista',2,1,1),</text:p>
          </table:table-cell>
          <table:table-cell table:style-name="ce48" table:number-columns-repeated="1006"/>
        </table:table-row>
        <table:table-row table:style-name="ro6">
          <table:table-cell table:style-name="ce14" office:value-type="string" calcext:value-type="string">
            <text:p>'Teodora'</text:p>
          </table:table-cell>
          <table:table-cell table:style-name="ce14" office:value-type="string" calcext:value-type="string">
            <text:p>'Nolasco'</text:p>
          </table:table-cell>
          <table:table-cell table:style-name="ce112" office:value-type="string" calcext:value-type="string">
            <text:p>1997-12-15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06];&quot;','&quot;;[.P106];&quot;','&quot;;[.K106];&quot;',&quot;;[.J106];&quot;,&quot;;[.L106];&quot;,&quot;;[.M106];&quot;),&quot;)" office:value-type="string" office:string-value="('2034-01-06 01:00:00','2035-03-12 07:00:00','analista',4,1,1)," calcext:value-type="string">
            <text:p>('2034-01-06 01:00:00','2035-03-12 07:00:00','analista',4,1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esarino'</text:p>
          </table:table-cell>
          <table:table-cell table:style-name="ce14" office:value-type="string" calcext:value-type="string">
            <text:p>'Zuniga'</text:p>
          </table:table-cell>
          <table:table-cell table:style-name="ce112" office:value-type="string" calcext:value-type="string">
            <text:p>1983-09-1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07];&quot;','&quot;;[.P107];&quot;','&quot;;[.K107];&quot;',&quot;;[.J107];&quot;,&quot;;[.L107];&quot;,&quot;;[.M107];&quot;),&quot;)" office:value-type="string" office:string-value="('2034-01-05 01:00:00','2035-03-09 07:00:00','analista',6,2,1)," calcext:value-type="string">
            <text:p>('2034-01-05 01:00:00','2035-03-09 07:00:00','analista',6,2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ane'</text:p>
          </table:table-cell>
          <table:table-cell table:style-name="ce14" office:value-type="string" calcext:value-type="string">
            <text:p>'Tenorio'</text:p>
          </table:table-cell>
          <table:table-cell table:style-name="ce112" office:value-type="string" calcext:value-type="string">
            <text:p>1999-09-14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8" calcext:value-type="float">
            <text:p>8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08];&quot;','&quot;;[.P108];&quot;','&quot;;[.K108];&quot;',&quot;;[.J108];&quot;,&quot;;[.L108];&quot;,&quot;;[.M108];&quot;),&quot;)" office:value-type="string" office:string-value="('2034-01-06 01:00:00','2035-03-12 07:00:00','analista',8,2,1)," calcext:value-type="string">
            <text:p>('2034-01-06 01:00:00','2035-03-12 07:00:00','analista',8,2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Valerio'</text:p>
          </table:table-cell>
          <table:table-cell table:style-name="ce14" office:value-type="string" calcext:value-type="string">
            <text:p>'Bahena'</text:p>
          </table:table-cell>
          <table:table-cell table:style-name="ce112" office:value-type="string" calcext:value-type="string">
            <text:p>1984-05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09];&quot;','&quot;;[.P109];&quot;','&quot;;[.K109];&quot;',&quot;;[.J109];&quot;,&quot;;[.L109];&quot;,&quot;;[.M109];&quot;),&quot;)" office:value-type="string" office:string-value="('2034-01-05 01:00:00','2035-03-09 07:00:00','analista',10,3,1)," calcext:value-type="string">
            <text:p>('2034-01-05 01:00:00','2035-03-09 07:00:00','analista',10,3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eliciano'</text:p>
          </table:table-cell>
          <table:table-cell table:style-name="ce14" office:value-type="string" calcext:value-type="string">
            <text:p>'Guzman'</text:p>
          </table:table-cell>
          <table:table-cell table:style-name="ce112" office:value-type="string" calcext:value-type="string">
            <text:p>1999-09-2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10];&quot;','&quot;;[.P110];&quot;','&quot;;[.K110];&quot;',&quot;;[.J110];&quot;,&quot;;[.L110];&quot;,&quot;;[.M110];&quot;),&quot;)" office:value-type="string" office:string-value="('2034-01-06 01:00:00','2035-03-12 07:00:00','analista',12,3,1)," calcext:value-type="string">
            <text:p>('2034-01-06 01:00:00','2035-03-12 07:00:00','analista',12,3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idio'</text:p>
          </table:table-cell>
          <table:table-cell table:style-name="ce14" office:value-type="string" calcext:value-type="string">
            <text:p>'Carreno'</text:p>
          </table:table-cell>
          <table:table-cell table:style-name="ce112" office:value-type="string" calcext:value-type="string">
            <text:p>1996-11-17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4" calcext:value-type="float">
            <text:p>14</text:p>
          </table:table-cell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11];&quot;','&quot;;[.P111];&quot;','&quot;;[.K111];&quot;',&quot;;[.J111];&quot;,&quot;;[.L111];&quot;,&quot;;[.M111];&quot;),&quot;)" office:value-type="string" office:string-value="('2034-01-05 01:00:00','2035-03-09 07:00:00','analista',14,4,2)," calcext:value-type="string">
            <text:p>('2034-01-05 01:00:00','2035-03-09 07:00:00','analista',14,4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tenea'</text:p>
          </table:table-cell>
          <table:table-cell table:style-name="ce14" office:value-type="string" calcext:value-type="string">
            <text:p>'Escalante'</text:p>
          </table:table-cell>
          <table:table-cell table:style-name="ce112" office:value-type="string" calcext:value-type="string">
            <text:p>1998-11-2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6" calcext:value-type="float">
            <text:p>16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12];&quot;','&quot;;[.P112];&quot;','&quot;;[.K112];&quot;',&quot;;[.J112];&quot;,&quot;;[.L112];&quot;,&quot;;[.M112];&quot;),&quot;)" office:value-type="string" office:string-value="('2034-01-06 01:00:00','2035-03-12 07:00:00','analista',16,4,2)," calcext:value-type="string">
            <text:p>('2034-01-06 01:00:00','2035-03-12 07:00:00','analista',16,4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ristian'</text:p>
          </table:table-cell>
          <table:table-cell table:style-name="ce14" office:value-type="string" calcext:value-type="string">
            <text:p>'Montero'</text:p>
          </table:table-cell>
          <table:table-cell table:style-name="ce112" office:value-type="string" calcext:value-type="string">
            <text:p>1999-09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8" calcext:value-type="float">
            <text:p>18</text:p>
          </table:table-cell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13];&quot;','&quot;;[.P113];&quot;','&quot;;[.K113];&quot;',&quot;;[.J113];&quot;,&quot;;[.L113];&quot;,&quot;;[.M113];&quot;),&quot;)" office:value-type="string" office:string-value="('2034-01-05 01:00:00','2035-03-09 07:00:00','analista',18,5,2)," calcext:value-type="string">
            <text:p>('2034-01-05 01:00:00','2035-03-09 07:00:00','analista',18,5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Poncio'</text:p>
          </table:table-cell>
          <table:table-cell table:style-name="ce14" office:value-type="string" calcext:value-type="string">
            <text:p>'Parker'</text:p>
          </table:table-cell>
          <table:table-cell table:style-name="ce112" office:value-type="string" calcext:value-type="string">
            <text:p>1998-12-02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0" calcext:value-type="float">
            <text:p>20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14];&quot;','&quot;;[.P114];&quot;','&quot;;[.K114];&quot;',&quot;;[.J114];&quot;,&quot;;[.L114];&quot;,&quot;;[.M114];&quot;),&quot;)" office:value-type="string" office:string-value="('2034-01-06 01:00:00','2035-03-12 07:00:00','analista',20,5,2)," calcext:value-type="string">
            <text:p>('2034-01-06 01:00:00','2035-03-12 07:00:00','analista',20,5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neida'</text:p>
          </table:table-cell>
          <table:table-cell table:style-name="ce14" office:value-type="string" calcext:value-type="string">
            <text:p>'Velasco'</text:p>
          </table:table-cell>
          <table:table-cell table:style-name="ce112" office:value-type="string" calcext:value-type="string">
            <text:p>2000-04-2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2" calcext:value-type="float">
            <text:p>22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15];&quot;','&quot;;[.P115];&quot;','&quot;;[.K115];&quot;',&quot;;[.J115];&quot;,&quot;;[.L115];&quot;,&quot;;[.M115];&quot;),&quot;)" office:value-type="string" office:string-value="('2034-01-05 01:00:00','2035-03-09 07:00:00','analista',22,6,2)," calcext:value-type="string">
            <text:p>('2034-01-05 01:00:00','2035-03-09 07:00:00','analista',22,6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lba'</text:p>
          </table:table-cell>
          <table:table-cell table:style-name="ce14" office:value-type="string" calcext:value-type="string">
            <text:p>'Cortez'</text:p>
          </table:table-cell>
          <table:table-cell table:style-name="ce112" office:value-type="string" calcext:value-type="string">
            <text:p>2000-03-08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4" calcext:value-type="float">
            <text:p>24</text:p>
          </table:table-cell>
          <table:table-cell table:style-name="ce43"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16];&quot;','&quot;;[.P116];&quot;','&quot;;[.K116];&quot;',&quot;;[.J116];&quot;,&quot;;[.L116];&quot;,&quot;;[.M116];&quot;),&quot;)" office:value-type="string" office:string-value="('2034-01-06 01:00:00','2035-03-12 07:00:00','analista',24,6,2)," calcext:value-type="string">
            <text:p>('2034-01-06 01:00:00','2035-03-12 07:00:00','analista',24,6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lana'</text:p>
          </table:table-cell>
          <table:table-cell table:style-name="ce14" office:value-type="string" calcext:value-type="string">
            <text:p>'Nevarez'</text:p>
          </table:table-cell>
          <table:table-cell table:style-name="ce112" office:value-type="string" calcext:value-type="string">
            <text:p>1988-02-0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6" calcext:value-type="float">
            <text:p>26</text:p>
          </table:table-cell>
          <table:table-cell table:style-name="ce43"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17];&quot;','&quot;;[.P117];&quot;','&quot;;[.K117];&quot;',&quot;;[.J117];&quot;,&quot;;[.L117];&quot;,&quot;;[.M117];&quot;),&quot;)" office:value-type="string" office:string-value="('2034-01-05 01:00:00','2035-03-09 07:00:00','analista',26,7,3)," calcext:value-type="string">
            <text:p>('2034-01-05 01:00:00','2035-03-09 07:00:00','analista',26,7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abina'</text:p>
          </table:table-cell>
          <table:table-cell table:style-name="ce14" office:value-type="string" calcext:value-type="string">
            <text:p>'Johnson'</text:p>
          </table:table-cell>
          <table:table-cell table:style-name="ce112" office:value-type="string" calcext:value-type="string">
            <text:p>1992-05-03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8" calcext:value-type="float">
            <text:p>28</text:p>
          </table:table-cell>
          <table:table-cell table:style-name="ce43"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18];&quot;','&quot;;[.P118];&quot;','&quot;;[.K118];&quot;',&quot;;[.J118];&quot;,&quot;;[.L118];&quot;,&quot;;[.M118];&quot;),&quot;)" office:value-type="string" office:string-value="('2034-01-06 01:00:00','2035-03-12 07:00:00','analista',28,7,3)," calcext:value-type="string">
            <text:p>('2034-01-06 01:00:00','2035-03-12 07:00:00','analista',28,7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udas'</text:p>
          </table:table-cell>
          <table:table-cell table:style-name="ce14" office:value-type="string" calcext:value-type="string">
            <text:p>'Cerda'</text:p>
          </table:table-cell>
          <table:table-cell table:style-name="ce112" office:value-type="string" calcext:value-type="string">
            <text:p>1988-05-07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table:style-name="ce43"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19];&quot;','&quot;;[.P119];&quot;','&quot;;[.K119];&quot;',&quot;;[.J119];&quot;,&quot;;[.L119];&quot;,&quot;;[.M119];&quot;),&quot;)" office:value-type="string" office:string-value="('2034-01-05 01:00:00','2035-03-09 07:00:00','analista',30,8,3)," calcext:value-type="string">
            <text:p>('2034-01-05 01:00:00','2035-03-09 07:00:00','analista',30,8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orge'</text:p>
          </table:table-cell>
          <table:table-cell table:style-name="ce14" office:value-type="string" calcext:value-type="string">
            <text:p>'Ocampo'</text:p>
          </table:table-cell>
          <table:table-cell table:style-name="ce112" office:value-type="string" calcext:value-type="string">
            <text:p>1992-05-3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2" calcext:value-type="float">
            <text:p>32</text:p>
          </table:table-cell>
          <table:table-cell table:style-name="ce43"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20];&quot;','&quot;;[.P120];&quot;','&quot;;[.K120];&quot;',&quot;;[.J120];&quot;,&quot;;[.L120];&quot;,&quot;;[.M120];&quot;),&quot;)" office:value-type="string" office:string-value="('2034-01-06 01:00:00','2035-03-12 07:00:00','analista',32,8,3)," calcext:value-type="string">
            <text:p>('2034-01-06 01:00:00','2035-03-12 07:00:00','analista',32,8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Inocencia'</text:p>
          </table:table-cell>
          <table:table-cell table:style-name="ce14" office:value-type="string" calcext:value-type="string">
            <text:p>'Maldonado'</text:p>
          </table:table-cell>
          <table:table-cell table:style-name="ce112" office:value-type="string" calcext:value-type="string">
            <text:p>1988-06-1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4" calcext:value-type="float">
            <text:p>34</text:p>
          </table:table-cell>
          <table:table-cell table:style-name="ce43"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21];&quot;','&quot;;[.P121];&quot;','&quot;;[.K121];&quot;',&quot;;[.J121];&quot;,&quot;;[.L121];&quot;,&quot;;[.M121];&quot;),&quot;)" office:value-type="string" office:string-value="('2034-01-05 01:00:00','2035-03-09 07:00:00','analista',34,9,3)," calcext:value-type="string">
            <text:p>('2034-01-05 01:00:00','2035-03-09 07:00:00','analista',34,9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William'</text:p>
          </table:table-cell>
          <table:table-cell table:style-name="ce14" office:value-type="string" calcext:value-type="string">
            <text:p>'Miranda'</text:p>
          </table:table-cell>
          <table:table-cell table:style-name="ce112" office:value-type="string" calcext:value-type="string">
            <text:p>1993-05-14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6" calcext:value-type="float">
            <text:p>36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22];&quot;','&quot;;[.P122];&quot;','&quot;;[.K122];&quot;',&quot;;[.J122];&quot;,&quot;;[.L122];&quot;,&quot;;[.M122];&quot;),&quot;)" office:value-type="string" office:string-value="('2034-01-06 01:00:00','2035-03-12 07:00:00','analista',36,9,3)," calcext:value-type="string">
            <text:p>('2034-01-06 01:00:00','2035-03-12 07:00:00','analista',36,9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ertrudis'</text:p>
          </table:table-cell>
          <table:table-cell table:style-name="ce14" office:value-type="string" calcext:value-type="string">
            <text:p>'Mandujano'</text:p>
          </table:table-cell>
          <table:table-cell table:style-name="ce112" office:value-type="string" calcext:value-type="string">
            <text:p>1989-01-0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38" calcext:value-type="float">
            <text:p>38</text:p>
          </table:table-cell>
          <table:table-cell table:style-name="ce43"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23];&quot;','&quot;;[.P123];&quot;','&quot;;[.K123];&quot;',&quot;;[.J123];&quot;,&quot;;[.L123];&quot;,&quot;;[.M123];&quot;),&quot;)" office:value-type="string" office:string-value="('2034-01-05 01:00:00','2035-03-09 07:00:00','analista',38,10,4)," calcext:value-type="string">
            <text:p>('2034-01-05 01:00:00','2035-03-09 07:00:00','analista',38,10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Tito'</text:p>
          </table:table-cell>
          <table:table-cell table:style-name="ce14" office:value-type="string" calcext:value-type="string">
            <text:p>'Serna'</text:p>
          </table:table-cell>
          <table:table-cell table:style-name="ce112" office:value-type="string" calcext:value-type="string">
            <text:p>1989-12-18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0" calcext:value-type="float">
            <text:p>40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24];&quot;','&quot;;[.P124];&quot;','&quot;;[.K124];&quot;',&quot;;[.J124];&quot;,&quot;;[.L124];&quot;,&quot;;[.M124];&quot;),&quot;)" office:value-type="string" office:string-value="('2034-01-06 01:00:00','2035-03-12 07:00:00','analista',40,10,4)," calcext:value-type="string">
            <text:p>('2034-01-06 01:00:00','2035-03-12 07:00:00','analista',40,10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austino'</text:p>
          </table:table-cell>
          <table:table-cell table:style-name="ce14" office:value-type="string" calcext:value-type="string">
            <text:p>'Quinones'</text:p>
          </table:table-cell>
          <table:table-cell table:style-name="ce112" office:value-type="string" calcext:value-type="string">
            <text:p>1989-12-1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2" calcext:value-type="float">
            <text:p>42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25];&quot;','&quot;;[.P125];&quot;','&quot;;[.K125];&quot;',&quot;;[.J125];&quot;,&quot;;[.L125];&quot;,&quot;;[.M125];&quot;),&quot;)" office:value-type="string" office:string-value="('2034-01-05 01:00:00','2035-03-09 07:00:00','analista',42,11,4)," calcext:value-type="string">
            <text:p>('2034-01-05 01:00:00','2035-03-09 07:00:00','analista',42,11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Dulcinea'</text:p>
          </table:table-cell>
          <table:table-cell table:style-name="ce14" office:value-type="string" calcext:value-type="string">
            <text:p>'Angeles'</text:p>
          </table:table-cell>
          <table:table-cell table:style-name="ce112" office:value-type="string" calcext:value-type="string">
            <text:p>1990-02-07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4" calcext:value-type="float">
            <text:p>44</text:p>
          </table:table-cell>
          <table:table-cell table:style-name="ce43"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26];&quot;','&quot;;[.P126];&quot;','&quot;;[.K126];&quot;',&quot;;[.J126];&quot;,&quot;;[.L126];&quot;,&quot;;[.M126];&quot;),&quot;)" office:value-type="string" office:string-value="('2034-01-06 01:00:00','2035-03-12 07:00:00','analista',44,11,4)," calcext:value-type="string">
            <text:p>('2034-01-06 01:00:00','2035-03-12 07:00:00','analista',44,11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rcos'</text:p>
          </table:table-cell>
          <table:table-cell table:style-name="ce14" office:value-type="string" calcext:value-type="string">
            <text:p>'Solorio'</text:p>
          </table:table-cell>
          <table:table-cell table:style-name="ce112" office:value-type="string" calcext:value-type="string">
            <text:p>1990-02-0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6" calcext:value-type="float">
            <text:p>46</text:p>
          </table:table-cell>
          <table:table-cell table:style-name="ce43"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27];&quot;','&quot;;[.P127];&quot;','&quot;;[.K127];&quot;',&quot;;[.J127];&quot;,&quot;;[.L127];&quot;,&quot;;[.M127];&quot;),&quot;)" office:value-type="string" office:string-value="('2034-01-05 01:00:00','2035-03-09 07:00:00','analista',46,12,4)," calcext:value-type="string">
            <text:p>('2034-01-05 01:00:00','2035-03-09 07:00:00','analista',46,12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mara'</text:p>
          </table:table-cell>
          <table:table-cell table:style-name="ce14" office:value-type="string" calcext:value-type="string">
            <text:p>'Saldana'</text:p>
          </table:table-cell>
          <table:table-cell table:style-name="ce112" office:value-type="string" calcext:value-type="string">
            <text:p>1990-08-3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28];&quot;','&quot;;[.P128];&quot;','&quot;;[.K128];&quot;',&quot;;[.J128];&quot;,&quot;;[.L128];&quot;,&quot;;[.M128];&quot;),&quot;)" office:value-type="string" office:string-value="('2034-01-06 01:00:00','2035-03-12 07:00:00','analista',48,12,4)," calcext:value-type="string">
            <text:p>('2034-01-06 01:00:00','2035-03-12 07:00:00','analista',48,12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enigno'</text:p>
          </table:table-cell>
          <table:table-cell table:style-name="ce14" office:value-type="string" calcext:value-type="string">
            <text:p>'Lozano'</text:p>
          </table:table-cell>
          <table:table-cell table:style-name="ce112" office:value-type="string" calcext:value-type="string">
            <text:p>2000-04-3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0" calcext:value-type="float">
            <text:p>50</text:p>
          </table:table-cell>
          <table:table-cell table:style-name="ce43"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29];&quot;','&quot;;[.P129];&quot;','&quot;;[.K129];&quot;',&quot;;[.J129];&quot;,&quot;;[.L129];&quot;,&quot;;[.M129];&quot;),&quot;)" office:value-type="string" office:string-value="('2034-01-05 01:00:00','2035-03-09 07:00:00','analista',50,13,5)," calcext:value-type="string">
            <text:p>('2034-01-05 01:00:00','2035-03-09 07:00:00','analista',50,13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iovani'</text:p>
          </table:table-cell>
          <table:table-cell table:style-name="ce14" office:value-type="string" calcext:value-type="string">
            <text:p>'Villeda'</text:p>
          </table:table-cell>
          <table:table-cell table:style-name="ce112" office:value-type="string" calcext:value-type="string">
            <text:p>2000-04-2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2" calcext:value-type="float">
            <text:p>52</text:p>
          </table:table-cell>
          <table:table-cell table:style-name="ce43"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30];&quot;','&quot;;[.P130];&quot;','&quot;;[.K130];&quot;',&quot;;[.J130];&quot;,&quot;;[.L130];&quot;,&quot;;[.M130];&quot;),&quot;)" office:value-type="string" office:string-value="('2034-01-06 01:00:00','2035-03-12 07:00:00','analista',52,13,5)," calcext:value-type="string">
            <text:p>('2034-01-06 01:00:00','2035-03-12 07:00:00','analista',52,13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Isabel'</text:p>
          </table:table-cell>
          <table:table-cell table:style-name="ce14" office:value-type="string" calcext:value-type="string">
            <text:p>'Rueda'</text:p>
          </table:table-cell>
          <table:table-cell table:style-name="ce112" office:value-type="string" calcext:value-type="string">
            <text:p>2000-05-3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4" calcext:value-type="float">
            <text:p>54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31];&quot;','&quot;;[.P131];&quot;','&quot;;[.K131];&quot;',&quot;;[.J131];&quot;,&quot;;[.L131];&quot;,&quot;;[.M131];&quot;),&quot;)" office:value-type="string" office:string-value="('2034-01-05 01:00:00','2035-03-09 07:00:00','analista',54,14,5)," calcext:value-type="string">
            <text:p>('2034-01-05 01:00:00','2035-03-09 07:00:00','analista',54,14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renda'</text:p>
          </table:table-cell>
          <table:table-cell table:style-name="ce14" office:value-type="string" calcext:value-type="string">
            <text:p>'Baltazar'</text:p>
          </table:table-cell>
          <table:table-cell table:style-name="ce112" office:value-type="string" calcext:value-type="string">
            <text:p>2000-05-31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6" calcext:value-type="float">
            <text:p>56</text:p>
          </table:table-cell>
          <table:table-cell table:style-name="ce43"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32];&quot;','&quot;;[.P132];&quot;','&quot;;[.K132];&quot;',&quot;;[.J132];&quot;,&quot;;[.L132];&quot;,&quot;;[.M132];&quot;),&quot;)" office:value-type="string" office:string-value="('2034-01-06 01:00:00','2035-03-12 07:00:00','analista',56,14,5)," calcext:value-type="string">
            <text:p>('2034-01-06 01:00:00','2035-03-12 07:00:00','analista',56,14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haron'</text:p>
          </table:table-cell>
          <table:table-cell table:style-name="ce14" office:value-type="string" calcext:value-type="string">
            <text:p>'Beltran'</text:p>
          </table:table-cell>
          <table:table-cell table:style-name="ce112" office:value-type="string" calcext:value-type="string">
            <text:p>2000-08-1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8" calcext:value-type="float">
            <text:p>58</text:p>
          </table:table-cell>
          <table:table-cell table:style-name="ce43"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33];&quot;','&quot;;[.P133];&quot;','&quot;;[.K133];&quot;',&quot;;[.J133];&quot;,&quot;;[.L133];&quot;,&quot;;[.M133];&quot;),&quot;)" office:value-type="string" office:string-value="('2034-01-05 01:00:00','2035-03-09 07:00:00','analista',58,15,5)," calcext:value-type="string">
            <text:p>('2034-01-05 01:00:00','2035-03-09 07:00:00','analista',58,15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mperatriz'</text:p>
          </table:table-cell>
          <table:table-cell table:style-name="ce14" office:value-type="string" calcext:value-type="string">
            <text:p>'Castanon'</text:p>
          </table:table-cell>
          <table:table-cell table:style-name="ce112" office:value-type="string" calcext:value-type="string">
            <text:p>2000-08-0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60" calcext:value-type="float">
            <text:p>60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34];&quot;','&quot;;[.P134];&quot;','&quot;;[.K134];&quot;',&quot;;[.J134];&quot;,&quot;;[.L134];&quot;,&quot;;[.M134];&quot;),&quot;)" office:value-type="string" office:string-value="('2034-01-06 01:00:00','2035-03-12 07:00:00','analista',60,15,5)," calcext:value-type="string">
            <text:p>('2034-01-06 01:00:00','2035-03-12 07:00:00','analista',60,15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larence'</text:p>
          </table:table-cell>
          <table:table-cell table:style-name="ce14" office:value-type="string" calcext:value-type="string">
            <text:p>'Angel'</text:p>
          </table:table-cell>
          <table:table-cell table:style-name="ce112" office:value-type="string" calcext:value-type="string">
            <text:p>2000-07-2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2" calcext:value-type="float">
            <text:p>62</text:p>
          </table:table-cell>
          <table:table-cell table:style-name="ce43"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35];&quot;','&quot;;[.P135];&quot;','&quot;;[.K135];&quot;',&quot;;[.J135];&quot;,&quot;;[.L135];&quot;,&quot;;[.M135];&quot;),&quot;)" office:value-type="string" office:string-value="('2034-01-05 01:00:00','2035-03-09 07:00:00','analista',62,16,6)," calcext:value-type="string">
            <text:p>('2034-01-05 01:00:00','2035-03-09 07:00:00','analista',62,16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rika'</text:p>
          </table:table-cell>
          <table:table-cell table:style-name="ce14" office:value-type="string" calcext:value-type="string">
            <text:p>'Ordaz'</text:p>
          </table:table-cell>
          <table:table-cell table:style-name="ce112" office:value-type="string" calcext:value-type="string">
            <text:p>2000-07-22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4" calcext:value-type="float">
            <text:p>64</text:p>
          </table:table-cell>
          <table:table-cell table:style-name="ce43"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36];&quot;','&quot;;[.P136];&quot;','&quot;;[.K136];&quot;',&quot;;[.J136];&quot;,&quot;;[.L136];&quot;,&quot;;[.M136];&quot;),&quot;)" office:value-type="string" office:string-value="('2034-01-06 01:00:00','2035-03-12 07:00:00','analista',64,16,6)," calcext:value-type="string">
            <text:p>('2034-01-06 01:00:00','2035-03-12 07:00:00','analista',64,16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uliana'</text:p>
          </table:table-cell>
          <table:table-cell table:style-name="ce14" office:value-type="string" calcext:value-type="string">
            <text:p>'Archuleta'</text:p>
          </table:table-cell>
          <table:table-cell table:style-name="ce112" office:value-type="string" calcext:value-type="string">
            <text:p>2000-08-2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6" calcext:value-type="float">
            <text:p>66</text:p>
          </table:table-cell>
          <table:table-cell table:style-name="ce43"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37];&quot;','&quot;;[.P137];&quot;','&quot;;[.K137];&quot;',&quot;;[.J137];&quot;,&quot;;[.L137];&quot;,&quot;;[.M137];&quot;),&quot;)" office:value-type="string" office:string-value="('2034-01-05 01:00:00','2035-03-09 07:00:00','analista',66,17,6)," calcext:value-type="string">
            <text:p>('2034-01-05 01:00:00','2035-03-09 07:00:00','analista',66,17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arla'</text:p>
          </table:table-cell>
          <table:table-cell table:style-name="ce14" office:value-type="string" calcext:value-type="string">
            <text:p>'Mojica'</text:p>
          </table:table-cell>
          <table:table-cell table:style-name="ce112" office:value-type="string" calcext:value-type="string">
            <text:p>2000-08-27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8" calcext:value-type="float">
            <text:p>68</text:p>
          </table:table-cell>
          <table:table-cell table:style-name="ce43"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38];&quot;','&quot;;[.P138];&quot;','&quot;;[.K138];&quot;',&quot;;[.J138];&quot;,&quot;;[.L138];&quot;,&quot;;[.M138];&quot;),&quot;)" office:value-type="string" office:string-value="('2034-01-06 01:00:00','2035-03-12 07:00:00','analista',68,17,6)," calcext:value-type="string">
            <text:p>('2034-01-06 01:00:00','2035-03-12 07:00:00','analista',68,17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Ramona'</text:p>
          </table:table-cell>
          <table:table-cell table:style-name="ce14" office:value-type="string" calcext:value-type="string">
            <text:p>'Viramontes'</text:p>
          </table:table-cell>
          <table:table-cell table:style-name="ce112" office:value-type="string" calcext:value-type="string">
            <text:p>1996-09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70" calcext:value-type="float">
            <text:p>70</text:p>
          </table:table-cell>
          <table:table-cell table:style-name="ce43"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39];&quot;','&quot;;[.P139];&quot;','&quot;;[.K139];&quot;',&quot;;[.J139];&quot;,&quot;;[.L139];&quot;,&quot;;[.M139];&quot;),&quot;)" office:value-type="string" office:string-value="('2034-01-05 01:00:00','2035-03-09 07:00:00','analista',70,18,6)," calcext:value-type="string">
            <text:p>('2034-01-05 01:00:00','2035-03-09 07:00:00','analista',70,18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armona'</text:p>
          </table:table-cell>
          <table:table-cell table:style-name="ce14" office:value-type="string" calcext:value-type="string">
            <text:p>'Martinez'</text:p>
          </table:table-cell>
          <table:table-cell table:style-name="ce112" office:value-type="string" calcext:value-type="string">
            <text:p>1996-09-21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72" calcext:value-type="float">
            <text:p>72</text:p>
          </table:table-cell>
          <table:table-cell table:style-name="ce43"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40];&quot;','&quot;;[.P140];&quot;','&quot;;[.K140];&quot;',&quot;;[.J140];&quot;,&quot;;[.L140];&quot;,&quot;;[.M140];&quot;),&quot;)" office:value-type="string" office:string-value="('2034-01-06 01:00:00','2035-03-12 07:00:00','analista',72,18,6)," calcext:value-type="string">
            <text:p>('2034-01-06 01:00:00','2035-03-12 07:00:00','analista',72,18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milio'</text:p>
          </table:table-cell>
          <table:table-cell table:style-name="ce14" office:value-type="string" calcext:value-type="string">
            <text:p>'Quiles'</text:p>
          </table:table-cell>
          <table:table-cell table:style-name="ce112" office:value-type="string" calcext:value-type="string">
            <text:p>1983-03-2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4" calcext:value-type="float">
            <text:p>74</text:p>
          </table:table-cell>
          <table:table-cell table:style-name="ce43"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41];&quot;','&quot;;[.P141];&quot;','&quot;;[.K141];&quot;',&quot;;[.J141];&quot;,&quot;;[.L141];&quot;,&quot;;[.M141];&quot;),&quot;)" office:value-type="string" office:string-value="('2034-01-05 01:00:00','2035-03-09 07:00:00','analista',74,19,7)," calcext:value-type="string">
            <text:p>('2034-01-05 01:00:00','2035-03-09 07:00:00','analista',74,19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Luis'</text:p>
          </table:table-cell>
          <table:table-cell table:style-name="ce14" office:value-type="string" calcext:value-type="string">
            <text:p>'Wilson'</text:p>
          </table:table-cell>
          <table:table-cell table:style-name="ce112" office:value-type="string" calcext:value-type="string">
            <text:p>1993-10-0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6" calcext:value-type="float">
            <text:p>76</text:p>
          </table:table-cell>
          <table:table-cell table:style-name="ce43"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42];&quot;','&quot;;[.P142];&quot;','&quot;;[.K142];&quot;',&quot;;[.J142];&quot;,&quot;;[.L142];&quot;,&quot;;[.M142];&quot;),&quot;)" office:value-type="string" office:string-value="('2034-01-06 01:00:00','2035-03-12 07:00:00','analista',76,19,7)," calcext:value-type="string">
            <text:p>('2034-01-06 01:00:00','2035-03-12 07:00:00','analista',76,19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Delfina'</text:p>
          </table:table-cell>
          <table:table-cell table:style-name="ce14" office:value-type="string" calcext:value-type="string">
            <text:p>'Carpio'</text:p>
          </table:table-cell>
          <table:table-cell table:style-name="ce112" office:value-type="string" calcext:value-type="string">
            <text:p>1984-01-2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8" calcext:value-type="float">
            <text:p>78</text:p>
          </table:table-cell>
          <table:table-cell table:style-name="ce43"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43];&quot;','&quot;;[.P143];&quot;','&quot;;[.K143];&quot;',&quot;;[.J143];&quot;,&quot;;[.L143];&quot;,&quot;;[.M143];&quot;),&quot;)" office:value-type="string" office:string-value="('2034-01-05 01:00:00','2035-03-09 07:00:00','analista',78,20,7)," calcext:value-type="string">
            <text:p>('2034-01-05 01:00:00','2035-03-09 07:00:00','analista',78,20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onstancia'</text:p>
          </table:table-cell>
          <table:table-cell table:style-name="ce14" office:value-type="string" calcext:value-type="string">
            <text:p>'Payan'</text:p>
          </table:table-cell>
          <table:table-cell table:style-name="ce112" office:value-type="string" calcext:value-type="string">
            <text:p>1995-01-0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0" calcext:value-type="float">
            <text:p>80</text:p>
          </table:table-cell>
          <table:table-cell table:style-name="ce43"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44];&quot;','&quot;;[.P144];&quot;','&quot;;[.K144];&quot;',&quot;;[.J144];&quot;,&quot;;[.L144];&quot;,&quot;;[.M144];&quot;),&quot;)" office:value-type="string" office:string-value="('2034-01-06 01:00:00','2035-03-12 07:00:00','analista',80,20,7)," calcext:value-type="string">
            <text:p>('2034-01-06 01:00:00','2035-03-12 07:00:00','analista',80,20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elicia'</text:p>
          </table:table-cell>
          <table:table-cell table:style-name="ce14" office:value-type="string" calcext:value-type="string">
            <text:p>'Pacheco'</text:p>
          </table:table-cell>
          <table:table-cell table:style-name="ce112" office:value-type="string" calcext:value-type="string">
            <text:p>1986-03-2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table:style-name="ce43"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45];&quot;','&quot;;[.P145];&quot;','&quot;;[.K145];&quot;',&quot;;[.J145];&quot;,&quot;;[.L145];&quot;,&quot;;[.M145];&quot;),&quot;)" office:value-type="string" office:string-value="('2034-01-05 01:00:00','2035-03-09 07:00:00','analista',82,21,7)," calcext:value-type="string">
            <text:p>('2034-01-05 01:00:00','2035-03-09 07:00:00','analista',82,21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acobo'</text:p>
          </table:table-cell>
          <table:table-cell table:style-name="ce14" office:value-type="string" calcext:value-type="string">
            <text:p>'Person'</text:p>
          </table:table-cell>
          <table:table-cell table:style-name="ce112" office:value-type="string" calcext:value-type="string">
            <text:p>1995-07-25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4" calcext:value-type="float">
            <text:p>84</text:p>
          </table:table-cell>
          <table:table-cell table:style-name="ce43"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46];&quot;','&quot;;[.P146];&quot;','&quot;;[.K146];&quot;',&quot;;[.J146];&quot;,&quot;;[.L146];&quot;,&quot;;[.M146];&quot;),&quot;)" office:value-type="string" office:string-value="('2034-01-06 01:00:00','2035-03-12 07:00:00','analista',84,21,7)," calcext:value-type="string">
            <text:p>('2034-01-06 01:00:00','2035-03-12 07:00:00','analista',84,21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eazar'</text:p>
          </table:table-cell>
          <table:table-cell table:style-name="ce14" office:value-type="string" calcext:value-type="string">
            <text:p>'Calderon'</text:p>
          </table:table-cell>
          <table:table-cell table:style-name="ce112" office:value-type="string" calcext:value-type="string">
            <text:p>1984-12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6" calcext:value-type="float">
            <text:p>86</text:p>
          </table:table-cell>
          <table:table-cell table:style-name="ce43"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2" calcext:value-type="float">
            <text:p>3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47];&quot;','&quot;;[.P147];&quot;','&quot;;[.K147];&quot;',&quot;;[.J147];&quot;,&quot;;[.L147];&quot;,&quot;;[.M147];&quot;),&quot;)" office:value-type="string" office:string-value="('2034-01-05 01:00:00','2035-03-09 07:00:00','analista',86,22,8)," calcext:value-type="string">
            <text:p>('2034-01-05 01:00:00','2035-03-09 07:00:00','analista',86,22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Venancio'</text:p>
          </table:table-cell>
          <table:table-cell table:style-name="ce14" office:value-type="string" calcext:value-type="string">
            <text:p>'Miramontes'</text:p>
          </table:table-cell>
          <table:table-cell table:style-name="ce112" office:value-type="string" calcext:value-type="string">
            <text:p>1989-04-24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8" calcext:value-type="float">
            <text:p>88</text:p>
          </table:table-cell>
          <table:table-cell table:style-name="ce43"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3" calcext:value-type="float">
            <text:p>3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48];&quot;','&quot;;[.P148];&quot;','&quot;;[.K148];&quot;',&quot;;[.J148];&quot;,&quot;;[.L148];&quot;,&quot;;[.M148];&quot;),&quot;)" office:value-type="string" office:string-value="('2034-01-06 01:00:00','2035-03-12 07:00:00','analista',88,23,8)," calcext:value-type="string">
            <text:p>('2034-01-06 01:00:00','2035-03-12 07:00:00','analista',88,23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Vitalicio'</text:p>
          </table:table-cell>
          <table:table-cell table:style-name="ce14" office:value-type="string" calcext:value-type="string">
            <text:p>'Bennett'</text:p>
          </table:table-cell>
          <table:table-cell table:style-name="ce112" office:value-type="string" calcext:value-type="string">
            <text:p>1989-12-17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0" calcext:value-type="float">
            <text:p>90</text:p>
          </table:table-cell>
          <table:table-cell table:style-name="ce43"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3" calcext:value-type="float">
            <text:p>3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49];&quot;','&quot;;[.P149];&quot;','&quot;;[.K149];&quot;',&quot;;[.J149];&quot;,&quot;;[.L149];&quot;,&quot;;[.M149];&quot;),&quot;)" office:value-type="string" office:string-value="('2034-01-05 01:00:00','2035-03-09 07:00:00','analista',90,23,8)," calcext:value-type="string">
            <text:p>('2034-01-05 01:00:00','2035-03-09 07:00:00','analista',90,23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Ulises'</text:p>
          </table:table-cell>
          <table:table-cell table:style-name="ce14" office:value-type="string" calcext:value-type="string">
            <text:p>'Delgadillo'</text:p>
          </table:table-cell>
          <table:table-cell table:style-name="ce112" office:value-type="string" calcext:value-type="string">
            <text:p>1988-12-01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2" calcext:value-type="float">
            <text:p>92</text:p>
          </table:table-cell>
          <table:table-cell table:style-name="ce43"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4" calcext:value-type="float">
            <text:p>3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50];&quot;','&quot;;[.P150];&quot;','&quot;;[.K150];&quot;',&quot;;[.J150];&quot;,&quot;;[.L150];&quot;,&quot;;[.M150];&quot;),&quot;)" office:value-type="string" office:string-value="('2034-01-06 01:00:00','2035-03-12 07:00:00','analista',92,24,8)," calcext:value-type="string">
            <text:p>('2034-01-06 01:00:00','2035-03-12 07:00:00','analista',92,24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onstancia'</text:p>
          </table:table-cell>
          <table:table-cell table:style-name="ce14" office:value-type="string" calcext:value-type="string">
            <text:p>'Olivo'</text:p>
          </table:table-cell>
          <table:table-cell table:style-name="ce112" office:value-type="string" calcext:value-type="string">
            <text:p>1990-08-2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4" calcext:value-type="float">
            <text:p>94</text:p>
          </table:table-cell>
          <table:table-cell table:style-name="ce43"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5" calcext:value-type="float">
            <text:p>3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51];&quot;','&quot;;[.P151];&quot;','&quot;;[.K151];&quot;',&quot;;[.J151];&quot;,&quot;;[.L151];&quot;,&quot;;[.M151];&quot;),&quot;)" office:value-type="string" office:string-value="('2034-01-05 01:00:00','2035-03-09 07:00:00','analista',94,25,9)," calcext:value-type="string">
            <text:p>('2034-01-05 01:00:00','2035-03-09 07:00:00','analista',94,25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Gabriela'</text:p>
          </table:table-cell>
          <table:table-cell table:style-name="ce14" office:value-type="string" calcext:value-type="string">
            <text:p>'Vallejo'</text:p>
          </table:table-cell>
          <table:table-cell table:style-name="ce112" office:value-type="string" calcext:value-type="string">
            <text:p>1983-09-16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6" calcext:value-type="float">
            <text:p>96</text:p>
          </table:table-cell>
          <table:table-cell table:style-name="ce43"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5" calcext:value-type="float">
            <text:p>3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52];&quot;','&quot;;[.P152];&quot;','&quot;;[.K152];&quot;',&quot;;[.J152];&quot;,&quot;;[.L152];&quot;,&quot;;[.M152];&quot;),&quot;)" office:value-type="string" office:string-value="('2034-01-06 01:00:00','2035-03-12 07:00:00','analista',96,25,9)," calcext:value-type="string">
            <text:p>('2034-01-06 01:00:00','2035-03-12 07:00:00','analista',96,25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Heidi'</text:p>
          </table:table-cell>
          <table:table-cell table:style-name="ce14" office:value-type="string" calcext:value-type="string">
            <text:p>'Luciano'</text:p>
          </table:table-cell>
          <table:table-cell table:style-name="ce112" office:value-type="string" calcext:value-type="string">
            <text:p>1999-09-1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8" calcext:value-type="float">
            <text:p>98</text:p>
          </table:table-cell>
          <table:table-cell table:style-name="ce43"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6" calcext:value-type="float">
            <text:p>3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53];&quot;','&quot;;[.P153];&quot;','&quot;;[.K153];&quot;',&quot;;[.J153];&quot;,&quot;;[.L153];&quot;,&quot;;[.M153];&quot;),&quot;)" office:value-type="string" office:string-value="('2034-01-05 01:00:00','2035-03-09 07:00:00','analista',98,26,9)," calcext:value-type="string">
            <text:p>('2034-01-05 01:00:00','2035-03-09 07:00:00','analista',98,26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Waldetrudis'</text:p>
          </table:table-cell>
          <table:table-cell table:style-name="ce14" office:value-type="string" calcext:value-type="string">
            <text:p>'Angulo'</text:p>
          </table:table-cell>
          <table:table-cell table:style-name="ce112" office:value-type="string" calcext:value-type="string">
            <text:p>1991-05-25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100" calcext:value-type="float">
            <text:p>100</text:p>
          </table:table-cell>
          <table:table-cell table:style-name="ce43"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7" calcext:value-type="float">
            <text:p>3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54];&quot;','&quot;;[.P154];&quot;','&quot;;[.K154];&quot;',&quot;;[.J154];&quot;,&quot;;[.L154];&quot;,&quot;;[.M154];&quot;),&quot;)" office:value-type="string" office:string-value="('2034-01-06 01:00:00','2035-03-12 07:00:00','analista',100,27,9)," calcext:value-type="string">
            <text:p>('2034-01-06 01:00:00','2035-03-12 07:00:00','analista',100,27,9),</text:p>
          </table:table-cell>
          <table:table-cell table:number-columns-repeated="1006"/>
        </table:table-row>
        <table:table-row table:style-name="ro6">
          <table:table-cell table:style-name="ce84" office:value-type="string" calcext:value-type="string">
            <text:p>'Marcelo'</text:p>
          </table:table-cell>
          <table:table-cell table:style-name="ce84" office:value-type="string" calcext:value-type="string">
            <text:p>'Parada'</text:p>
          </table:table-cell>
          <table:table-cell table:style-name="ce113" office:value-type="string" calcext:value-type="string">
            <text:p>1984-12-24</text:p>
          </table:table-cell>
          <table:table-cell table:style-name="ce84" office:value-type="string" calcext:value-type="string">
            <text:p>no_clasificado</text:p>
          </table:table-cell>
          <table:table-cell table:style-name="ce14" office:value-type="float" office:value="36" calcext:value-type="float">
            <text:p>36</text:p>
          </table:table-cell>
          <table:table-cell table:style-name="ce29" office:value-type="string" calcext:value-type="string">
            <text:p>Gold Coast</text:p>
          </table:table-cell>
          <table:table-cell table:style-name="ce33" office:value-type="string" calcext:value-type="string">
            <text:p>Australia</text:p>
          </table:table-cell>
          <table:table-cell table:style-name="ce84"/>
          <table:table-cell office:value-type="float" office:value="102" calcext:value-type="float">
            <text:p>102</text:p>
          </table:table-cell>
          <table:table-cell table:style-name="ce44" office:value-type="float" office:value="102" calcext:value-type="float">
            <text:p>102</text:p>
          </table:table-cell>
          <table:table-cell table:style-name="ce47" office:value-type="string" calcext:value-type="string">
            <text:p>analista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7" calcext:value-type="float">
            <text:p>3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55];&quot;','&quot;;[.P155];&quot;','&quot;;[.K155];&quot;',&quot;;[.J155];&quot;,&quot;;[.L155];&quot;,&quot;;[.M155];&quot;),&quot;)" office:value-type="string" office:string-value="('2034-01-05 01:00:00','2035-03-09 07:00:00','analista',102,27,9)," calcext:value-type="string">
            <text:p>('2034-01-05 01:00:00','2035-03-09 07:00:00','analista',102,27,9),</text:p>
          </table:table-cell>
          <table:table-cell table:number-columns-repeated="1006"/>
        </table:table-row>
        <table:table-row table:style-name="ro6">
          <table:table-cell table:style-name="ce109" table:number-columns-repeated="4"/>
          <table:table-cell table:style-name="ce48" table:number-columns-repeated="3"/>
          <table:table-cell table:style-name="ce109"/>
          <table:table-cell table:style-name="ce116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nalista</text:p>
          </table:table-cell>
          <table:table-cell table:style-name="ce116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11" calcext:value-type="float">
            <text:p>11</text:p>
          </table:table-cell>
          <table:table-cell table:style-name="ce129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6];&quot;','&quot;;[.P156];&quot;','&quot;;[.K156];&quot;',&quot;;[.J156];&quot;,&quot;;[.L156];&quot;,&quot;;[.M156];&quot;),&quot;)" office:value-type="string" office:string-value="('2035-03-09 07:00:00','null','analista',1,1,1)," calcext:value-type="string">
            <text:p>('2035-03-09 07:00:00','null','analista',1,1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7];&quot;','&quot;;[.P157];&quot;','&quot;;[.K157];&quot;',&quot;;[.J157];&quot;,&quot;;[.L157];&quot;,&quot;;[.M157];&quot;),&quot;)" office:value-type="string" office:string-value="('2035-03-12 07:00:00','null','analista',3,1,1)," calcext:value-type="string">
            <text:p>('2035-03-12 07:00:00','null','analista',3,1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8];&quot;','&quot;;[.P158];&quot;','&quot;;[.K158];&quot;',&quot;;[.J158];&quot;,&quot;;[.L158];&quot;,&quot;;[.M158];&quot;),&quot;)" office:value-type="string" office:string-value="('2035-03-09 07:00:00','null','analista',5,2,1)," calcext:value-type="string">
            <text:p>('2035-03-09 07:00:00','null','analista',5,2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9];&quot;','&quot;;[.P159];&quot;','&quot;;[.K159];&quot;',&quot;;[.J159];&quot;,&quot;;[.L159];&quot;,&quot;;[.M159];&quot;),&quot;)" office:value-type="string" office:string-value="('2035-03-12 07:00:00','null','analista',7,2,1)," calcext:value-type="string">
            <text:p>('2035-03-12 07:00:00','null','analista',7,2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0];&quot;','&quot;;[.P160];&quot;','&quot;;[.K160];&quot;',&quot;;[.J160];&quot;,&quot;;[.L160];&quot;,&quot;;[.M160];&quot;),&quot;)" office:value-type="string" office:string-value="('2035-03-09 07:00:00','null','analista',9,3,1)," calcext:value-type="string">
            <text:p>('2035-03-09 07:00:00','null','analista',9,3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1];&quot;','&quot;;[.P161];&quot;','&quot;;[.K161];&quot;',&quot;;[.J161];&quot;,&quot;;[.L161];&quot;,&quot;;[.M161];&quot;),&quot;)" office:value-type="string" office:string-value="('2035-03-12 07:00:00','null','analista',11,3,1)," calcext:value-type="string">
            <text:p>('2035-03-12 07:00:00','null','analista',11,3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2];&quot;','&quot;;[.P162];&quot;','&quot;;[.K162];&quot;',&quot;;[.J162];&quot;,&quot;;[.L162];&quot;,&quot;;[.M162];&quot;),&quot;)" office:value-type="string" office:string-value="('2035-03-09 07:00:00','null','analista',13,4,2)," calcext:value-type="string">
            <text:p>('2035-03-09 07:00:00','null','analista',13,4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3];&quot;','&quot;;[.P163];&quot;','&quot;;[.K163];&quot;',&quot;;[.J163];&quot;,&quot;;[.L163];&quot;,&quot;;[.M163];&quot;),&quot;)" office:value-type="string" office:string-value="('2035-03-12 07:00:00','null','analista',15,4,2)," calcext:value-type="string">
            <text:p>('2035-03-12 07:00:00','null','analista',15,4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4];&quot;','&quot;;[.P164];&quot;','&quot;;[.K164];&quot;',&quot;;[.J164];&quot;,&quot;;[.L164];&quot;,&quot;;[.M164];&quot;),&quot;)" office:value-type="string" office:string-value="('2035-03-09 07:00:00','null','analista',17,5,2)," calcext:value-type="string">
            <text:p>('2035-03-09 07:00:00','null','analista',17,5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5];&quot;','&quot;;[.P165];&quot;','&quot;;[.K165];&quot;',&quot;;[.J165];&quot;,&quot;;[.L165];&quot;,&quot;;[.M165];&quot;),&quot;)" office:value-type="string" office:string-value="('2035-03-12 07:00:00','null','analista',19,5,2)," calcext:value-type="string">
            <text:p>('2035-03-12 07:00:00','null','analista',19,5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6];&quot;','&quot;;[.P166];&quot;','&quot;;[.K166];&quot;',&quot;;[.J166];&quot;,&quot;;[.L166];&quot;,&quot;;[.M166];&quot;),&quot;)" office:value-type="string" office:string-value="('2035-03-09 07:00:00','null','analista',21,6,2)," calcext:value-type="string">
            <text:p>('2035-03-09 07:00:00','null','analista',21,6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7];&quot;','&quot;;[.P167];&quot;','&quot;;[.K167];&quot;',&quot;;[.J167];&quot;,&quot;;[.L167];&quot;,&quot;;[.M167];&quot;),&quot;)" office:value-type="string" office:string-value="('2035-03-12 07:00:00','null','analista',23,6,2)," calcext:value-type="string">
            <text:p>('2035-03-12 07:00:00','null','analista',23,6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8];&quot;','&quot;;[.P168];&quot;','&quot;;[.K168];&quot;',&quot;;[.J168];&quot;,&quot;;[.L168];&quot;,&quot;;[.M168];&quot;),&quot;)" office:value-type="string" office:string-value="('2035-03-09 07:00:00','null','analista',25,7,3)," calcext:value-type="string">
            <text:p>('2035-03-09 07:00:00','null','analista',25,7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9];&quot;','&quot;;[.P169];&quot;','&quot;;[.K169];&quot;',&quot;;[.J169];&quot;,&quot;;[.L169];&quot;,&quot;;[.M169];&quot;),&quot;)" office:value-type="string" office:string-value="('2035-03-12 07:00:00','null','analista',27,7,3)," calcext:value-type="string">
            <text:p>('2035-03-12 07:00:00','null','analista',27,7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0];&quot;','&quot;;[.P170];&quot;','&quot;;[.K170];&quot;',&quot;;[.J170];&quot;,&quot;;[.L170];&quot;,&quot;;[.M170];&quot;),&quot;)" office:value-type="string" office:string-value="('2035-03-09 07:00:00','null','analista',29,8,3)," calcext:value-type="string">
            <text:p>('2035-03-09 07:00:00','null','analista',29,8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1];&quot;','&quot;;[.P171];&quot;','&quot;;[.K171];&quot;',&quot;;[.J171];&quot;,&quot;;[.L171];&quot;,&quot;;[.M171];&quot;),&quot;)" office:value-type="string" office:string-value="('2035-03-12 07:00:00','null','analista',31,8,3)," calcext:value-type="string">
            <text:p>('2035-03-12 07:00:00','null','analista',31,8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2];&quot;','&quot;;[.P172];&quot;','&quot;;[.K172];&quot;',&quot;;[.J172];&quot;,&quot;;[.L172];&quot;,&quot;;[.M172];&quot;),&quot;)" office:value-type="string" office:string-value="('2035-03-09 07:00:00','null','analista',33,9,3)," calcext:value-type="string">
            <text:p>('2035-03-09 07:00:00','null','analista',33,9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3];&quot;','&quot;;[.P173];&quot;','&quot;;[.K173];&quot;',&quot;;[.J173];&quot;,&quot;;[.L173];&quot;,&quot;;[.M173];&quot;),&quot;)" office:value-type="string" office:string-value="('2035-03-12 07:00:00','null','analista',35,9,3)," calcext:value-type="string">
            <text:p>('2035-03-12 07:00:00','null','analista',35,9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4];&quot;','&quot;;[.P174];&quot;','&quot;;[.K174];&quot;',&quot;;[.J174];&quot;,&quot;;[.L174];&quot;,&quot;;[.M174];&quot;),&quot;)" office:value-type="string" office:string-value="('2035-03-09 07:00:00','null','analista',37,10,4)," calcext:value-type="string">
            <text:p>('2035-03-09 07:00:00','null','analista',37,10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5];&quot;','&quot;;[.P175];&quot;','&quot;;[.K175];&quot;',&quot;;[.J175];&quot;,&quot;;[.L175];&quot;,&quot;;[.M175];&quot;),&quot;)" office:value-type="string" office:string-value="('2035-03-12 07:00:00','null','analista',39,10,4)," calcext:value-type="string">
            <text:p>('2035-03-12 07:00:00','null','analista',39,10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6];&quot;','&quot;;[.P176];&quot;','&quot;;[.K176];&quot;',&quot;;[.J176];&quot;,&quot;;[.L176];&quot;,&quot;;[.M176];&quot;),&quot;)" office:value-type="string" office:string-value="('2035-03-09 07:00:00','null','analista',41,11,4)," calcext:value-type="string">
            <text:p>('2035-03-09 07:00:00','null','analista',41,11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7];&quot;','&quot;;[.P177];&quot;','&quot;;[.K177];&quot;',&quot;;[.J177];&quot;,&quot;;[.L177];&quot;,&quot;;[.M177];&quot;),&quot;)" office:value-type="string" office:string-value="('2035-03-12 07:00:00','null','analista',43,11,4)," calcext:value-type="string">
            <text:p>('2035-03-12 07:00:00','null','analista',43,11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8];&quot;','&quot;;[.P178];&quot;','&quot;;[.K178];&quot;',&quot;;[.J178];&quot;,&quot;;[.L178];&quot;,&quot;;[.M178];&quot;),&quot;)" office:value-type="string" office:string-value="('2035-03-09 07:00:00','null','analista',45,12,4)," calcext:value-type="string">
            <text:p>('2035-03-09 07:00:00','null','analista',45,12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9];&quot;','&quot;;[.P179];&quot;','&quot;;[.K179];&quot;',&quot;;[.J179];&quot;,&quot;;[.L179];&quot;,&quot;;[.M179];&quot;),&quot;)" office:value-type="string" office:string-value="('2035-03-12 07:00:00','null','analista',47,12,4)," calcext:value-type="string">
            <text:p>('2035-03-12 07:00:00','null','analista',47,12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0];&quot;','&quot;;[.P180];&quot;','&quot;;[.K180];&quot;',&quot;;[.J180];&quot;,&quot;;[.L180];&quot;,&quot;;[.M180];&quot;),&quot;)" office:value-type="string" office:string-value="('2035-03-09 07:00:00','null','analista',49,13,5)," calcext:value-type="string">
            <text:p>('2035-03-09 07:00:00','null','analista',49,13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1];&quot;','&quot;;[.P181];&quot;','&quot;;[.K181];&quot;',&quot;;[.J181];&quot;,&quot;;[.L181];&quot;,&quot;;[.M181];&quot;),&quot;)" office:value-type="string" office:string-value="('2035-03-12 07:00:00','null','analista',51,13,5)," calcext:value-type="string">
            <text:p>('2035-03-12 07:00:00','null','analista',51,13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5" calcext:value-type="float">
            <text:p>1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2];&quot;','&quot;;[.P182];&quot;','&quot;;[.K182];&quot;',&quot;;[.J182];&quot;,&quot;;[.L182];&quot;,&quot;;[.M182];&quot;),&quot;)" office:value-type="string" office:string-value="('2035-03-09 07:00:00','null','analista',53,14,5)," calcext:value-type="string">
            <text:p>('2035-03-09 07:00:00','null','analista',53,14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3];&quot;','&quot;;[.P183];&quot;','&quot;;[.K183];&quot;',&quot;;[.J183];&quot;,&quot;;[.L183];&quot;,&quot;;[.M183];&quot;),&quot;)" office:value-type="string" office:string-value="('2035-03-12 07:00:00','null','analista',55,14,5)," calcext:value-type="string">
            <text:p>('2035-03-12 07:00:00','null','analista',55,14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4];&quot;','&quot;;[.P184];&quot;','&quot;;[.K184];&quot;',&quot;;[.J184];&quot;,&quot;;[.L184];&quot;,&quot;;[.M184];&quot;),&quot;)" office:value-type="string" office:string-value="('2035-03-09 07:00:00','null','analista',57,15,5)," calcext:value-type="string">
            <text:p>('2035-03-09 07:00:00','null','analista',57,15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5];&quot;','&quot;;[.P185];&quot;','&quot;;[.K185];&quot;',&quot;;[.J185];&quot;,&quot;;[.L185];&quot;,&quot;;[.M185];&quot;),&quot;)" office:value-type="string" office:string-value="('2035-03-12 07:00:00','null','analista',59,15,5)," calcext:value-type="string">
            <text:p>('2035-03-12 07:00:00','null','analista',59,15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3" calcext:value-type="float">
            <text:p>1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6];&quot;','&quot;;[.P186];&quot;','&quot;;[.K186];&quot;',&quot;;[.J186];&quot;,&quot;;[.L186];&quot;,&quot;;[.M186];&quot;),&quot;)" office:value-type="string" office:string-value="('2035-03-09 07:00:00','null','analista',61,16,6)," calcext:value-type="string">
            <text:p>('2035-03-09 07:00:00','null','analista',61,16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7];&quot;','&quot;;[.P187];&quot;','&quot;;[.K187];&quot;',&quot;;[.J187];&quot;,&quot;;[.L187];&quot;,&quot;;[.M187];&quot;),&quot;)" office:value-type="string" office:string-value="('2035-03-12 07:00:00','null','analista',63,16,6)," calcext:value-type="string">
            <text:p>('2035-03-12 07:00:00','null','analista',63,16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8];&quot;','&quot;;[.P188];&quot;','&quot;;[.K188];&quot;',&quot;;[.J188];&quot;,&quot;;[.L188];&quot;,&quot;;[.M188];&quot;),&quot;)" office:value-type="string" office:string-value="('2035-03-09 07:00:00','null','analista',65,17,6)," calcext:value-type="string">
            <text:p>('2035-03-09 07:00:00','null','analista',65,17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9];&quot;','&quot;;[.P189];&quot;','&quot;;[.K189];&quot;',&quot;;[.J189];&quot;,&quot;;[.L189];&quot;,&quot;;[.M189];&quot;),&quot;)" office:value-type="string" office:string-value="('2035-03-12 07:00:00','null','analista',67,17,6)," calcext:value-type="string">
            <text:p>('2035-03-12 07:00:00','null','analista',67,17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0];&quot;','&quot;;[.P190];&quot;','&quot;;[.K190];&quot;',&quot;;[.J190];&quot;,&quot;;[.L190];&quot;,&quot;;[.M190];&quot;),&quot;)" office:value-type="string" office:string-value="('2035-03-09 07:00:00','null','analista',69,18,6)," calcext:value-type="string">
            <text:p>('2035-03-09 07:00:00','null','analista',69,18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1];&quot;','&quot;;[.P191];&quot;','&quot;;[.K191];&quot;',&quot;;[.J191];&quot;,&quot;;[.L191];&quot;,&quot;;[.M191];&quot;),&quot;)" office:value-type="string" office:string-value="('2035-03-12 07:00:00','null','analista',71,18,6)," calcext:value-type="string">
            <text:p>('2035-03-12 07:00:00','null','analista',71,18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2];&quot;','&quot;;[.P192];&quot;','&quot;;[.K192];&quot;',&quot;;[.J192];&quot;,&quot;;[.L192];&quot;,&quot;;[.M192];&quot;),&quot;)" office:value-type="string" office:string-value="('2035-03-09 07:00:00','null','analista',73,19,7)," calcext:value-type="string">
            <text:p>('2035-03-09 07:00:00','null','analista',73,19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7" calcext:value-type="float">
            <text:p>17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3];&quot;','&quot;;[.P193];&quot;','&quot;;[.K193];&quot;',&quot;;[.J193];&quot;,&quot;;[.L193];&quot;,&quot;;[.M193];&quot;),&quot;)" office:value-type="string" office:string-value="('2035-03-12 07:00:00','null','analista',75,19,7)," calcext:value-type="string">
            <text:p>('2035-03-12 07:00:00','null','analista',75,19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4];&quot;','&quot;;[.P194];&quot;','&quot;;[.K194];&quot;',&quot;;[.J194];&quot;,&quot;;[.L194];&quot;,&quot;;[.M194];&quot;),&quot;)" office:value-type="string" office:string-value="('2035-03-09 07:00:00','null','analista',77,20,7)," calcext:value-type="string">
            <text:p>('2035-03-09 07:00:00','null','analista',77,20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5];&quot;','&quot;;[.P195];&quot;','&quot;;[.K195];&quot;',&quot;;[.J195];&quot;,&quot;;[.L195];&quot;,&quot;;[.M195];&quot;),&quot;)" office:value-type="string" office:string-value="('2035-03-12 07:00:00','null','analista',79,20,7)," calcext:value-type="string">
            <text:p>('2035-03-12 07:00:00','null','analista',79,20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6];&quot;','&quot;;[.P196];&quot;','&quot;;[.K196];&quot;',&quot;;[.J196];&quot;,&quot;;[.L196];&quot;,&quot;;[.M196];&quot;),&quot;)" office:value-type="string" office:string-value="('2035-03-09 07:00:00','null','analista',81,21,7)," calcext:value-type="string">
            <text:p>('2035-03-09 07:00:00','null','analista',81,21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7];&quot;','&quot;;[.P197];&quot;','&quot;;[.K197];&quot;',&quot;;[.J197];&quot;,&quot;;[.L197];&quot;,&quot;;[.M197];&quot;),&quot;)" office:value-type="string" office:string-value="('2035-03-12 07:00:00','null','analista',83,21,7)," calcext:value-type="string">
            <text:p>('2035-03-12 07:00:00','null','analista',83,21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8];&quot;','&quot;;[.P198];&quot;','&quot;;[.K198];&quot;',&quot;;[.J198];&quot;,&quot;;[.L198];&quot;,&quot;;[.M198];&quot;),&quot;)" office:value-type="string" office:string-value="('2035-03-09 07:00:00','null','analista',85,22,8)," calcext:value-type="string">
            <text:p>('2035-03-09 07:00:00','null','analista',85,22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9];&quot;','&quot;;[.P199];&quot;','&quot;;[.K199];&quot;',&quot;;[.J199];&quot;,&quot;;[.L199];&quot;,&quot;;[.M199];&quot;),&quot;)" office:value-type="string" office:string-value="('2035-03-12 07:00:00','null','analista',87,22,8)," calcext:value-type="string">
            <text:p>('2035-03-12 07:00:00','null','analista',87,22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0];&quot;','&quot;;[.P200];&quot;','&quot;;[.K200];&quot;',&quot;;[.J200];&quot;,&quot;;[.L200];&quot;,&quot;;[.M200];&quot;),&quot;)" office:value-type="string" office:string-value="('2035-03-09 07:00:00','null','analista',89,23,8)," calcext:value-type="string">
            <text:p>('2035-03-09 07:00:00','null','analista',89,23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1];&quot;','&quot;;[.P201];&quot;','&quot;;[.K201];&quot;',&quot;;[.J201];&quot;,&quot;;[.L201];&quot;,&quot;;[.M201];&quot;),&quot;)" office:value-type="string" office:string-value="('2035-03-12 07:00:00','null','analista',91,24,8)," calcext:value-type="string">
            <text:p>('2035-03-12 07:00:00','null','analista',91,24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2];&quot;','&quot;;[.P202];&quot;','&quot;;[.K202];&quot;',&quot;;[.J202];&quot;,&quot;;[.L202];&quot;,&quot;;[.M202];&quot;),&quot;)" office:value-type="string" office:string-value="('2035-03-09 07:00:00','null','analista',93,24,8)," calcext:value-type="string">
            <text:p>('2035-03-09 07:00:00','null','analista',93,24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3];&quot;','&quot;;[.P203];&quot;','&quot;;[.K203];&quot;',&quot;;[.J203];&quot;,&quot;;[.L203];&quot;,&quot;;[.M203];&quot;),&quot;)" office:value-type="string" office:string-value="('2035-03-12 07:00:00','null','analista',95,25,9)," calcext:value-type="string">
            <text:p>('2035-03-12 07:00:00','null','analista',95,25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4];&quot;','&quot;;[.P204];&quot;','&quot;;[.K204];&quot;',&quot;;[.J204];&quot;,&quot;;[.L204];&quot;,&quot;;[.M204];&quot;),&quot;)" office:value-type="string" office:string-value="('2035-03-09 07:00:00','null','analista',97,26,9)," calcext:value-type="string">
            <text:p>('2035-03-09 07:00:00','null','analista',97,26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5];&quot;','&quot;;[.P205];&quot;','&quot;;[.K205];&quot;',&quot;;[.J205];&quot;,&quot;;[.L205];&quot;,&quot;;[.M205];&quot;),&quot;)" office:value-type="string" office:string-value="('2035-03-12 07:00:00','null','analista',99,26,9)," calcext:value-type="string">
            <text:p>('2035-03-12 07:00:00','null','analista',99,26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6];&quot;','&quot;;[.P206];&quot;','&quot;;[.K206];&quot;',&quot;;[.J206];&quot;,&quot;;[.L206];&quot;,&quot;;[.M206];&quot;),&quot;)" office:value-type="string" office:string-value="('2035-03-09 07:00:00','null','analista',101,27,9)," calcext:value-type="string">
            <text:p>('2035-03-09 07:00:00','null','analista',101,27,9),</text:p>
          </table:table-cell>
          <table:table-cell table:style-name="ce47" table:number-columns-repeated="1006"/>
        </table:table-row>
        <table:table-row table:style-name="ro6">
          <table:table-cell table:number-columns-repeated="11"/>
          <table:table-cell table:style-name="ce117"/>
          <table:table-cell table:number-columns-repeated="1011"/>
        </table:table-row>
        <table:table-row table:style-name="ro6" table:number-rows-repeated="104836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__Anonymous_Sheet_DB__1" table:target-range-address="PERSONAL_INTELIGENCIA.D3:PERSONAL_INTELIGENCIA.BI105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ALIASES.G1:ALIASES.G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HIST_CARGO.A2:HIST_CARGO.Q206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157E+308" style:apply-style-name="N126P0"/>
    </number:text-style>
    <number:date-style style:name="N12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7">
      <number:text-content/>
      <style:map style:condition="value()&lt;=1.7976931348623157E+308" style:apply-style-name="N12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8:54:29.090711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tación_5f__5f_Oficina_5f_principal" style:display-name="PageStyle_Estación__Oficina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gar" style:display-name="PageStyle_Lug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ntas" style:display-name="PageStyle_Cu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eado_5f_jefe" style:display-name="PageStyle_Empleado_jef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fonos" style:display-name="PageStyle_Telefo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mbres" style:display-name="PageStyle_Nomb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7:38:47</meta:creation-date>
    <meta:initial-creator>Gabriel</meta:initial-creator>
    <dc:language>es-VE</dc:language>
    <dc:date>2021-12-24T19:13:57.566109225</dc:date>
    <meta:editing-cycles>16</meta:editing-cycles>
    <meta:editing-duration>PT2H12M49S</meta:editing-duration>
    <meta:generator>LibreOffice/7.1.8.1$Linux_X86_64 LibreOffice_project/10$Build-1</meta:generator>
    <meta:document-statistic meta:table-count="5" meta:cell-count="17402" meta:object-count="0"/>
    <meta:user-defined meta:name="AppVersion">15.0000</meta:user-defined>
  </office:meta>
</office:document-meta>
</file>